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133cm"/>
    </style:style>
    <style:style style:name="co10" style:family="table-column">
      <style:table-column-properties fo:break-before="auto" style:column-width="1.984cm"/>
    </style:style>
    <style:style style:name="co14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6" style:family="table-column">
      <style:table-column-properties fo:break-before="auto" style:column-width="1.693cm"/>
    </style:style>
    <style:style style:name="co46" style:family="table-column">
      <style:table-column-properties fo:break-before="auto" style:column-width="0.318cm"/>
    </style:style>
    <style:style style:name="co47" style:family="table-column">
      <style:table-column-properties fo:break-before="auto" style:column-width="6.826cm"/>
    </style:style>
    <style:style style:name="co58" style:family="table-column">
      <style:table-column-properties fo:break-before="auto" style:column-width="0.291cm"/>
    </style:style>
    <style:style style:name="co45" style:family="table-column">
      <style:table-column-properties fo:break-before="auto" style:column-width="1.879cm"/>
    </style:style>
    <style:style style:name="co59" style:family="table-column">
      <style:table-column-properties fo:break-before="auto" style:column-width="0.873cm"/>
    </style:style>
    <style:style style:name="co41" style:family="table-column">
      <style:table-column-properties fo:break-before="auto" style:column-width="2.064cm"/>
    </style:style>
    <style:style style:name="co60" style:family="table-column">
      <style:table-column-properties fo:break-before="auto" style:column-width="2.912cm"/>
    </style:style>
    <style:style style:name="co61" style:family="table-column">
      <style:table-column-properties fo:break-before="auto" style:column-width="2.037cm"/>
    </style:style>
    <style:style style:name="co39" style:family="table-column">
      <style:table-column-properties fo:break-before="auto" style:column-width="1.164cm"/>
    </style:style>
    <style:style style:name="co62" style:family="table-column">
      <style:table-column-properties fo:break-before="auto" style:column-width="1.323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3.302cm"/>
    </style:style>
    <style:style style:name="co52" style:family="table-column">
      <style:table-column-properties fo:break-before="auto" style:column-width="0.609cm"/>
    </style:style>
    <style:style style:name="co23" style:family="table-column">
      <style:table-column-properties fo:break-before="auto" style:column-width="1.773cm"/>
    </style:style>
    <style:style style:name="co24" style:family="table-column">
      <style:table-column-properties fo:break-before="auto" style:column-width="5.66cm"/>
    </style:style>
    <style:style style:name="co25" style:family="table-column">
      <style:table-column-properties fo:break-before="auto" style:column-width="1.667cm"/>
    </style:style>
    <style:style style:name="co26" style:family="table-column">
      <style:table-column-properties fo:break-before="auto" style:column-width="2.08cm"/>
    </style:style>
    <style:style style:name="co27" style:family="table-column">
      <style:table-column-properties fo:break-before="auto" style:column-width="0.185cm"/>
    </style:style>
    <style:style style:name="co28" style:family="table-column">
      <style:table-column-properties fo:break-before="auto" style:column-width="6.165cm"/>
    </style:style>
    <style:style style:name="co29" style:family="table-column">
      <style:table-column-properties fo:break-before="auto" style:column-width="0.926cm"/>
    </style:style>
    <style:style style:name="co30" style:family="table-column">
      <style:table-column-properties fo:break-before="auto" style:column-width="1.799cm"/>
    </style:style>
    <style:style style:name="co31" style:family="table-column">
      <style:table-column-properties fo:break-before="page" style:column-width="1.799cm"/>
    </style:style>
    <style:style style:name="co32" style:family="table-column">
      <style:table-column-properties fo:break-before="auto" style:column-width="2.17cm"/>
    </style:style>
    <style:style style:name="co33" style:family="table-column">
      <style:table-column-properties fo:break-before="auto" style:column-width="4.606cm"/>
    </style:style>
    <style:style style:name="co34" style:family="table-column">
      <style:table-column-properties fo:break-before="auto" style:column-width="4.8cm"/>
    </style:style>
    <style:style style:name="co35" style:family="table-column">
      <style:table-column-properties fo:break-before="auto" style:column-width="2.143cm"/>
    </style:style>
    <style:style style:name="co36" style:family="table-column">
      <style:table-column-properties fo:break-before="auto" style:column-width="3.36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4.948cm"/>
    </style:style>
    <style:style style:name="co40" style:family="table-column">
      <style:table-column-properties fo:break-before="auto" style:column-width="4.392cm"/>
    </style:style>
    <style:style style:name="co42" style:family="table-column">
      <style:table-column-properties fo:break-before="auto" style:column-width="2.355cm"/>
    </style:style>
    <style:style style:name="co43" style:family="table-column">
      <style:table-column-properties fo:break-before="auto" style:column-width="4.842cm"/>
    </style:style>
    <style:style style:name="co44" style:family="table-column">
      <style:table-column-properties fo:break-before="auto" style:column-width="1.508cm"/>
    </style:style>
    <style:style style:name="co48" style:family="table-column">
      <style:table-column-properties fo:break-before="auto" style:column-width="2.635cm"/>
    </style:style>
    <style:style style:name="co49" style:family="table-column">
      <style:table-column-properties fo:break-before="auto" style:column-width="1.455cm"/>
    </style:style>
    <style:style style:name="co50" style:family="table-column">
      <style:table-column-properties fo:break-before="auto" style:column-width="3.634cm"/>
    </style:style>
    <style:style style:name="co51" style:family="table-column">
      <style:table-column-properties fo:break-before="auto" style:column-width="2.581cm"/>
    </style:style>
    <style:style style:name="co53" style:family="table-column">
      <style:table-column-properties fo:break-before="auto" style:column-width="3.413cm"/>
    </style:style>
    <style:style style:name="co54" style:family="table-column">
      <style:table-column-properties fo:break-before="auto" style:column-width="2.408cm"/>
    </style:style>
    <style:style style:name="co55" style:family="table-column">
      <style:table-column-properties fo:break-before="auto" style:column-width="2.514cm"/>
    </style:style>
    <style:style style:name="co56" style:family="table-column">
      <style:table-column-properties fo:break-before="auto" style:column-width="4.471cm"/>
    </style:style>
    <style:style style:name="co57" style:family="table-column">
      <style:table-column-properties fo:break-before="auto" style:column-width="2.663cm"/>
    </style:style>
    <style:style style:name="co65" style:family="table-column">
      <style:table-column-properties fo:break-before="auto" style:column-width="0.503cm"/>
    </style:style>
    <style:style style:name="co66" style:family="table-column">
      <style:table-column-properties fo:break-before="auto" style:column-width="3.773cm"/>
    </style:style>
    <style:style style:name="co67" style:family="table-column">
      <style:table-column-properties fo:break-before="auto" style:column-width="0.079cm"/>
    </style:style>
    <style:style style:name="co68" style:family="table-column">
      <style:table-column-properties fo:break-before="auto" style:column-width="0.106cm"/>
    </style:style>
    <style:style style:name="co69" style:family="table-column">
      <style:table-column-properties fo:break-before="auto" style:column-width="0.998cm"/>
    </style:style>
    <style:style style:name="co70" style:family="table-column">
      <style:table-column-properties fo:break-before="auto" style:column-width="0.397cm"/>
    </style:style>
    <style:style style:name="co71" style:family="table-column">
      <style:table-column-properties fo:break-before="auto" style:column-width="0.332cm"/>
    </style:style>
    <style:style style:name="co72" style:family="table-column">
      <style:table-column-properties fo:break-before="auto" style:column-width="0.265cm"/>
    </style:style>
    <style:style style:name="co73" style:family="table-column">
      <style:table-column-properties fo:break-before="auto" style:column-width="1.429cm"/>
    </style:style>
    <style:style style:name="co74" style:family="table-column">
      <style:table-column-properties fo:break-before="auto" style:column-width="1.482cm"/>
    </style:style>
    <style:style style:name="co75" style:family="table-column">
      <style:table-column-properties fo:break-before="auto" style:column-width="3.496cm"/>
    </style:style>
    <style:style style:name="ro11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411cm" fo:break-before="auto" style:use-optimal-row-height="tru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45" style:family="table-row">
      <style:table-row-properties style:row-height="1.632cm" fo:break-before="auto" style:use-optimal-row-height="true"/>
    </style:style>
    <style:style style:name="ro25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369cm" fo:break-before="auto" style:use-optimal-row-height="true"/>
    </style:style>
    <style:style style:name="ro15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0.397cm" fo:break-before="auto" style:use-optimal-row-height="false"/>
    </style:style>
    <style:style style:name="ro19" style:family="table-row">
      <style:table-row-properties style:row-height="0.212cm" fo:break-before="page" style:use-optimal-row-height="fals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0.185cm" fo:break-before="auto" style:use-optimal-row-height="false"/>
    </style:style>
    <style:style style:name="ro22" style:family="table-row">
      <style:table-row-properties style:row-height="0.609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ro24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0.707cm" fo:break-before="auto" style:use-optimal-row-height="true"/>
    </style:style>
    <style:style style:name="ro2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0.453cm" fo:break-before="page" style:use-optimal-row-height="true"/>
    </style:style>
    <style:style style:name="ro29" style:family="table-row">
      <style:table-row-properties style:row-height="0.496cm" fo:break-before="auto" style:use-optimal-row-height="true"/>
    </style:style>
    <style:style style:name="ro30" style:family="table-row">
      <style:table-row-properties style:row-height="0.538cm" fo:break-before="auto" style:use-optimal-row-height="true"/>
    </style:style>
    <style:style style:name="ro31" style:family="table-row">
      <style:table-row-properties style:row-height="0.894cm" fo:break-before="auto" style:use-optimal-row-height="true"/>
    </style:style>
    <style:style style:name="ro32" style:family="table-row">
      <style:table-row-properties style:row-height="0.847cm" fo:break-before="auto" style:use-optimal-row-height="false"/>
    </style:style>
    <style:style style:name="ro33" style:family="table-row">
      <style:table-row-properties style:row-height="0.45cm" fo:break-before="auto" style:use-optimal-row-height="false"/>
    </style:style>
    <style:style style:name="ro34" style:family="table-row">
      <style:table-row-properties style:row-height="0.45cm" fo:break-before="page" style:use-optimal-row-height="false"/>
    </style:style>
    <style:style style:name="ro35" style:family="table-row">
      <style:table-row-properties style:row-height="0.794cm" fo:break-before="auto" style:use-optimal-row-height="false"/>
    </style:style>
    <style:style style:name="ro36" style:family="table-row">
      <style:table-row-properties style:row-height="0.635cm" fo:break-before="auto" style:use-optimal-row-height="false"/>
    </style:style>
    <style:style style:name="ro37" style:family="table-row">
      <style:table-row-properties style:row-height="0.582cm" fo:break-before="auto" style:use-optimal-row-height="false"/>
    </style:style>
    <style:style style:name="ro38" style:family="table-row">
      <style:table-row-properties style:row-height="0.286cm" fo:break-before="auto" style:use-optimal-row-height="false"/>
    </style:style>
    <style:style style:name="ro39" style:family="table-row">
      <style:table-row-properties style:row-height="0.497cm" fo:break-before="auto" style:use-optimal-row-height="false"/>
    </style:style>
    <style:style style:name="ro40" style:family="table-row">
      <style:table-row-properties style:row-height="0.318cm" fo:break-before="auto" style:use-optimal-row-height="false"/>
    </style:style>
    <style:style style:name="ro41" style:family="table-row">
      <style:table-row-properties style:row-height="0.139cm" fo:break-before="auto" style:use-optimal-row-height="false"/>
    </style:style>
    <style:style style:name="ro42" style:family="table-row">
      <style:table-row-properties style:row-height="0.404cm" fo:break-before="auto" style:use-optimal-row-height="false"/>
    </style:style>
    <style:style style:name="ro43" style:family="table-row">
      <style:table-row-properties style:row-height="0.074cm" fo:break-before="auto" style:use-optimal-row-height="false"/>
    </style:style>
    <style:style style:name="ro44" style:family="table-row">
      <style:table-row-properties style:row-height="0.106cm" fo:break-before="auto" style:use-optimal-row-height="false"/>
    </style:style>
    <style:style style:name="ro46" style:family="table-row">
      <style:table-row-properties style:row-height="0.392cm" fo:break-before="auto" style:use-optimal-row-height="false"/>
    </style:style>
    <style:style style:name="ro47" style:family="table-row">
      <style:table-row-properties style:row-height="0.351cm" fo:break-before="auto" style:use-optimal-row-height="false"/>
    </style:style>
    <style:style style:name="ro48" style:family="table-row">
      <style:table-row-properties style:row-height="0.026cm" fo:break-before="auto" style:use-optimal-row-height="false"/>
    </style:style>
    <style:style style:name="ro49" style:family="table-row">
      <style:table-row-properties style:row-height="0.563cm" fo:break-before="auto" style:use-optimal-row-height="false"/>
    </style:style>
    <style:style style:name="ro50" style:family="table-row">
      <style:table-row-properties style:row-height="0.709cm" fo:break-before="auto" style:use-optimal-row-height="false"/>
    </style:style>
    <style:style style:name="ro51" style:family="table-row">
      <style:table-row-properties style:row-height="0.18cm" fo:break-before="auto" style:use-optimal-row-height="false"/>
    </style:style>
    <style:style style:name="ro52" style:family="table-row">
      <style:table-row-properties style:row-height="0.529cm" fo:break-before="page" style:use-optimal-row-height="false"/>
    </style:style>
    <style:style style:name="ro53" style:family="table-row">
      <style:table-row-properties style:row-height="1.236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4" style:family="table" style:master-page-name="mp12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2">
      <style:table-properties table:display="true" style:writing-mode="lr-tb"/>
    </style:style>
    <style:style style:name="ta7" style:family="table" style:master-page-name="mp4">
      <style:table-properties table:display="true" style:writing-mode="lr-tb"/>
    </style:style>
    <style:style style:name="ta8" style:family="table" style:master-page-name="mp5">
      <style:table-properties table:display="true" style:writing-mode="lr-tb"/>
    </style:style>
    <style:style style:name="ta9" style:family="table" style:master-page-name="mp6">
      <style:table-properties table:display="true" style:writing-mode="lr-tb"/>
    </style:style>
    <style:style style:name="ta11" style:family="table" style:master-page-name="mp7">
      <style:table-properties table:display="true" style:writing-mode="lr-tb"/>
    </style:style>
    <style:style style:name="ta12" style:family="table" style:master-page-name="mp8">
      <style:table-properties table:display="true" style:writing-mode="lr-tb"/>
    </style:style>
    <style:style style:name="ta13" style:family="table" style:master-page-name="mp9">
      <style:table-properties table:display="true" style:writing-mode="lr-tb"/>
    </style:style>
    <style:style style:name="ta15" style:family="table" style:master-page-name="mp1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4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9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3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07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78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8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8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1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3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4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6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7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3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3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0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511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512" style:family="table-cell" style:parent-style-name="Default" style:data-style-name="N107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13" style:family="table-cell" style:parent-style-name="Default" style:data-style-name="N107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514" style:family="table-cell" style:parent-style-name="Default" style:data-style-name="N107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515" style:family="table-cell" style:parent-style-name="Default" style:data-style-name="N107">
      <style:table-cell-properties fo:border-bottom="0.071cm solid #000000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516" style:family="table-cell" style:parent-style-name="Default" style:data-style-name="N107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17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518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9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0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521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522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23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4" style:family="table-cell" style:parent-style-name="Default" style:data-style-name="N107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5" style:family="table-cell" style:parent-style-name="Default" style:data-style-name="N36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52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27" style:family="table-cell" style:parent-style-name="Default" style:data-style-name="N107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8" style:family="table-cell" style:parent-style-name="Default" style:data-style-name="N1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29" style:family="table-cell" style:parent-style-name="Default" style:data-style-name="N1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30" style:family="table-cell" style:parent-style-name="Default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3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3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35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36" style:family="table-cell" style:parent-style-name="Default" style:data-style-name="N5106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38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39" style:family="table-cell" style:parent-style-name="Default" style:data-style-name="N113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40" style:family="table-cell" style:parent-style-name="Default" style:data-style-name="N5106">
      <style:table-cell-properties fo:border-bottom="none" fo:background-color="#ffffcc" style:cell-protect="protected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42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43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44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45" style:family="table-cell" style:parent-style-name="Default" style:data-style-name="N2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46" style:family="table-cell" style:parent-style-name="Default" style:data-style-name="N107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47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48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1" style:family="table-cell" style:parent-style-name="Default" style:data-style-name="N0"/>
    <style:style style:name="ce122" style:family="table-cell" style:parent-style-name="Default" style:data-style-name="N2"/>
    <style:style style:name="ce123" style:family="table-cell" style:parent-style-name="Default" style:data-style-name="N3"/>
    <style:style style:name="ce124" style:family="table-cell" style:parent-style-name="Default" style:data-style-name="N4"/>
    <style:style style:name="ce125" style:family="table-cell" style:parent-style-name="Default" style:data-style-name="N10"/>
    <style:style style:name="ce126" style:family="table-cell" style:parent-style-name="Default" style:data-style-name="N110"/>
    <style:style style:name="ce127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128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129" style:family="table-cell" style:parent-style-name="Default" style:data-style-name="N110">
      <style:text-properties fo:font-size="8pt" style:font-size-asian="8pt" style:font-size-complex="8pt"/>
    </style:style>
    <style:style style:name="ce130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131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132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41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42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3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145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146" style:family="table-cell" style:parent-style-name="Default" style:data-style-name="N110">
      <style:table-cell-properties fo:background-color="#ffffcc" fo:wrap-option="wrap" style:vertical-align="automatic"/>
    </style:style>
    <style:style style:name="ce147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48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149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150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151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152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153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154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55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58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160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61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163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66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69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7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12">
      <style:text-properties fo:font-size="9pt" style:font-size-asian="9pt" style:font-size-complex="9pt"/>
    </style:style>
    <style:style style:name="ce183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86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112">
      <style:text-properties fo:color="#ff0000" fo:font-size="9pt" style:font-size-asian="9pt" style:font-size-complex="9pt"/>
    </style:style>
    <style:style style:name="ce189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0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91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4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97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0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03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5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6" style:family="table-cell" style:parent-style-name="Default" style:data-style-name="N3">
      <style:text-properties fo:font-size="9pt" style:font-size-asian="9pt" style:font-size-complex="9pt"/>
    </style:style>
    <style:style style:name="ce207" style:family="table-cell" style:parent-style-name="Default" style:data-style-name="N0">
      <style:text-properties fo:font-size="9pt" style:font-size-asian="9pt" style:font-size-complex="9pt"/>
    </style:style>
    <style:style style:name="ce208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10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11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2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213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5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220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21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9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1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3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23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236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10">
      <style:text-properties fo:font-size="9pt" style:font-size-asian="9pt" style:font-size-complex="9pt"/>
    </style:style>
    <style:style style:name="ce238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39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0" style:family="table-cell" style:parent-style-name="Default" style:data-style-name="N0"/>
    <style:style style:name="ce2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2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24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2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45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4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24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248" style:family="table-cell" style:parent-style-name="Default" style:data-style-name="N0">
      <style:text-properties style:font-name="Verdana" style:font-name-asian="Verdana" style:font-name-complex="Verdana"/>
    </style:style>
    <style:style style:name="ce24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0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5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54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5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56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58" style:family="table-cell" style:parent-style-name="Default" style:data-style-name="N0">
      <style:text-properties fo:font-weight="bold" style:font-weight-asian="bold" style:font-weight-complex="bold"/>
    </style:style>
    <style:style style:name="ce25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60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61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2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6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6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8" style:family="table-cell" style:parent-style-name="Default" style:data-style-name="N3">
      <style:text-properties style:font-name="Verdana" style:font-name-asian="Verdana" style:font-name-complex="Verdana"/>
    </style:style>
    <style:style style:name="ce26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7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71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72" style:family="table-cell" style:parent-style-name="Default" style:data-style-name="N114">
      <style:table-cell-properties fo:background-color="#ffffcc"/>
      <style:text-properties fo:font-size="9pt" style:font-size-asian="9pt" style:font-size-complex="9pt"/>
    </style:style>
    <style:style style:name="ce273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4" style:family="table-cell" style:parent-style-name="Default" style:data-style-name="N114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6" style:family="table-cell" style:parent-style-name="Default" style:data-style-name="N0">
      <style:table-cell-properties fo:background-color="transparent" style:vertical-align="automatic"/>
    </style:style>
    <style:style style:name="ce277" style:family="table-cell" style:parent-style-name="Default" style:data-style-name="N114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78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79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1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4" style:family="table-cell" style:parent-style-name="Default" style:data-style-name="N0">
      <style:table-cell-properties fo:background-color="#ffffcc" style:vertical-align="automatic"/>
    </style:style>
    <style:style style:name="ce285" style:family="table-cell" style:parent-style-name="Default" style:data-style-name="N114"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8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9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91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9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95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9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0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30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fo:background-color="#ffffcc" style:vertical-align="automatic"/>
      <style:text-properties fo:font-weight="bold" style:font-weight-asian="bold" style:font-weight-complex="bold"/>
    </style:style>
    <style:style style:name="ce308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310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11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313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4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5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6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318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319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20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1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322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3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2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2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329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331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335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336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7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8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9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34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2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343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44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34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347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348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49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1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52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3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354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55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style:vertical-align="automatic"/>
    </style:style>
    <style:style style:name="ce357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8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5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60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0">
      <style:table-cell-properties fo:background-color="#ccffff"/>
    </style:style>
    <style:style style:name="ce362" style:family="table-cell" style:parent-style-name="Default" style:data-style-name="N0">
      <style:table-cell-properties fo:background-color="#ffffff" style:vertical-align="automatic"/>
    </style:style>
    <style:style style:name="ce363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65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66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69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72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7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74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75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76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77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78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79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80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81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404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40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06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7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8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10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11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412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413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414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15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4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1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18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420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21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422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423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24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425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426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27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428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29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430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431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432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33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434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435" style:family="table-cell" style:parent-style-name="Default" style:data-style-name="N0">
      <style:table-cell-properties fo:background-color="#ccffff" style:vertical-align="automatic"/>
    </style:style>
    <style:style style:name="ce43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3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3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40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441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4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443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444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45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446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447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48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49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0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451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52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45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5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56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7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458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459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460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61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462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63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64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65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66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467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468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469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470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471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72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473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74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475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476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77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478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79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480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81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482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483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84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85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486" style:family="table-cell" style:parent-style-name="Default" style:data-style-name="N0">
      <style:table-cell-properties fo:background-color="transparent"/>
    </style:style>
    <style:style style:name="ce487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88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89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90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9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9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9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9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5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6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7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8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0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1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2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3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504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5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6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7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8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9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9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0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1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2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3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4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6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7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8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9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0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1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2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3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4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5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6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7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8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9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0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1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2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3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4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5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7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8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79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0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81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2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3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85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6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5">
        <table:table-column table:style-name="co1" table:default-cell-style-name="ce129"/>
        <table:table-column table:style-name="co23" table:default-cell-style-name="ce129"/>
        <table:table-column table:style-name="co24" table:default-cell-style-name="ce129"/>
        <table:table-column table:style-name="co1" table:default-cell-style-name="ce129"/>
        <table:table-column table:style-name="co25" table:default-cell-style-name="ce129"/>
        <table:table-column table:style-name="co1" table:default-cell-style-name="ce129"/>
        <table:table-column table:style-name="co25" table:number-columns-repeated="5" table:default-cell-style-name="ce129"/>
        <table:table-column table:style-name="co1" table:default-cell-style-name="ce129"/>
        <table:table-column table:style-name="co25" table:number-columns-repeated="3" table:default-cell-style-name="ce129"/>
        <table:table-column table:style-name="co26" table:default-cell-style-name="ce129"/>
        <table:table-column table:style-name="co25" table:default-cell-style-name="ce129"/>
        <table:table-column table:style-name="co1" table:default-cell-style-name="ce129"/>
        <table:table-column table:style-name="co6" table:number-columns-repeated="1006" table:default-cell-style-name="ce129"/>
        <table:table-row table:style-name="ro12">
          <table:table-cell table:style-name="ce127" table:number-columns-repeated="18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Company Name (including Limited)</text:p>
          </table:table-cell>
          <table:table-cell table:style-name="ce127"/>
          <table:table-cell table:style-name="ce141" table:number-columns-spanned="4" table:number-rows-spanned="1"/>
          <table:covered-table-cell table:number-columns-repeated="3"/>
          <table:table-cell table:style-name="ce127"/>
          <table:table-cell table:style-name="ce127" office:value-type="string">
            <text:p>Registered Office Address</text:p>
          </table:table-cell>
          <table:table-cell table:style-name="ce127" table:number-columns-repeated="4"/>
          <table:table-cell table:style-name="ce157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127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Company registration number</text:p>
          </table:table-cell>
          <table:table-cell table:style-name="ce127"/>
          <table:table-cell table:style-name="ce142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58"/>
          <table:table-cell table:style-name="ce158"/>
          <table:table-cell table:style-name="ce158"/>
          <table:table-cell table:style-name="ce127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Telephone number (including STD Code)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27" table:number-columns-repeated="4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First Director's Name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59" office:value-type="string" table:number-columns-spanned="2" table:number-rows-spanned="1">
            <text:p>Loss brought forward</text:p>
          </table:table-cell>
          <table:covered-table-cell/>
          <table:table-cell table:style-name="ce145"/>
          <table:table-cell table:style-name="ce127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Second Director's Name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51" table:number-columns-spanned="2" table:number-rows-spanned="1"/>
          <table:covered-table-cell/>
          <table:table-cell table:style-name="ce155" office:value-type="string" table:number-columns-spanned="2" table:number-rows-spanned="1">
            <text:p>Postcode</text:p>
          </table:table-cell>
          <table:covered-table-cell/>
          <table:table-cell table:style-name="ce156"/>
          <table:table-cell table:style-name="ce160"/>
          <table:table-cell table:style-name="ce127" table:number-columns-repeated="3"/>
          <table:table-cell table:number-columns-repeated="1006"/>
        </table:table-row>
        <table:table-row table:style-name="ro12">
          <table:table-cell table:style-name="ce127" table:number-columns-repeated="4"/>
          <table:table-cell table:style-name="ce128" table:number-columns-repeated="4"/>
          <table:table-cell table:style-name="ce127"/>
          <table:table-cell table:style-name="ce128" table:number-columns-repeated="5"/>
          <table:table-cell table:style-name="ce127" table:number-columns-repeated="4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The principal activity of the company is</text:p>
          </table:table-cell>
          <table:table-cell table:style-name="ce127"/>
          <table:table-cell table:style-name="ce143" table:number-columns-spanned="5" table:number-rows-spanned="1"/>
          <table:covered-table-cell table:number-columns-repeated="4"/>
          <table:table-cell table:style-name="ce152"/>
          <table:table-cell table:style-name="ce153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161" table:content-validation-name="val1"/>
          <table:table-cell table:style-name="ce127" table:number-columns-repeated="2"/>
          <table:table-cell table:number-columns-repeated="1006"/>
        </table:table-row>
        <table:table-row table:style-name="ro12">
          <table:table-cell table:style-name="ce127" table:number-columns-repeated="4"/>
          <table:table-cell table:style-name="ce128" table:number-columns-repeated="4"/>
          <table:table-cell table:style-name="ce127"/>
          <table:table-cell table:style-name="ce128" table:number-columns-repeated="5"/>
          <table:table-cell table:style-name="ce127" table:number-columns-repeated="4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2" office:value-type="string">
            <text:p>PREVIOUS YEAR BALANCE SHEET</text:p>
          </table:table-cell>
          <table:table-cell table:style-name="ce127"/>
          <table:table-cell table:style-name="ce128" office:value-type="string" table:number-columns-spanned="1" table:number-rows-spanned="2">
            <text:p>OPENING BALANCE SHEET</text:p>
          </table:table-cell>
          <table:table-cell table:style-name="ce128"/>
          <table:table-cell table:style-name="ce147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147"/>
          <table:table-cell table:style-name="ce147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127"/>
          <table:table-cell table:number-columns-repeated="1006"/>
        </table:table-row>
        <table:table-row table:style-name="ro16">
          <table:table-cell table:style-name="ce128"/>
          <table:table-cell table:style-name="ce128" office:value-type="string">
            <text:p>AUDIT CHECK</text:p>
          </table:table-cell>
          <table:table-cell table:style-name="ce128" table:number-columns-repeated="2"/>
          <table:covered-table-cell/>
          <table:table-cell table:style-name="ce146"/>
          <table:table-cell table:style-name="ce148" office:value-type="string">
            <text:p>Land &amp; Buildings</text:p>
          </table:table-cell>
          <table:table-cell table:style-name="ce128" office:value-type="string">
            <text:p>Plant &amp; Machinery</text:p>
          </table:table-cell>
          <table:table-cell table:style-name="ce128" office:value-type="string">
            <text:p>Fixtures &amp; Fittings</text:p>
          </table:table-cell>
          <table:table-cell table:style-name="ce128" office:value-type="string">
            <text:p>Computer Technology</text:p>
          </table:table-cell>
          <table:table-cell table:style-name="ce128" office:value-type="string">
            <text:p>Motor Vehicles</text:p>
          </table:table-cell>
          <table:table-cell table:style-name="ce128"/>
          <table:table-cell table:style-name="ce128" office:value-type="string">
            <text:p>Land &amp; Buildings</text:p>
          </table:table-cell>
          <table:table-cell table:style-name="ce128" office:value-type="string">
            <text:p>Plant &amp; Machinery</text:p>
          </table:table-cell>
          <table:table-cell table:style-name="ce128" office:value-type="string">
            <text:p>Fixtures &amp; Fittings</text:p>
          </table:table-cell>
          <table:table-cell table:style-name="ce128" office:value-type="string">
            <text:p>Computer Technology</text:p>
          </table:table-cell>
          <table:table-cell table:style-name="ce128" office:value-type="string">
            <text:p>Motor Vehicles</text:p>
          </table:table-cell>
          <table:table-cell table:style-name="ce128"/>
          <table:table-cell table:style-name="ce162" table:number-columns-repeated="1006"/>
        </table:table-row>
        <table:table-row table:style-name="ro17">
          <table:table-cell table:style-name="ce127" table:number-columns-repeated="2"/>
          <table:table-cell table:style-name="ce133" office:value-type="string">
            <text:p>Fixed Assets</text:p>
          </table:table-cell>
          <table:table-cell table:style-name="ce133"/>
          <table:table-cell table:style-name="ce127" table:number-columns-repeated="2"/>
          <table:table-cell table:style-name="ce149"/>
          <table:table-cell table:style-name="ce127" table:number-columns-repeated="11"/>
          <table:table-cell table:number-columns-repeated="1006"/>
        </table:table-row>
        <table:table-row table:style-name="ro12">
          <table:table-cell table:style-name="ce127"/>
          <table:table-cell table:style-name="ce130" table:formula="of:=[.E13]-[.G13]-[.H13]-[.I13]-[.J13]-[.K13]+[.M13]+[.N13]+[.O13]+[.P13]+[.Q13]" office:value-type="float" office:value="0">
            <text:p>0.00 </text:p>
          </table:table-cell>
          <table:table-cell table:style-name="ce127" office:value-type="string">
            <text:p>Tangible assets (note 1)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27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33" office:value-type="string">
            <text:p>Current Asset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Stock at cos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8">
          <table:table-cell table:style-name="ce127" table:number-columns-repeated="2"/>
          <table:table-cell table:style-name="ce127" office:value-type="string">
            <text:p>Trade Debtors</text:p>
          </table:table-cell>
          <table:table-cell table:style-name="ce127"/>
          <table:table-cell table:style-name="ce144"/>
          <table:table-cell table:style-name="ce127"/>
          <table:table-cell table:style-name="ce147" table:number-columns-repeated="4"/>
          <table:table-cell table:style-name="ce127" table:number-columns-repeated="8"/>
          <table:table-cell table:number-columns-repeated="1006"/>
        </table:table-row>
        <table:table-row table:style-name="ro16">
          <table:table-cell table:style-name="ce127" table:number-columns-repeated="6"/>
          <table:table-cell table:style-name="ce147" office:value-type="string">
            <text:p>Current Account</text:p>
          </table:table-cell>
          <table:table-cell table:style-name="ce147" office:value-type="string">
            <text:p>Savings Account</text:p>
          </table:table-cell>
          <table:table-cell table:style-name="ce147" office:value-type="string">
            <text:p>Credit Card Account</text:p>
          </table:table-cell>
          <table:table-cell table:style-name="ce147" office:value-type="string">
            <text:p>Cash Account</text:p>
          </table:table-cell>
          <table:table-cell table:style-name="ce127" table:number-columns-repeated="8"/>
          <table:table-cell table:number-columns-repeated="1006"/>
        </table:table-row>
        <table:table-row table:style-name="ro12">
          <table:table-cell table:style-name="ce127"/>
          <table:table-cell table:style-name="ce130" table:formula="of:=[.E18]-[.G18]-[.H18]-[.I18]-[.J18]" office:value-type="float" office:value="0">
            <text:p>0.00 </text:p>
          </table:table-cell>
          <table:table-cell table:style-name="ce127" office:value-type="string">
            <text:p>Cash and Bank Balances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54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127" table:number-columns-repeated="3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33" office:value-type="string">
            <text:p>Current Liabilities</text:p>
          </table:table-cell>
          <table:table-cell table:style-name="ce133"/>
          <table:table-cell table:style-name="ce127" table:number-columns-repeated="6"/>
          <table:covered-table-cell table:number-columns-repeated="5"/>
          <table:table-cell table:style-name="ce127" table:number-columns-repeated="3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Trade Creditors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Net wage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Wage deduction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Dividend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Corporation Tax</text:p>
          </table:table-cell>
          <table:table-cell table:style-name="ce127"/>
          <table:table-cell table:style-name="ce144"/>
          <table:table-cell table:style-name="ce127"/>
          <table:table-cell table:style-name="ce147" table:number-columns-repeated="3"/>
          <table:table-cell table:style-name="ce127" table:number-columns-repeated="9"/>
          <table:table-cell table:number-columns-repeated="1006"/>
        </table:table-row>
        <table:table-row table:style-name="ro12">
          <table:table-cell table:style-name="ce127" table:number-columns-repeated="6"/>
          <table:table-cell table:style-name="ce127" office:value-type="string">
            <text:p>HMRC Paye</text:p>
          </table:table-cell>
          <table:table-cell table:style-name="ce127" office:value-type="string">
            <text:p>HMRC Vat</text:p>
          </table:table-cell>
          <table:table-cell table:style-name="ce127" office:value-type="string">
            <text:p>HMRC CIS</text:p>
          </table:table-cell>
          <table:table-cell table:style-name="ce127" table:number-columns-repeated="9"/>
          <table:table-cell table:number-columns-repeated="1006"/>
        </table:table-row>
        <table:table-row table:style-name="ro12">
          <table:table-cell table:style-name="ce127"/>
          <table:table-cell table:style-name="ce130" table:formula="of:=[.E26]-[.G26]-[.H26]-[.I26]" office:value-type="float" office:value="0">
            <text:p>0.00 </text:p>
          </table:table-cell>
          <table:table-cell table:style-name="ce127" office:value-type="string">
            <text:p>Taxation and Social Security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27" table:number-columns-repeated="9"/>
          <table:table-cell table:number-columns-repeated="1006"/>
        </table:table-row>
        <table:table-row table:style-name="ro12">
          <table:table-cell table:style-name="ce127" table:number-columns-repeated="18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33" office:value-type="string">
            <text:p>Long Term Debtors (3-5 years)</text:p>
          </table:table-cell>
          <table:table-cell table:style-name="ce133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33" office:value-type="string">
            <text:p>Other Creditor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Directors Loan Accoun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33" office:value-type="string">
            <text:p>Long Term Creditors (over 1 year)</text:p>
          </table:table-cell>
          <table:table-cell table:style-name="ce133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33" office:value-type="string">
            <text:p>Capital and Reserve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Called up share capital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Retained Profit and Loss accoun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27" office:value-type="string">
            <text:p>Capital Reserves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2">
          <table:table-cell table:style-name="ce127" table:number-columns-repeated="18"/>
          <table:table-cell table:number-columns-repeated="1006"/>
        </table:table-row>
        <table:table-row table:style-name="ro12">
          <table:table-cell table:style-name="ce127" table:number-columns-repeated="2"/>
          <table:table-cell table:style-name="ce134" office:value-type="string">
            <text:p>ACCURACY CHECK</text:p>
          </table:table-cell>
          <table:table-cell table:style-name="ce134"/>
          <table:table-cell table:style-name="ce130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127" table:number-columns-repeated="13"/>
          <table:table-cell table:number-columns-repeated="1006"/>
        </table:table-row>
        <table:table-row table:style-name="ro12">
          <table:table-cell table:style-name="ce127" table:number-columns-repeated="18"/>
          <table:table-cell table:number-columns-repeated="1006"/>
        </table:table-row>
        <table:table-row table:style-name="ro6">
          <table:table-cell/>
          <table:table-cell table:style-name="ce131" table:number-columns-repeated="17"/>
          <table:table-cell table:number-columns-repeated="1006"/>
        </table:table-row>
        <table:table-row table:style-name="ro19">
          <table:table-cell table:style-name="ce127" table:number-columns-repeated="8"/>
          <table:table-cell table:style-name="ce150" table:number-columns-repeated="1016"/>
        </table:table-row>
        <table:table-row table:style-name="ro15">
          <table:table-cell table:style-name="ce127" table:number-columns-repeated="2"/>
          <table:table-cell table:style-name="ce135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127" table:number-columns-repeated="3"/>
          <table:table-cell table:number-columns-repeated="1016"/>
        </table:table-row>
        <table:table-row table:style-name="ro6">
          <table:table-cell table:style-name="ce127" table:number-columns-repeated="2"/>
          <table:table-cell table:style-name="ce136" table:number-columns-repeated="3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7" office:value-type="string">
            <text:p>Sales Turnover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7" office:value-type="string">
            <text:p>Investment Grants received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8" office:value-type="string">
            <text:p>Sales Turnover</text:p>
          </table:table-cell>
          <table:table-cell table:style-name="ce127" table:number-columns-repeated="3"/>
          <table:table-cell table:style-name="ce130" table:formula="of:=SUM([.E43:.E44])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7" office:value-type="string">
            <text:p>Opening Stock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7" office:value-type="string">
            <text:p>Purcha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7" office:value-type="string">
            <text:p>Less Closing Stock</text:p>
          </table:table-cell>
          <table:table-cell table:style-name="ce127"/>
          <table:table-cell table:style-name="ce145" table:formula="of:=[.E15]" office:value-type="float" office:value="0">
            <text:p>0.00 </text:p>
          </table:table-cell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7" office:value-type="string">
            <text:p>Sub contractor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8" office:value-type="string">
            <text:p>Cost of Sales</text:p>
          </table:table-cell>
          <table:table-cell table:style-name="ce127" table:number-columns-repeated="3"/>
          <table:table-cell table:style-name="ce130" table:formula="of:=[.E46]+[.E47]-[.E48]+[.E49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8"/>
          <table:table-cell table:style-name="ce127" table:number-columns-repeated="5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8" office:value-type="string">
            <text:p>Gross Profit</text:p>
          </table:table-cell>
          <table:table-cell table:style-name="ce127" table:number-columns-repeated="3"/>
          <table:table-cell table:style-name="ce130" table:formula="of:=[.G45]-[.G50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9" office:value-type="string">
            <text:p>Administrative Expenses</text:p>
          </table:table-cell>
          <table:table-cell table:style-name="ce127" table:number-columns-repeated="5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7" office:value-type="string">
            <text:p>Wages and Salari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7" office:value-type="string">
            <text:p>Directors Wa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7" office:value-type="string">
            <text:p>National Insuranc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Premises Rent &amp; Rat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Premises Light &amp; Heating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Distribution Transport Cos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Equipment Tools &amp; Plant Hir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Repairs &amp; Maintenanc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Consumable Material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Advertising &amp; Promotion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Telephone Postage &amp; Stationery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Travel &amp; Hotel Expen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Motor Vehicle Expen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Insurance Cos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Leasing Char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Legal &amp; Professional Fe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Bad Debts written off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Bank Interest Paid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Bank Char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Charitable Donation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40" office:value-type="string">
            <text:p>Goodwill written off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7" office:value-type="string">
            <text:p>Loss on disposal of asse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7" office:value-type="string">
            <text:p>Depreciation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8" office:value-type="string">
            <text:p>Administrative Expenses</text:p>
          </table:table-cell>
          <table:table-cell table:style-name="ce127" table:number-columns-repeated="3"/>
          <table:table-cell table:style-name="ce130" table:formula="of:=SUM([.E54:.E76])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2">
          <table:table-cell table:style-name="ce127" table:number-columns-repeated="2"/>
          <table:table-cell table:style-name="ce138"/>
          <table:table-cell table:style-name="ce127" table:number-columns-repeated="5"/>
          <table:table-cell table:number-columns-repeated="1016"/>
        </table:table-row>
        <table:table-row table:style-name="ro12">
          <table:table-cell/>
          <table:table-cell table:style-name="ce127"/>
          <table:table-cell table:style-name="ce138" office:value-type="string">
            <text:p>Operating Profit</text:p>
          </table:table-cell>
          <table:table-cell table:style-name="ce127" table:number-columns-repeated="3"/>
          <table:table-cell table:style-name="ce130" table:formula="of:=[.G52]-[.G77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2">
          <table:table-cell/>
          <table:table-cell table:style-name="ce127"/>
          <table:table-cell table:style-name="ce137" office:value-type="string">
            <text:p>Other Incom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/>
          <table:table-cell table:style-name="ce127"/>
          <table:table-cell table:style-name="ce139" office:value-type="string">
            <text:p>Profit (Loss) before Tax</text:p>
          </table:table-cell>
          <table:table-cell table:style-name="ce127" table:number-columns-repeated="3"/>
          <table:table-cell table:style-name="ce130" table:formula="of:=[.G79]+[.E80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2">
          <table:table-cell/>
          <table:table-cell table:style-name="ce127"/>
          <table:table-cell table:style-name="ce137" office:value-type="string">
            <text:p>Corporation tax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/>
          <table:table-cell table:style-name="ce127"/>
          <table:table-cell table:style-name="ce139" office:value-type="string">
            <text:p>Profit (Loss) after Tax</text:p>
          </table:table-cell>
          <table:table-cell table:style-name="ce127" table:number-columns-repeated="3"/>
          <table:table-cell table:style-name="ce130" table:formula="of:=[.G81]-[.E82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2">
          <table:table-cell/>
          <table:table-cell table:style-name="ce127"/>
          <table:table-cell table:style-name="ce137" office:value-type="string">
            <text:p>Dividend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2">
          <table:table-cell/>
          <table:table-cell table:style-name="ce127"/>
          <table:table-cell table:style-name="ce139" office:value-type="string">
            <text:p>Retained Profit (Loss) for the year</text:p>
          </table:table-cell>
          <table:table-cell table:style-name="ce127" table:number-columns-repeated="3"/>
          <table:table-cell table:style-name="ce130" table:formula="of:=[.G83]-[.E84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2">
          <table:table-cell/>
          <table:table-cell table:style-name="ce127" table:number-columns-repeated="7"/>
          <table:table-cell table:number-columns-repeated="1016"/>
        </table:table-row>
        <table:table-row table:style-name="ro12" table:number-rows-repeated="6544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TrialBalance" table:style-name="ta6" table:protected="true">
        <table:table-column table:style-name="co27" table:default-cell-style-name="ce44"/>
        <table:table-column table:style-name="co28" table:default-cell-style-name="ce44"/>
        <table:table-column table:style-name="co29" table:default-cell-style-name="ce52"/>
        <table:table-column table:style-name="co10" table:default-cell-style-name="ce44"/>
        <table:table-column table:style-name="co1" table:default-cell-style-name="ce44"/>
        <table:table-column table:style-name="co30" table:number-columns-repeated="7" table:default-cell-style-name="ce44"/>
        <table:table-column table:style-name="co30" table:default-cell-style-name="ce59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1" table:default-cell-style-name="ce44"/>
        <table:table-column table:style-name="co30" table:number-columns-repeated="7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1" table:default-cell-style-name="ce44"/>
        <table:table-column table:style-name="co30" table:number-columns-repeated="7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1" table:default-cell-style-name="ce44"/>
        <table:table-column table:style-name="co30" table:number-columns-repeated="7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1" table:default-cell-style-name="ce44"/>
        <table:table-column table:style-name="co30" table:number-columns-repeated="7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1" table:default-cell-style-name="ce44"/>
        <table:table-column table:style-name="co30" table:number-columns-repeated="7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1" table:default-cell-style-name="ce44"/>
        <table:table-column table:style-name="co30" table:number-columns-repeated="7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1" table:default-cell-style-name="ce44"/>
        <table:table-column table:style-name="co30" table:number-columns-repeated="7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1" table:default-cell-style-name="ce44"/>
        <table:table-column table:style-name="co30" table:number-columns-repeated="7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1" table:default-cell-style-name="ce44"/>
        <table:table-column table:style-name="co30" table:number-columns-repeated="7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1" table:default-cell-style-name="ce44"/>
        <table:table-column table:style-name="co30" table:number-columns-repeated="7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1" table:default-cell-style-name="ce44"/>
        <table:table-column table:style-name="co30" table:number-columns-repeated="7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10" table:default-cell-style-name="ce59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6" table:number-columns-repeated="883" table:default-cell-style-name="ce44"/>
        <table:table-row table:style-name="ro8">
          <table:table-cell table:style-name="ce163"/>
          <table:table-cell table:style-name="ce165" office:value-type="string">
            <text:p><text:a xlink:href="http://www.diyaccounting.co.uk/">www.DIYaccounting.co.uk</text:a></text:p>
          </table:table-cell>
          <table:table-cell table:style-name="ce171" office:value-type="string" table:number-columns-spanned="1" table:number-rows-spanned="2">
            <text:p>Acct Code Letter</text:p>
          </table:table-cell>
          <table:table-cell table:style-name="ce175" table:formula="of:=[$Admin.B11]" office:value-type="date" office:date-value="2010-05-01">
            <text:p>01-May-10</text:p>
          </table:table-cell>
          <table:table-cell table:style-name="ce171" table:number-columns-spanned="1" table:number-rows-spanned="2"/>
          <table:table-cell table:style-name="ce178" table:formula="of:=[$Admin.B12]" office:value-type="date" office:date-value="2010-05-31" table:number-columns-spanned="8" table:number-rows-spanned="1">
            <text:p>Monday, May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F1]" office:value-type="date" office:date-value="2010-05-31">
            <text:p>31-May-10</text:p>
          </table:table-cell>
          <table:table-cell table:style-name="ce171" table:number-columns-spanned="1" table:number-rows-spanned="2"/>
          <table:table-cell table:style-name="ce171" table:formula="of:=[$Admin.B14]" office:value-type="date" office:date-value="2010-06-30" table:number-columns-spanned="8" table:number-rows-spanned="1">
            <text:p>Wednesday, June 30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Q1]" office:value-type="date" office:date-value="2010-06-30">
            <text:p>30-Jun-10</text:p>
          </table:table-cell>
          <table:table-cell table:style-name="ce171" table:number-columns-spanned="1" table:number-rows-spanned="2"/>
          <table:table-cell table:style-name="ce171" table:formula="of:=[$Admin.B16]" office:value-type="date" office:date-value="2010-07-31" table:number-columns-spanned="8" table:number-rows-spanned="1">
            <text:p>Saturday, July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B1]" office:value-type="date" office:date-value="2010-07-31">
            <text:p>31-Jul-10</text:p>
          </table:table-cell>
          <table:table-cell table:style-name="ce171" table:number-columns-spanned="1" table:number-rows-spanned="2"/>
          <table:table-cell table:style-name="ce171" table:formula="of:=[$Admin.B18]" office:value-type="date" office:date-value="2010-08-31" table:number-columns-spanned="8" table:number-rows-spanned="1">
            <text:p>Tuesday, August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M1]" office:value-type="date" office:date-value="2010-08-31">
            <text:p>31-Aug-10</text:p>
          </table:table-cell>
          <table:table-cell table:style-name="ce171" table:number-columns-spanned="1" table:number-rows-spanned="2"/>
          <table:table-cell table:style-name="ce171" table:formula="of:=[$Admin.B20]" office:value-type="date" office:date-value="2010-09-30" table:number-columns-spanned="8" table:number-rows-spanned="1">
            <text:p>Thursday, September 30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X1]" office:value-type="date" office:date-value="2010-09-30">
            <text:p>30-Sep-10</text:p>
          </table:table-cell>
          <table:table-cell table:style-name="ce171" table:number-columns-spanned="1" table:number-rows-spanned="2"/>
          <table:table-cell table:style-name="ce171" table:formula="of:=[$Admin.B22]" office:value-type="date" office:date-value="2010-10-31" table:number-columns-spanned="8" table:number-rows-spanned="1">
            <text:p>Sunday, October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BI1]" office:value-type="date" office:date-value="2010-10-31">
            <text:p>31-Oct-10</text:p>
          </table:table-cell>
          <table:table-cell table:style-name="ce171" table:number-columns-spanned="1" table:number-rows-spanned="2"/>
          <table:table-cell table:style-name="ce171" table:formula="of:=[$Admin.B24]" office:value-type="date" office:date-value="2010-11-30" table:number-columns-spanned="8" table:number-rows-spanned="1">
            <text:p>Tuesday, November 30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BT1]" office:value-type="date" office:date-value="2010-11-30">
            <text:p>30-Nov-10</text:p>
          </table:table-cell>
          <table:table-cell table:style-name="ce171" table:number-columns-spanned="1" table:number-rows-spanned="2"/>
          <table:table-cell table:style-name="ce171" table:formula="of:=[$Admin.B26]" office:value-type="date" office:date-value="2010-12-31" table:number-columns-spanned="8" table:number-rows-spanned="1">
            <text:p>Friday, December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CE1]" office:value-type="date" office:date-value="2010-12-31">
            <text:p>31-Dec-10</text:p>
          </table:table-cell>
          <table:table-cell table:style-name="ce171" table:number-columns-spanned="1" table:number-rows-spanned="2"/>
          <table:table-cell table:style-name="ce171" table:formula="of:=[$Admin.B28]" office:value-type="date" office:date-value="2011-01-31" table:number-columns-spanned="8" table:number-rows-spanned="1">
            <text:p>Monday, January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CP1]" office:value-type="date" office:date-value="2011-01-31">
            <text:p>31-Jan-11</text:p>
          </table:table-cell>
          <table:table-cell table:style-name="ce171" table:number-columns-spanned="1" table:number-rows-spanned="2"/>
          <table:table-cell table:style-name="ce171" table:formula="of:=[$Admin.B30]" office:value-type="date" office:date-value="2011-02-28" table:number-columns-spanned="8" table:number-rows-spanned="1">
            <text:p>Monday, February 28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A1]" office:value-type="date" office:date-value="2011-02-28">
            <text:p>28-Feb-11</text:p>
          </table:table-cell>
          <table:table-cell table:style-name="ce171" table:number-columns-spanned="1" table:number-rows-spanned="2"/>
          <table:table-cell table:style-name="ce171" table:formula="of:=[$Admin.B32]" office:value-type="date" office:date-value="2011-03-31" table:number-columns-spanned="8" table:number-rows-spanned="1">
            <text:p>Thursday, March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L1]" office:value-type="date" office:date-value="2011-03-31">
            <text:p>31-Mar-11</text:p>
          </table:table-cell>
          <table:table-cell table:style-name="ce171" table:number-columns-spanned="1" table:number-rows-spanned="2"/>
          <table:table-cell table:style-name="ce171" table:formula="of:=[$Admin.B34]" office:value-type="date" office:date-value="2011-04-30" table:number-columns-spanned="8" table:number-rows-spanned="1">
            <text:p>Saturday, April 30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W1]" office:value-type="date" office:date-value="2011-04-30">
            <text:p>30-Apr-11</text:p>
          </table:table-cell>
          <table:table-cell table:style-name="ce171" table:number-columns-spanned="1" table:number-rows-spanned="2"/>
          <table:table-cell table:style-name="ce171" office:value-type="string" table:number-columns-spanned="1" table:number-rows-spanned="2">
            <text:p>Year End Accounting</text:p>
          </table:table-cell>
          <table:table-cell table:style-name="ce171" table:number-columns-spanned="1" table:number-rows-spanned="2"/>
          <table:table-cell table:style-name="ce175" table:formula="of:=[.EF1]" office:value-type="date" office:date-value="2011-04-30">
            <text:p>30-Apr-11</text:p>
          </table:table-cell>
          <table:table-cell table:style-name="ce171" table:number-columns-spanned="1" table:number-rows-spanned="2"/>
          <table:table-cell table:style-name="ce180" table:number-columns-repeated="883"/>
        </table:table-row>
        <table:table-row table:style-name="ro20">
          <table:table-cell table:style-name="ce164"/>
          <table:table-cell table:style-name="ce166" office:value-type="string">
            <text:p>AUTOMATED TRIAL BALANCE</text:p>
          </table:table-cell>
          <table:covered-table-cell/>
          <table:table-cell table:style-name="ce176" office:value-type="string">
            <text:p>Open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 table:number-columns-repeated="3"/>
          <table:table-cell table:style-name="ce176" office:value-type="string">
            <text:p>FINAL Balances</text:p>
          </table:table-cell>
          <table:covered-table-cell/>
          <table:table-cell table:style-name="ce181" table:number-columns-repeated="883"/>
        </table:table-row>
        <table:table-row table:style-name="ro10">
          <table:table-cell table:style-name="ce42"/>
          <table:table-cell table:style-name="ce167"/>
          <table:table-cell table:style-name="ce172"/>
          <table:table-cell table:style-name="ce167" table:number-columns-repeated="2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/>
          <table:table-cell table:style-name="ce62"/>
          <table:table-cell table:style-name="ce167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179"/>
          <table:table-cell table:style-name="ce167" table:number-columns-repeated="3"/>
          <table:table-cell table:style-name="ce67" table:number-columns-repeated="883"/>
        </table:table-row>
        <table:table-row table:style-name="ro10">
          <table:table-cell table:style-name="ce43"/>
          <table:table-cell table:style-name="ce168" office:value-type="string">
            <text:p>BALANCE SHEET ITEM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FIXED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Land &amp; Property</text:p>
          </table:table-cell>
          <table:table-cell table:style-name="ce173" office:value-type="string">
            <text:p>FL</text:p>
          </table:table-cell>
          <table:table-cell table:style-name="ce59" table:formula="of:=[$OpenAccounts.G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6:.N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6:.Y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6:.AJ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6:.AU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6:.BF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6:.BQ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6:.CB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6:.CM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6:.CX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6:.DI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6:.DT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6:.EE6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Fixedasset.ods'#$Schedule.$E$64]-(['file:///C:/Users/acartwright/Personal/diy/GB%20Accounts/GB%20Accounts%202011/GB%20Accounts%20Company%202011-04-30%20(Apr11)%20OpenOffice/Fixedasset.ods'#$Schedule.$W$11]+['file:///C:/Users/acartwright/Personal/diy/GB%20Accounts/GB%20Accounts%202011/GB%20Accounts%20Company%202011-04-30%20(Apr11)%20OpenOffice/Fixedasset.ods'#$Schedule.$W$64])" office:value-type="float" office:value="0">
            <text:p>0.00 </text:p>
          </table:table-cell>
          <table:table-cell table:style-name="ce43"/>
          <table:table-cell table:style-name="ce59" table:formula="of:=SUM([.EF6:.EH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Plant &amp; Machinery</text:p>
          </table:table-cell>
          <table:table-cell table:style-name="ce173" office:value-type="string">
            <text:p>FP</text:p>
          </table:table-cell>
          <table:table-cell table:style-name="ce59" table:formula="of:=[$OpenAccounts.H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7:.N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7:.Y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7:.AJ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7:.AU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7:.BF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7:.BQ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7:.CB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7:.CM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7:.CX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7:.DI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7:.DT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7:.EE7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Fixedasset.ods'#$Schedule.$E$75]-(['file:///C:/Users/acartwright/Personal/diy/GB%20Accounts/GB%20Accounts%202011/GB%20Accounts%20Company%202011-04-30%20(Apr11)%20OpenOffice/Fixedasset.ods'#$Schedule.$W$22]+['file:///C:/Users/acartwright/Personal/diy/GB%20Accounts/GB%20Accounts%202011/GB%20Accounts%20Company%202011-04-30%20(Apr11)%20OpenOffice/Fixedasset.ods'#$Schedule.$W$75])" office:value-type="float" office:value="0">
            <text:p>0.00 </text:p>
          </table:table-cell>
          <table:table-cell table:style-name="ce43"/>
          <table:table-cell table:style-name="ce59" table:formula="of:=SUM([.EF7:.EH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Fixtures &amp; Fittings</text:p>
          </table:table-cell>
          <table:table-cell table:style-name="ce173" office:value-type="string">
            <text:p>FF</text:p>
          </table:table-cell>
          <table:table-cell table:style-name="ce59" table:formula="of:=[$OpenAccounts.I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8:.N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8:.Y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8:.AJ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8:.AU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8:.BF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8:.BQ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8:.CB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8:.CM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8:.CX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8:.DI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8:.DT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8:.EE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Fixedasset.ods'#$Schedule.$E$83]-(['file:///C:/Users/acartwright/Personal/diy/GB%20Accounts/GB%20Accounts%202011/GB%20Accounts%20Company%202011-04-30%20(Apr11)%20OpenOffice/Fixedasset.ods'#$Schedule.$W$30]+['file:///C:/Users/acartwright/Personal/diy/GB%20Accounts/GB%20Accounts%202011/GB%20Accounts%20Company%202011-04-30%20(Apr11)%20OpenOffice/Fixedasset.ods'#$Schedule.$W$83])" office:value-type="float" office:value="0">
            <text:p>0.00 </text:p>
          </table:table-cell>
          <table:table-cell table:style-name="ce43"/>
          <table:table-cell table:style-name="ce59" table:formula="of:=SUM([.EF8:.EH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Computers</text:p>
          </table:table-cell>
          <table:table-cell table:style-name="ce173" office:value-type="string">
            <text:p>FC</text:p>
          </table:table-cell>
          <table:table-cell table:style-name="ce59" table:formula="of:=[$OpenAccounts.J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9:.N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9:.Y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9:.AJ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9:.AU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9:.BF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9:.BQ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9:.CB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9:.CM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9:.CX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9:.DI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9:.DT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9:.EE9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Fixedasset.ods'#$Schedule.$E$94]-(['file:///C:/Users/acartwright/Personal/diy/GB%20Accounts/GB%20Accounts%202011/GB%20Accounts%20Company%202011-04-30%20(Apr11)%20OpenOffice/Fixedasset.ods'#$Schedule.$W$41]+['file:///C:/Users/acartwright/Personal/diy/GB%20Accounts/GB%20Accounts%202011/GB%20Accounts%20Company%202011-04-30%20(Apr11)%20OpenOffice/Fixedasset.ods'#$Schedule.$W$94])" office:value-type="float" office:value="0">
            <text:p>0.00 </text:p>
          </table:table-cell>
          <table:table-cell table:style-name="ce43"/>
          <table:table-cell table:style-name="ce59" table:formula="of:=SUM([.EF9:.EH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Motor Vehicles</text:p>
          </table:table-cell>
          <table:table-cell table:style-name="ce173" office:value-type="string">
            <text:p>FM</text:p>
          </table:table-cell>
          <table:table-cell table:style-name="ce59" table:formula="of:=[$OpenAccounts.K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10:.N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10:.Y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10:.AJ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10:.AU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10:.BF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10:.BQ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10:.CB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10:.CM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10:.CX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10:.DI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10:.DT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10:.EE10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Fixedasset.ods'#$Schedule.$E$108]-(['file:///C:/Users/acartwright/Personal/diy/GB%20Accounts/GB%20Accounts%202011/GB%20Accounts%20Company%202011-04-30%20(Apr11)%20OpenOffice/Fixedasset.ods'#$Schedule.$W$55]+['file:///C:/Users/acartwright/Personal/diy/GB%20Accounts/GB%20Accounts%202011/GB%20Accounts%20Company%202011-04-30%20(Apr11)%20OpenOffice/Fixedasset.ods'#$Schedule.$W$108])" office:value-type="float" office:value="0">
            <text:p>0.00 </text:p>
          </table:table-cell>
          <table:table-cell table:style-name="ce43"/>
          <table:table-cell table:style-name="ce59" table:formula="of:=SUM([.EF10:.EH1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Accumulated Depreciation Land &amp; Property</text:p>
          </table:table-cell>
          <table:table-cell table:style-name="ce173"/>
          <table:table-cell table:style-name="ce59" table:formula="of:=-[$OpenAccounts.M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)/12" office:value-type="float" office:value="-0">
            <text:p>0.00 </text:p>
          </table:table-cell>
          <table:table-cell table:style-name="ce58"/>
          <table:table-cell table:style-name="ce59" table:formula="of:=SUM([.D11:.N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)/12" office:value-type="float" office:value="-0">
            <text:p>0.00 </text:p>
          </table:table-cell>
          <table:table-cell table:style-name="ce43"/>
          <table:table-cell table:style-name="ce59" table:formula="of:=SUM([.O11:.Y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)/12" office:value-type="float" office:value="-0">
            <text:p>0.00 </text:p>
          </table:table-cell>
          <table:table-cell table:style-name="ce43"/>
          <table:table-cell table:style-name="ce59" table:formula="of:=SUM([.Z11:.AJ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)/12" office:value-type="float" office:value="-0">
            <text:p>0.00 </text:p>
          </table:table-cell>
          <table:table-cell table:style-name="ce43"/>
          <table:table-cell table:style-name="ce59" table:formula="of:=SUM([.AK11:.AU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)/12" office:value-type="float" office:value="-0">
            <text:p>0.00 </text:p>
          </table:table-cell>
          <table:table-cell table:style-name="ce43"/>
          <table:table-cell table:style-name="ce59" table:formula="of:=SUM([.AV11:.BF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)/12" office:value-type="float" office:value="-0">
            <text:p>0.00 </text:p>
          </table:table-cell>
          <table:table-cell table:style-name="ce43"/>
          <table:table-cell table:style-name="ce59" table:formula="of:=SUM([.BG11:.BQ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)/12" office:value-type="float" office:value="-0">
            <text:p>0.00 </text:p>
          </table:table-cell>
          <table:table-cell table:style-name="ce43"/>
          <table:table-cell table:style-name="ce59" table:formula="of:=SUM([.BR11:.CB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)/12" office:value-type="float" office:value="-0">
            <text:p>0.00 </text:p>
          </table:table-cell>
          <table:table-cell table:style-name="ce43"/>
          <table:table-cell table:style-name="ce59" table:formula="of:=SUM([.CC11:.CM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)/12" office:value-type="float" office:value="-0">
            <text:p>0.00 </text:p>
          </table:table-cell>
          <table:table-cell table:style-name="ce43"/>
          <table:table-cell table:style-name="ce59" table:formula="of:=SUM([.CN11:.CX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)/12" office:value-type="float" office:value="-0">
            <text:p>0.00 </text:p>
          </table:table-cell>
          <table:table-cell table:style-name="ce43"/>
          <table:table-cell table:style-name="ce59" table:formula="of:=SUM([.CY11:.DI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)/12" office:value-type="float" office:value="-0">
            <text:p>0.00 </text:p>
          </table:table-cell>
          <table:table-cell table:style-name="ce43"/>
          <table:table-cell table:style-name="ce59" table:formula="of:=SUM([.DJ11:.DT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)/12" office:value-type="float" office:value="-0">
            <text:p>0.00 </text:p>
          </table:table-cell>
          <table:table-cell table:style-name="ce43"/>
          <table:table-cell table:style-name="ce59" table:formula="of:=SUM([.DU11:.EE11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Fixedasset.ods'#$Schedule.$X$11]+['file:///C:/Users/acartwright/Personal/diy/GB%20Accounts/GB%20Accounts%202011/GB%20Accounts%20Company%202011-04-30%20(Apr11)%20OpenOffice/Fixedasset.ods'#$Schedule.$X$64]" office:value-type="float" office:value="0">
            <text:p>0.00 </text:p>
          </table:table-cell>
          <table:table-cell table:style-name="ce43"/>
          <table:table-cell table:style-name="ce59" table:formula="of:=SUM([.EF11:.EH1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Accumulated Depreciation Plant &amp; Machinery</text:p>
          </table:table-cell>
          <table:table-cell table:style-name="ce173"/>
          <table:table-cell table:style-name="ce59" table:formula="of:=-[$OpenAccounts.N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)/12" office:value-type="float" office:value="-0">
            <text:p>0.00 </text:p>
          </table:table-cell>
          <table:table-cell table:style-name="ce58"/>
          <table:table-cell table:style-name="ce59" table:formula="of:=SUM([.D12:.N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)/12" office:value-type="float" office:value="-0">
            <text:p>0.00 </text:p>
          </table:table-cell>
          <table:table-cell table:style-name="ce43"/>
          <table:table-cell table:style-name="ce59" table:formula="of:=SUM([.O12:.Y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)/12" office:value-type="float" office:value="-0">
            <text:p>0.00 </text:p>
          </table:table-cell>
          <table:table-cell table:style-name="ce43"/>
          <table:table-cell table:style-name="ce59" table:formula="of:=SUM([.Z12:.AJ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)/12" office:value-type="float" office:value="-0">
            <text:p>0.00 </text:p>
          </table:table-cell>
          <table:table-cell table:style-name="ce43"/>
          <table:table-cell table:style-name="ce59" table:formula="of:=SUM([.AK12:.AU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)/12" office:value-type="float" office:value="-0">
            <text:p>0.00 </text:p>
          </table:table-cell>
          <table:table-cell table:style-name="ce43"/>
          <table:table-cell table:style-name="ce59" table:formula="of:=SUM([.AV12:.BF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)/12" office:value-type="float" office:value="-0">
            <text:p>0.00 </text:p>
          </table:table-cell>
          <table:table-cell table:style-name="ce43"/>
          <table:table-cell table:style-name="ce59" table:formula="of:=SUM([.BG12:.BQ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)/12" office:value-type="float" office:value="-0">
            <text:p>0.00 </text:p>
          </table:table-cell>
          <table:table-cell table:style-name="ce43"/>
          <table:table-cell table:style-name="ce59" table:formula="of:=SUM([.BR12:.CB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)/12" office:value-type="float" office:value="-0">
            <text:p>0.00 </text:p>
          </table:table-cell>
          <table:table-cell table:style-name="ce43"/>
          <table:table-cell table:style-name="ce59" table:formula="of:=SUM([.CC12:.CM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)/12" office:value-type="float" office:value="-0">
            <text:p>0.00 </text:p>
          </table:table-cell>
          <table:table-cell table:style-name="ce43"/>
          <table:table-cell table:style-name="ce59" table:formula="of:=SUM([.CN12:.CX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)/12" office:value-type="float" office:value="-0">
            <text:p>0.00 </text:p>
          </table:table-cell>
          <table:table-cell table:style-name="ce43"/>
          <table:table-cell table:style-name="ce59" table:formula="of:=SUM([.CY12:.DI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)/12" office:value-type="float" office:value="-0">
            <text:p>0.00 </text:p>
          </table:table-cell>
          <table:table-cell table:style-name="ce43"/>
          <table:table-cell table:style-name="ce59" table:formula="of:=SUM([.DJ12:.DT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)/12" office:value-type="float" office:value="-0">
            <text:p>0.00 </text:p>
          </table:table-cell>
          <table:table-cell table:style-name="ce43"/>
          <table:table-cell table:style-name="ce59" table:formula="of:=SUM([.DU12:.EE12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Fixedasset.ods'#$Schedule.$X$22]+['file:///C:/Users/acartwright/Personal/diy/GB%20Accounts/GB%20Accounts%202011/GB%20Accounts%20Company%202011-04-30%20(Apr11)%20OpenOffice/Fixedasset.ods'#$Schedule.$X$75]" office:value-type="float" office:value="0">
            <text:p>0.00 </text:p>
          </table:table-cell>
          <table:table-cell table:style-name="ce43"/>
          <table:table-cell table:style-name="ce59" table:formula="of:=SUM([.EF12:.EH1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Accumulated Depreciation Fixtures &amp; Fittings</text:p>
          </table:table-cell>
          <table:table-cell table:style-name="ce173"/>
          <table:table-cell table:style-name="ce59" table:formula="of:=-[$OpenAccounts.O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)/12" office:value-type="float" office:value="-0">
            <text:p>0.00 </text:p>
          </table:table-cell>
          <table:table-cell table:style-name="ce58"/>
          <table:table-cell table:style-name="ce59" table:formula="of:=SUM([.D13:.N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)/12" office:value-type="float" office:value="-0">
            <text:p>0.00 </text:p>
          </table:table-cell>
          <table:table-cell table:style-name="ce43"/>
          <table:table-cell table:style-name="ce59" table:formula="of:=SUM([.O13:.Y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)/12" office:value-type="float" office:value="-0">
            <text:p>0.00 </text:p>
          </table:table-cell>
          <table:table-cell table:style-name="ce43"/>
          <table:table-cell table:style-name="ce59" table:formula="of:=SUM([.Z13:.AJ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)/12" office:value-type="float" office:value="-0">
            <text:p>0.00 </text:p>
          </table:table-cell>
          <table:table-cell table:style-name="ce43"/>
          <table:table-cell table:style-name="ce59" table:formula="of:=SUM([.AK13:.AU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)/12" office:value-type="float" office:value="-0">
            <text:p>0.00 </text:p>
          </table:table-cell>
          <table:table-cell table:style-name="ce43"/>
          <table:table-cell table:style-name="ce59" table:formula="of:=SUM([.AV13:.BF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)/12" office:value-type="float" office:value="-0">
            <text:p>0.00 </text:p>
          </table:table-cell>
          <table:table-cell table:style-name="ce43"/>
          <table:table-cell table:style-name="ce59" table:formula="of:=SUM([.BG13:.BQ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)/12" office:value-type="float" office:value="-0">
            <text:p>0.00 </text:p>
          </table:table-cell>
          <table:table-cell table:style-name="ce43"/>
          <table:table-cell table:style-name="ce59" table:formula="of:=SUM([.BR13:.CB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)/12" office:value-type="float" office:value="-0">
            <text:p>0.00 </text:p>
          </table:table-cell>
          <table:table-cell table:style-name="ce43"/>
          <table:table-cell table:style-name="ce59" table:formula="of:=SUM([.CC13:.CM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)/12" office:value-type="float" office:value="-0">
            <text:p>0.00 </text:p>
          </table:table-cell>
          <table:table-cell table:style-name="ce43"/>
          <table:table-cell table:style-name="ce59" table:formula="of:=SUM([.CN13:.CX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)/12" office:value-type="float" office:value="-0">
            <text:p>0.00 </text:p>
          </table:table-cell>
          <table:table-cell table:style-name="ce43"/>
          <table:table-cell table:style-name="ce59" table:formula="of:=SUM([.CY13:.DI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)/12" office:value-type="float" office:value="-0">
            <text:p>0.00 </text:p>
          </table:table-cell>
          <table:table-cell table:style-name="ce43"/>
          <table:table-cell table:style-name="ce59" table:formula="of:=SUM([.DJ13:.DT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)/12" office:value-type="float" office:value="-0">
            <text:p>0.00 </text:p>
          </table:table-cell>
          <table:table-cell table:style-name="ce43"/>
          <table:table-cell table:style-name="ce59" table:formula="of:=SUM([.DU13:.EE13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Fixedasset.ods'#$Schedule.$X$30]+['file:///C:/Users/acartwright/Personal/diy/GB%20Accounts/GB%20Accounts%202011/GB%20Accounts%20Company%202011-04-30%20(Apr11)%20OpenOffice/Fixedasset.ods'#$Schedule.$X$83]" office:value-type="float" office:value="0">
            <text:p>0.00 </text:p>
          </table:table-cell>
          <table:table-cell table:style-name="ce43"/>
          <table:table-cell table:style-name="ce59" table:formula="of:=SUM([.EF13:.EH1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Accumulated Depreciation Computers</text:p>
          </table:table-cell>
          <table:table-cell table:style-name="ce173"/>
          <table:table-cell table:style-name="ce59" table:formula="of:=-[$OpenAccounts.P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)/12" office:value-type="float" office:value="-0">
            <text:p>0.00 </text:p>
          </table:table-cell>
          <table:table-cell table:style-name="ce58"/>
          <table:table-cell table:style-name="ce59" table:formula="of:=SUM([.D14:.N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)/12" office:value-type="float" office:value="-0">
            <text:p>0.00 </text:p>
          </table:table-cell>
          <table:table-cell table:style-name="ce43"/>
          <table:table-cell table:style-name="ce59" table:formula="of:=SUM([.O14:.Y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)/12" office:value-type="float" office:value="-0">
            <text:p>0.00 </text:p>
          </table:table-cell>
          <table:table-cell table:style-name="ce43"/>
          <table:table-cell table:style-name="ce59" table:formula="of:=SUM([.Z14:.AJ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)/12" office:value-type="float" office:value="-0">
            <text:p>0.00 </text:p>
          </table:table-cell>
          <table:table-cell table:style-name="ce43"/>
          <table:table-cell table:style-name="ce59" table:formula="of:=SUM([.AK14:.AU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)/12" office:value-type="float" office:value="-0">
            <text:p>0.00 </text:p>
          </table:table-cell>
          <table:table-cell table:style-name="ce43"/>
          <table:table-cell table:style-name="ce59" table:formula="of:=SUM([.AV14:.BF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)/12" office:value-type="float" office:value="-0">
            <text:p>0.00 </text:p>
          </table:table-cell>
          <table:table-cell table:style-name="ce43"/>
          <table:table-cell table:style-name="ce59" table:formula="of:=SUM([.BG14:.BQ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)/12" office:value-type="float" office:value="-0">
            <text:p>0.00 </text:p>
          </table:table-cell>
          <table:table-cell table:style-name="ce43"/>
          <table:table-cell table:style-name="ce59" table:formula="of:=SUM([.BR14:.CB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)/12" office:value-type="float" office:value="-0">
            <text:p>0.00 </text:p>
          </table:table-cell>
          <table:table-cell table:style-name="ce43"/>
          <table:table-cell table:style-name="ce59" table:formula="of:=SUM([.CC14:.CM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)/12" office:value-type="float" office:value="-0">
            <text:p>0.00 </text:p>
          </table:table-cell>
          <table:table-cell table:style-name="ce43"/>
          <table:table-cell table:style-name="ce59" table:formula="of:=SUM([.CN14:.CX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)/12" office:value-type="float" office:value="-0">
            <text:p>0.00 </text:p>
          </table:table-cell>
          <table:table-cell table:style-name="ce43"/>
          <table:table-cell table:style-name="ce59" table:formula="of:=SUM([.CY14:.DI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)/12" office:value-type="float" office:value="-0">
            <text:p>0.00 </text:p>
          </table:table-cell>
          <table:table-cell table:style-name="ce43"/>
          <table:table-cell table:style-name="ce59" table:formula="of:=SUM([.DJ14:.DT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)/12" office:value-type="float" office:value="-0">
            <text:p>0.00 </text:p>
          </table:table-cell>
          <table:table-cell table:style-name="ce43"/>
          <table:table-cell table:style-name="ce59" table:formula="of:=SUM([.DU14:.EE14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Fixedasset.ods'#$Schedule.$X$41]+['file:///C:/Users/acartwright/Personal/diy/GB%20Accounts/GB%20Accounts%202011/GB%20Accounts%20Company%202011-04-30%20(Apr11)%20OpenOffice/Fixedasset.ods'#$Schedule.$X$94]" office:value-type="float" office:value="0">
            <text:p>0.00 </text:p>
          </table:table-cell>
          <table:table-cell table:style-name="ce43"/>
          <table:table-cell table:style-name="ce59" table:formula="of:=SUM([.EF14:.EH1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Accumulated Depreciation Motor Vehicles</text:p>
          </table:table-cell>
          <table:table-cell table:style-name="ce173"/>
          <table:table-cell table:style-name="ce59" table:formula="of:=-[$OpenAccounts.Q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)/12" office:value-type="float" office:value="-0">
            <text:p>0.00 </text:p>
          </table:table-cell>
          <table:table-cell table:style-name="ce58"/>
          <table:table-cell table:style-name="ce59" table:formula="of:=SUM([.D15:.N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)/12" office:value-type="float" office:value="-0">
            <text:p>0.00 </text:p>
          </table:table-cell>
          <table:table-cell table:style-name="ce43"/>
          <table:table-cell table:style-name="ce59" table:formula="of:=SUM([.O15:.Y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)/12" office:value-type="float" office:value="-0">
            <text:p>0.00 </text:p>
          </table:table-cell>
          <table:table-cell table:style-name="ce43"/>
          <table:table-cell table:style-name="ce59" table:formula="of:=SUM([.Z15:.AJ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)/12" office:value-type="float" office:value="-0">
            <text:p>0.00 </text:p>
          </table:table-cell>
          <table:table-cell table:style-name="ce43"/>
          <table:table-cell table:style-name="ce59" table:formula="of:=SUM([.AK15:.AU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)/12" office:value-type="float" office:value="-0">
            <text:p>0.00 </text:p>
          </table:table-cell>
          <table:table-cell table:style-name="ce43"/>
          <table:table-cell table:style-name="ce59" table:formula="of:=SUM([.AV15:.BF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)/12" office:value-type="float" office:value="-0">
            <text:p>0.00 </text:p>
          </table:table-cell>
          <table:table-cell table:style-name="ce43"/>
          <table:table-cell table:style-name="ce59" table:formula="of:=SUM([.BG15:.BQ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)/12" office:value-type="float" office:value="-0">
            <text:p>0.00 </text:p>
          </table:table-cell>
          <table:table-cell table:style-name="ce43"/>
          <table:table-cell table:style-name="ce59" table:formula="of:=SUM([.BR15:.CB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)/12" office:value-type="float" office:value="-0">
            <text:p>0.00 </text:p>
          </table:table-cell>
          <table:table-cell table:style-name="ce43"/>
          <table:table-cell table:style-name="ce59" table:formula="of:=SUM([.CC15:.CM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)/12" office:value-type="float" office:value="-0">
            <text:p>0.00 </text:p>
          </table:table-cell>
          <table:table-cell table:style-name="ce43"/>
          <table:table-cell table:style-name="ce59" table:formula="of:=SUM([.CN15:.CX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)/12" office:value-type="float" office:value="-0">
            <text:p>0.00 </text:p>
          </table:table-cell>
          <table:table-cell table:style-name="ce43"/>
          <table:table-cell table:style-name="ce59" table:formula="of:=SUM([.CY15:.DI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)/12" office:value-type="float" office:value="-0">
            <text:p>0.00 </text:p>
          </table:table-cell>
          <table:table-cell table:style-name="ce43"/>
          <table:table-cell table:style-name="ce59" table:formula="of:=SUM([.DJ15:.DT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)/12" office:value-type="float" office:value="-0">
            <text:p>0.00 </text:p>
          </table:table-cell>
          <table:table-cell table:style-name="ce43"/>
          <table:table-cell table:style-name="ce59" table:formula="of:=SUM([.DU15:.EE15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Fixedasset.ods'#$Schedule.$X$55]+['file:///C:/Users/acartwright/Personal/diy/GB%20Accounts/GB%20Accounts%202011/GB%20Accounts%20Company%202011-04-30%20(Apr11)%20OpenOffice/Fixedasset.ods'#$Schedule.$X$108]" office:value-type="float" office:value="0">
            <text:p>0.00 </text:p>
          </table:table-cell>
          <table:table-cell table:style-name="ce43"/>
          <table:table-cell table:style-name="ce59" table:formula="of:=SUM([.EF15:.EH1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Additions accrued</text:p>
          </table:table-cell>
          <table:table-cell table:style-name="ce173"/>
          <table:table-cell table:style-name="ce59"/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AI$1]" office:value-type="float" office:value="0">
            <text:p>0.00 </text:p>
          </table:table-cell>
          <table:table-cell table:style-name="ce177" table:number-columns-repeated="5"/>
          <table:table-cell/>
          <table:table-cell table:style-name="ce58"/>
          <table:table-cell table:style-name="ce59" table:formula="of:=SUM([.D16:.N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O16:.Y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Z16:.AJ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AK16:.AU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AV16:.BF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BG16:.BQ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BR16:.CB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C16:.CM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N16:.CX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Y16:.DI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DJ16:.DT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DU16:.EE16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04-30%20(Apr11)%20OpenOffice/Fixedasset.ods'#$Schedule.$E$110]" office:value-type="float" office:value="-0">
            <text:p>0.00 </text:p>
          </table:table-cell>
          <table:table-cell table:style-name="ce43"/>
          <table:table-cell table:style-name="ce59" table:formula="of:=SUM([.EF16:.EH1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Disposal Value accrued</text:p>
          </table:table-cell>
          <table:table-cell table:style-name="ce173" office:value-type="string">
            <text:p>FS</text:p>
          </table:table-cell>
          <table:table-cell table:style-name="ce59"/>
          <table:table-cell table:style-name="ce58"/>
          <table:table-cell table:style-name="ce59" table:formula="of:=-['file:///C:/Users/acartwright/Personal/diy/GB%20Accounts/GB%20Accounts%202011/GB%20Accounts%20Company%202011-04-30%20(Apr11)%20OpenOffice/Sales.ods'#$May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formula="of:=-(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)" office:value-type="float" office:value="-0">
            <text:p>0.00 </text:p>
          </table:table-cell>
          <table:table-cell table:style-name="ce58"/>
          <table:table-cell table:style-name="ce59" table:formula="of:=SUM([.D17:.N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n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)" office:value-type="float" office:value="-0">
            <text:p>0.00 </text:p>
          </table:table-cell>
          <table:table-cell table:style-name="ce43"/>
          <table:table-cell table:style-name="ce59" table:formula="of:=SUM([.O17:.Y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l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)" office:value-type="float" office:value="-0">
            <text:p>0.00 </text:p>
          </table:table-cell>
          <table:table-cell table:style-name="ce43"/>
          <table:table-cell table:style-name="ce59" table:formula="of:=SUM([.Z17:.AJ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ug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)" office:value-type="float" office:value="-0">
            <text:p>0.00 </text:p>
          </table:table-cell>
          <table:table-cell table:style-name="ce43"/>
          <table:table-cell table:style-name="ce59" table:formula="of:=SUM([.AK17:.AU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Sep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)" office:value-type="float" office:value="-0">
            <text:p>0.00 </text:p>
          </table:table-cell>
          <table:table-cell table:style-name="ce43"/>
          <table:table-cell table:style-name="ce59" table:formula="of:=SUM([.AV17:.BF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Oct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)" office:value-type="float" office:value="-0">
            <text:p>0.00 </text:p>
          </table:table-cell>
          <table:table-cell table:style-name="ce43"/>
          <table:table-cell table:style-name="ce59" table:formula="of:=SUM([.BG17:.BQ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Nov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)" office:value-type="float" office:value="-0">
            <text:p>0.00 </text:p>
          </table:table-cell>
          <table:table-cell table:style-name="ce43"/>
          <table:table-cell table:style-name="ce59" table:formula="of:=SUM([.BR17:.CB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Dec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)" office:value-type="float" office:value="-0">
            <text:p>0.00 </text:p>
          </table:table-cell>
          <table:table-cell table:style-name="ce43"/>
          <table:table-cell table:style-name="ce59" table:formula="of:=SUM([.CC17:.CM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an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)" office:value-type="float" office:value="-0">
            <text:p>0.00 </text:p>
          </table:table-cell>
          <table:table-cell table:style-name="ce43"/>
          <table:table-cell table:style-name="ce59" table:formula="of:=SUM([.CN17:.CX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Feb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)" office:value-type="float" office:value="-0">
            <text:p>0.00 </text:p>
          </table:table-cell>
          <table:table-cell table:style-name="ce43"/>
          <table:table-cell table:style-name="ce59" table:formula="of:=SUM([.CY17:.DI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Mar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)" office:value-type="float" office:value="-0">
            <text:p>0.00 </text:p>
          </table:table-cell>
          <table:table-cell table:style-name="ce43"/>
          <table:table-cell table:style-name="ce59" table:formula="of:=SUM([.DJ17:.DT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pr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)" office:value-type="float" office:value="-0">
            <text:p>0.00 </text:p>
          </table:table-cell>
          <table:table-cell table:style-name="ce43"/>
          <table:table-cell table:style-name="ce59" table:formula="of:=SUM([.DU17:.EE17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" office:value-type="float" office:value="0">
            <text:p>0.00 </text:p>
          </table:table-cell>
          <table:table-cell table:style-name="ce43"/>
          <table:table-cell table:style-name="ce59" table:formula="of:=SUM([.EF17:.EH1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CURRENT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Stock</text:p>
          </table:table-cell>
          <table:table-cell table:style-name="ce173"/>
          <table:table-cell table:style-name="ce59" table:formula="of:=[$OpenAccounts.E15]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8"/>
          <table:table-cell table:style-name="ce59" table:formula="of:=SUM([.D19:.N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0]-[$Stock.$L$10]-[$Stock.$R$10]-[$Stock.$X$10]+[$Stock.$Z$10]" office:value-type="float" office:value="0">
            <text:p>0.00 </text:p>
          </table:table-cell>
          <table:table-cell table:style-name="ce43"/>
          <table:table-cell table:style-name="ce59" table:formula="of:=SUM([.O19:.Y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2]-[$Stock.$L$12]-[$Stock.$R$12]-[$Stock.$X$12]+[$Stock.$Z$12]" office:value-type="float" office:value="0">
            <text:p>0.00 </text:p>
          </table:table-cell>
          <table:table-cell table:style-name="ce43"/>
          <table:table-cell table:style-name="ce59" table:formula="of:=SUM([.Z19:.AJ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4]-[$Stock.$L$14]-[$Stock.$R$14]-[$Stock.$X$14]+[$Stock.$Z$14]" office:value-type="float" office:value="0">
            <text:p>0.00 </text:p>
          </table:table-cell>
          <table:table-cell table:style-name="ce43"/>
          <table:table-cell table:style-name="ce59" table:formula="of:=SUM([.AK19:.AU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6]-[$Stock.$L$16]-[$Stock.$R$16]-[$Stock.$X$16]+[$Stock.$Z$16]" office:value-type="float" office:value="0">
            <text:p>0.00 </text:p>
          </table:table-cell>
          <table:table-cell table:style-name="ce43"/>
          <table:table-cell table:style-name="ce59" table:formula="of:=SUM([.AV19:.BF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8]-[$Stock.$L$18]-[$Stock.$R$18]-[$Stock.$X$18]+[$Stock.$Z$18]" office:value-type="float" office:value="0">
            <text:p>0.00 </text:p>
          </table:table-cell>
          <table:table-cell table:style-name="ce43"/>
          <table:table-cell table:style-name="ce59" table:formula="of:=SUM([.BG19:.BQ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0]-[$Stock.$L$20]-[$Stock.$R$20]-[$Stock.$X$20]+[$Stock.$Z$20]" office:value-type="float" office:value="0">
            <text:p>0.00 </text:p>
          </table:table-cell>
          <table:table-cell table:style-name="ce43"/>
          <table:table-cell table:style-name="ce59" table:formula="of:=SUM([.BR19:.CB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2]-[$Stock.$L$22]-[$Stock.$R$22]-[$Stock.$X$22]+[$Stock.$Z$22]" office:value-type="float" office:value="0">
            <text:p>0.00 </text:p>
          </table:table-cell>
          <table:table-cell table:style-name="ce43"/>
          <table:table-cell table:style-name="ce59" table:formula="of:=SUM([.CC19:.CM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4]-[$Stock.$L$24]-[$Stock.$R$24]-[$Stock.$X$24]+[$Stock.$Z$24]" office:value-type="float" office:value="0">
            <text:p>0.00 </text:p>
          </table:table-cell>
          <table:table-cell table:style-name="ce43"/>
          <table:table-cell table:style-name="ce59" table:formula="of:=SUM([.CN19:.CX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6]-[$Stock.$L$26]-[$Stock.$R$26]-[$Stock.$X$26]+[$Stock.$Z$26]" office:value-type="float" office:value="0">
            <text:p>0.00 </text:p>
          </table:table-cell>
          <table:table-cell table:style-name="ce43"/>
          <table:table-cell table:style-name="ce59" table:formula="of:=SUM([.CY19:.DI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8]-[$Stock.$L$28]-[$Stock.$R$28]-[$Stock.$X$28]+[$Stock.$Z$28]" office:value-type="float" office:value="0">
            <text:p>0.00 </text:p>
          </table:table-cell>
          <table:table-cell table:style-name="ce43"/>
          <table:table-cell table:style-name="ce59" table:formula="of:=SUM([.DJ19:.DT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30]-[$Stock.$L$30]-[$Stock.$R$30]-[$Stock.$X$30]+[$Stock.$Z$30]" office:value-type="float" office:value="0">
            <text:p>0.00 </text:p>
          </table:table-cell>
          <table:table-cell table:style-name="ce43"/>
          <table:table-cell table:style-name="ce59" table:formula="of:=SUM([.DU19:.EE1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19:.EH1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Trade Debtors</text:p>
          </table:table-cell>
          <table:table-cell table:style-name="ce173" office:value-type="string">
            <text:p>DR</text:p>
          </table:table-cell>
          <table:table-cell table:style-name="ce59" table:formula="of:=[$OpenAccounts.E16]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May10.$F$1]-['file:///C:/Users/acartwright/Personal/diy/GB%20Accounts/GB%20Accounts%202011/GB%20Accounts%20Company%202011-04-30%20(Apr11)%20OpenOffice/Sales.ods'#$May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4-30%20(Apr11)%20OpenOffice/Currentaccount.ods'#$May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y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y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May10.$J$1]" office:value-type="float" office:value="-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20:.N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Jun10.$F$1]-['file:///C:/Users/acartwright/Personal/diy/GB%20Accounts/GB%20Accounts%202011/GB%20Accounts%20Company%202011-04-30%20(Apr11)%20OpenOffice/Sales.ods'#$Jun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4-30%20(Apr11)%20OpenOffice/Currentaccount.ods'#$Jun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n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n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un10.$J$1]" office:value-type="float" office:value="-0">
            <text:p>0.00 </text:p>
          </table:table-cell>
          <table:table-cell table:style-name="ce59"/>
          <table:table-cell table:style-name="ce59" office:value-type="string">
            <text:p><text:s/></text:p>
          </table:table-cell>
          <table:table-cell table:style-name="ce43"/>
          <table:table-cell table:style-name="ce59" table:formula="of:=SUM([.O20:.Y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Jul10.$F$1]-['file:///C:/Users/acartwright/Personal/diy/GB%20Accounts/GB%20Accounts%202011/GB%20Accounts%20Company%202011-04-30%20(Apr11)%20OpenOffice/Sales.ods'#$Jul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4-30%20(Apr11)%20OpenOffice/Currentaccount.ods'#$Jul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l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l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ul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20:.AJ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Aug10.$F$1]-['file:///C:/Users/acartwright/Personal/diy/GB%20Accounts/GB%20Accounts%202011/GB%20Accounts%20Company%202011-04-30%20(Apr11)%20OpenOffice/Sales.ods'#$Aug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4-30%20(Apr11)%20OpenOffice/Currentaccount.ods'#$Aug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ug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ug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Aug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20:.AU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Sep10.$F$1]-['file:///C:/Users/acartwright/Personal/diy/GB%20Accounts/GB%20Accounts%202011/GB%20Accounts%20Company%202011-04-30%20(Apr11)%20OpenOffice/Sales.ods'#$Sep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4-30%20(Apr11)%20OpenOffice/Currentaccount.ods'#$Sep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Sep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Sep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Sep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20:.BF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Oct10.$F$1]-['file:///C:/Users/acartwright/Personal/diy/GB%20Accounts/GB%20Accounts%202011/GB%20Accounts%20Company%202011-04-30%20(Apr11)%20OpenOffice/Sales.ods'#$Oct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4-30%20(Apr11)%20OpenOffice/Currentaccount.ods'#$Oct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Oct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Oct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Oct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20:.BQ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Nov10.$F$1]-['file:///C:/Users/acartwright/Personal/diy/GB%20Accounts/GB%20Accounts%202011/GB%20Accounts%20Company%202011-04-30%20(Apr11)%20OpenOffice/Sales.ods'#$Nov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4-30%20(Apr11)%20OpenOffice/Currentaccount.ods'#$Nov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Nov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Nov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Nov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20:.CB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Dec10.$F$1]-['file:///C:/Users/acartwright/Personal/diy/GB%20Accounts/GB%20Accounts%202011/GB%20Accounts%20Company%202011-04-30%20(Apr11)%20OpenOffice/Sales.ods'#$Dec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4-30%20(Apr11)%20OpenOffice/Currentaccount.ods'#$Dec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Dec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Dec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Dec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20:.CM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Jan11.$F$1]-['file:///C:/Users/acartwright/Personal/diy/GB%20Accounts/GB%20Accounts%202011/GB%20Accounts%20Company%202011-04-30%20(Apr11)%20OpenOffice/Sales.ods'#$Jan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4-30%20(Apr11)%20OpenOffice/Currentaccount.ods'#$Ja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a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a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an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20:.CX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Feb11.$F$1]-['file:///C:/Users/acartwright/Personal/diy/GB%20Accounts/GB%20Accounts%202011/GB%20Accounts%20Company%202011-04-30%20(Apr11)%20OpenOffice/Sales.ods'#$Feb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4-30%20(Apr11)%20OpenOffice/Currentaccount.ods'#$Feb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Feb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Feb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Feb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20:.DI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Mar11.$F$1]-['file:///C:/Users/acartwright/Personal/diy/GB%20Accounts/GB%20Accounts%202011/GB%20Accounts%20Company%202011-04-30%20(Apr11)%20OpenOffice/Sales.ods'#$Mar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4-30%20(Apr11)%20OpenOffice/Currentaccount.ods'#$Ma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Mar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20:.DT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Apr11.$F$1]-['file:///C:/Users/acartwright/Personal/diy/GB%20Accounts/GB%20Accounts%202011/GB%20Accounts%20Company%202011-04-30%20(Apr11)%20OpenOffice/Sales.ods'#$Apr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4-30%20(Apr11)%20OpenOffice/Currentaccount.ods'#$Ap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p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p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Apr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20:.EE2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0:.EH2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9" office:value-type="string">
            <text:p>Cash &amp; Bank Receip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nk Current Accountt</text:p>
          </table:table-cell>
          <table:table-cell table:style-name="ce173" office:value-type="string">
            <text:p>BB</text:p>
          </table:table-cell>
          <table:table-cell table:style-name="ce59" table:formula="of:=[$OpenAccounts.G18]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4-30%20(Apr11)%20OpenOffice/Currentaccount.ods'#$May10.$F$1]-['file:///C:/Users/acartwright/Personal/diy/GB%20Accounts/GB%20Accounts%202011/GB%20Accounts%20Company%202011-04-30%20(Apr11)%20OpenOffice/Currentaccount.ods'#$May10.$X$1]" office:value-type="float" office:value="0">
            <text:p>0.00 </text:p>
          </table:table-cell>
          <table:table-cell table:style-name="ce177" table:number-columns-repeated="4"/>
          <table:table-cell/>
          <table:table-cell table:style-name="ce58"/>
          <table:table-cell table:style-name="ce59" table:formula="of:=SUM([.D22:.N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4-30%20(Apr11)%20OpenOffice/Currentaccount.ods'#$Jun10.$F$1]-['file:///C:/Users/acartwright/Personal/diy/GB%20Accounts/GB%20Accounts%202011/GB%20Accounts%20Company%202011-04-30%20(Apr11)%20OpenOffice/Currentaccount.ods'#$Jun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O22:.Y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4-30%20(Apr11)%20OpenOffice/Currentaccount.ods'#$Jul10.$F$1]-['file:///C:/Users/acartwright/Personal/diy/GB%20Accounts/GB%20Accounts%202011/GB%20Accounts%20Company%202011-04-30%20(Apr11)%20OpenOffice/Currentaccount.ods'#$Jul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Z22:.AJ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4-30%20(Apr11)%20OpenOffice/Currentaccount.ods'#$Aug10.$F$1]-['file:///C:/Users/acartwright/Personal/diy/GB%20Accounts/GB%20Accounts%202011/GB%20Accounts%20Company%202011-04-30%20(Apr11)%20OpenOffice/Currentaccount.ods'#$Aug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AK22:.AU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4-30%20(Apr11)%20OpenOffice/Currentaccount.ods'#$Sep10.$F$1]-['file:///C:/Users/acartwright/Personal/diy/GB%20Accounts/GB%20Accounts%202011/GB%20Accounts%20Company%202011-04-30%20(Apr11)%20OpenOffice/Currentaccount.ods'#$Sep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AV22:.BF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4-30%20(Apr11)%20OpenOffice/Currentaccount.ods'#$Oct10.$F$1]-['file:///C:/Users/acartwright/Personal/diy/GB%20Accounts/GB%20Accounts%202011/GB%20Accounts%20Company%202011-04-30%20(Apr11)%20OpenOffice/Currentaccount.ods'#$Oct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BG22:.BQ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4-30%20(Apr11)%20OpenOffice/Currentaccount.ods'#$Nov10.$F$1]-['file:///C:/Users/acartwright/Personal/diy/GB%20Accounts/GB%20Accounts%202011/GB%20Accounts%20Company%202011-04-30%20(Apr11)%20OpenOffice/Currentaccount.ods'#$Nov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BR22:.CB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4-30%20(Apr11)%20OpenOffice/Currentaccount.ods'#$Dec10.$F$1]-['file:///C:/Users/acartwright/Personal/diy/GB%20Accounts/GB%20Accounts%202011/GB%20Accounts%20Company%202011-04-30%20(Apr11)%20OpenOffice/Currentaccount.ods'#$Dec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C22:.CM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4-30%20(Apr11)%20OpenOffice/Currentaccount.ods'#$Jan11.$F$1]-['file:///C:/Users/acartwright/Personal/diy/GB%20Accounts/GB%20Accounts%202011/GB%20Accounts%20Company%202011-04-30%20(Apr11)%20OpenOffice/Currentaccount.ods'#$Jan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N22:.CX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4-30%20(Apr11)%20OpenOffice/Currentaccount.ods'#$Feb11.$F$1]-['file:///C:/Users/acartwright/Personal/diy/GB%20Accounts/GB%20Accounts%202011/GB%20Accounts%20Company%202011-04-30%20(Apr11)%20OpenOffice/Currentaccount.ods'#$Feb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Y22:.DI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4-30%20(Apr11)%20OpenOffice/Currentaccount.ods'#$Mar11.$F$1]-['file:///C:/Users/acartwright/Personal/diy/GB%20Accounts/GB%20Accounts%202011/GB%20Accounts%20Company%202011-04-30%20(Apr11)%20OpenOffice/Currentaccount.ods'#$Mar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DJ22:.DT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4-30%20(Apr11)%20OpenOffice/Currentaccount.ods'#$Apr11.$F$1]-['file:///C:/Users/acartwright/Personal/diy/GB%20Accounts/GB%20Accounts%202011/GB%20Accounts%20Company%202011-04-30%20(Apr11)%20OpenOffice/Currentaccount.ods'#$Apr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DU22:.EE2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2:.EH2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nk Savings Account</text:p>
          </table:table-cell>
          <table:table-cell table:style-name="ce173" office:value-type="string">
            <text:p>BS</text:p>
          </table:table-cell>
          <table:table-cell table:style-name="ce59" table:formula="of:=[$OpenAccounts.H18]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4-30%20(Apr11)%20OpenOffice/Savingaccount.ods'#$May10.$F$1]-['file:///C:/Users/acartwright/Personal/diy/GB%20Accounts/GB%20Accounts%202011/GB%20Accounts%20Company%202011-04-30%20(Apr11)%20OpenOffice/Savingaccount.ods'#$May10.$X$1]" office:value-type="float" office:value="0">
            <text:p>0.00 </text:p>
          </table:table-cell>
          <table:table-cell table:style-name="ce177" table:number-columns-repeated="3"/>
          <table:table-cell/>
          <table:table-cell table:style-name="ce58"/>
          <table:table-cell table:style-name="ce59" table:formula="of:=SUM([.D23:.N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4-30%20(Apr11)%20OpenOffice/Savingaccount.ods'#$Jun10.$F$1]-['file:///C:/Users/acartwright/Personal/diy/GB%20Accounts/GB%20Accounts%202011/GB%20Accounts%20Company%202011-04-30%20(Apr11)%20OpenOffice/Savingaccount.ods'#$Jun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O23:.Y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4-30%20(Apr11)%20OpenOffice/Savingaccount.ods'#$Jul10.$F$1]-['file:///C:/Users/acartwright/Personal/diy/GB%20Accounts/GB%20Accounts%202011/GB%20Accounts%20Company%202011-04-30%20(Apr11)%20OpenOffice/Savingaccount.ods'#$Jul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Z23:.AJ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4-30%20(Apr11)%20OpenOffice/Savingaccount.ods'#$Aug10.$F$1]-['file:///C:/Users/acartwright/Personal/diy/GB%20Accounts/GB%20Accounts%202011/GB%20Accounts%20Company%202011-04-30%20(Apr11)%20OpenOffice/Savingaccount.ods'#$Aug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AK23:.AU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4-30%20(Apr11)%20OpenOffice/Savingaccount.ods'#$Sep10.$F$1]-['file:///C:/Users/acartwright/Personal/diy/GB%20Accounts/GB%20Accounts%202011/GB%20Accounts%20Company%202011-04-30%20(Apr11)%20OpenOffice/Savingaccount.ods'#$Sep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AV23:.BF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4-30%20(Apr11)%20OpenOffice/Savingaccount.ods'#$Oct10.$F$1]-['file:///C:/Users/acartwright/Personal/diy/GB%20Accounts/GB%20Accounts%202011/GB%20Accounts%20Company%202011-04-30%20(Apr11)%20OpenOffice/Savingaccount.ods'#$Oct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BG23:.BQ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4-30%20(Apr11)%20OpenOffice/Savingaccount.ods'#$Nov10.$F$1]-['file:///C:/Users/acartwright/Personal/diy/GB%20Accounts/GB%20Accounts%202011/GB%20Accounts%20Company%202011-04-30%20(Apr11)%20OpenOffice/Savingaccount.ods'#$Nov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BR23:.CB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4-30%20(Apr11)%20OpenOffice/Savingaccount.ods'#$Dec10.$F$1]-['file:///C:/Users/acartwright/Personal/diy/GB%20Accounts/GB%20Accounts%202011/GB%20Accounts%20Company%202011-04-30%20(Apr11)%20OpenOffice/Savingaccount.ods'#$Dec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C23:.CM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4-30%20(Apr11)%20OpenOffice/Savingaccount.ods'#$Jan11.$F$1]-['file:///C:/Users/acartwright/Personal/diy/GB%20Accounts/GB%20Accounts%202011/GB%20Accounts%20Company%202011-04-30%20(Apr11)%20OpenOffice/Savingaccount.ods'#$Jan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N23:.CX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4-30%20(Apr11)%20OpenOffice/Savingaccount.ods'#$Feb11.$F$1]-['file:///C:/Users/acartwright/Personal/diy/GB%20Accounts/GB%20Accounts%202011/GB%20Accounts%20Company%202011-04-30%20(Apr11)%20OpenOffice/Savingaccount.ods'#$Feb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Y23:.DI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4-30%20(Apr11)%20OpenOffice/Savingaccount.ods'#$Mar11.$F$1]-['file:///C:/Users/acartwright/Personal/diy/GB%20Accounts/GB%20Accounts%202011/GB%20Accounts%20Company%202011-04-30%20(Apr11)%20OpenOffice/Savingaccount.ods'#$Mar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DJ23:.DT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4-30%20(Apr11)%20OpenOffice/Savingaccount.ods'#$Apr11.$F$1]-['file:///C:/Users/acartwright/Personal/diy/GB%20Accounts/GB%20Accounts%202011/GB%20Accounts%20Company%202011-04-30%20(Apr11)%20OpenOffice/Savingaccount.ods'#$Apr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DU23:.EE2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3:.EH2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 Card Account</text:p>
          </table:table-cell>
          <table:table-cell table:style-name="ce173" office:value-type="string">
            <text:p>BD</text:p>
          </table:table-cell>
          <table:table-cell table:style-name="ce59" table:formula="of:=[$OpenAccounts.I18]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4-30%20(Apr11)%20OpenOffice/Creditcardaccount.ods'#$May10.$F$1]-['file:///C:/Users/acartwright/Personal/diy/GB%20Accounts/GB%20Accounts%202011/GB%20Accounts%20Company%202011-04-30%20(Apr11)%20OpenOffice/Creditcardaccount.ods'#$May10.$X$1]" office:value-type="float" office:value="0">
            <text:p>0.00 </text:p>
          </table:table-cell>
          <table:table-cell table:style-name="ce177" table:number-columns-repeated="2"/>
          <table:table-cell/>
          <table:table-cell table:style-name="ce58"/>
          <table:table-cell table:style-name="ce59" table:formula="of:=SUM([.D24:.N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4-30%20(Apr11)%20OpenOffice/Creditcardaccount.ods'#$Jun10.$F$1]-['file:///C:/Users/acartwright/Personal/diy/GB%20Accounts/GB%20Accounts%202011/GB%20Accounts%20Company%202011-04-30%20(Apr11)%20OpenOffice/Creditcardaccount.ods'#$Jun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O24:.Y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4-30%20(Apr11)%20OpenOffice/Creditcardaccount.ods'#$Jul10.$F$1]-['file:///C:/Users/acartwright/Personal/diy/GB%20Accounts/GB%20Accounts%202011/GB%20Accounts%20Company%202011-04-30%20(Apr11)%20OpenOffice/Creditcardaccount.ods'#$Jul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Z24:.AJ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4-30%20(Apr11)%20OpenOffice/Creditcardaccount.ods'#$Aug10.$F$1]-['file:///C:/Users/acartwright/Personal/diy/GB%20Accounts/GB%20Accounts%202011/GB%20Accounts%20Company%202011-04-30%20(Apr11)%20OpenOffice/Creditcardaccount.ods'#$Aug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AK24:.AU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4-30%20(Apr11)%20OpenOffice/Creditcardaccount.ods'#$Sep10.$F$1]-['file:///C:/Users/acartwright/Personal/diy/GB%20Accounts/GB%20Accounts%202011/GB%20Accounts%20Company%202011-04-30%20(Apr11)%20OpenOffice/Creditcardaccount.ods'#$Sep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AV24:.BF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4-30%20(Apr11)%20OpenOffice/Creditcardaccount.ods'#$Oct10.$F$1]-['file:///C:/Users/acartwright/Personal/diy/GB%20Accounts/GB%20Accounts%202011/GB%20Accounts%20Company%202011-04-30%20(Apr11)%20OpenOffice/Creditcardaccount.ods'#$Oct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BG24:.BQ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4-30%20(Apr11)%20OpenOffice/Creditcardaccount.ods'#$Nov10.$F$1]-['file:///C:/Users/acartwright/Personal/diy/GB%20Accounts/GB%20Accounts%202011/GB%20Accounts%20Company%202011-04-30%20(Apr11)%20OpenOffice/Creditcardaccount.ods'#$Nov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BR24:.CB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4-30%20(Apr11)%20OpenOffice/Creditcardaccount.ods'#$Dec10.$F$1]-['file:///C:/Users/acartwright/Personal/diy/GB%20Accounts/GB%20Accounts%202011/GB%20Accounts%20Company%202011-04-30%20(Apr11)%20OpenOffice/Creditcardaccount.ods'#$Dec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C24:.CM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4-30%20(Apr11)%20OpenOffice/Creditcardaccount.ods'#$Jan11.$F$1]-['file:///C:/Users/acartwright/Personal/diy/GB%20Accounts/GB%20Accounts%202011/GB%20Accounts%20Company%202011-04-30%20(Apr11)%20OpenOffice/Creditcardaccount.ods'#$Jan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N24:.CX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4-30%20(Apr11)%20OpenOffice/Creditcardaccount.ods'#$Feb11.$F$1]-['file:///C:/Users/acartwright/Personal/diy/GB%20Accounts/GB%20Accounts%202011/GB%20Accounts%20Company%202011-04-30%20(Apr11)%20OpenOffice/Creditcardaccount.ods'#$Feb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Y24:.DI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4-30%20(Apr11)%20OpenOffice/Creditcardaccount.ods'#$Mar11.$F$1]-['file:///C:/Users/acartwright/Personal/diy/GB%20Accounts/GB%20Accounts%202011/GB%20Accounts%20Company%202011-04-30%20(Apr11)%20OpenOffice/Creditcardaccount.ods'#$Mar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DJ24:.DT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4-30%20(Apr11)%20OpenOffice/Creditcardaccount.ods'#$Apr11.$F$1]-['file:///C:/Users/acartwright/Personal/diy/GB%20Accounts/GB%20Accounts%202011/GB%20Accounts%20Company%202011-04-30%20(Apr11)%20OpenOffice/Creditcardaccount.ods'#$Apr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DU24:.EE2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4:.EH2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ash Account</text:p>
          </table:table-cell>
          <table:table-cell table:style-name="ce173" office:value-type="string">
            <text:p>BC</text:p>
          </table:table-cell>
          <table:table-cell table:style-name="ce59" table:formula="of:=[$OpenAccounts.J18]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4-30%20(Apr11)%20OpenOffice/Cashaccount.ods'#$May10.$F$1]-['file:///C:/Users/acartwright/Personal/diy/GB%20Accounts/GB%20Accounts%202011/GB%20Accounts%20Company%202011-04-30%20(Apr11)%20OpenOffice/Cashaccount.ods'#$May10.$U$1]" office:value-type="float" office:value="0">
            <text:p>0.00 </text:p>
          </table:table-cell>
          <table:table-cell table:style-name="ce177"/>
          <table:table-cell/>
          <table:table-cell table:style-name="ce58"/>
          <table:table-cell table:style-name="ce59" table:formula="of:=SUM([.D25:.N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4-30%20(Apr11)%20OpenOffice/Cashaccount.ods'#$Jun10.$F$1]-['file:///C:/Users/acartwright/Personal/diy/GB%20Accounts/GB%20Accounts%202011/GB%20Accounts%20Company%202011-04-30%20(Apr11)%20OpenOffice/Cashaccount.ods'#$Jun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O25:.Y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4-30%20(Apr11)%20OpenOffice/Cashaccount.ods'#$Jul10.$F$1]-['file:///C:/Users/acartwright/Personal/diy/GB%20Accounts/GB%20Accounts%202011/GB%20Accounts%20Company%202011-04-30%20(Apr11)%20OpenOffice/Cashaccount.ods'#$Jul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Z25:.AJ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4-30%20(Apr11)%20OpenOffice/Cashaccount.ods'#$Aug10.$F$1]-['file:///C:/Users/acartwright/Personal/diy/GB%20Accounts/GB%20Accounts%202011/GB%20Accounts%20Company%202011-04-30%20(Apr11)%20OpenOffice/Cashaccount.ods'#$Aug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AK25:.AU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4-30%20(Apr11)%20OpenOffice/Cashaccount.ods'#$Sep10.$F$1]-['file:///C:/Users/acartwright/Personal/diy/GB%20Accounts/GB%20Accounts%202011/GB%20Accounts%20Company%202011-04-30%20(Apr11)%20OpenOffice/Cashaccount.ods'#$Sep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AV25:.BF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4-30%20(Apr11)%20OpenOffice/Cashaccount.ods'#$Oct10.$F$1]-['file:///C:/Users/acartwright/Personal/diy/GB%20Accounts/GB%20Accounts%202011/GB%20Accounts%20Company%202011-04-30%20(Apr11)%20OpenOffice/Cashaccount.ods'#$Oct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BG25:.BQ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4-30%20(Apr11)%20OpenOffice/Cashaccount.ods'#$Nov10.$F$1]-['file:///C:/Users/acartwright/Personal/diy/GB%20Accounts/GB%20Accounts%202011/GB%20Accounts%20Company%202011-04-30%20(Apr11)%20OpenOffice/Cashaccount.ods'#$Nov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BR25:.CB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4-30%20(Apr11)%20OpenOffice/Cashaccount.ods'#$Dec10.$F$1]-['file:///C:/Users/acartwright/Personal/diy/GB%20Accounts/GB%20Accounts%202011/GB%20Accounts%20Company%202011-04-30%20(Apr11)%20OpenOffice/Cashaccount.ods'#$Dec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C25:.CM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4-30%20(Apr11)%20OpenOffice/Cashaccount.ods'#$Jan11.$F$1]-['file:///C:/Users/acartwright/Personal/diy/GB%20Accounts/GB%20Accounts%202011/GB%20Accounts%20Company%202011-04-30%20(Apr11)%20OpenOffice/Cashaccount.ods'#$Jan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N25:.CX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4-30%20(Apr11)%20OpenOffice/Cashaccount.ods'#$Feb11.$F$1]-['file:///C:/Users/acartwright/Personal/diy/GB%20Accounts/GB%20Accounts%202011/GB%20Accounts%20Company%202011-04-30%20(Apr11)%20OpenOffice/Cashaccount.ods'#$Feb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Y25:.DI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4-30%20(Apr11)%20OpenOffice/Cashaccount.ods'#$Mar11.$F$1]-['file:///C:/Users/acartwright/Personal/diy/GB%20Accounts/GB%20Accounts%202011/GB%20Accounts%20Company%202011-04-30%20(Apr11)%20OpenOffice/Cashaccount.ods'#$Mar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DJ25:.DT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4-30%20(Apr11)%20OpenOffice/Cashaccount.ods'#$Apr11.$F$1]-['file:///C:/Users/acartwright/Personal/diy/GB%20Accounts/GB%20Accounts%202011/GB%20Accounts%20Company%202011-04-30%20(Apr11)%20OpenOffice/Cashaccount.ods'#$Apr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DU25:.EE25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Companysecretary.ods'#$Boardmeeting.$E$6]" office:value-type="float" office:value="0">
            <text:p>0.00 </text:p>
          </table:table-cell>
          <table:table-cell table:style-name="ce43"/>
          <table:table-cell table:style-name="ce59" table:formula="of:=SUM([.EF25:.EH2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Intra Cash &amp; Bank Transfers</text:p>
          </table:table-cell>
          <table:table-cell table:style-name="ce173"/>
          <table:table-cell table:style-name="ce177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4-30%20(Apr11)%20OpenOffice/Currentaccount.ods'#$May10.$G$1]-['file:///C:/Users/acartwright/Personal/diy/GB%20Accounts/GB%20Accounts%202011/GB%20Accounts%20Company%202011-04-30%20(Apr11)%20OpenOffice/Currentaccount.ods'#$May10.$H$1]-['file:///C:/Users/acartwright/Personal/diy/GB%20Accounts/GB%20Accounts%202011/GB%20Accounts%20Company%202011-04-30%20(Apr11)%20OpenOffice/Currentaccount.ods'#$May10.$I$1]+['file:///C:/Users/acartwright/Personal/diy/GB%20Accounts/GB%20Accounts%202011/GB%20Accounts%20Company%202011-04-30%20(Apr11)%20OpenOffice/Currentaccount.ods'#$May10.$Y$1]+['file:///C:/Users/acartwright/Personal/diy/GB%20Accounts/GB%20Accounts%202011/GB%20Accounts%20Company%202011-04-30%20(Apr11)%20OpenOffice/Currentaccount.ods'#$May10.$Z$1]+['file:///C:/Users/acartwright/Personal/diy/GB%20Accounts/GB%20Accounts%202011/GB%20Accounts%20Company%202011-04-30%20(Apr11)%20OpenOffice/Currentaccount.ods'#$May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Savingaccount.ods'#$May10.$G$1]-['file:///C:/Users/acartwright/Personal/diy/GB%20Accounts/GB%20Accounts%202011/GB%20Accounts%20Company%202011-04-30%20(Apr11)%20OpenOffice/Savingaccount.ods'#$May10.$H$1]-['file:///C:/Users/acartwright/Personal/diy/GB%20Accounts/GB%20Accounts%202011/GB%20Accounts%20Company%202011-04-30%20(Apr11)%20OpenOffice/Savingaccount.ods'#$May10.$I$1]+['file:///C:/Users/acartwright/Personal/diy/GB%20Accounts/GB%20Accounts%202011/GB%20Accounts%20Company%202011-04-30%20(Apr11)%20OpenOffice/Savingaccount.ods'#$May10.$Y$1]+['file:///C:/Users/acartwright/Personal/diy/GB%20Accounts/GB%20Accounts%202011/GB%20Accounts%20Company%202011-04-30%20(Apr11)%20OpenOffice/Savingaccount.ods'#$May10.$Z$1]+['file:///C:/Users/acartwright/Personal/diy/GB%20Accounts/GB%20Accounts%202011/GB%20Accounts%20Company%202011-04-30%20(Apr11)%20OpenOffice/Savingaccount.ods'#$May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reditcardaccount.ods'#$May10.$G$1]-['file:///C:/Users/acartwright/Personal/diy/GB%20Accounts/GB%20Accounts%202011/GB%20Accounts%20Company%202011-04-30%20(Apr11)%20OpenOffice/Creditcardaccount.ods'#$May10.$H$1]-['file:///C:/Users/acartwright/Personal/diy/GB%20Accounts/GB%20Accounts%202011/GB%20Accounts%20Company%202011-04-30%20(Apr11)%20OpenOffice/Creditcardaccount.ods'#$May10.$I$1]+['file:///C:/Users/acartwright/Personal/diy/GB%20Accounts/GB%20Accounts%202011/GB%20Accounts%20Company%202011-04-30%20(Apr11)%20OpenOffice/Creditcardaccount.ods'#$May10.$Y$1]+['file:///C:/Users/acartwright/Personal/diy/GB%20Accounts/GB%20Accounts%202011/GB%20Accounts%20Company%202011-04-30%20(Apr11)%20OpenOffice/Creditcardaccount.ods'#$May10.$Z$1]+['file:///C:/Users/acartwright/Personal/diy/GB%20Accounts/GB%20Accounts%202011/GB%20Accounts%20Company%202011-04-30%20(Apr11)%20OpenOffice/Creditcardaccount.ods'#$May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ashaccount.ods'#$May10.$G$1]-['file:///C:/Users/acartwright/Personal/diy/GB%20Accounts/GB%20Accounts%202011/GB%20Accounts%20Company%202011-04-30%20(Apr11)%20OpenOffice/Cashaccount.ods'#$May10.$H$1]-['file:///C:/Users/acartwright/Personal/diy/GB%20Accounts/GB%20Accounts%202011/GB%20Accounts%20Company%202011-04-30%20(Apr11)%20OpenOffice/Cashaccount.ods'#$May10.$I$1]+['file:///C:/Users/acartwright/Personal/diy/GB%20Accounts/GB%20Accounts%202011/GB%20Accounts%20Company%202011-04-30%20(Apr11)%20OpenOffice/Cashaccount.ods'#$May10.$V$1]+['file:///C:/Users/acartwright/Personal/diy/GB%20Accounts/GB%20Accounts%202011/GB%20Accounts%20Company%202011-04-30%20(Apr11)%20OpenOffice/Cashaccount.ods'#$May10.$W$1]+['file:///C:/Users/acartwright/Personal/diy/GB%20Accounts/GB%20Accounts%202011/GB%20Accounts%20Company%202011-04-30%20(Apr11)%20OpenOffice/Cashaccount.ods'#$May10.$X$1]" office:value-type="float" office:value="0">
            <text:p>0.00 </text:p>
          </table:table-cell>
          <table:table-cell table:style-name="ce177" table:number-columns-repeated="2"/>
          <table:table-cell table:style-name="ce58"/>
          <table:table-cell table:style-name="ce59" table:formula="of:=SUM([.D26:.N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4-30%20(Apr11)%20OpenOffice/Currentaccount.ods'#$Jun10.$G$1]-['file:///C:/Users/acartwright/Personal/diy/GB%20Accounts/GB%20Accounts%202011/GB%20Accounts%20Company%202011-04-30%20(Apr11)%20OpenOffice/Currentaccount.ods'#$Jun10.$H$1]-['file:///C:/Users/acartwright/Personal/diy/GB%20Accounts/GB%20Accounts%202011/GB%20Accounts%20Company%202011-04-30%20(Apr11)%20OpenOffice/Currentaccount.ods'#$Jun10.$I$1]+['file:///C:/Users/acartwright/Personal/diy/GB%20Accounts/GB%20Accounts%202011/GB%20Accounts%20Company%202011-04-30%20(Apr11)%20OpenOffice/Currentaccount.ods'#$Jun10.$Y$1]+['file:///C:/Users/acartwright/Personal/diy/GB%20Accounts/GB%20Accounts%202011/GB%20Accounts%20Company%202011-04-30%20(Apr11)%20OpenOffice/Currentaccount.ods'#$Jun10.$Z$1]+['file:///C:/Users/acartwright/Personal/diy/GB%20Accounts/GB%20Accounts%202011/GB%20Accounts%20Company%202011-04-30%20(Apr11)%20OpenOffice/Currentaccount.ods'#$Jun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Savingaccount.ods'#$Jun10.$G$1]-['file:///C:/Users/acartwright/Personal/diy/GB%20Accounts/GB%20Accounts%202011/GB%20Accounts%20Company%202011-04-30%20(Apr11)%20OpenOffice/Savingaccount.ods'#$Jun10.$H$1]-['file:///C:/Users/acartwright/Personal/diy/GB%20Accounts/GB%20Accounts%202011/GB%20Accounts%20Company%202011-04-30%20(Apr11)%20OpenOffice/Savingaccount.ods'#$Jun10.$I$1]+['file:///C:/Users/acartwright/Personal/diy/GB%20Accounts/GB%20Accounts%202011/GB%20Accounts%20Company%202011-04-30%20(Apr11)%20OpenOffice/Savingaccount.ods'#$Jun10.$Y$1]+['file:///C:/Users/acartwright/Personal/diy/GB%20Accounts/GB%20Accounts%202011/GB%20Accounts%20Company%202011-04-30%20(Apr11)%20OpenOffice/Savingaccount.ods'#$Jun10.$Z$1]+['file:///C:/Users/acartwright/Personal/diy/GB%20Accounts/GB%20Accounts%202011/GB%20Accounts%20Company%202011-04-30%20(Apr11)%20OpenOffice/Savingaccount.ods'#$Jun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reditcardaccount.ods'#$Jun10.$G$1]-['file:///C:/Users/acartwright/Personal/diy/GB%20Accounts/GB%20Accounts%202011/GB%20Accounts%20Company%202011-04-30%20(Apr11)%20OpenOffice/Creditcardaccount.ods'#$Jun10.$H$1]-['file:///C:/Users/acartwright/Personal/diy/GB%20Accounts/GB%20Accounts%202011/GB%20Accounts%20Company%202011-04-30%20(Apr11)%20OpenOffice/Creditcardaccount.ods'#$Jun10.$I$1]+['file:///C:/Users/acartwright/Personal/diy/GB%20Accounts/GB%20Accounts%202011/GB%20Accounts%20Company%202011-04-30%20(Apr11)%20OpenOffice/Creditcardaccount.ods'#$Jun10.$Y$1]+['file:///C:/Users/acartwright/Personal/diy/GB%20Accounts/GB%20Accounts%202011/GB%20Accounts%20Company%202011-04-30%20(Apr11)%20OpenOffice/Creditcardaccount.ods'#$Jun10.$Z$1]+['file:///C:/Users/acartwright/Personal/diy/GB%20Accounts/GB%20Accounts%202011/GB%20Accounts%20Company%202011-04-30%20(Apr11)%20OpenOffice/Creditcardaccount.ods'#$Jun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ashaccount.ods'#$Jun10.$G$1]-['file:///C:/Users/acartwright/Personal/diy/GB%20Accounts/GB%20Accounts%202011/GB%20Accounts%20Company%202011-04-30%20(Apr11)%20OpenOffice/Cashaccount.ods'#$Jun10.$H$1]-['file:///C:/Users/acartwright/Personal/diy/GB%20Accounts/GB%20Accounts%202011/GB%20Accounts%20Company%202011-04-30%20(Apr11)%20OpenOffice/Cashaccount.ods'#$Jun10.$I$1]+['file:///C:/Users/acartwright/Personal/diy/GB%20Accounts/GB%20Accounts%202011/GB%20Accounts%20Company%202011-04-30%20(Apr11)%20OpenOffice/Cashaccount.ods'#$Jun10.$V$1]+['file:///C:/Users/acartwright/Personal/diy/GB%20Accounts/GB%20Accounts%202011/GB%20Accounts%20Company%202011-04-30%20(Apr11)%20OpenOffice/Cashaccount.ods'#$Jun10.$W$1]+['file:///C:/Users/acartwright/Personal/diy/GB%20Accounts/GB%20Accounts%202011/GB%20Accounts%20Company%202011-04-30%20(Apr11)%20OpenOffice/Cashaccount.ods'#$Jun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O26:.Y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4-30%20(Apr11)%20OpenOffice/Currentaccount.ods'#$Jul10.$G$1]-['file:///C:/Users/acartwright/Personal/diy/GB%20Accounts/GB%20Accounts%202011/GB%20Accounts%20Company%202011-04-30%20(Apr11)%20OpenOffice/Currentaccount.ods'#$Jul10.$H$1]-['file:///C:/Users/acartwright/Personal/diy/GB%20Accounts/GB%20Accounts%202011/GB%20Accounts%20Company%202011-04-30%20(Apr11)%20OpenOffice/Currentaccount.ods'#$Jul10.$I$1]+['file:///C:/Users/acartwright/Personal/diy/GB%20Accounts/GB%20Accounts%202011/GB%20Accounts%20Company%202011-04-30%20(Apr11)%20OpenOffice/Currentaccount.ods'#$Jul10.$Y$1]+['file:///C:/Users/acartwright/Personal/diy/GB%20Accounts/GB%20Accounts%202011/GB%20Accounts%20Company%202011-04-30%20(Apr11)%20OpenOffice/Currentaccount.ods'#$Jul10.$Z$1]+['file:///C:/Users/acartwright/Personal/diy/GB%20Accounts/GB%20Accounts%202011/GB%20Accounts%20Company%202011-04-30%20(Apr11)%20OpenOffice/Currentaccount.ods'#$Jul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Savingaccount.ods'#$Jul10.$G$1]-['file:///C:/Users/acartwright/Personal/diy/GB%20Accounts/GB%20Accounts%202011/GB%20Accounts%20Company%202011-04-30%20(Apr11)%20OpenOffice/Savingaccount.ods'#$Jul10.$H$1]-['file:///C:/Users/acartwright/Personal/diy/GB%20Accounts/GB%20Accounts%202011/GB%20Accounts%20Company%202011-04-30%20(Apr11)%20OpenOffice/Savingaccount.ods'#$Jul10.$I$1]+['file:///C:/Users/acartwright/Personal/diy/GB%20Accounts/GB%20Accounts%202011/GB%20Accounts%20Company%202011-04-30%20(Apr11)%20OpenOffice/Savingaccount.ods'#$Jul10.$Y$1]+['file:///C:/Users/acartwright/Personal/diy/GB%20Accounts/GB%20Accounts%202011/GB%20Accounts%20Company%202011-04-30%20(Apr11)%20OpenOffice/Savingaccount.ods'#$Jul10.$Z$1]+['file:///C:/Users/acartwright/Personal/diy/GB%20Accounts/GB%20Accounts%202011/GB%20Accounts%20Company%202011-04-30%20(Apr11)%20OpenOffice/Savingaccount.ods'#$Jul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reditcardaccount.ods'#$Jul10.$G$1]-['file:///C:/Users/acartwright/Personal/diy/GB%20Accounts/GB%20Accounts%202011/GB%20Accounts%20Company%202011-04-30%20(Apr11)%20OpenOffice/Creditcardaccount.ods'#$Jul10.$H$1]-['file:///C:/Users/acartwright/Personal/diy/GB%20Accounts/GB%20Accounts%202011/GB%20Accounts%20Company%202011-04-30%20(Apr11)%20OpenOffice/Creditcardaccount.ods'#$Jul10.$I$1]+['file:///C:/Users/acartwright/Personal/diy/GB%20Accounts/GB%20Accounts%202011/GB%20Accounts%20Company%202011-04-30%20(Apr11)%20OpenOffice/Creditcardaccount.ods'#$Jul10.$Y$1]+['file:///C:/Users/acartwright/Personal/diy/GB%20Accounts/GB%20Accounts%202011/GB%20Accounts%20Company%202011-04-30%20(Apr11)%20OpenOffice/Creditcardaccount.ods'#$Jul10.$Z$1]+['file:///C:/Users/acartwright/Personal/diy/GB%20Accounts/GB%20Accounts%202011/GB%20Accounts%20Company%202011-04-30%20(Apr11)%20OpenOffice/Creditcardaccount.ods'#$Jul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ashaccount.ods'#$Jul10.$G$1]-['file:///C:/Users/acartwright/Personal/diy/GB%20Accounts/GB%20Accounts%202011/GB%20Accounts%20Company%202011-04-30%20(Apr11)%20OpenOffice/Cashaccount.ods'#$Jul10.$H$1]-['file:///C:/Users/acartwright/Personal/diy/GB%20Accounts/GB%20Accounts%202011/GB%20Accounts%20Company%202011-04-30%20(Apr11)%20OpenOffice/Cashaccount.ods'#$Jul10.$I$1]+['file:///C:/Users/acartwright/Personal/diy/GB%20Accounts/GB%20Accounts%202011/GB%20Accounts%20Company%202011-04-30%20(Apr11)%20OpenOffice/Cashaccount.ods'#$Jul10.$V$1]+['file:///C:/Users/acartwright/Personal/diy/GB%20Accounts/GB%20Accounts%202011/GB%20Accounts%20Company%202011-04-30%20(Apr11)%20OpenOffice/Cashaccount.ods'#$Jul10.$W$1]+['file:///C:/Users/acartwright/Personal/diy/GB%20Accounts/GB%20Accounts%202011/GB%20Accounts%20Company%202011-04-30%20(Apr11)%20OpenOffice/Cashaccount.ods'#$Jul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Z26:.AJ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4-30%20(Apr11)%20OpenOffice/Currentaccount.ods'#$Aug10.$G$1]-['file:///C:/Users/acartwright/Personal/diy/GB%20Accounts/GB%20Accounts%202011/GB%20Accounts%20Company%202011-04-30%20(Apr11)%20OpenOffice/Currentaccount.ods'#$Aug10.$H$1]-['file:///C:/Users/acartwright/Personal/diy/GB%20Accounts/GB%20Accounts%202011/GB%20Accounts%20Company%202011-04-30%20(Apr11)%20OpenOffice/Currentaccount.ods'#$Aug10.$I$1]+['file:///C:/Users/acartwright/Personal/diy/GB%20Accounts/GB%20Accounts%202011/GB%20Accounts%20Company%202011-04-30%20(Apr11)%20OpenOffice/Currentaccount.ods'#$Aug10.$Y$1]+['file:///C:/Users/acartwright/Personal/diy/GB%20Accounts/GB%20Accounts%202011/GB%20Accounts%20Company%202011-04-30%20(Apr11)%20OpenOffice/Currentaccount.ods'#$Aug10.$Z$1]+['file:///C:/Users/acartwright/Personal/diy/GB%20Accounts/GB%20Accounts%202011/GB%20Accounts%20Company%202011-04-30%20(Apr11)%20OpenOffice/Currentaccount.ods'#$Aug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Savingaccount.ods'#$Aug10.$G$1]-['file:///C:/Users/acartwright/Personal/diy/GB%20Accounts/GB%20Accounts%202011/GB%20Accounts%20Company%202011-04-30%20(Apr11)%20OpenOffice/Savingaccount.ods'#$Aug10.$H$1]-['file:///C:/Users/acartwright/Personal/diy/GB%20Accounts/GB%20Accounts%202011/GB%20Accounts%20Company%202011-04-30%20(Apr11)%20OpenOffice/Savingaccount.ods'#$Aug10.$I$1]+['file:///C:/Users/acartwright/Personal/diy/GB%20Accounts/GB%20Accounts%202011/GB%20Accounts%20Company%202011-04-30%20(Apr11)%20OpenOffice/Savingaccount.ods'#$Aug10.$Y$1]+['file:///C:/Users/acartwright/Personal/diy/GB%20Accounts/GB%20Accounts%202011/GB%20Accounts%20Company%202011-04-30%20(Apr11)%20OpenOffice/Savingaccount.ods'#$Aug10.$Z$1]+['file:///C:/Users/acartwright/Personal/diy/GB%20Accounts/GB%20Accounts%202011/GB%20Accounts%20Company%202011-04-30%20(Apr11)%20OpenOffice/Savingaccount.ods'#$Aug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reditcardaccount.ods'#$Aug10.$G$1]-['file:///C:/Users/acartwright/Personal/diy/GB%20Accounts/GB%20Accounts%202011/GB%20Accounts%20Company%202011-04-30%20(Apr11)%20OpenOffice/Creditcardaccount.ods'#$Aug10.$H$1]-['file:///C:/Users/acartwright/Personal/diy/GB%20Accounts/GB%20Accounts%202011/GB%20Accounts%20Company%202011-04-30%20(Apr11)%20OpenOffice/Creditcardaccount.ods'#$Aug10.$I$1]+['file:///C:/Users/acartwright/Personal/diy/GB%20Accounts/GB%20Accounts%202011/GB%20Accounts%20Company%202011-04-30%20(Apr11)%20OpenOffice/Creditcardaccount.ods'#$Aug10.$Y$1]+['file:///C:/Users/acartwright/Personal/diy/GB%20Accounts/GB%20Accounts%202011/GB%20Accounts%20Company%202011-04-30%20(Apr11)%20OpenOffice/Creditcardaccount.ods'#$Aug10.$Z$1]+['file:///C:/Users/acartwright/Personal/diy/GB%20Accounts/GB%20Accounts%202011/GB%20Accounts%20Company%202011-04-30%20(Apr11)%20OpenOffice/Creditcardaccount.ods'#$Aug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ashaccount.ods'#$Aug10.$G$1]-['file:///C:/Users/acartwright/Personal/diy/GB%20Accounts/GB%20Accounts%202011/GB%20Accounts%20Company%202011-04-30%20(Apr11)%20OpenOffice/Cashaccount.ods'#$Aug10.$H$1]-['file:///C:/Users/acartwright/Personal/diy/GB%20Accounts/GB%20Accounts%202011/GB%20Accounts%20Company%202011-04-30%20(Apr11)%20OpenOffice/Cashaccount.ods'#$Aug10.$I$1]+['file:///C:/Users/acartwright/Personal/diy/GB%20Accounts/GB%20Accounts%202011/GB%20Accounts%20Company%202011-04-30%20(Apr11)%20OpenOffice/Cashaccount.ods'#$Aug10.$V$1]+['file:///C:/Users/acartwright/Personal/diy/GB%20Accounts/GB%20Accounts%202011/GB%20Accounts%20Company%202011-04-30%20(Apr11)%20OpenOffice/Cashaccount.ods'#$Aug10.$W$1]+['file:///C:/Users/acartwright/Personal/diy/GB%20Accounts/GB%20Accounts%202011/GB%20Accounts%20Company%202011-04-30%20(Apr11)%20OpenOffice/Cashaccount.ods'#$Aug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AK26:.AU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4-30%20(Apr11)%20OpenOffice/Currentaccount.ods'#$Sep10.$G$1]-['file:///C:/Users/acartwright/Personal/diy/GB%20Accounts/GB%20Accounts%202011/GB%20Accounts%20Company%202011-04-30%20(Apr11)%20OpenOffice/Currentaccount.ods'#$Sep10.$H$1]-['file:///C:/Users/acartwright/Personal/diy/GB%20Accounts/GB%20Accounts%202011/GB%20Accounts%20Company%202011-04-30%20(Apr11)%20OpenOffice/Currentaccount.ods'#$Sep10.$I$1]+['file:///C:/Users/acartwright/Personal/diy/GB%20Accounts/GB%20Accounts%202011/GB%20Accounts%20Company%202011-04-30%20(Apr11)%20OpenOffice/Currentaccount.ods'#$Sep10.$Y$1]+['file:///C:/Users/acartwright/Personal/diy/GB%20Accounts/GB%20Accounts%202011/GB%20Accounts%20Company%202011-04-30%20(Apr11)%20OpenOffice/Currentaccount.ods'#$Sep10.$Z$1]+['file:///C:/Users/acartwright/Personal/diy/GB%20Accounts/GB%20Accounts%202011/GB%20Accounts%20Company%202011-04-30%20(Apr11)%20OpenOffice/Currentaccount.ods'#$Sep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Savingaccount.ods'#$Sep10.$G$1]-['file:///C:/Users/acartwright/Personal/diy/GB%20Accounts/GB%20Accounts%202011/GB%20Accounts%20Company%202011-04-30%20(Apr11)%20OpenOffice/Savingaccount.ods'#$Sep10.$H$1]-['file:///C:/Users/acartwright/Personal/diy/GB%20Accounts/GB%20Accounts%202011/GB%20Accounts%20Company%202011-04-30%20(Apr11)%20OpenOffice/Savingaccount.ods'#$Sep10.$I$1]+['file:///C:/Users/acartwright/Personal/diy/GB%20Accounts/GB%20Accounts%202011/GB%20Accounts%20Company%202011-04-30%20(Apr11)%20OpenOffice/Savingaccount.ods'#$Sep10.$Y$1]+['file:///C:/Users/acartwright/Personal/diy/GB%20Accounts/GB%20Accounts%202011/GB%20Accounts%20Company%202011-04-30%20(Apr11)%20OpenOffice/Savingaccount.ods'#$Sep10.$Z$1]+['file:///C:/Users/acartwright/Personal/diy/GB%20Accounts/GB%20Accounts%202011/GB%20Accounts%20Company%202011-04-30%20(Apr11)%20OpenOffice/Savingaccount.ods'#$Sep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reditcardaccount.ods'#$Sep10.$G$1]-['file:///C:/Users/acartwright/Personal/diy/GB%20Accounts/GB%20Accounts%202011/GB%20Accounts%20Company%202011-04-30%20(Apr11)%20OpenOffice/Creditcardaccount.ods'#$Sep10.$H$1]-['file:///C:/Users/acartwright/Personal/diy/GB%20Accounts/GB%20Accounts%202011/GB%20Accounts%20Company%202011-04-30%20(Apr11)%20OpenOffice/Creditcardaccount.ods'#$Sep10.$I$1]+['file:///C:/Users/acartwright/Personal/diy/GB%20Accounts/GB%20Accounts%202011/GB%20Accounts%20Company%202011-04-30%20(Apr11)%20OpenOffice/Creditcardaccount.ods'#$Sep10.$Y$1]+['file:///C:/Users/acartwright/Personal/diy/GB%20Accounts/GB%20Accounts%202011/GB%20Accounts%20Company%202011-04-30%20(Apr11)%20OpenOffice/Creditcardaccount.ods'#$Sep10.$Z$1]+['file:///C:/Users/acartwright/Personal/diy/GB%20Accounts/GB%20Accounts%202011/GB%20Accounts%20Company%202011-04-30%20(Apr11)%20OpenOffice/Creditcardaccount.ods'#$Sep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ashaccount.ods'#$Sep10.$G$1]-['file:///C:/Users/acartwright/Personal/diy/GB%20Accounts/GB%20Accounts%202011/GB%20Accounts%20Company%202011-04-30%20(Apr11)%20OpenOffice/Cashaccount.ods'#$Sep10.$H$1]-['file:///C:/Users/acartwright/Personal/diy/GB%20Accounts/GB%20Accounts%202011/GB%20Accounts%20Company%202011-04-30%20(Apr11)%20OpenOffice/Cashaccount.ods'#$Sep10.$I$1]+['file:///C:/Users/acartwright/Personal/diy/GB%20Accounts/GB%20Accounts%202011/GB%20Accounts%20Company%202011-04-30%20(Apr11)%20OpenOffice/Cashaccount.ods'#$Sep10.$V$1]+['file:///C:/Users/acartwright/Personal/diy/GB%20Accounts/GB%20Accounts%202011/GB%20Accounts%20Company%202011-04-30%20(Apr11)%20OpenOffice/Cashaccount.ods'#$Sep10.$W$1]+['file:///C:/Users/acartwright/Personal/diy/GB%20Accounts/GB%20Accounts%202011/GB%20Accounts%20Company%202011-04-30%20(Apr11)%20OpenOffice/Cashaccount.ods'#$Sep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AV26:.BF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4-30%20(Apr11)%20OpenOffice/Currentaccount.ods'#$Oct10.$G$1]-['file:///C:/Users/acartwright/Personal/diy/GB%20Accounts/GB%20Accounts%202011/GB%20Accounts%20Company%202011-04-30%20(Apr11)%20OpenOffice/Currentaccount.ods'#$Oct10.$H$1]-['file:///C:/Users/acartwright/Personal/diy/GB%20Accounts/GB%20Accounts%202011/GB%20Accounts%20Company%202011-04-30%20(Apr11)%20OpenOffice/Currentaccount.ods'#$Oct10.$I$1]+['file:///C:/Users/acartwright/Personal/diy/GB%20Accounts/GB%20Accounts%202011/GB%20Accounts%20Company%202011-04-30%20(Apr11)%20OpenOffice/Currentaccount.ods'#$Oct10.$Y$1]+['file:///C:/Users/acartwright/Personal/diy/GB%20Accounts/GB%20Accounts%202011/GB%20Accounts%20Company%202011-04-30%20(Apr11)%20OpenOffice/Currentaccount.ods'#$Oct10.$Z$1]+['file:///C:/Users/acartwright/Personal/diy/GB%20Accounts/GB%20Accounts%202011/GB%20Accounts%20Company%202011-04-30%20(Apr11)%20OpenOffice/Currentaccount.ods'#$Oct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Savingaccount.ods'#$Oct10.$G$1]-['file:///C:/Users/acartwright/Personal/diy/GB%20Accounts/GB%20Accounts%202011/GB%20Accounts%20Company%202011-04-30%20(Apr11)%20OpenOffice/Savingaccount.ods'#$Oct10.$H$1]-['file:///C:/Users/acartwright/Personal/diy/GB%20Accounts/GB%20Accounts%202011/GB%20Accounts%20Company%202011-04-30%20(Apr11)%20OpenOffice/Savingaccount.ods'#$Oct10.$I$1]+['file:///C:/Users/acartwright/Personal/diy/GB%20Accounts/GB%20Accounts%202011/GB%20Accounts%20Company%202011-04-30%20(Apr11)%20OpenOffice/Savingaccount.ods'#$Oct10.$Y$1]+['file:///C:/Users/acartwright/Personal/diy/GB%20Accounts/GB%20Accounts%202011/GB%20Accounts%20Company%202011-04-30%20(Apr11)%20OpenOffice/Savingaccount.ods'#$Oct10.$Z$1]+['file:///C:/Users/acartwright/Personal/diy/GB%20Accounts/GB%20Accounts%202011/GB%20Accounts%20Company%202011-04-30%20(Apr11)%20OpenOffice/Savingaccount.ods'#$Oct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reditcardaccount.ods'#$Oct10.$G$1]-['file:///C:/Users/acartwright/Personal/diy/GB%20Accounts/GB%20Accounts%202011/GB%20Accounts%20Company%202011-04-30%20(Apr11)%20OpenOffice/Creditcardaccount.ods'#$Oct10.$H$1]-['file:///C:/Users/acartwright/Personal/diy/GB%20Accounts/GB%20Accounts%202011/GB%20Accounts%20Company%202011-04-30%20(Apr11)%20OpenOffice/Creditcardaccount.ods'#$Oct10.$I$1]+['file:///C:/Users/acartwright/Personal/diy/GB%20Accounts/GB%20Accounts%202011/GB%20Accounts%20Company%202011-04-30%20(Apr11)%20OpenOffice/Creditcardaccount.ods'#$Oct10.$Y$1]+['file:///C:/Users/acartwright/Personal/diy/GB%20Accounts/GB%20Accounts%202011/GB%20Accounts%20Company%202011-04-30%20(Apr11)%20OpenOffice/Creditcardaccount.ods'#$Oct10.$Z$1]+['file:///C:/Users/acartwright/Personal/diy/GB%20Accounts/GB%20Accounts%202011/GB%20Accounts%20Company%202011-04-30%20(Apr11)%20OpenOffice/Creditcardaccount.ods'#$Oct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ashaccount.ods'#$Oct10.$G$1]-['file:///C:/Users/acartwright/Personal/diy/GB%20Accounts/GB%20Accounts%202011/GB%20Accounts%20Company%202011-04-30%20(Apr11)%20OpenOffice/Cashaccount.ods'#$Oct10.$H$1]-['file:///C:/Users/acartwright/Personal/diy/GB%20Accounts/GB%20Accounts%202011/GB%20Accounts%20Company%202011-04-30%20(Apr11)%20OpenOffice/Cashaccount.ods'#$Oct10.$I$1]+['file:///C:/Users/acartwright/Personal/diy/GB%20Accounts/GB%20Accounts%202011/GB%20Accounts%20Company%202011-04-30%20(Apr11)%20OpenOffice/Cashaccount.ods'#$Oct10.$V$1]+['file:///C:/Users/acartwright/Personal/diy/GB%20Accounts/GB%20Accounts%202011/GB%20Accounts%20Company%202011-04-30%20(Apr11)%20OpenOffice/Cashaccount.ods'#$Oct10.$W$1]+['file:///C:/Users/acartwright/Personal/diy/GB%20Accounts/GB%20Accounts%202011/GB%20Accounts%20Company%202011-04-30%20(Apr11)%20OpenOffice/Cashaccount.ods'#$Oct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BG26:.BQ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4-30%20(Apr11)%20OpenOffice/Currentaccount.ods'#$Nov10.$G$1]-['file:///C:/Users/acartwright/Personal/diy/GB%20Accounts/GB%20Accounts%202011/GB%20Accounts%20Company%202011-04-30%20(Apr11)%20OpenOffice/Currentaccount.ods'#$Nov10.$H$1]-['file:///C:/Users/acartwright/Personal/diy/GB%20Accounts/GB%20Accounts%202011/GB%20Accounts%20Company%202011-04-30%20(Apr11)%20OpenOffice/Currentaccount.ods'#$Nov10.$I$1]+['file:///C:/Users/acartwright/Personal/diy/GB%20Accounts/GB%20Accounts%202011/GB%20Accounts%20Company%202011-04-30%20(Apr11)%20OpenOffice/Currentaccount.ods'#$Nov10.$Y$1]+['file:///C:/Users/acartwright/Personal/diy/GB%20Accounts/GB%20Accounts%202011/GB%20Accounts%20Company%202011-04-30%20(Apr11)%20OpenOffice/Currentaccount.ods'#$Nov10.$Z$1]+['file:///C:/Users/acartwright/Personal/diy/GB%20Accounts/GB%20Accounts%202011/GB%20Accounts%20Company%202011-04-30%20(Apr11)%20OpenOffice/Currentaccount.ods'#$Nov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Savingaccount.ods'#$Nov10.$G$1]-['file:///C:/Users/acartwright/Personal/diy/GB%20Accounts/GB%20Accounts%202011/GB%20Accounts%20Company%202011-04-30%20(Apr11)%20OpenOffice/Savingaccount.ods'#$Nov10.$H$1]-['file:///C:/Users/acartwright/Personal/diy/GB%20Accounts/GB%20Accounts%202011/GB%20Accounts%20Company%202011-04-30%20(Apr11)%20OpenOffice/Savingaccount.ods'#$Nov10.$I$1]+['file:///C:/Users/acartwright/Personal/diy/GB%20Accounts/GB%20Accounts%202011/GB%20Accounts%20Company%202011-04-30%20(Apr11)%20OpenOffice/Savingaccount.ods'#$Nov10.$Y$1]+['file:///C:/Users/acartwright/Personal/diy/GB%20Accounts/GB%20Accounts%202011/GB%20Accounts%20Company%202011-04-30%20(Apr11)%20OpenOffice/Savingaccount.ods'#$Nov10.$Z$1]+['file:///C:/Users/acartwright/Personal/diy/GB%20Accounts/GB%20Accounts%202011/GB%20Accounts%20Company%202011-04-30%20(Apr11)%20OpenOffice/Savingaccount.ods'#$Nov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reditcardaccount.ods'#$Nov10.$G$1]-['file:///C:/Users/acartwright/Personal/diy/GB%20Accounts/GB%20Accounts%202011/GB%20Accounts%20Company%202011-04-30%20(Apr11)%20OpenOffice/Creditcardaccount.ods'#$Nov10.$H$1]-['file:///C:/Users/acartwright/Personal/diy/GB%20Accounts/GB%20Accounts%202011/GB%20Accounts%20Company%202011-04-30%20(Apr11)%20OpenOffice/Creditcardaccount.ods'#$Nov10.$I$1]+['file:///C:/Users/acartwright/Personal/diy/GB%20Accounts/GB%20Accounts%202011/GB%20Accounts%20Company%202011-04-30%20(Apr11)%20OpenOffice/Creditcardaccount.ods'#$Nov10.$Y$1]+['file:///C:/Users/acartwright/Personal/diy/GB%20Accounts/GB%20Accounts%202011/GB%20Accounts%20Company%202011-04-30%20(Apr11)%20OpenOffice/Creditcardaccount.ods'#$Nov10.$Z$1]+['file:///C:/Users/acartwright/Personal/diy/GB%20Accounts/GB%20Accounts%202011/GB%20Accounts%20Company%202011-04-30%20(Apr11)%20OpenOffice/Creditcardaccount.ods'#$Nov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ashaccount.ods'#$Nov10.$G$1]-['file:///C:/Users/acartwright/Personal/diy/GB%20Accounts/GB%20Accounts%202011/GB%20Accounts%20Company%202011-04-30%20(Apr11)%20OpenOffice/Cashaccount.ods'#$Nov10.$H$1]-['file:///C:/Users/acartwright/Personal/diy/GB%20Accounts/GB%20Accounts%202011/GB%20Accounts%20Company%202011-04-30%20(Apr11)%20OpenOffice/Cashaccount.ods'#$Nov10.$I$1]+['file:///C:/Users/acartwright/Personal/diy/GB%20Accounts/GB%20Accounts%202011/GB%20Accounts%20Company%202011-04-30%20(Apr11)%20OpenOffice/Cashaccount.ods'#$Nov10.$V$1]+['file:///C:/Users/acartwright/Personal/diy/GB%20Accounts/GB%20Accounts%202011/GB%20Accounts%20Company%202011-04-30%20(Apr11)%20OpenOffice/Cashaccount.ods'#$Nov10.$W$1]+['file:///C:/Users/acartwright/Personal/diy/GB%20Accounts/GB%20Accounts%202011/GB%20Accounts%20Company%202011-04-30%20(Apr11)%20OpenOffice/Cashaccount.ods'#$Nov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BR26:.CB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4-30%20(Apr11)%20OpenOffice/Currentaccount.ods'#$Dec10.$G$1]-['file:///C:/Users/acartwright/Personal/diy/GB%20Accounts/GB%20Accounts%202011/GB%20Accounts%20Company%202011-04-30%20(Apr11)%20OpenOffice/Currentaccount.ods'#$Dec10.$H$1]-['file:///C:/Users/acartwright/Personal/diy/GB%20Accounts/GB%20Accounts%202011/GB%20Accounts%20Company%202011-04-30%20(Apr11)%20OpenOffice/Currentaccount.ods'#$Dec10.$I$1]+['file:///C:/Users/acartwright/Personal/diy/GB%20Accounts/GB%20Accounts%202011/GB%20Accounts%20Company%202011-04-30%20(Apr11)%20OpenOffice/Currentaccount.ods'#$Dec10.$Y$1]+['file:///C:/Users/acartwright/Personal/diy/GB%20Accounts/GB%20Accounts%202011/GB%20Accounts%20Company%202011-04-30%20(Apr11)%20OpenOffice/Currentaccount.ods'#$Dec10.$Z$1]+['file:///C:/Users/acartwright/Personal/diy/GB%20Accounts/GB%20Accounts%202011/GB%20Accounts%20Company%202011-04-30%20(Apr11)%20OpenOffice/Currentaccount.ods'#$Dec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Savingaccount.ods'#$Dec10.$G$1]-['file:///C:/Users/acartwright/Personal/diy/GB%20Accounts/GB%20Accounts%202011/GB%20Accounts%20Company%202011-04-30%20(Apr11)%20OpenOffice/Savingaccount.ods'#$Dec10.$H$1]-['file:///C:/Users/acartwright/Personal/diy/GB%20Accounts/GB%20Accounts%202011/GB%20Accounts%20Company%202011-04-30%20(Apr11)%20OpenOffice/Savingaccount.ods'#$Dec10.$I$1]+['file:///C:/Users/acartwright/Personal/diy/GB%20Accounts/GB%20Accounts%202011/GB%20Accounts%20Company%202011-04-30%20(Apr11)%20OpenOffice/Savingaccount.ods'#$Dec10.$Y$1]+['file:///C:/Users/acartwright/Personal/diy/GB%20Accounts/GB%20Accounts%202011/GB%20Accounts%20Company%202011-04-30%20(Apr11)%20OpenOffice/Savingaccount.ods'#$Dec10.$Z$1]+['file:///C:/Users/acartwright/Personal/diy/GB%20Accounts/GB%20Accounts%202011/GB%20Accounts%20Company%202011-04-30%20(Apr11)%20OpenOffice/Savingaccount.ods'#$Dec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reditcardaccount.ods'#$Dec10.$G$1]-['file:///C:/Users/acartwright/Personal/diy/GB%20Accounts/GB%20Accounts%202011/GB%20Accounts%20Company%202011-04-30%20(Apr11)%20OpenOffice/Creditcardaccount.ods'#$Dec10.$H$1]-['file:///C:/Users/acartwright/Personal/diy/GB%20Accounts/GB%20Accounts%202011/GB%20Accounts%20Company%202011-04-30%20(Apr11)%20OpenOffice/Creditcardaccount.ods'#$Dec10.$I$1]+['file:///C:/Users/acartwright/Personal/diy/GB%20Accounts/GB%20Accounts%202011/GB%20Accounts%20Company%202011-04-30%20(Apr11)%20OpenOffice/Creditcardaccount.ods'#$Dec10.$Y$1]+['file:///C:/Users/acartwright/Personal/diy/GB%20Accounts/GB%20Accounts%202011/GB%20Accounts%20Company%202011-04-30%20(Apr11)%20OpenOffice/Creditcardaccount.ods'#$Dec10.$Z$1]+['file:///C:/Users/acartwright/Personal/diy/GB%20Accounts/GB%20Accounts%202011/GB%20Accounts%20Company%202011-04-30%20(Apr11)%20OpenOffice/Creditcardaccount.ods'#$Dec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ashaccount.ods'#$Dec10.$G$1]-['file:///C:/Users/acartwright/Personal/diy/GB%20Accounts/GB%20Accounts%202011/GB%20Accounts%20Company%202011-04-30%20(Apr11)%20OpenOffice/Cashaccount.ods'#$Dec10.$H$1]-['file:///C:/Users/acartwright/Personal/diy/GB%20Accounts/GB%20Accounts%202011/GB%20Accounts%20Company%202011-04-30%20(Apr11)%20OpenOffice/Cashaccount.ods'#$Dec10.$I$1]+['file:///C:/Users/acartwright/Personal/diy/GB%20Accounts/GB%20Accounts%202011/GB%20Accounts%20Company%202011-04-30%20(Apr11)%20OpenOffice/Cashaccount.ods'#$Dec10.$V$1]+['file:///C:/Users/acartwright/Personal/diy/GB%20Accounts/GB%20Accounts%202011/GB%20Accounts%20Company%202011-04-30%20(Apr11)%20OpenOffice/Cashaccount.ods'#$Dec10.$W$1]+['file:///C:/Users/acartwright/Personal/diy/GB%20Accounts/GB%20Accounts%202011/GB%20Accounts%20Company%202011-04-30%20(Apr11)%20OpenOffice/Cashaccount.ods'#$Dec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C26:.CM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4-30%20(Apr11)%20OpenOffice/Currentaccount.ods'#$Jan11.$G$1]-['file:///C:/Users/acartwright/Personal/diy/GB%20Accounts/GB%20Accounts%202011/GB%20Accounts%20Company%202011-04-30%20(Apr11)%20OpenOffice/Currentaccount.ods'#$Jan11.$H$1]-['file:///C:/Users/acartwright/Personal/diy/GB%20Accounts/GB%20Accounts%202011/GB%20Accounts%20Company%202011-04-30%20(Apr11)%20OpenOffice/Currentaccount.ods'#$Jan11.$I$1]+['file:///C:/Users/acartwright/Personal/diy/GB%20Accounts/GB%20Accounts%202011/GB%20Accounts%20Company%202011-04-30%20(Apr11)%20OpenOffice/Currentaccount.ods'#$Jan11.$Y$1]+['file:///C:/Users/acartwright/Personal/diy/GB%20Accounts/GB%20Accounts%202011/GB%20Accounts%20Company%202011-04-30%20(Apr11)%20OpenOffice/Currentaccount.ods'#$Jan11.$Z$1]+['file:///C:/Users/acartwright/Personal/diy/GB%20Accounts/GB%20Accounts%202011/GB%20Accounts%20Company%202011-04-30%20(Apr11)%20OpenOffice/Currentaccount.ods'#$Ja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Savingaccount.ods'#$Jan11.$G$1]-['file:///C:/Users/acartwright/Personal/diy/GB%20Accounts/GB%20Accounts%202011/GB%20Accounts%20Company%202011-04-30%20(Apr11)%20OpenOffice/Savingaccount.ods'#$Jan11.$H$1]-['file:///C:/Users/acartwright/Personal/diy/GB%20Accounts/GB%20Accounts%202011/GB%20Accounts%20Company%202011-04-30%20(Apr11)%20OpenOffice/Savingaccount.ods'#$Jan11.$I$1]+['file:///C:/Users/acartwright/Personal/diy/GB%20Accounts/GB%20Accounts%202011/GB%20Accounts%20Company%202011-04-30%20(Apr11)%20OpenOffice/Savingaccount.ods'#$Jan11.$Y$1]+['file:///C:/Users/acartwright/Personal/diy/GB%20Accounts/GB%20Accounts%202011/GB%20Accounts%20Company%202011-04-30%20(Apr11)%20OpenOffice/Savingaccount.ods'#$Jan11.$Z$1]+['file:///C:/Users/acartwright/Personal/diy/GB%20Accounts/GB%20Accounts%202011/GB%20Accounts%20Company%202011-04-30%20(Apr11)%20OpenOffice/Savingaccount.ods'#$Ja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reditcardaccount.ods'#$Jan11.$G$1]-['file:///C:/Users/acartwright/Personal/diy/GB%20Accounts/GB%20Accounts%202011/GB%20Accounts%20Company%202011-04-30%20(Apr11)%20OpenOffice/Creditcardaccount.ods'#$Jan11.$H$1]-['file:///C:/Users/acartwright/Personal/diy/GB%20Accounts/GB%20Accounts%202011/GB%20Accounts%20Company%202011-04-30%20(Apr11)%20OpenOffice/Creditcardaccount.ods'#$Jan11.$I$1]+['file:///C:/Users/acartwright/Personal/diy/GB%20Accounts/GB%20Accounts%202011/GB%20Accounts%20Company%202011-04-30%20(Apr11)%20OpenOffice/Creditcardaccount.ods'#$Jan11.$Y$1]+['file:///C:/Users/acartwright/Personal/diy/GB%20Accounts/GB%20Accounts%202011/GB%20Accounts%20Company%202011-04-30%20(Apr11)%20OpenOffice/Creditcardaccount.ods'#$Jan11.$Z$1]+['file:///C:/Users/acartwright/Personal/diy/GB%20Accounts/GB%20Accounts%202011/GB%20Accounts%20Company%202011-04-30%20(Apr11)%20OpenOffice/Creditcardaccount.ods'#$Ja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ashaccount.ods'#$Jan11.$G$1]-['file:///C:/Users/acartwright/Personal/diy/GB%20Accounts/GB%20Accounts%202011/GB%20Accounts%20Company%202011-04-30%20(Apr11)%20OpenOffice/Cashaccount.ods'#$Jan11.$H$1]-['file:///C:/Users/acartwright/Personal/diy/GB%20Accounts/GB%20Accounts%202011/GB%20Accounts%20Company%202011-04-30%20(Apr11)%20OpenOffice/Cashaccount.ods'#$Jan11.$I$1]+['file:///C:/Users/acartwright/Personal/diy/GB%20Accounts/GB%20Accounts%202011/GB%20Accounts%20Company%202011-04-30%20(Apr11)%20OpenOffice/Cashaccount.ods'#$Jan11.$V$1]+['file:///C:/Users/acartwright/Personal/diy/GB%20Accounts/GB%20Accounts%202011/GB%20Accounts%20Company%202011-04-30%20(Apr11)%20OpenOffice/Cashaccount.ods'#$Jan11.$W$1]+['file:///C:/Users/acartwright/Personal/diy/GB%20Accounts/GB%20Accounts%202011/GB%20Accounts%20Company%202011-04-30%20(Apr11)%20OpenOffice/Cashaccount.ods'#$Jan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N26:.CX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4-30%20(Apr11)%20OpenOffice/Currentaccount.ods'#$Feb11.$G$1]-['file:///C:/Users/acartwright/Personal/diy/GB%20Accounts/GB%20Accounts%202011/GB%20Accounts%20Company%202011-04-30%20(Apr11)%20OpenOffice/Currentaccount.ods'#$Feb11.$H$1]-['file:///C:/Users/acartwright/Personal/diy/GB%20Accounts/GB%20Accounts%202011/GB%20Accounts%20Company%202011-04-30%20(Apr11)%20OpenOffice/Currentaccount.ods'#$Feb11.$I$1]+['file:///C:/Users/acartwright/Personal/diy/GB%20Accounts/GB%20Accounts%202011/GB%20Accounts%20Company%202011-04-30%20(Apr11)%20OpenOffice/Currentaccount.ods'#$Feb11.$Y$1]+['file:///C:/Users/acartwright/Personal/diy/GB%20Accounts/GB%20Accounts%202011/GB%20Accounts%20Company%202011-04-30%20(Apr11)%20OpenOffice/Currentaccount.ods'#$Feb11.$Z$1]+['file:///C:/Users/acartwright/Personal/diy/GB%20Accounts/GB%20Accounts%202011/GB%20Accounts%20Company%202011-04-30%20(Apr11)%20OpenOffice/Currentaccount.ods'#$Feb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Savingaccount.ods'#$Feb11.$G$1]-['file:///C:/Users/acartwright/Personal/diy/GB%20Accounts/GB%20Accounts%202011/GB%20Accounts%20Company%202011-04-30%20(Apr11)%20OpenOffice/Savingaccount.ods'#$Feb11.$H$1]-['file:///C:/Users/acartwright/Personal/diy/GB%20Accounts/GB%20Accounts%202011/GB%20Accounts%20Company%202011-04-30%20(Apr11)%20OpenOffice/Savingaccount.ods'#$Feb11.$I$1]+['file:///C:/Users/acartwright/Personal/diy/GB%20Accounts/GB%20Accounts%202011/GB%20Accounts%20Company%202011-04-30%20(Apr11)%20OpenOffice/Savingaccount.ods'#$Feb11.$Y$1]+['file:///C:/Users/acartwright/Personal/diy/GB%20Accounts/GB%20Accounts%202011/GB%20Accounts%20Company%202011-04-30%20(Apr11)%20OpenOffice/Savingaccount.ods'#$Feb11.$Z$1]+['file:///C:/Users/acartwright/Personal/diy/GB%20Accounts/GB%20Accounts%202011/GB%20Accounts%20Company%202011-04-30%20(Apr11)%20OpenOffice/Savingaccount.ods'#$Feb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reditcardaccount.ods'#$Feb11.$G$1]-['file:///C:/Users/acartwright/Personal/diy/GB%20Accounts/GB%20Accounts%202011/GB%20Accounts%20Company%202011-04-30%20(Apr11)%20OpenOffice/Creditcardaccount.ods'#$Feb11.$H$1]-['file:///C:/Users/acartwright/Personal/diy/GB%20Accounts/GB%20Accounts%202011/GB%20Accounts%20Company%202011-04-30%20(Apr11)%20OpenOffice/Creditcardaccount.ods'#$Feb11.$I$1]+['file:///C:/Users/acartwright/Personal/diy/GB%20Accounts/GB%20Accounts%202011/GB%20Accounts%20Company%202011-04-30%20(Apr11)%20OpenOffice/Creditcardaccount.ods'#$Feb11.$Y$1]+['file:///C:/Users/acartwright/Personal/diy/GB%20Accounts/GB%20Accounts%202011/GB%20Accounts%20Company%202011-04-30%20(Apr11)%20OpenOffice/Creditcardaccount.ods'#$Feb11.$Z$1]+['file:///C:/Users/acartwright/Personal/diy/GB%20Accounts/GB%20Accounts%202011/GB%20Accounts%20Company%202011-04-30%20(Apr11)%20OpenOffice/Creditcardaccount.ods'#$Feb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ashaccount.ods'#$Feb11.$G$1]-['file:///C:/Users/acartwright/Personal/diy/GB%20Accounts/GB%20Accounts%202011/GB%20Accounts%20Company%202011-04-30%20(Apr11)%20OpenOffice/Cashaccount.ods'#$Feb11.$H$1]-['file:///C:/Users/acartwright/Personal/diy/GB%20Accounts/GB%20Accounts%202011/GB%20Accounts%20Company%202011-04-30%20(Apr11)%20OpenOffice/Cashaccount.ods'#$Feb11.$I$1]+['file:///C:/Users/acartwright/Personal/diy/GB%20Accounts/GB%20Accounts%202011/GB%20Accounts%20Company%202011-04-30%20(Apr11)%20OpenOffice/Cashaccount.ods'#$Feb11.$V$1]+['file:///C:/Users/acartwright/Personal/diy/GB%20Accounts/GB%20Accounts%202011/GB%20Accounts%20Company%202011-04-30%20(Apr11)%20OpenOffice/Cashaccount.ods'#$Feb11.$W$1]+['file:///C:/Users/acartwright/Personal/diy/GB%20Accounts/GB%20Accounts%202011/GB%20Accounts%20Company%202011-04-30%20(Apr11)%20OpenOffice/Cashaccount.ods'#$Feb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Y26:.DI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4-30%20(Apr11)%20OpenOffice/Currentaccount.ods'#$Mar11.$G$1]-['file:///C:/Users/acartwright/Personal/diy/GB%20Accounts/GB%20Accounts%202011/GB%20Accounts%20Company%202011-04-30%20(Apr11)%20OpenOffice/Currentaccount.ods'#$Mar11.$H$1]-['file:///C:/Users/acartwright/Personal/diy/GB%20Accounts/GB%20Accounts%202011/GB%20Accounts%20Company%202011-04-30%20(Apr11)%20OpenOffice/Currentaccount.ods'#$Mar11.$I$1]+['file:///C:/Users/acartwright/Personal/diy/GB%20Accounts/GB%20Accounts%202011/GB%20Accounts%20Company%202011-04-30%20(Apr11)%20OpenOffice/Currentaccount.ods'#$Mar11.$Y$1]+['file:///C:/Users/acartwright/Personal/diy/GB%20Accounts/GB%20Accounts%202011/GB%20Accounts%20Company%202011-04-30%20(Apr11)%20OpenOffice/Currentaccount.ods'#$Mar11.$Z$1]+['file:///C:/Users/acartwright/Personal/diy/GB%20Accounts/GB%20Accounts%202011/GB%20Accounts%20Company%202011-04-30%20(Apr11)%20OpenOffice/Currentaccount.ods'#$Ma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Savingaccount.ods'#$Mar11.$G$1]-['file:///C:/Users/acartwright/Personal/diy/GB%20Accounts/GB%20Accounts%202011/GB%20Accounts%20Company%202011-04-30%20(Apr11)%20OpenOffice/Savingaccount.ods'#$Mar11.$H$1]-['file:///C:/Users/acartwright/Personal/diy/GB%20Accounts/GB%20Accounts%202011/GB%20Accounts%20Company%202011-04-30%20(Apr11)%20OpenOffice/Savingaccount.ods'#$Mar11.$I$1]+['file:///C:/Users/acartwright/Personal/diy/GB%20Accounts/GB%20Accounts%202011/GB%20Accounts%20Company%202011-04-30%20(Apr11)%20OpenOffice/Savingaccount.ods'#$Mar11.$Y$1]+['file:///C:/Users/acartwright/Personal/diy/GB%20Accounts/GB%20Accounts%202011/GB%20Accounts%20Company%202011-04-30%20(Apr11)%20OpenOffice/Savingaccount.ods'#$Mar11.$Z$1]+['file:///C:/Users/acartwright/Personal/diy/GB%20Accounts/GB%20Accounts%202011/GB%20Accounts%20Company%202011-04-30%20(Apr11)%20OpenOffice/Savingaccount.ods'#$Ma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reditcardaccount.ods'#$Mar11.$G$1]-['file:///C:/Users/acartwright/Personal/diy/GB%20Accounts/GB%20Accounts%202011/GB%20Accounts%20Company%202011-04-30%20(Apr11)%20OpenOffice/Creditcardaccount.ods'#$Mar11.$H$1]-['file:///C:/Users/acartwright/Personal/diy/GB%20Accounts/GB%20Accounts%202011/GB%20Accounts%20Company%202011-04-30%20(Apr11)%20OpenOffice/Creditcardaccount.ods'#$Mar11.$I$1]+['file:///C:/Users/acartwright/Personal/diy/GB%20Accounts/GB%20Accounts%202011/GB%20Accounts%20Company%202011-04-30%20(Apr11)%20OpenOffice/Creditcardaccount.ods'#$Mar11.$Y$1]+['file:///C:/Users/acartwright/Personal/diy/GB%20Accounts/GB%20Accounts%202011/GB%20Accounts%20Company%202011-04-30%20(Apr11)%20OpenOffice/Creditcardaccount.ods'#$Mar11.$Z$1]+['file:///C:/Users/acartwright/Personal/diy/GB%20Accounts/GB%20Accounts%202011/GB%20Accounts%20Company%202011-04-30%20(Apr11)%20OpenOffice/Creditcardaccount.ods'#$Ma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ashaccount.ods'#$Mar11.$G$1]-['file:///C:/Users/acartwright/Personal/diy/GB%20Accounts/GB%20Accounts%202011/GB%20Accounts%20Company%202011-04-30%20(Apr11)%20OpenOffice/Cashaccount.ods'#$Mar11.$H$1]-['file:///C:/Users/acartwright/Personal/diy/GB%20Accounts/GB%20Accounts%202011/GB%20Accounts%20Company%202011-04-30%20(Apr11)%20OpenOffice/Cashaccount.ods'#$Mar11.$I$1]+['file:///C:/Users/acartwright/Personal/diy/GB%20Accounts/GB%20Accounts%202011/GB%20Accounts%20Company%202011-04-30%20(Apr11)%20OpenOffice/Cashaccount.ods'#$Mar11.$V$1]+['file:///C:/Users/acartwright/Personal/diy/GB%20Accounts/GB%20Accounts%202011/GB%20Accounts%20Company%202011-04-30%20(Apr11)%20OpenOffice/Cashaccount.ods'#$Mar11.$W$1]+['file:///C:/Users/acartwright/Personal/diy/GB%20Accounts/GB%20Accounts%202011/GB%20Accounts%20Company%202011-04-30%20(Apr11)%20OpenOffice/Cashaccount.ods'#$Mar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DJ26:.DT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4-30%20(Apr11)%20OpenOffice/Currentaccount.ods'#$Apr11.$G$1]-['file:///C:/Users/acartwright/Personal/diy/GB%20Accounts/GB%20Accounts%202011/GB%20Accounts%20Company%202011-04-30%20(Apr11)%20OpenOffice/Currentaccount.ods'#$Apr11.$H$1]-['file:///C:/Users/acartwright/Personal/diy/GB%20Accounts/GB%20Accounts%202011/GB%20Accounts%20Company%202011-04-30%20(Apr11)%20OpenOffice/Currentaccount.ods'#$Apr11.$I$1]+['file:///C:/Users/acartwright/Personal/diy/GB%20Accounts/GB%20Accounts%202011/GB%20Accounts%20Company%202011-04-30%20(Apr11)%20OpenOffice/Currentaccount.ods'#$Apr11.$Y$1]+['file:///C:/Users/acartwright/Personal/diy/GB%20Accounts/GB%20Accounts%202011/GB%20Accounts%20Company%202011-04-30%20(Apr11)%20OpenOffice/Currentaccount.ods'#$Apr11.$Z$1]+['file:///C:/Users/acartwright/Personal/diy/GB%20Accounts/GB%20Accounts%202011/GB%20Accounts%20Company%202011-04-30%20(Apr11)%20OpenOffice/Currentaccount.ods'#$Ap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Savingaccount.ods'#$Apr11.$G$1]-['file:///C:/Users/acartwright/Personal/diy/GB%20Accounts/GB%20Accounts%202011/GB%20Accounts%20Company%202011-04-30%20(Apr11)%20OpenOffice/Savingaccount.ods'#$Apr11.$H$1]-['file:///C:/Users/acartwright/Personal/diy/GB%20Accounts/GB%20Accounts%202011/GB%20Accounts%20Company%202011-04-30%20(Apr11)%20OpenOffice/Savingaccount.ods'#$Apr11.$I$1]+['file:///C:/Users/acartwright/Personal/diy/GB%20Accounts/GB%20Accounts%202011/GB%20Accounts%20Company%202011-04-30%20(Apr11)%20OpenOffice/Savingaccount.ods'#$Apr11.$Y$1]+['file:///C:/Users/acartwright/Personal/diy/GB%20Accounts/GB%20Accounts%202011/GB%20Accounts%20Company%202011-04-30%20(Apr11)%20OpenOffice/Savingaccount.ods'#$Apr11.$Z$1]+['file:///C:/Users/acartwright/Personal/diy/GB%20Accounts/GB%20Accounts%202011/GB%20Accounts%20Company%202011-04-30%20(Apr11)%20OpenOffice/Savingaccount.ods'#$Ap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reditcardaccount.ods'#$Apr11.$G$1]-['file:///C:/Users/acartwright/Personal/diy/GB%20Accounts/GB%20Accounts%202011/GB%20Accounts%20Company%202011-04-30%20(Apr11)%20OpenOffice/Creditcardaccount.ods'#$Apr11.$H$1]-['file:///C:/Users/acartwright/Personal/diy/GB%20Accounts/GB%20Accounts%202011/GB%20Accounts%20Company%202011-04-30%20(Apr11)%20OpenOffice/Creditcardaccount.ods'#$Apr11.$I$1]+['file:///C:/Users/acartwright/Personal/diy/GB%20Accounts/GB%20Accounts%202011/GB%20Accounts%20Company%202011-04-30%20(Apr11)%20OpenOffice/Creditcardaccount.ods'#$Apr11.$Y$1]+['file:///C:/Users/acartwright/Personal/diy/GB%20Accounts/GB%20Accounts%202011/GB%20Accounts%20Company%202011-04-30%20(Apr11)%20OpenOffice/Creditcardaccount.ods'#$Apr11.$Z$1]+['file:///C:/Users/acartwright/Personal/diy/GB%20Accounts/GB%20Accounts%202011/GB%20Accounts%20Company%202011-04-30%20(Apr11)%20OpenOffice/Creditcardaccount.ods'#$Ap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4-30%20(Apr11)%20OpenOffice/Cashaccount.ods'#$Apr11.$G$1]-['file:///C:/Users/acartwright/Personal/diy/GB%20Accounts/GB%20Accounts%202011/GB%20Accounts%20Company%202011-04-30%20(Apr11)%20OpenOffice/Cashaccount.ods'#$Apr11.$H$1]-['file:///C:/Users/acartwright/Personal/diy/GB%20Accounts/GB%20Accounts%202011/GB%20Accounts%20Company%202011-04-30%20(Apr11)%20OpenOffice/Cashaccount.ods'#$Apr11.$I$1]+['file:///C:/Users/acartwright/Personal/diy/GB%20Accounts/GB%20Accounts%202011/GB%20Accounts%20Company%202011-04-30%20(Apr11)%20OpenOffice/Cashaccount.ods'#$Apr11.$V$1]+['file:///C:/Users/acartwright/Personal/diy/GB%20Accounts/GB%20Accounts%202011/GB%20Accounts%20Company%202011-04-30%20(Apr11)%20OpenOffice/Cashaccount.ods'#$Apr11.$W$1]+['file:///C:/Users/acartwright/Personal/diy/GB%20Accounts/GB%20Accounts%202011/GB%20Accounts%20Company%202011-04-30%20(Apr11)%20OpenOffice/Cashaccount.ods'#$Apr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DU26:.EE26])" office:value-type="float" office:value="0">
            <text:p>0.00 </text:p>
          </table:table-cell>
          <table:table-cell table:style-name="ce43"/>
          <table:table-cell table:style-name="ce177"/>
          <table:table-cell table:style-name="ce43"/>
          <table:table-cell table:style-name="ce59" table:formula="of:=SUM([.EF26:.EH2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CURRENT LIABILITI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Trade Creditors</text:p>
          </table:table-cell>
          <table:table-cell table:style-name="ce173" office:value-type="string">
            <text:p>CR</text:p>
          </table:table-cell>
          <table:table-cell table:style-name="ce59" table:formula="of:=-[$OpenAccounts.E20]" office:value-type="float" office:value="-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4-30%20(Apr11)%20OpenOffice/Purchases.ods'#$May10.$F$1]+['file:///C:/Users/acartwright/Personal/diy/GB%20Accounts/GB%20Accounts%202011/GB%20Accounts%20Company%202011-04-30%20(Apr11)%20OpenOffice/Purchases.ods'#$May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urrentaccount.ods'#$May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y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y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y10.$Y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28:.N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4-30%20(Apr11)%20OpenOffice/Purchases.ods'#$Jun10.$F$1]+['file:///C:/Users/acartwright/Personal/diy/GB%20Accounts/GB%20Accounts%202011/GB%20Accounts%20Company%202011-04-30%20(Apr11)%20OpenOffice/Purchases.ods'#$Jun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urrentaccount.ods'#$Jun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n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n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n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28:.Y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4-30%20(Apr11)%20OpenOffice/Purchases.ods'#$Jul10.$F$1]+['file:///C:/Users/acartwright/Personal/diy/GB%20Accounts/GB%20Accounts%202011/GB%20Accounts%20Company%202011-04-30%20(Apr11)%20OpenOffice/Purchases.ods'#$Jul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urrentaccount.ods'#$Jul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l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l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l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28:.AJ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4-30%20(Apr11)%20OpenOffice/Purchases.ods'#$Aug10.$F$1]+['file:///C:/Users/acartwright/Personal/diy/GB%20Accounts/GB%20Accounts%202011/GB%20Accounts%20Company%202011-04-30%20(Apr11)%20OpenOffice/Purchases.ods'#$Aug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urrentaccount.ods'#$Aug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ug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ug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ug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28:.AU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4-30%20(Apr11)%20OpenOffice/Purchases.ods'#$Sep10.$F$1]+['file:///C:/Users/acartwright/Personal/diy/GB%20Accounts/GB%20Accounts%202011/GB%20Accounts%20Company%202011-04-30%20(Apr11)%20OpenOffice/Purchases.ods'#$Sep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urrentaccount.ods'#$Sep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Sep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Sep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Sep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28:.BF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4-30%20(Apr11)%20OpenOffice/Purchases.ods'#$Oct10.$F$1]+['file:///C:/Users/acartwright/Personal/diy/GB%20Accounts/GB%20Accounts%202011/GB%20Accounts%20Company%202011-04-30%20(Apr11)%20OpenOffice/Purchases.ods'#$Oct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urrentaccount.ods'#$Oct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Oct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Oct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Oct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28:.BQ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4-30%20(Apr11)%20OpenOffice/Purchases.ods'#$Nov10.$F$1]+['file:///C:/Users/acartwright/Personal/diy/GB%20Accounts/GB%20Accounts%202011/GB%20Accounts%20Company%202011-04-30%20(Apr11)%20OpenOffice/Purchases.ods'#$Nov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urrentaccount.ods'#$Nov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Nov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Nov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Nov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28:.CB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4-30%20(Apr11)%20OpenOffice/Purchases.ods'#$Dec10.$F$1]+['file:///C:/Users/acartwright/Personal/diy/GB%20Accounts/GB%20Accounts%202011/GB%20Accounts%20Company%202011-04-30%20(Apr11)%20OpenOffice/Purchases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urrentaccount.ods'#$Dec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Dec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Dec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Dec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28:.CM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4-30%20(Apr11)%20OpenOffice/Purchases.ods'#$Jan11.$F$1]+['file:///C:/Users/acartwright/Personal/diy/GB%20Accounts/GB%20Accounts%202011/GB%20Accounts%20Company%202011-04-30%20(Apr11)%20OpenOffice/Purchases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urrentaccount.ods'#$Ja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a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a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an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28:.CX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4-30%20(Apr11)%20OpenOffice/Purchases.ods'#$Feb11.$F$1]+['file:///C:/Users/acartwright/Personal/diy/GB%20Accounts/GB%20Accounts%202011/GB%20Accounts%20Company%202011-04-30%20(Apr11)%20OpenOffice/Purchases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urrentaccount.ods'#$Feb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Feb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Feb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Feb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28:.DI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4-30%20(Apr11)%20OpenOffice/Purchases.ods'#$Mar11.$F$1]+['file:///C:/Users/acartwright/Personal/diy/GB%20Accounts/GB%20Accounts%202011/GB%20Accounts%20Company%202011-04-30%20(Apr11)%20OpenOffice/Purchases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urrentaccount.ods'#$Ma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r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28:.DT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4-30%20(Apr11)%20OpenOffice/Purchases.ods'#$Apr11.$F$1]+['file:///C:/Users/acartwright/Personal/diy/GB%20Accounts/GB%20Accounts%202011/GB%20Accounts%20Company%202011-04-30%20(Apr11)%20OpenOffice/Purchases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urrentaccount.ods'#$Ap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p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p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pr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28:.EE2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Fixedasset.ods'#$HPfinance.$E$2]" office:value-type="float" office:value="0">
            <text:p>0.00 </text:p>
          </table:table-cell>
          <table:table-cell table:style-name="ce43"/>
          <table:table-cell table:style-name="ce59" table:formula="of:=SUM([.EF28:.EH2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Net Wages Creditor</text:p>
          </table:table-cell>
          <table:table-cell table:style-name="ce173"/>
          <table:table-cell table:style-name="ce59" table:formula="of:=-[$OpenAccounts.E21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y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y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y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y10.$Z$1]" office:value-type="float" office:value="0">
            <text:p>0.00 </text:p>
          </table:table-cell>
          <table:table-cell table:style-name="ce59" table:formula="of:=-[$WagesInterface.G4]-[$WagesInterface.G17]" office:value-type="float" office:value="-0">
            <text:p>0.00 </text:p>
          </table:table-cell>
          <table:table-cell/>
          <table:table-cell table:style-name="ce58"/>
          <table:table-cell table:style-name="ce59" table:formula="of:=SUM([.D29:.N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n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n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n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n10.$Z$1]" office:value-type="float" office:value="0">
            <text:p>0.00 </text:p>
          </table:table-cell>
          <table:table-cell table:style-name="ce59" table:formula="of:=-[$WagesInterface.G5]-[$WagesInterface.G1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O29:.Y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l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l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l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l10.$Z$1]" office:value-type="float" office:value="0">
            <text:p>0.00 </text:p>
          </table:table-cell>
          <table:table-cell table:style-name="ce59" table:formula="of:=-[$WagesInterface.G6]-[$WagesInterface.G19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Z29:.AJ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ug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ug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ug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ug10.$Z$1]" office:value-type="float" office:value="0">
            <text:p>0.00 </text:p>
          </table:table-cell>
          <table:table-cell table:style-name="ce59" table:formula="of:=-[$WagesInterface.G7]-[$WagesInterface.G20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K29:.AU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Sep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Sep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Sep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Sep10.$Z$1]" office:value-type="float" office:value="0">
            <text:p>0.00 </text:p>
          </table:table-cell>
          <table:table-cell table:style-name="ce59" table:formula="of:=-[$WagesInterface.G8]-[$WagesInterface.G21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V29:.BF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Oct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Oct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Oct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Oct10.$Z$1]" office:value-type="float" office:value="0">
            <text:p>0.00 </text:p>
          </table:table-cell>
          <table:table-cell table:style-name="ce59" table:formula="of:=-[$WagesInterface.G9]-[$WagesInterface.G22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G29:.BQ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Nov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Nov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Nov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Nov10.$Z$1]" office:value-type="float" office:value="0">
            <text:p>0.00 </text:p>
          </table:table-cell>
          <table:table-cell table:style-name="ce59" table:formula="of:=-[$WagesInterface.G10]-[$WagesInterface.G23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R29:.CB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Dec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Dec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Dec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Dec10.$Z$1]" office:value-type="float" office:value="0">
            <text:p>0.00 </text:p>
          </table:table-cell>
          <table:table-cell table:style-name="ce59" table:formula="of:=-[$WagesInterface.G11]-[$WagesInterface.G24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C29:.CM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a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a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a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an11.$Z$1]" office:value-type="float" office:value="0">
            <text:p>0.00 </text:p>
          </table:table-cell>
          <table:table-cell table:style-name="ce59" table:formula="of:=-[$WagesInterface.G12]-[$WagesInterface.G25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N29:.CX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Feb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Feb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Feb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Feb11.$Z$1]" office:value-type="float" office:value="0">
            <text:p>0.00 </text:p>
          </table:table-cell>
          <table:table-cell table:style-name="ce59" table:formula="of:=-[$WagesInterface.G13]-[$WagesInterface.G26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Y29:.DI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r11.$Z$1]" office:value-type="float" office:value="0">
            <text:p>0.00 </text:p>
          </table:table-cell>
          <table:table-cell table:style-name="ce59" table:formula="of:=-[$WagesInterface.G14]-[$WagesInterface.G27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J29:.DT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p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p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p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pr11.$Z$1]" office:value-type="float" office:value="0">
            <text:p>0.00 </text:p>
          </table:table-cell>
          <table:table-cell table:style-name="ce59" table:formula="of:=-[$WagesInterface.G15]-[$WagesInterface.G2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U29:.EE2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9:.EH2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Other Deductions from wages</text:p>
          </table:table-cell>
          <table:table-cell table:style-name="ce173"/>
          <table:table-cell table:style-name="ce59" table:formula="of:=-[$OpenAccounts.E22]" office:value-type="float" office:value="-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4]-[$WagesInterface.F17]" office:value-type="float" office:value="-0">
            <text:p>0.00 </text:p>
          </table:table-cell>
          <table:table-cell/>
          <table:table-cell table:style-name="ce58"/>
          <table:table-cell table:style-name="ce59" table:formula="of:=SUM([.D30:.N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5]-[$WagesInterface.F1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O30:.Y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6]-[$WagesInterface.F19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Z30:.AJ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7]-[$WagesInterface.F20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K30:.AU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8]-[$WagesInterface.F21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V30:.BF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9]-[$WagesInterface.F22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G30:.BQ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0]-[$WagesInterface.F23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R30:.CB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1]-[$WagesInterface.F24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C30:.CM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2]-[$WagesInterface.F25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N30:.CX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3]-[$WagesInterface.F26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Y30:.DI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4]-[$WagesInterface.F27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J30:.DT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5]-[$WagesInterface.F2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U30:.EE3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0:.EH3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ividends Creditor</text:p>
          </table:table-cell>
          <table:table-cell table:style-name="ce173" office:value-type="string">
            <text:p>DV</text:p>
          </table:table-cell>
          <table:table-cell table:style-name="ce59" table:formula="of:=-[$OpenAccounts.E2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y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y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y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y10.$AI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1:.N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n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n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n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n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1:.Y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l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l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l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l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1:.AJ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ug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ug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ug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ug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1:.AU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Sep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Sep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Sep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Sep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1:.BF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Oct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Oct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Oct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Oct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1:.BQ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Nov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Nov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Nov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Nov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1:.CB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Dec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Dec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Dec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Dec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1:.CM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a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a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a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an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1:.CX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Feb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Feb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Feb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Feb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1:.DI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r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1:.DT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p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p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p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pr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1:.EE31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04-30%20(Apr11)%20OpenOffice/Companysecretary.ods'#$Boardmeeting.$E$4]" office:value-type="float" office:value="-0">
            <text:p>0.00 </text:p>
          </table:table-cell>
          <table:table-cell table:style-name="ce43"/>
          <table:table-cell table:style-name="ce59" table:formula="of:=SUM([.EF31:.EH3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or HMRC CIS</text:p>
          </table:table-cell>
          <table:table-cell table:style-name="ce173" office:value-type="string">
            <text:p>RC</text:p>
          </table:table-cell>
          <table:table-cell table:style-name="ce59" table:formula="of:=-[$OpenAccounts.I26]" office:value-type="float" office:value="-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May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Purchases.ods'#$May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May10.$O$1]+['file:///C:/Users/acartwright/Personal/diy/GB%20Accounts/GB%20Accounts%202011/GB%20Accounts%20Company%202011-04-30%20(Apr11)%20OpenOffice/Currentaccount.ods'#$May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y10.$O$1]+['file:///C:/Users/acartwright/Personal/diy/GB%20Accounts/GB%20Accounts%202011/GB%20Accounts%20Company%202011-04-30%20(Apr11)%20OpenOffice/Savingaccount.ods'#$May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y10.$O$1]+['file:///C:/Users/acartwright/Personal/diy/GB%20Accounts/GB%20Accounts%202011/GB%20Accounts%20Company%202011-04-30%20(Apr11)%20OpenOffice/Creditcardaccount.ods'#$May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y10.$AG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2:.N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Jun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Purchases.ods'#$Jun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Jun10.$O$1]+['file:///C:/Users/acartwright/Personal/diy/GB%20Accounts/GB%20Accounts%202011/GB%20Accounts%20Company%202011-04-30%20(Apr11)%20OpenOffice/Currentaccount.ods'#$Jun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n10.$O$1]+['file:///C:/Users/acartwright/Personal/diy/GB%20Accounts/GB%20Accounts%202011/GB%20Accounts%20Company%202011-04-30%20(Apr11)%20OpenOffice/Savingaccount.ods'#$Jun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n10.$O$1]+['file:///C:/Users/acartwright/Personal/diy/GB%20Accounts/GB%20Accounts%202011/GB%20Accounts%20Company%202011-04-30%20(Apr11)%20OpenOffice/Creditcardaccount.ods'#$Jun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n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2:.Y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Jul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Purchases.ods'#$Jul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Jul10.$O$1]+['file:///C:/Users/acartwright/Personal/diy/GB%20Accounts/GB%20Accounts%202011/GB%20Accounts%20Company%202011-04-30%20(Apr11)%20OpenOffice/Currentaccount.ods'#$Jul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l10.$O$1]+['file:///C:/Users/acartwright/Personal/diy/GB%20Accounts/GB%20Accounts%202011/GB%20Accounts%20Company%202011-04-30%20(Apr11)%20OpenOffice/Savingaccount.ods'#$Jul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l10.$O$1]+['file:///C:/Users/acartwright/Personal/diy/GB%20Accounts/GB%20Accounts%202011/GB%20Accounts%20Company%202011-04-30%20(Apr11)%20OpenOffice/Creditcardaccount.ods'#$Jul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l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2:.AJ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Aug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Purchases.ods'#$Aug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Aug10.$O$1]+['file:///C:/Users/acartwright/Personal/diy/GB%20Accounts/GB%20Accounts%202011/GB%20Accounts%20Company%202011-04-30%20(Apr11)%20OpenOffice/Currentaccount.ods'#$Aug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ug10.$O$1]+['file:///C:/Users/acartwright/Personal/diy/GB%20Accounts/GB%20Accounts%202011/GB%20Accounts%20Company%202011-04-30%20(Apr11)%20OpenOffice/Savingaccount.ods'#$Aug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ug10.$O$1]+['file:///C:/Users/acartwright/Personal/diy/GB%20Accounts/GB%20Accounts%202011/GB%20Accounts%20Company%202011-04-30%20(Apr11)%20OpenOffice/Creditcardaccount.ods'#$Aug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ug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2:.AU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Sep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Purchases.ods'#$Sep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Sep10.$O$1]+['file:///C:/Users/acartwright/Personal/diy/GB%20Accounts/GB%20Accounts%202011/GB%20Accounts%20Company%202011-04-30%20(Apr11)%20OpenOffice/Currentaccount.ods'#$Sep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Sep10.$O$1]+['file:///C:/Users/acartwright/Personal/diy/GB%20Accounts/GB%20Accounts%202011/GB%20Accounts%20Company%202011-04-30%20(Apr11)%20OpenOffice/Savingaccount.ods'#$Sep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Sep10.$O$1]+['file:///C:/Users/acartwright/Personal/diy/GB%20Accounts/GB%20Accounts%202011/GB%20Accounts%20Company%202011-04-30%20(Apr11)%20OpenOffice/Creditcardaccount.ods'#$Sep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Sep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2:.BF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Oct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Purchases.ods'#$Oct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Oct10.$O$1]+['file:///C:/Users/acartwright/Personal/diy/GB%20Accounts/GB%20Accounts%202011/GB%20Accounts%20Company%202011-04-30%20(Apr11)%20OpenOffice/Currentaccount.ods'#$Oct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Oct10.$O$1]+['file:///C:/Users/acartwright/Personal/diy/GB%20Accounts/GB%20Accounts%202011/GB%20Accounts%20Company%202011-04-30%20(Apr11)%20OpenOffice/Savingaccount.ods'#$Oct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Oct10.$O$1]+['file:///C:/Users/acartwright/Personal/diy/GB%20Accounts/GB%20Accounts%202011/GB%20Accounts%20Company%202011-04-30%20(Apr11)%20OpenOffice/Creditcardaccount.ods'#$Oct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Oct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2:.BQ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Nov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Purchases.ods'#$Nov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Nov10.$O$1]+['file:///C:/Users/acartwright/Personal/diy/GB%20Accounts/GB%20Accounts%202011/GB%20Accounts%20Company%202011-04-30%20(Apr11)%20OpenOffice/Currentaccount.ods'#$Nov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Nov10.$O$1]+['file:///C:/Users/acartwright/Personal/diy/GB%20Accounts/GB%20Accounts%202011/GB%20Accounts%20Company%202011-04-30%20(Apr11)%20OpenOffice/Savingaccount.ods'#$Nov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Nov10.$O$1]+['file:///C:/Users/acartwright/Personal/diy/GB%20Accounts/GB%20Accounts%202011/GB%20Accounts%20Company%202011-04-30%20(Apr11)%20OpenOffice/Creditcardaccount.ods'#$Nov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Nov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2:.CB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Dec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Purchases.ods'#$Dec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Dec10.$O$1]+['file:///C:/Users/acartwright/Personal/diy/GB%20Accounts/GB%20Accounts%202011/GB%20Accounts%20Company%202011-04-30%20(Apr11)%20OpenOffice/Currentaccount.ods'#$Dec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Dec10.$O$1]+['file:///C:/Users/acartwright/Personal/diy/GB%20Accounts/GB%20Accounts%202011/GB%20Accounts%20Company%202011-04-30%20(Apr11)%20OpenOffice/Savingaccount.ods'#$Dec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Dec10.$O$1]+['file:///C:/Users/acartwright/Personal/diy/GB%20Accounts/GB%20Accounts%202011/GB%20Accounts%20Company%202011-04-30%20(Apr11)%20OpenOffice/Creditcardaccount.ods'#$Dec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Dec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2:.CM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Jan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Purchases.ods'#$Jan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Jan11.$O$1]+['file:///C:/Users/acartwright/Personal/diy/GB%20Accounts/GB%20Accounts%202011/GB%20Accounts%20Company%202011-04-30%20(Apr11)%20OpenOffice/Currentaccount.ods'#$Ja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an11.$O$1]+['file:///C:/Users/acartwright/Personal/diy/GB%20Accounts/GB%20Accounts%202011/GB%20Accounts%20Company%202011-04-30%20(Apr11)%20OpenOffice/Savingaccount.ods'#$Ja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an11.$O$1]+['file:///C:/Users/acartwright/Personal/diy/GB%20Accounts/GB%20Accounts%202011/GB%20Accounts%20Company%202011-04-30%20(Apr11)%20OpenOffice/Creditcardaccount.ods'#$Jan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an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2:.CX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Feb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Purchases.ods'#$Feb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Feb11.$O$1]+['file:///C:/Users/acartwright/Personal/diy/GB%20Accounts/GB%20Accounts%202011/GB%20Accounts%20Company%202011-04-30%20(Apr11)%20OpenOffice/Currentaccount.ods'#$Feb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Feb11.$O$1]+['file:///C:/Users/acartwright/Personal/diy/GB%20Accounts/GB%20Accounts%202011/GB%20Accounts%20Company%202011-04-30%20(Apr11)%20OpenOffice/Savingaccount.ods'#$Feb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Feb11.$O$1]+['file:///C:/Users/acartwright/Personal/diy/GB%20Accounts/GB%20Accounts%202011/GB%20Accounts%20Company%202011-04-30%20(Apr11)%20OpenOffice/Creditcardaccount.ods'#$Feb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Feb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2:.DI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Mar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Purchases.ods'#$Mar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Mar11.$O$1]+['file:///C:/Users/acartwright/Personal/diy/GB%20Accounts/GB%20Accounts%202011/GB%20Accounts%20Company%202011-04-30%20(Apr11)%20OpenOffice/Currentaccount.ods'#$Ma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r11.$O$1]+['file:///C:/Users/acartwright/Personal/diy/GB%20Accounts/GB%20Accounts%202011/GB%20Accounts%20Company%202011-04-30%20(Apr11)%20OpenOffice/Savingaccount.ods'#$Ma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r11.$O$1]+['file:///C:/Users/acartwright/Personal/diy/GB%20Accounts/GB%20Accounts%202011/GB%20Accounts%20Company%202011-04-30%20(Apr11)%20OpenOffice/Creditcardaccount.ods'#$Mar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r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2:.DT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4-30%20(Apr11)%20OpenOffice/Sales.ods'#$Apr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Purchases.ods'#$Apr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Apr11.$O$1]+['file:///C:/Users/acartwright/Personal/diy/GB%20Accounts/GB%20Accounts%202011/GB%20Accounts%20Company%202011-04-30%20(Apr11)%20OpenOffice/Currentaccount.ods'#$Ap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pr11.$O$1]+['file:///C:/Users/acartwright/Personal/diy/GB%20Accounts/GB%20Accounts%202011/GB%20Accounts%20Company%202011-04-30%20(Apr11)%20OpenOffice/Savingaccount.ods'#$Ap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pr11.$O$1]+['file:///C:/Users/acartwright/Personal/diy/GB%20Accounts/GB%20Accounts%202011/GB%20Accounts%20Company%202011-04-30%20(Apr11)%20OpenOffice/Creditcardaccount.ods'#$Apr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pr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2:.EE3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2:.EH3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or HMRC Vat</text:p>
          </table:table-cell>
          <table:table-cell table:style-name="ce173" office:value-type="string">
            <text:p>RV</text:p>
          </table:table-cell>
          <table:table-cell table:style-name="ce59" table:formula="of:=-[$OpenAccounts.H26]" office:value-type="float" office:value="-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May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4-30%20(Apr11)%20OpenOffice/Purchases.ods'#$May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May10.$N$1]+['file:///C:/Users/acartwright/Personal/diy/GB%20Accounts/GB%20Accounts%202011/GB%20Accounts%20Company%202011-04-30%20(Apr11)%20OpenOffice/Currentaccount.ods'#$May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y10.$N$1]+['file:///C:/Users/acartwright/Personal/diy/GB%20Accounts/GB%20Accounts%202011/GB%20Accounts%20Company%202011-04-30%20(Apr11)%20OpenOffice/Savingaccount.ods'#$May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y10.$N$1]+['file:///C:/Users/acartwright/Personal/diy/GB%20Accounts/GB%20Accounts%202011/GB%20Accounts%20Company%202011-04-30%20(Apr11)%20OpenOffice/Creditcardaccount.ods'#$May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y10.$AF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3:.N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n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4-30%20(Apr11)%20OpenOffice/Purchases.ods'#$Jun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Jun10.$N$1]+['file:///C:/Users/acartwright/Personal/diy/GB%20Accounts/GB%20Accounts%202011/GB%20Accounts%20Company%202011-04-30%20(Apr11)%20OpenOffice/Currentaccount.ods'#$Jun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n10.$N$1]+['file:///C:/Users/acartwright/Personal/diy/GB%20Accounts/GB%20Accounts%202011/GB%20Accounts%20Company%202011-04-30%20(Apr11)%20OpenOffice/Savingaccount.ods'#$Jun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n10.$N$1]+['file:///C:/Users/acartwright/Personal/diy/GB%20Accounts/GB%20Accounts%202011/GB%20Accounts%20Company%202011-04-30%20(Apr11)%20OpenOffice/Creditcardaccount.ods'#$Jun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n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3:.Y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l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4-30%20(Apr11)%20OpenOffice/Purchases.ods'#$Jul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Jul10.$N$1]+['file:///C:/Users/acartwright/Personal/diy/GB%20Accounts/GB%20Accounts%202011/GB%20Accounts%20Company%202011-04-30%20(Apr11)%20OpenOffice/Currentaccount.ods'#$Jul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l10.$N$1]+['file:///C:/Users/acartwright/Personal/diy/GB%20Accounts/GB%20Accounts%202011/GB%20Accounts%20Company%202011-04-30%20(Apr11)%20OpenOffice/Savingaccount.ods'#$Jul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l10.$N$1]+['file:///C:/Users/acartwright/Personal/diy/GB%20Accounts/GB%20Accounts%202011/GB%20Accounts%20Company%202011-04-30%20(Apr11)%20OpenOffice/Creditcardaccount.ods'#$Jul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l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3:.AJ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ug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4-30%20(Apr11)%20OpenOffice/Purchases.ods'#$Aug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Aug10.$N$1]+['file:///C:/Users/acartwright/Personal/diy/GB%20Accounts/GB%20Accounts%202011/GB%20Accounts%20Company%202011-04-30%20(Apr11)%20OpenOffice/Currentaccount.ods'#$Aug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ug10.$N$1]+['file:///C:/Users/acartwright/Personal/diy/GB%20Accounts/GB%20Accounts%202011/GB%20Accounts%20Company%202011-04-30%20(Apr11)%20OpenOffice/Savingaccount.ods'#$Aug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ug10.$N$1]+['file:///C:/Users/acartwright/Personal/diy/GB%20Accounts/GB%20Accounts%202011/GB%20Accounts%20Company%202011-04-30%20(Apr11)%20OpenOffice/Creditcardaccount.ods'#$Aug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ug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3:.AU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Sep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4-30%20(Apr11)%20OpenOffice/Purchases.ods'#$Sep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Sep10.$N$1]+['file:///C:/Users/acartwright/Personal/diy/GB%20Accounts/GB%20Accounts%202011/GB%20Accounts%20Company%202011-04-30%20(Apr11)%20OpenOffice/Currentaccount.ods'#$Sep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Sep10.$N$1]+['file:///C:/Users/acartwright/Personal/diy/GB%20Accounts/GB%20Accounts%202011/GB%20Accounts%20Company%202011-04-30%20(Apr11)%20OpenOffice/Savingaccount.ods'#$Sep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Sep10.$N$1]+['file:///C:/Users/acartwright/Personal/diy/GB%20Accounts/GB%20Accounts%202011/GB%20Accounts%20Company%202011-04-30%20(Apr11)%20OpenOffice/Creditcardaccount.ods'#$Sep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Sep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3:.BF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Oct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4-30%20(Apr11)%20OpenOffice/Purchases.ods'#$Oct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Oct10.$N$1]+['file:///C:/Users/acartwright/Personal/diy/GB%20Accounts/GB%20Accounts%202011/GB%20Accounts%20Company%202011-04-30%20(Apr11)%20OpenOffice/Currentaccount.ods'#$Oct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Oct10.$N$1]+['file:///C:/Users/acartwright/Personal/diy/GB%20Accounts/GB%20Accounts%202011/GB%20Accounts%20Company%202011-04-30%20(Apr11)%20OpenOffice/Savingaccount.ods'#$Oct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Oct10.$N$1]+['file:///C:/Users/acartwright/Personal/diy/GB%20Accounts/GB%20Accounts%202011/GB%20Accounts%20Company%202011-04-30%20(Apr11)%20OpenOffice/Creditcardaccount.ods'#$Oct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Oct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3:.BQ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Nov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4-30%20(Apr11)%20OpenOffice/Purchases.ods'#$Nov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Nov10.$N$1]+['file:///C:/Users/acartwright/Personal/diy/GB%20Accounts/GB%20Accounts%202011/GB%20Accounts%20Company%202011-04-30%20(Apr11)%20OpenOffice/Currentaccount.ods'#$Nov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Nov10.$N$1]+['file:///C:/Users/acartwright/Personal/diy/GB%20Accounts/GB%20Accounts%202011/GB%20Accounts%20Company%202011-04-30%20(Apr11)%20OpenOffice/Savingaccount.ods'#$Nov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Nov10.$N$1]+['file:///C:/Users/acartwright/Personal/diy/GB%20Accounts/GB%20Accounts%202011/GB%20Accounts%20Company%202011-04-30%20(Apr11)%20OpenOffice/Creditcardaccount.ods'#$Nov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Nov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3:.CB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Dec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4-30%20(Apr11)%20OpenOffice/Purchases.ods'#$Dec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Dec10.$N$1]+['file:///C:/Users/acartwright/Personal/diy/GB%20Accounts/GB%20Accounts%202011/GB%20Accounts%20Company%202011-04-30%20(Apr11)%20OpenOffice/Currentaccount.ods'#$Dec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Dec10.$N$1]+['file:///C:/Users/acartwright/Personal/diy/GB%20Accounts/GB%20Accounts%202011/GB%20Accounts%20Company%202011-04-30%20(Apr11)%20OpenOffice/Savingaccount.ods'#$Dec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Dec10.$N$1]+['file:///C:/Users/acartwright/Personal/diy/GB%20Accounts/GB%20Accounts%202011/GB%20Accounts%20Company%202011-04-30%20(Apr11)%20OpenOffice/Creditcardaccount.ods'#$Dec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Dec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3:.CM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an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4-30%20(Apr11)%20OpenOffice/Purchases.ods'#$Jan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Jan11.$N$1]+['file:///C:/Users/acartwright/Personal/diy/GB%20Accounts/GB%20Accounts%202011/GB%20Accounts%20Company%202011-04-30%20(Apr11)%20OpenOffice/Currentaccount.ods'#$Ja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an11.$N$1]+['file:///C:/Users/acartwright/Personal/diy/GB%20Accounts/GB%20Accounts%202011/GB%20Accounts%20Company%202011-04-30%20(Apr11)%20OpenOffice/Savingaccount.ods'#$Ja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an11.$N$1]+['file:///C:/Users/acartwright/Personal/diy/GB%20Accounts/GB%20Accounts%202011/GB%20Accounts%20Company%202011-04-30%20(Apr11)%20OpenOffice/Creditcardaccount.ods'#$Jan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an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3:.CX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Feb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4-30%20(Apr11)%20OpenOffice/Purchases.ods'#$Feb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Feb11.$N$1]+['file:///C:/Users/acartwright/Personal/diy/GB%20Accounts/GB%20Accounts%202011/GB%20Accounts%20Company%202011-04-30%20(Apr11)%20OpenOffice/Currentaccount.ods'#$Feb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Feb11.$N$1]+['file:///C:/Users/acartwright/Personal/diy/GB%20Accounts/GB%20Accounts%202011/GB%20Accounts%20Company%202011-04-30%20(Apr11)%20OpenOffice/Savingaccount.ods'#$Feb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Feb11.$N$1]+['file:///C:/Users/acartwright/Personal/diy/GB%20Accounts/GB%20Accounts%202011/GB%20Accounts%20Company%202011-04-30%20(Apr11)%20OpenOffice/Creditcardaccount.ods'#$Feb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Feb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3:.DI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Mar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4-30%20(Apr11)%20OpenOffice/Purchases.ods'#$Mar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Mar11.$N$1]+['file:///C:/Users/acartwright/Personal/diy/GB%20Accounts/GB%20Accounts%202011/GB%20Accounts%20Company%202011-04-30%20(Apr11)%20OpenOffice/Currentaccount.ods'#$Ma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r11.$N$1]+['file:///C:/Users/acartwright/Personal/diy/GB%20Accounts/GB%20Accounts%202011/GB%20Accounts%20Company%202011-04-30%20(Apr11)%20OpenOffice/Savingaccount.ods'#$Ma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r11.$N$1]+['file:///C:/Users/acartwright/Personal/diy/GB%20Accounts/GB%20Accounts%202011/GB%20Accounts%20Company%202011-04-30%20(Apr11)%20OpenOffice/Creditcardaccount.ods'#$Mar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r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3:.DT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pr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4-30%20(Apr11)%20OpenOffice/Purchases.ods'#$Apr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urrentaccount.ods'#$Apr11.$N$1]+['file:///C:/Users/acartwright/Personal/diy/GB%20Accounts/GB%20Accounts%202011/GB%20Accounts%20Company%202011-04-30%20(Apr11)%20OpenOffice/Currentaccount.ods'#$Ap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pr11.$N$1]+['file:///C:/Users/acartwright/Personal/diy/GB%20Accounts/GB%20Accounts%202011/GB%20Accounts%20Company%202011-04-30%20(Apr11)%20OpenOffice/Savingaccount.ods'#$Ap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pr11.$N$1]+['file:///C:/Users/acartwright/Personal/diy/GB%20Accounts/GB%20Accounts%202011/GB%20Accounts%20Company%202011-04-30%20(Apr11)%20OpenOffice/Creditcardaccount.ods'#$Apr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pr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3:.EE3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3:.EH3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or HMRC Paye</text:p>
          </table:table-cell>
          <table:table-cell table:style-name="ce173" office:value-type="string">
            <text:p>RP</text:p>
          </table:table-cell>
          <table:table-cell table:style-name="ce59" table:formula="of:=-[$OpenAccounts.G26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y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y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y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y10.$AE$1]" office:value-type="float" office:value="0">
            <text:p>0.00 </text:p>
          </table:table-cell>
          <table:table-cell table:style-name="ce59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8"/>
          <table:table-cell table:style-name="ce59" table:formula="of:=SUM([.D34:.N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n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n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n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n10.$AE$1]" office:value-type="float" office:value="0">
            <text:p>0.00 </text:p>
          </table:table-cell>
          <table:table-cell table:style-name="ce59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34:.Y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l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l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l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l10.$AE$1]" office:value-type="float" office:value="0">
            <text:p>0.00 </text:p>
          </table:table-cell>
          <table:table-cell table:style-name="ce59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34:.AJ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ug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ug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ug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ug10.$AE$1]" office:value-type="float" office:value="0">
            <text:p>0.00 </text:p>
          </table:table-cell>
          <table:table-cell table:style-name="ce59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34:.AU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Sep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Sep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Sep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Sep10.$AE$1]" office:value-type="float" office:value="0">
            <text:p>0.00 </text:p>
          </table:table-cell>
          <table:table-cell table:style-name="ce59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34:.BF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Oct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Oct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Oct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Oct10.$AE$1]" office:value-type="float" office:value="0">
            <text:p>0.00 </text:p>
          </table:table-cell>
          <table:table-cell table:style-name="ce59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34:.BQ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Nov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Nov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Nov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Nov10.$AE$1]" office:value-type="float" office:value="0">
            <text:p>0.00 </text:p>
          </table:table-cell>
          <table:table-cell table:style-name="ce59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34:.CB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Dec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Dec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Dec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Dec10.$AE$1]" office:value-type="float" office:value="0">
            <text:p>0.00 </text:p>
          </table:table-cell>
          <table:table-cell table:style-name="ce59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34:.CM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a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a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a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an11.$AE$1]" office:value-type="float" office:value="0">
            <text:p>0.00 </text:p>
          </table:table-cell>
          <table:table-cell table:style-name="ce59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34:.CX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Feb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Feb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Feb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Feb11.$AE$1]" office:value-type="float" office:value="0">
            <text:p>0.00 </text:p>
          </table:table-cell>
          <table:table-cell table:style-name="ce59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34:.DI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r11.$AE$1]" office:value-type="float" office:value="0">
            <text:p>0.00 </text:p>
          </table:table-cell>
          <table:table-cell table:style-name="ce59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34:.DT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p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p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p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pr11.$AE$1]" office:value-type="float" office:value="0">
            <text:p>0.00 </text:p>
          </table:table-cell>
          <table:table-cell table:style-name="ce59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34:.EE3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4:.EH3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or HMRC Corporation Tax</text:p>
          </table:table-cell>
          <table:table-cell table:style-name="ce173" office:value-type="string">
            <text:p>RT</text:p>
          </table:table-cell>
          <table:table-cell table:style-name="ce59" table:formula="of:=-[$OpenAccounts.E24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y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y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y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y10.$AH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5:.N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n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n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n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n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5:.Y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l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l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l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l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5:.AJ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ug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ug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ug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ug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5:.AU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Sep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Sep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Sep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Sep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5:.BF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Oct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Oct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Oct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Oct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5:.BQ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Nov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Nov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Nov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Nov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5:.CB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Dec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5:.CM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an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5:.CX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Feb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5:.DI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r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5:.DT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pr11.$AH$1]" office:value-type="float" office:value="0">
            <text:p>0.00 </text:p>
          </table:table-cell>
          <table:table-cell table:style-name="ce59"/>
          <table:table-cell table:style-name="ce59" table:formula="of:=-[$CorporationTax.K35]" office:value-type="float" office:value="-0">
            <text:p>0.00 </text:p>
          </table:table-cell>
          <table:table-cell table:style-name="ce43"/>
          <table:table-cell table:style-name="ce59" table:formula="of:=SUM([.DU35:.EE35])" office:value-type="float" office:value="0">
            <text:p>0.00 </text:p>
          </table:table-cell>
          <table:table-cell table:style-name="ce43"/>
          <table:table-cell table:formula="of:=-[.EH58]" office:value-type="float" office:value="-0">
            <text:p>0.00 </text:p>
          </table:table-cell>
          <table:table-cell table:style-name="ce43"/>
          <table:table-cell table:style-name="ce59" table:formula="of:=SUM([.EF35:.EH3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OTHER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ebtor Long Term (repayable 3 - 5 years)</text:p>
          </table:table-cell>
          <table:table-cell table:style-name="ce173" office:value-type="string">
            <text:p>LDR</text:p>
          </table:table-cell>
          <table:table-cell table:style-name="ce59" table:formula="of:=[$OpenAccounts.E28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May10.$L$1]+['file:///C:/Users/acartwright/Personal/diy/GB%20Accounts/GB%20Accounts%202011/GB%20Accounts%20Company%202011-04-30%20(Apr11)%20OpenOffice/Currentaccount.ods'#$May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y10.$L$1]+['file:///C:/Users/acartwright/Personal/diy/GB%20Accounts/GB%20Accounts%202011/GB%20Accounts%20Company%202011-04-30%20(Apr11)%20OpenOffice/Savingaccount.ods'#$May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y10.$L$1]+['file:///C:/Users/acartwright/Personal/diy/GB%20Accounts/GB%20Accounts%202011/GB%20Accounts%20Company%202011-04-30%20(Apr11)%20OpenOffice/Creditcardaccount.ods'#$May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May10.$L$1]+['file:///C:/Users/acartwright/Personal/diy/GB%20Accounts/GB%20Accounts%202011/GB%20Accounts%20Company%202011-04-30%20(Apr11)%20OpenOffice/Cashaccount.ods'#$May10.$AC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7:.N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un10.$L$1]+['file:///C:/Users/acartwright/Personal/diy/GB%20Accounts/GB%20Accounts%202011/GB%20Accounts%20Company%202011-04-30%20(Apr11)%20OpenOffice/Currentaccount.ods'#$Jun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n10.$L$1]+['file:///C:/Users/acartwright/Personal/diy/GB%20Accounts/GB%20Accounts%202011/GB%20Accounts%20Company%202011-04-30%20(Apr11)%20OpenOffice/Savingaccount.ods'#$Jun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n10.$L$1]+['file:///C:/Users/acartwright/Personal/diy/GB%20Accounts/GB%20Accounts%202011/GB%20Accounts%20Company%202011-04-30%20(Apr11)%20OpenOffice/Creditcardaccount.ods'#$Jun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un10.$L$1]+['file:///C:/Users/acartwright/Personal/diy/GB%20Accounts/GB%20Accounts%202011/GB%20Accounts%20Company%202011-04-30%20(Apr11)%20OpenOffice/Cashaccount.ods'#$Jun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7:.Y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ul10.$L$1]+['file:///C:/Users/acartwright/Personal/diy/GB%20Accounts/GB%20Accounts%202011/GB%20Accounts%20Company%202011-04-30%20(Apr11)%20OpenOffice/Currentaccount.ods'#$Jul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l10.$L$1]+['file:///C:/Users/acartwright/Personal/diy/GB%20Accounts/GB%20Accounts%202011/GB%20Accounts%20Company%202011-04-30%20(Apr11)%20OpenOffice/Savingaccount.ods'#$Jul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l10.$L$1]+['file:///C:/Users/acartwright/Personal/diy/GB%20Accounts/GB%20Accounts%202011/GB%20Accounts%20Company%202011-04-30%20(Apr11)%20OpenOffice/Creditcardaccount.ods'#$Jul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ul10.$L$1]+['file:///C:/Users/acartwright/Personal/diy/GB%20Accounts/GB%20Accounts%202011/GB%20Accounts%20Company%202011-04-30%20(Apr11)%20OpenOffice/Cashaccount.ods'#$Jul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7:.AJ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Aug10.$L$1]+['file:///C:/Users/acartwright/Personal/diy/GB%20Accounts/GB%20Accounts%202011/GB%20Accounts%20Company%202011-04-30%20(Apr11)%20OpenOffice/Currentaccount.ods'#$Aug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ug10.$L$1]+['file:///C:/Users/acartwright/Personal/diy/GB%20Accounts/GB%20Accounts%202011/GB%20Accounts%20Company%202011-04-30%20(Apr11)%20OpenOffice/Savingaccount.ods'#$Aug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ug10.$L$1]+['file:///C:/Users/acartwright/Personal/diy/GB%20Accounts/GB%20Accounts%202011/GB%20Accounts%20Company%202011-04-30%20(Apr11)%20OpenOffice/Creditcardaccount.ods'#$Aug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Aug10.$L$1]+['file:///C:/Users/acartwright/Personal/diy/GB%20Accounts/GB%20Accounts%202011/GB%20Accounts%20Company%202011-04-30%20(Apr11)%20OpenOffice/Cashaccount.ods'#$Aug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7:.AU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Sep10.$L$1]+['file:///C:/Users/acartwright/Personal/diy/GB%20Accounts/GB%20Accounts%202011/GB%20Accounts%20Company%202011-04-30%20(Apr11)%20OpenOffice/Currentaccount.ods'#$Sep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Sep10.$L$1]+['file:///C:/Users/acartwright/Personal/diy/GB%20Accounts/GB%20Accounts%202011/GB%20Accounts%20Company%202011-04-30%20(Apr11)%20OpenOffice/Savingaccount.ods'#$Sep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Sep10.$L$1]+['file:///C:/Users/acartwright/Personal/diy/GB%20Accounts/GB%20Accounts%202011/GB%20Accounts%20Company%202011-04-30%20(Apr11)%20OpenOffice/Creditcardaccount.ods'#$Sep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Sep10.$L$1]+['file:///C:/Users/acartwright/Personal/diy/GB%20Accounts/GB%20Accounts%202011/GB%20Accounts%20Company%202011-04-30%20(Apr11)%20OpenOffice/Cashaccount.ods'#$Sep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7:.BF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Oct10.$L$1]+['file:///C:/Users/acartwright/Personal/diy/GB%20Accounts/GB%20Accounts%202011/GB%20Accounts%20Company%202011-04-30%20(Apr11)%20OpenOffice/Currentaccount.ods'#$Oct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Oct10.$L$1]+['file:///C:/Users/acartwright/Personal/diy/GB%20Accounts/GB%20Accounts%202011/GB%20Accounts%20Company%202011-04-30%20(Apr11)%20OpenOffice/Savingaccount.ods'#$Oct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Oct10.$L$1]+['file:///C:/Users/acartwright/Personal/diy/GB%20Accounts/GB%20Accounts%202011/GB%20Accounts%20Company%202011-04-30%20(Apr11)%20OpenOffice/Creditcardaccount.ods'#$Oct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Oct10.$L$1]+['file:///C:/Users/acartwright/Personal/diy/GB%20Accounts/GB%20Accounts%202011/GB%20Accounts%20Company%202011-04-30%20(Apr11)%20OpenOffice/Cashaccount.ods'#$Oct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7:.BQ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Nov10.$L$1]+['file:///C:/Users/acartwright/Personal/diy/GB%20Accounts/GB%20Accounts%202011/GB%20Accounts%20Company%202011-04-30%20(Apr11)%20OpenOffice/Currentaccount.ods'#$Nov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Nov10.$L$1]+['file:///C:/Users/acartwright/Personal/diy/GB%20Accounts/GB%20Accounts%202011/GB%20Accounts%20Company%202011-04-30%20(Apr11)%20OpenOffice/Savingaccount.ods'#$Nov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Nov10.$L$1]+['file:///C:/Users/acartwright/Personal/diy/GB%20Accounts/GB%20Accounts%202011/GB%20Accounts%20Company%202011-04-30%20(Apr11)%20OpenOffice/Creditcardaccount.ods'#$Nov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Nov10.$L$1]+['file:///C:/Users/acartwright/Personal/diy/GB%20Accounts/GB%20Accounts%202011/GB%20Accounts%20Company%202011-04-30%20(Apr11)%20OpenOffice/Cashaccount.ods'#$Nov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7:.CB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Dec10.$L$1]+['file:///C:/Users/acartwright/Personal/diy/GB%20Accounts/GB%20Accounts%202011/GB%20Accounts%20Company%202011-04-30%20(Apr11)%20OpenOffice/Currentaccount.ods'#$Dec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Dec10.$L$1]+['file:///C:/Users/acartwright/Personal/diy/GB%20Accounts/GB%20Accounts%202011/GB%20Accounts%20Company%202011-04-30%20(Apr11)%20OpenOffice/Savingaccount.ods'#$Dec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Dec10.$L$1]+['file:///C:/Users/acartwright/Personal/diy/GB%20Accounts/GB%20Accounts%202011/GB%20Accounts%20Company%202011-04-30%20(Apr11)%20OpenOffice/Creditcardaccount.ods'#$Dec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Dec10.$L$1]+['file:///C:/Users/acartwright/Personal/diy/GB%20Accounts/GB%20Accounts%202011/GB%20Accounts%20Company%202011-04-30%20(Apr11)%20OpenOffice/Cashaccount.ods'#$Dec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7:.CM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an11.$L$1]+['file:///C:/Users/acartwright/Personal/diy/GB%20Accounts/GB%20Accounts%202011/GB%20Accounts%20Company%202011-04-30%20(Apr11)%20OpenOffice/Currentaccount.ods'#$Ja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an11.$L$1]+['file:///C:/Users/acartwright/Personal/diy/GB%20Accounts/GB%20Accounts%202011/GB%20Accounts%20Company%202011-04-30%20(Apr11)%20OpenOffice/Savingaccount.ods'#$Ja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an11.$L$1]+['file:///C:/Users/acartwright/Personal/diy/GB%20Accounts/GB%20Accounts%202011/GB%20Accounts%20Company%202011-04-30%20(Apr11)%20OpenOffice/Creditcardaccount.ods'#$Ja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an11.$L$1]+['file:///C:/Users/acartwright/Personal/diy/GB%20Accounts/GB%20Accounts%202011/GB%20Accounts%20Company%202011-04-30%20(Apr11)%20OpenOffice/Cashaccount.ods'#$Jan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7:.CX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Feb11.$L$1]+['file:///C:/Users/acartwright/Personal/diy/GB%20Accounts/GB%20Accounts%202011/GB%20Accounts%20Company%202011-04-30%20(Apr11)%20OpenOffice/Currentaccount.ods'#$Feb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Feb11.$L$1]+['file:///C:/Users/acartwright/Personal/diy/GB%20Accounts/GB%20Accounts%202011/GB%20Accounts%20Company%202011-04-30%20(Apr11)%20OpenOffice/Savingaccount.ods'#$Feb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Feb11.$L$1]+['file:///C:/Users/acartwright/Personal/diy/GB%20Accounts/GB%20Accounts%202011/GB%20Accounts%20Company%202011-04-30%20(Apr11)%20OpenOffice/Creditcardaccount.ods'#$Feb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Feb11.$L$1]+['file:///C:/Users/acartwright/Personal/diy/GB%20Accounts/GB%20Accounts%202011/GB%20Accounts%20Company%202011-04-30%20(Apr11)%20OpenOffice/Cashaccount.ods'#$Feb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7:.DI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Mar11.$L$1]+['file:///C:/Users/acartwright/Personal/diy/GB%20Accounts/GB%20Accounts%202011/GB%20Accounts%20Company%202011-04-30%20(Apr11)%20OpenOffice/Currentaccount.ods'#$Ma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r11.$L$1]+['file:///C:/Users/acartwright/Personal/diy/GB%20Accounts/GB%20Accounts%202011/GB%20Accounts%20Company%202011-04-30%20(Apr11)%20OpenOffice/Savingaccount.ods'#$Ma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r11.$L$1]+['file:///C:/Users/acartwright/Personal/diy/GB%20Accounts/GB%20Accounts%202011/GB%20Accounts%20Company%202011-04-30%20(Apr11)%20OpenOffice/Creditcardaccount.ods'#$Ma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Mar11.$L$1]+['file:///C:/Users/acartwright/Personal/diy/GB%20Accounts/GB%20Accounts%202011/GB%20Accounts%20Company%202011-04-30%20(Apr11)%20OpenOffice/Cashaccount.ods'#$Mar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7:.DT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Apr11.$L$1]+['file:///C:/Users/acartwright/Personal/diy/GB%20Accounts/GB%20Accounts%202011/GB%20Accounts%20Company%202011-04-30%20(Apr11)%20OpenOffice/Currentaccount.ods'#$Ap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pr11.$L$1]+['file:///C:/Users/acartwright/Personal/diy/GB%20Accounts/GB%20Accounts%202011/GB%20Accounts%20Company%202011-04-30%20(Apr11)%20OpenOffice/Savingaccount.ods'#$Ap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pr11.$L$1]+['file:///C:/Users/acartwright/Personal/diy/GB%20Accounts/GB%20Accounts%202011/GB%20Accounts%20Company%202011-04-30%20(Apr11)%20OpenOffice/Creditcardaccount.ods'#$Ap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Apr11.$L$1]+['file:///C:/Users/acartwright/Personal/diy/GB%20Accounts/GB%20Accounts%202011/GB%20Accounts%20Company%202011-04-30%20(Apr11)%20OpenOffice/Cashaccount.ods'#$Apr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7:.EE3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7:.EH3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OTHER CREDITOR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irectors Loan Account</text:p>
          </table:table-cell>
          <table:table-cell table:style-name="ce173" office:value-type="string">
            <text:p>DL</text:p>
          </table:table-cell>
          <table:table-cell table:style-name="ce59" table:formula="of:=-[$OpenAccounts.E30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May10.$P$1]+['file:///C:/Users/acartwright/Personal/diy/GB%20Accounts/GB%20Accounts%202011/GB%20Accounts%20Company%202011-04-30%20(Apr11)%20OpenOffice/Currentaccount.ods'#$May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y10.$P$1]+['file:///C:/Users/acartwright/Personal/diy/GB%20Accounts/GB%20Accounts%202011/GB%20Accounts%20Company%202011-04-30%20(Apr11)%20OpenOffice/Savingaccount.ods'#$May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y10.$P$1]+['file:///C:/Users/acartwright/Personal/diy/GB%20Accounts/GB%20Accounts%202011/GB%20Accounts%20Company%202011-04-30%20(Apr11)%20OpenOffice/Creditcardaccount.ods'#$May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May10.$N$1]+['file:///C:/Users/acartwright/Personal/diy/GB%20Accounts/GB%20Accounts%202011/GB%20Accounts%20Company%202011-04-30%20(Apr11)%20OpenOffice/Cashaccount.ods'#$May10.$AJ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9:.N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un10.$P$1]+['file:///C:/Users/acartwright/Personal/diy/GB%20Accounts/GB%20Accounts%202011/GB%20Accounts%20Company%202011-04-30%20(Apr11)%20OpenOffice/Currentaccount.ods'#$Jun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n10.$P$1]+['file:///C:/Users/acartwright/Personal/diy/GB%20Accounts/GB%20Accounts%202011/GB%20Accounts%20Company%202011-04-30%20(Apr11)%20OpenOffice/Savingaccount.ods'#$Jun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n10.$P$1]+['file:///C:/Users/acartwright/Personal/diy/GB%20Accounts/GB%20Accounts%202011/GB%20Accounts%20Company%202011-04-30%20(Apr11)%20OpenOffice/Creditcardaccount.ods'#$Jun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un10.$N$1]+['file:///C:/Users/acartwright/Personal/diy/GB%20Accounts/GB%20Accounts%202011/GB%20Accounts%20Company%202011-04-30%20(Apr11)%20OpenOffice/Cashaccount.ods'#$Jun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9:.Y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ul10.$P$1]+['file:///C:/Users/acartwright/Personal/diy/GB%20Accounts/GB%20Accounts%202011/GB%20Accounts%20Company%202011-04-30%20(Apr11)%20OpenOffice/Currentaccount.ods'#$Jul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l10.$P$1]+['file:///C:/Users/acartwright/Personal/diy/GB%20Accounts/GB%20Accounts%202011/GB%20Accounts%20Company%202011-04-30%20(Apr11)%20OpenOffice/Savingaccount.ods'#$Jul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l10.$P$1]+['file:///C:/Users/acartwright/Personal/diy/GB%20Accounts/GB%20Accounts%202011/GB%20Accounts%20Company%202011-04-30%20(Apr11)%20OpenOffice/Creditcardaccount.ods'#$Jul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ul10.$N$1]+['file:///C:/Users/acartwright/Personal/diy/GB%20Accounts/GB%20Accounts%202011/GB%20Accounts%20Company%202011-04-30%20(Apr11)%20OpenOffice/Cashaccount.ods'#$Jul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9:.AJ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Aug10.$P$1]+['file:///C:/Users/acartwright/Personal/diy/GB%20Accounts/GB%20Accounts%202011/GB%20Accounts%20Company%202011-04-30%20(Apr11)%20OpenOffice/Currentaccount.ods'#$Aug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ug10.$P$1]+['file:///C:/Users/acartwright/Personal/diy/GB%20Accounts/GB%20Accounts%202011/GB%20Accounts%20Company%202011-04-30%20(Apr11)%20OpenOffice/Savingaccount.ods'#$Aug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ug10.$P$1]+['file:///C:/Users/acartwright/Personal/diy/GB%20Accounts/GB%20Accounts%202011/GB%20Accounts%20Company%202011-04-30%20(Apr11)%20OpenOffice/Creditcardaccount.ods'#$Aug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Aug10.$N$1]+['file:///C:/Users/acartwright/Personal/diy/GB%20Accounts/GB%20Accounts%202011/GB%20Accounts%20Company%202011-04-30%20(Apr11)%20OpenOffice/Cashaccount.ods'#$Aug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9:.AU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Sep10.$P$1]+['file:///C:/Users/acartwright/Personal/diy/GB%20Accounts/GB%20Accounts%202011/GB%20Accounts%20Company%202011-04-30%20(Apr11)%20OpenOffice/Currentaccount.ods'#$Sep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Sep10.$P$1]+['file:///C:/Users/acartwright/Personal/diy/GB%20Accounts/GB%20Accounts%202011/GB%20Accounts%20Company%202011-04-30%20(Apr11)%20OpenOffice/Savingaccount.ods'#$Sep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Sep10.$P$1]+['file:///C:/Users/acartwright/Personal/diy/GB%20Accounts/GB%20Accounts%202011/GB%20Accounts%20Company%202011-04-30%20(Apr11)%20OpenOffice/Creditcardaccount.ods'#$Sep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Sep10.$N$1]+['file:///C:/Users/acartwright/Personal/diy/GB%20Accounts/GB%20Accounts%202011/GB%20Accounts%20Company%202011-04-30%20(Apr11)%20OpenOffice/Cashaccount.ods'#$Sep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9:.BF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Oct10.$P$1]+['file:///C:/Users/acartwright/Personal/diy/GB%20Accounts/GB%20Accounts%202011/GB%20Accounts%20Company%202011-04-30%20(Apr11)%20OpenOffice/Currentaccount.ods'#$Oct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Oct10.$P$1]+['file:///C:/Users/acartwright/Personal/diy/GB%20Accounts/GB%20Accounts%202011/GB%20Accounts%20Company%202011-04-30%20(Apr11)%20OpenOffice/Savingaccount.ods'#$Oct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Oct10.$P$1]+['file:///C:/Users/acartwright/Personal/diy/GB%20Accounts/GB%20Accounts%202011/GB%20Accounts%20Company%202011-04-30%20(Apr11)%20OpenOffice/Creditcardaccount.ods'#$Oct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Oct10.$N$1]+['file:///C:/Users/acartwright/Personal/diy/GB%20Accounts/GB%20Accounts%202011/GB%20Accounts%20Company%202011-04-30%20(Apr11)%20OpenOffice/Cashaccount.ods'#$Oct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9:.BQ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Nov10.$P$1]+['file:///C:/Users/acartwright/Personal/diy/GB%20Accounts/GB%20Accounts%202011/GB%20Accounts%20Company%202011-04-30%20(Apr11)%20OpenOffice/Currentaccount.ods'#$Nov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Nov10.$P$1]+['file:///C:/Users/acartwright/Personal/diy/GB%20Accounts/GB%20Accounts%202011/GB%20Accounts%20Company%202011-04-30%20(Apr11)%20OpenOffice/Savingaccount.ods'#$Nov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Nov10.$P$1]+['file:///C:/Users/acartwright/Personal/diy/GB%20Accounts/GB%20Accounts%202011/GB%20Accounts%20Company%202011-04-30%20(Apr11)%20OpenOffice/Creditcardaccount.ods'#$Nov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Nov10.$N$1]+['file:///C:/Users/acartwright/Personal/diy/GB%20Accounts/GB%20Accounts%202011/GB%20Accounts%20Company%202011-04-30%20(Apr11)%20OpenOffice/Cashaccount.ods'#$Nov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9:.CB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Dec10.$P$1]+['file:///C:/Users/acartwright/Personal/diy/GB%20Accounts/GB%20Accounts%202011/GB%20Accounts%20Company%202011-04-30%20(Apr11)%20OpenOffice/Currentaccount.ods'#$Dec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Dec10.$P$1]+['file:///C:/Users/acartwright/Personal/diy/GB%20Accounts/GB%20Accounts%202011/GB%20Accounts%20Company%202011-04-30%20(Apr11)%20OpenOffice/Savingaccount.ods'#$Dec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Dec10.$P$1]+['file:///C:/Users/acartwright/Personal/diy/GB%20Accounts/GB%20Accounts%202011/GB%20Accounts%20Company%202011-04-30%20(Apr11)%20OpenOffice/Creditcardaccount.ods'#$Dec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Dec10.$N$1]+['file:///C:/Users/acartwright/Personal/diy/GB%20Accounts/GB%20Accounts%202011/GB%20Accounts%20Company%202011-04-30%20(Apr11)%20OpenOffice/Cashaccount.ods'#$Dec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9:.CM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an11.$P$1]+['file:///C:/Users/acartwright/Personal/diy/GB%20Accounts/GB%20Accounts%202011/GB%20Accounts%20Company%202011-04-30%20(Apr11)%20OpenOffice/Currentaccount.ods'#$Ja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an11.$P$1]+['file:///C:/Users/acartwright/Personal/diy/GB%20Accounts/GB%20Accounts%202011/GB%20Accounts%20Company%202011-04-30%20(Apr11)%20OpenOffice/Savingaccount.ods'#$Ja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an11.$P$1]+['file:///C:/Users/acartwright/Personal/diy/GB%20Accounts/GB%20Accounts%202011/GB%20Accounts%20Company%202011-04-30%20(Apr11)%20OpenOffice/Creditcardaccount.ods'#$Ja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an11.$N$1]+['file:///C:/Users/acartwright/Personal/diy/GB%20Accounts/GB%20Accounts%202011/GB%20Accounts%20Company%202011-04-30%20(Apr11)%20OpenOffice/Cashaccount.ods'#$Jan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9:.CX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Feb11.$P$1]+['file:///C:/Users/acartwright/Personal/diy/GB%20Accounts/GB%20Accounts%202011/GB%20Accounts%20Company%202011-04-30%20(Apr11)%20OpenOffice/Currentaccount.ods'#$Feb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Feb11.$P$1]+['file:///C:/Users/acartwright/Personal/diy/GB%20Accounts/GB%20Accounts%202011/GB%20Accounts%20Company%202011-04-30%20(Apr11)%20OpenOffice/Savingaccount.ods'#$Feb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Feb11.$P$1]+['file:///C:/Users/acartwright/Personal/diy/GB%20Accounts/GB%20Accounts%202011/GB%20Accounts%20Company%202011-04-30%20(Apr11)%20OpenOffice/Creditcardaccount.ods'#$Feb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Feb11.$N$1]+['file:///C:/Users/acartwright/Personal/diy/GB%20Accounts/GB%20Accounts%202011/GB%20Accounts%20Company%202011-04-30%20(Apr11)%20OpenOffice/Cashaccount.ods'#$Feb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9:.DI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Mar11.$P$1]+['file:///C:/Users/acartwright/Personal/diy/GB%20Accounts/GB%20Accounts%202011/GB%20Accounts%20Company%202011-04-30%20(Apr11)%20OpenOffice/Currentaccount.ods'#$Ma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r11.$P$1]+['file:///C:/Users/acartwright/Personal/diy/GB%20Accounts/GB%20Accounts%202011/GB%20Accounts%20Company%202011-04-30%20(Apr11)%20OpenOffice/Savingaccount.ods'#$Ma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r11.$P$1]+['file:///C:/Users/acartwright/Personal/diy/GB%20Accounts/GB%20Accounts%202011/GB%20Accounts%20Company%202011-04-30%20(Apr11)%20OpenOffice/Creditcardaccount.ods'#$Ma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Mar11.$N$1]+['file:///C:/Users/acartwright/Personal/diy/GB%20Accounts/GB%20Accounts%202011/GB%20Accounts%20Company%202011-04-30%20(Apr11)%20OpenOffice/Cashaccount.ods'#$Mar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9:.DT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Apr11.$P$1]+['file:///C:/Users/acartwright/Personal/diy/GB%20Accounts/GB%20Accounts%202011/GB%20Accounts%20Company%202011-04-30%20(Apr11)%20OpenOffice/Currentaccount.ods'#$Ap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pr11.$P$1]+['file:///C:/Users/acartwright/Personal/diy/GB%20Accounts/GB%20Accounts%202011/GB%20Accounts%20Company%202011-04-30%20(Apr11)%20OpenOffice/Savingaccount.ods'#$Ap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pr11.$P$1]+['file:///C:/Users/acartwright/Personal/diy/GB%20Accounts/GB%20Accounts%202011/GB%20Accounts%20Company%202011-04-30%20(Apr11)%20OpenOffice/Creditcardaccount.ods'#$Ap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Apr11.$N$1]+['file:///C:/Users/acartwright/Personal/diy/GB%20Accounts/GB%20Accounts%202011/GB%20Accounts%20Company%202011-04-30%20(Apr11)%20OpenOffice/Cashaccount.ods'#$Apr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9:.EE3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9:.EH3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or Long Term (falling due after 1 year)</text:p>
          </table:table-cell>
          <table:table-cell table:style-name="ce173" office:value-type="string">
            <text:p>LCR</text:p>
          </table:table-cell>
          <table:table-cell table:style-name="ce59" table:formula="of:=-[$OpenAccounts.E31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May10.$M$1]+['file:///C:/Users/acartwright/Personal/diy/GB%20Accounts/GB%20Accounts%202011/GB%20Accounts%20Company%202011-04-30%20(Apr11)%20OpenOffice/Currentaccount.ods'#$May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y10.$M$1]+['file:///C:/Users/acartwright/Personal/diy/GB%20Accounts/GB%20Accounts%202011/GB%20Accounts%20Company%202011-04-30%20(Apr11)%20OpenOffice/Savingaccount.ods'#$May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y10.$M$1]+['file:///C:/Users/acartwright/Personal/diy/GB%20Accounts/GB%20Accounts%202011/GB%20Accounts%20Company%202011-04-30%20(Apr11)%20OpenOffice/Creditcardaccount.ods'#$May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May10.$M$1]+['file:///C:/Users/acartwright/Personal/diy/GB%20Accounts/GB%20Accounts%202011/GB%20Accounts%20Company%202011-04-30%20(Apr11)%20OpenOffice/Cashaccount.ods'#$May10.$AD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40:.N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un10.$M$1]+['file:///C:/Users/acartwright/Personal/diy/GB%20Accounts/GB%20Accounts%202011/GB%20Accounts%20Company%202011-04-30%20(Apr11)%20OpenOffice/Currentaccount.ods'#$Jun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n10.$M$1]+['file:///C:/Users/acartwright/Personal/diy/GB%20Accounts/GB%20Accounts%202011/GB%20Accounts%20Company%202011-04-30%20(Apr11)%20OpenOffice/Savingaccount.ods'#$Jun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n10.$M$1]+['file:///C:/Users/acartwright/Personal/diy/GB%20Accounts/GB%20Accounts%202011/GB%20Accounts%20Company%202011-04-30%20(Apr11)%20OpenOffice/Creditcardaccount.ods'#$Jun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un10.$M$1]+['file:///C:/Users/acartwright/Personal/diy/GB%20Accounts/GB%20Accounts%202011/GB%20Accounts%20Company%202011-04-30%20(Apr11)%20OpenOffice/Cashaccount.ods'#$Jun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40:.Y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ul10.$M$1]+['file:///C:/Users/acartwright/Personal/diy/GB%20Accounts/GB%20Accounts%202011/GB%20Accounts%20Company%202011-04-30%20(Apr11)%20OpenOffice/Currentaccount.ods'#$Jul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l10.$M$1]+['file:///C:/Users/acartwright/Personal/diy/GB%20Accounts/GB%20Accounts%202011/GB%20Accounts%20Company%202011-04-30%20(Apr11)%20OpenOffice/Savingaccount.ods'#$Jul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l10.$M$1]+['file:///C:/Users/acartwright/Personal/diy/GB%20Accounts/GB%20Accounts%202011/GB%20Accounts%20Company%202011-04-30%20(Apr11)%20OpenOffice/Creditcardaccount.ods'#$Jul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ul10.$M$1]+['file:///C:/Users/acartwright/Personal/diy/GB%20Accounts/GB%20Accounts%202011/GB%20Accounts%20Company%202011-04-30%20(Apr11)%20OpenOffice/Cashaccount.ods'#$Jul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40:.AJ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Aug10.$M$1]+['file:///C:/Users/acartwright/Personal/diy/GB%20Accounts/GB%20Accounts%202011/GB%20Accounts%20Company%202011-04-30%20(Apr11)%20OpenOffice/Currentaccount.ods'#$Aug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ug10.$M$1]+['file:///C:/Users/acartwright/Personal/diy/GB%20Accounts/GB%20Accounts%202011/GB%20Accounts%20Company%202011-04-30%20(Apr11)%20OpenOffice/Savingaccount.ods'#$Aug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ug10.$M$1]+['file:///C:/Users/acartwright/Personal/diy/GB%20Accounts/GB%20Accounts%202011/GB%20Accounts%20Company%202011-04-30%20(Apr11)%20OpenOffice/Creditcardaccount.ods'#$Aug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Aug10.$M$1]+['file:///C:/Users/acartwright/Personal/diy/GB%20Accounts/GB%20Accounts%202011/GB%20Accounts%20Company%202011-04-30%20(Apr11)%20OpenOffice/Cashaccount.ods'#$Aug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40:.AU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Sep10.$M$1]+['file:///C:/Users/acartwright/Personal/diy/GB%20Accounts/GB%20Accounts%202011/GB%20Accounts%20Company%202011-04-30%20(Apr11)%20OpenOffice/Currentaccount.ods'#$Sep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Sep10.$M$1]+['file:///C:/Users/acartwright/Personal/diy/GB%20Accounts/GB%20Accounts%202011/GB%20Accounts%20Company%202011-04-30%20(Apr11)%20OpenOffice/Savingaccount.ods'#$Sep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Sep10.$M$1]+['file:///C:/Users/acartwright/Personal/diy/GB%20Accounts/GB%20Accounts%202011/GB%20Accounts%20Company%202011-04-30%20(Apr11)%20OpenOffice/Creditcardaccount.ods'#$Sep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Sep10.$M$1]+['file:///C:/Users/acartwright/Personal/diy/GB%20Accounts/GB%20Accounts%202011/GB%20Accounts%20Company%202011-04-30%20(Apr11)%20OpenOffice/Cashaccount.ods'#$Sep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40:.BF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Oct10.$M$1]+['file:///C:/Users/acartwright/Personal/diy/GB%20Accounts/GB%20Accounts%202011/GB%20Accounts%20Company%202011-04-30%20(Apr11)%20OpenOffice/Currentaccount.ods'#$Oct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Oct10.$M$1]+['file:///C:/Users/acartwright/Personal/diy/GB%20Accounts/GB%20Accounts%202011/GB%20Accounts%20Company%202011-04-30%20(Apr11)%20OpenOffice/Savingaccount.ods'#$Oct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Oct10.$M$1]+['file:///C:/Users/acartwright/Personal/diy/GB%20Accounts/GB%20Accounts%202011/GB%20Accounts%20Company%202011-04-30%20(Apr11)%20OpenOffice/Creditcardaccount.ods'#$Oct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Oct10.$M$1]+['file:///C:/Users/acartwright/Personal/diy/GB%20Accounts/GB%20Accounts%202011/GB%20Accounts%20Company%202011-04-30%20(Apr11)%20OpenOffice/Cashaccount.ods'#$Oct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40:.BQ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Nov10.$M$1]+['file:///C:/Users/acartwright/Personal/diy/GB%20Accounts/GB%20Accounts%202011/GB%20Accounts%20Company%202011-04-30%20(Apr11)%20OpenOffice/Currentaccount.ods'#$Nov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Nov10.$M$1]+['file:///C:/Users/acartwright/Personal/diy/GB%20Accounts/GB%20Accounts%202011/GB%20Accounts%20Company%202011-04-30%20(Apr11)%20OpenOffice/Savingaccount.ods'#$Nov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Nov10.$M$1]+['file:///C:/Users/acartwright/Personal/diy/GB%20Accounts/GB%20Accounts%202011/GB%20Accounts%20Company%202011-04-30%20(Apr11)%20OpenOffice/Creditcardaccount.ods'#$Nov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Nov10.$M$1]+['file:///C:/Users/acartwright/Personal/diy/GB%20Accounts/GB%20Accounts%202011/GB%20Accounts%20Company%202011-04-30%20(Apr11)%20OpenOffice/Cashaccount.ods'#$Nov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40:.CB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Dec10.$M$1]+['file:///C:/Users/acartwright/Personal/diy/GB%20Accounts/GB%20Accounts%202011/GB%20Accounts%20Company%202011-04-30%20(Apr11)%20OpenOffice/Currentaccount.ods'#$Dec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Dec10.$M$1]+['file:///C:/Users/acartwright/Personal/diy/GB%20Accounts/GB%20Accounts%202011/GB%20Accounts%20Company%202011-04-30%20(Apr11)%20OpenOffice/Savingaccount.ods'#$Dec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Dec10.$M$1]+['file:///C:/Users/acartwright/Personal/diy/GB%20Accounts/GB%20Accounts%202011/GB%20Accounts%20Company%202011-04-30%20(Apr11)%20OpenOffice/Creditcardaccount.ods'#$Dec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Dec10.$M$1]+['file:///C:/Users/acartwright/Personal/diy/GB%20Accounts/GB%20Accounts%202011/GB%20Accounts%20Company%202011-04-30%20(Apr11)%20OpenOffice/Cashaccount.ods'#$Dec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40:.CM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an11.$M$1]+['file:///C:/Users/acartwright/Personal/diy/GB%20Accounts/GB%20Accounts%202011/GB%20Accounts%20Company%202011-04-30%20(Apr11)%20OpenOffice/Currentaccount.ods'#$Ja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an11.$M$1]+['file:///C:/Users/acartwright/Personal/diy/GB%20Accounts/GB%20Accounts%202011/GB%20Accounts%20Company%202011-04-30%20(Apr11)%20OpenOffice/Savingaccount.ods'#$Ja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an11.$M$1]+['file:///C:/Users/acartwright/Personal/diy/GB%20Accounts/GB%20Accounts%202011/GB%20Accounts%20Company%202011-04-30%20(Apr11)%20OpenOffice/Creditcardaccount.ods'#$Ja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an11.$M$1]+['file:///C:/Users/acartwright/Personal/diy/GB%20Accounts/GB%20Accounts%202011/GB%20Accounts%20Company%202011-04-30%20(Apr11)%20OpenOffice/Cashaccount.ods'#$Jan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40:.CX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Feb11.$M$1]+['file:///C:/Users/acartwright/Personal/diy/GB%20Accounts/GB%20Accounts%202011/GB%20Accounts%20Company%202011-04-30%20(Apr11)%20OpenOffice/Currentaccount.ods'#$Feb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Feb11.$M$1]+['file:///C:/Users/acartwright/Personal/diy/GB%20Accounts/GB%20Accounts%202011/GB%20Accounts%20Company%202011-04-30%20(Apr11)%20OpenOffice/Savingaccount.ods'#$Feb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Feb11.$M$1]+['file:///C:/Users/acartwright/Personal/diy/GB%20Accounts/GB%20Accounts%202011/GB%20Accounts%20Company%202011-04-30%20(Apr11)%20OpenOffice/Creditcardaccount.ods'#$Feb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Feb11.$M$1]+['file:///C:/Users/acartwright/Personal/diy/GB%20Accounts/GB%20Accounts%202011/GB%20Accounts%20Company%202011-04-30%20(Apr11)%20OpenOffice/Cashaccount.ods'#$Feb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40:.DI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Mar11.$M$1]+['file:///C:/Users/acartwright/Personal/diy/GB%20Accounts/GB%20Accounts%202011/GB%20Accounts%20Company%202011-04-30%20(Apr11)%20OpenOffice/Currentaccount.ods'#$Ma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r11.$M$1]+['file:///C:/Users/acartwright/Personal/diy/GB%20Accounts/GB%20Accounts%202011/GB%20Accounts%20Company%202011-04-30%20(Apr11)%20OpenOffice/Savingaccount.ods'#$Ma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r11.$M$1]+['file:///C:/Users/acartwright/Personal/diy/GB%20Accounts/GB%20Accounts%202011/GB%20Accounts%20Company%202011-04-30%20(Apr11)%20OpenOffice/Creditcardaccount.ods'#$Ma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Mar11.$M$1]+['file:///C:/Users/acartwright/Personal/diy/GB%20Accounts/GB%20Accounts%202011/GB%20Accounts%20Company%202011-04-30%20(Apr11)%20OpenOffice/Cashaccount.ods'#$Mar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40:.DT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Apr11.$M$1]+['file:///C:/Users/acartwright/Personal/diy/GB%20Accounts/GB%20Accounts%202011/GB%20Accounts%20Company%202011-04-30%20(Apr11)%20OpenOffice/Currentaccount.ods'#$Ap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pr11.$M$1]+['file:///C:/Users/acartwright/Personal/diy/GB%20Accounts/GB%20Accounts%202011/GB%20Accounts%20Company%202011-04-30%20(Apr11)%20OpenOffice/Savingaccount.ods'#$Ap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pr11.$M$1]+['file:///C:/Users/acartwright/Personal/diy/GB%20Accounts/GB%20Accounts%202011/GB%20Accounts%20Company%202011-04-30%20(Apr11)%20OpenOffice/Creditcardaccount.ods'#$Ap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Apr11.$M$1]+['file:///C:/Users/acartwright/Personal/diy/GB%20Accounts/GB%20Accounts%202011/GB%20Accounts%20Company%202011-04-30%20(Apr11)%20OpenOffice/Cashaccount.ods'#$Apr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40:.EE40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04-30%20(Apr11)%20OpenOffice/Fixedasset.ods'#$HPfinance.$E$2]" office:value-type="float" office:value="-0">
            <text:p>0.00 </text:p>
          </table:table-cell>
          <table:table-cell table:style-name="ce43"/>
          <table:table-cell table:style-name="ce59" table:formula="of:=SUM([.EF40:.EH4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CAPITAL &amp; RESERV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Share Capital</text:p>
          </table:table-cell>
          <table:table-cell table:style-name="ce173"/>
          <table:table-cell table:style-name="ce59" table:formula="of:=-[$OpenAccounts.E33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2:.N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2:.Y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2:.AJ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2:.AU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2:.BF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2:.BQ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2:.CB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2:.CM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2:.CX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2:.DI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2:.DT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2:.EE42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04-30%20(Apr11)%20OpenOffice/Companysecretary.ods'#$Boardmeeting.$E$6]" office:value-type="float" office:value="-0">
            <text:p>0.00 </text:p>
          </table:table-cell>
          <table:table-cell table:style-name="ce43"/>
          <table:table-cell table:style-name="ce59" table:formula="of:=SUM([.EF42:.EH4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Revenue Reserve Profit &amp; Loss Account</text:p>
          </table:table-cell>
          <table:table-cell table:style-name="ce173"/>
          <table:table-cell table:style-name="ce59" table:formula="of:=-[$OpenAccounts.E34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3:.N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3:.Y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3:.AJ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3:.AU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3:.BF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3:.BQ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3:.CB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3:.CM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3:.CX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3:.DI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3:.DT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3:.EE43])" office:value-type="float" office:value="0">
            <text:p>0.00 </text:p>
          </table:table-cell>
          <table:table-cell table:style-name="ce43"/>
          <table:table-cell table:formula="of:=-[$'PubP&amp;L'.F54]" office:value-type="float" office:value="-0">
            <text:p>0.00 </text:p>
          </table:table-cell>
          <table:table-cell table:style-name="ce43"/>
          <table:table-cell table:style-name="ce59" table:formula="of:=SUM([.EF43:.EH4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apital Reserve</text:p>
          </table:table-cell>
          <table:table-cell table:style-name="ce173"/>
          <table:table-cell table:style-name="ce59" table:formula="of:=-[$OpenAccounts.E35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4:.N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4:.Y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4:.AJ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4:.AU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4:.BF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4:.BQ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4:.CB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4:.CM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4:.CX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4:.DI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4:.DT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4:.EE4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44:.EH4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 table:number-columns-repeated="2"/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PROFIT DISTRIBUTION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orporation Tax Payable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7:.N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7:.Y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7:.AJ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7:.AU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7:.BF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7:.BQ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7:.CB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7:.CM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7:.CX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7:.DI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7:.DT4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CorporationTax.K35]" office:value-type="float" office:value="0">
            <text:p>0.00 </text:p>
          </table:table-cell>
          <table:table-cell table:style-name="ce43"/>
          <table:table-cell table:style-name="ce59" table:formula="of:=SUM([.DU47:.EE4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47:.EH4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ividends</text:p>
          </table:table-cell>
          <table:table-cell table:style-name="ce173" office:value-type="string">
            <text:p>DV</text:p>
          </table:table-cell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8:.N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8:.Y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8:.AJ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8:.AU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8:.BF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8:.BQ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8:.CB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8:.CM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8:.CX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8:.DI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8:.DT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8:.EE4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4-30%20(Apr11)%20OpenOffice/Companysecretary.ods'#$Boardmeeting.$E$4]" office:value-type="float" office:value="0">
            <text:p>0.00 </text:p>
          </table:table-cell>
          <table:table-cell table:style-name="ce43"/>
          <table:table-cell table:style-name="ce59" table:formula="of:=SUM([.EF48:.EH4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rofit &amp; Loss Retained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9:.N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9:.Y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9:.AJ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9:.AU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9:.BF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9:.BQ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9:.CB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9:.CM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9:.CX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9:.DI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9:.DT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9:.EE49])" office:value-type="float" office:value="0">
            <text:p>0.00 </text:p>
          </table:table-cell>
          <table:table-cell table:style-name="ce43"/>
          <table:table-cell table:formula="of:=[$'PubP&amp;L'.F54]" office:value-type="float" office:value="0">
            <text:p>0.00 </text:p>
          </table:table-cell>
          <table:table-cell table:style-name="ce43"/>
          <table:table-cell table:style-name="ce59" table:formula="of:=SUM([.EF49:.EH4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 table:number-columns-repeated="2"/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PROFIT &amp; LOSS ACCOUNT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INCOME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Sales Product A</text:p>
          </table:table-cell>
          <table:table-cell table:style-name="ce173" office:value-type="string">
            <text:p>A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04-30%20(Apr11)%20OpenOffice/Sales.ods'#$May10.$O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3:.N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n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3:.Y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l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3:.AJ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ug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3:.AU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Sep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3:.BF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Oct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3:.BQ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Nov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3:.CB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Dec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3:.CM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an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3:.CX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Feb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3:.DI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Mar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3:.DT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pr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3:.EE5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3:.EH5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Sales Product B</text:p>
          </table:table-cell>
          <table:table-cell table:style-name="ce173" office:value-type="string">
            <text:p>B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04-30%20(Apr11)%20OpenOffice/Sales.ods'#$May10.$P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4:.N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n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4:.Y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l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4:.AJ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ug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4:.AU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Sep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4:.BF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Oct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4:.BQ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Nov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4:.CB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Dec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4:.CM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an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4:.CX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Feb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4:.DI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Mar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4:.DT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pr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4:.EE5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4:.EH5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Sales Product C</text:p>
          </table:table-cell>
          <table:table-cell table:style-name="ce173" office:value-type="string">
            <text:p>C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04-30%20(Apr11)%20OpenOffice/Sales.ods'#$May10.$Q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5:.N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n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5:.Y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l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5:.AJ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ug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5:.AU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Sep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5:.BF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Oct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5:.BQ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Nov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5:.CB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Dec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5:.CM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an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5:.CX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Feb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5:.DI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Mar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5:.DT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pr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5:.EE5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5:.EH5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Other Income</text:p>
          </table:table-cell>
          <table:table-cell table:style-name="ce173" office:value-type="string">
            <text:p>D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04-30%20(Apr11)%20OpenOffice/Sales.ods'#$May10.$R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6:.N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n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6:.Y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l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6:.AJ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ug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6:.AU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Sep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6:.BF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Oct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6:.BQ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Nov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6:.CB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Dec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6:.CM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an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6:.CX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Feb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6:.DI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Mar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6:.DT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pr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6:.EE5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6:.EH5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Investment Grants Received</text:p>
          </table:table-cell>
          <table:table-cell table:style-name="ce173" office:value-type="string">
            <text:p>G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04-30%20(Apr11)%20OpenOffice/Sales.ods'#$May10.$S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7:.N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n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7:.Y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l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7:.AJ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ug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7:.AU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Sep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7:.BF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Oct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7:.BQ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Nov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7:.CB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Dec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7:.CM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an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7:.CX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Feb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7:.DI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Mar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7:.DT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pr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7:.EE5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7:.EH5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Interest Received</text:p>
          </table:table-cell>
          <table:table-cell table:style-name="ce173" office:value-type="string">
            <text:p>K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May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y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y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May10.$K$1]" office:value-type="float" office:value="-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58:.N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un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n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n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un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58:.Y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ul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l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l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ul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58:.AJ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Aug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ug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ug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Aug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58:.AU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Sep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Sep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Sep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Sep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58:.BF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Oct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Oct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Oct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Oct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58:.BQ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Nov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Nov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Nov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Nov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58:.CB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Dec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Dec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Dec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Dec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58:.CM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a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a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a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Jan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58:.CX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Feb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Feb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Feb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Feb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58:.DI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Ma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Mar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58:.DT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Ap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p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p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ashaccount.ods'#$Apr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58:.EE58])" office:value-type="float" office:value="0">
            <text:p>0.00 </text:p>
          </table:table-cell>
          <table:table-cell table:style-name="ce43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43"/>
          <table:table-cell table:style-name="ce59" table:formula="of:=SUM([.EF58:.EH5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COST OF SAL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urchases Stock Materials</text:p>
          </table:table-cell>
          <table:table-cell table:style-name="ce173" office:value-type="string">
            <text:p>S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O$1]" office:value-type="float" office:value="0">
            <text:p>0.00 </text:p>
          </table:table-cell>
          <table:table-cell table:style-name="ce59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8"/>
          <table:table-cell table:style-name="ce59" table:formula="of:=SUM([.D60:.N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0]-[$Stock.$L$10]-[$Stock.$R$10]-[$Stock.$X$10]+[$Stock.$Z$10])" office:value-type="float" office:value="-0">
            <text:p>0.00 </text:p>
          </table:table-cell>
          <table:table-cell table:style-name="ce43"/>
          <table:table-cell table:style-name="ce59" table:formula="of:=SUM([.O60:.Y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2]-[$Stock.$L$12]-[$Stock.$R$12]-[$Stock.$X$12]+[$Stock.$Z$12])" office:value-type="float" office:value="-0">
            <text:p>0.00 </text:p>
          </table:table-cell>
          <table:table-cell table:style-name="ce43"/>
          <table:table-cell table:style-name="ce59" table:formula="of:=SUM([.Z60:.AJ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4]-[$Stock.$L$14]-[$Stock.$R$14]-[$Stock.$X$14]+[$Stock.$Z$14])" office:value-type="float" office:value="-0">
            <text:p>0.00 </text:p>
          </table:table-cell>
          <table:table-cell table:style-name="ce43"/>
          <table:table-cell table:style-name="ce59" table:formula="of:=SUM([.AK60:.AU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6]-[$Stock.$L$16]-[$Stock.$R$16]-[$Stock.$X$16]+[$Stock.$Z$16])" office:value-type="float" office:value="-0">
            <text:p>0.00 </text:p>
          </table:table-cell>
          <table:table-cell table:style-name="ce43"/>
          <table:table-cell table:style-name="ce59" table:formula="of:=SUM([.AV60:.BF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8]-[$Stock.$L$18]-[$Stock.$R$18]-[$Stock.$X$18]+[$Stock.$Z$18])" office:value-type="float" office:value="-0">
            <text:p>0.00 </text:p>
          </table:table-cell>
          <table:table-cell table:style-name="ce43"/>
          <table:table-cell table:style-name="ce59" table:formula="of:=SUM([.BG60:.BQ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0]-[$Stock.$L$20]-[$Stock.$R$20]-[$Stock.$X$20]+[$Stock.$Z$20])" office:value-type="float" office:value="-0">
            <text:p>0.00 </text:p>
          </table:table-cell>
          <table:table-cell table:style-name="ce43"/>
          <table:table-cell table:style-name="ce59" table:formula="of:=SUM([.BR60:.CB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2]-[$Stock.$L$22]-[$Stock.$R$22]-[$Stock.$X$22]+[$Stock.$Z$22])" office:value-type="float" office:value="-0">
            <text:p>0.00 </text:p>
          </table:table-cell>
          <table:table-cell table:style-name="ce43"/>
          <table:table-cell table:style-name="ce59" table:formula="of:=SUM([.CC60:.CM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4]-[$Stock.$L$24]-[$Stock.$R$24]-[$Stock.$X$24]+[$Stock.$Z$24])" office:value-type="float" office:value="-0">
            <text:p>0.00 </text:p>
          </table:table-cell>
          <table:table-cell table:style-name="ce43"/>
          <table:table-cell table:style-name="ce59" table:formula="of:=SUM([.CN60:.CX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6]-[$Stock.$L$26]-[$Stock.$R$26]-[$Stock.$X$26]+[$Stock.$Z$26])" office:value-type="float" office:value="-0">
            <text:p>0.00 </text:p>
          </table:table-cell>
          <table:table-cell table:style-name="ce43"/>
          <table:table-cell table:style-name="ce59" table:formula="of:=SUM([.CY60:.DI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8]-[$Stock.$L$28]-[$Stock.$R$28]-[$Stock.$X$28]+[$Stock.$Z$28])" office:value-type="float" office:value="-0">
            <text:p>0.00 </text:p>
          </table:table-cell>
          <table:table-cell table:style-name="ce43"/>
          <table:table-cell table:style-name="ce59" table:formula="of:=SUM([.DJ60:.DT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30]-[$Stock.$L$30]-[$Stock.$R$30]-[$Stock.$X$30]+[$Stock.$Z$30])" office:value-type="float" office:value="-0">
            <text:p>0.00 </text:p>
          </table:table-cell>
          <table:table-cell table:style-name="ce43"/>
          <table:table-cell table:style-name="ce59" table:formula="of:=SUM([.DU60:.EE6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0:.EH6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urchases Sub Contractors</text:p>
          </table:table-cell>
          <table:table-cell table:style-name="ce173" office:value-type="string">
            <text:p>C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P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1:.N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1:.Y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1:.AJ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1:.AU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1:.BF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1:.BQ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1:.CB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1:.CM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1:.CX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1:.DI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1:.DT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1:.EE6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1:.EH6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urchases Other Direct Costs</text:p>
          </table:table-cell>
          <table:table-cell table:style-name="ce173" office:value-type="string">
            <text:p>O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Q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2:.N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2:.Y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2:.AJ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2:.AU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2:.BF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2:.BQ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2:.CB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2:.CM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2:.CX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2:.DI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2:.DT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2:.EE6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2:.EH6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EXPENS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aye Net Wages</text:p>
          </table:table-cell>
          <table:table-cell table:style-name="ce173" office:value-type="string">
            <text:p>W</text:p>
          </table:table-cell>
          <table:table-cell table:style-name="ce58" table:number-columns-repeated="2"/>
          <table:table-cell table:style-name="ce59" table:number-columns-repeated="6"/>
          <table:table-cell table:style-name="ce59" table:formula="of:=[$WagesInterface.C4]-[$WagesInterface.I4]" office:value-type="float" office:value="0">
            <text:p>0.00 </text:p>
          </table:table-cell>
          <table:table-cell/>
          <table:table-cell table:style-name="ce58"/>
          <table:table-cell table:style-name="ce59" table:formula="of:=SUM([.D64:.N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5]-[$WagesInterface.I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4:.Y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6]-[$WagesInterface.I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4:.AJ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7]-[$WagesInterface.I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4:.AU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8]-[$WagesInterface.I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4:.BF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9]-[$WagesInterface.I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4:.BQ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0]-[$WagesInterface.I1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4:.CB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1]-[$WagesInterface.I1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4:.CM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2]-[$WagesInterface.I1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4:.CX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3]-[$WagesInterface.I1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4:.DI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4]-[$WagesInterface.I1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4:.DT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5]-[$WagesInterface.I1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4:.EE6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4:.EH6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Non Paye Casual Employee Wages</text:p>
          </table:table-cell>
          <table:table-cell table:style-name="ce173" office:value-type="string">
            <text:p>E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S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5:.N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5:.Y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5:.AJ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5:.AU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5:.BF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5:.BQ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5:.CB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5:.CM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5:.CX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5:.DI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5:.DT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5:.EE6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5:.EH6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irectors Wages</text:p>
          </table:table-cell>
          <table:table-cell table:style-name="ce173" office:value-type="string">
            <text:p>D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7]-[$WagesInterface.I17]" office:value-type="float" office:value="0">
            <text:p>0.00 </text:p>
          </table:table-cell>
          <table:table-cell/>
          <table:table-cell table:style-name="ce58"/>
          <table:table-cell table:style-name="ce59" table:formula="of:=SUM([.D66:.N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8]-[$WagesInterface.I1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6:.Y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9]-[$WagesInterface.I1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6:.AJ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0]-[$WagesInterface.I2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6:.AU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1]-[$WagesInterface.I2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6:.BF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2]-[$WagesInterface.I2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6:.BQ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3]-[$WagesInterface.I2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6:.CB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4]-[$WagesInterface.I2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6:.CM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5]-[$WagesInterface.I2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6:.CX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6]-[$WagesInterface.I2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6:.DI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7]-[$WagesInterface.I2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6:.DT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8]-[$WagesInterface.I2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6:.EE6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6:.EH6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Employers National Insurance</text:p>
          </table:table-cell>
          <table:table-cell table:style-name="ce173"/>
          <table:table-cell table:style-name="ce58" table:number-columns-repeated="2"/>
          <table:table-cell table:style-name="ce59" table:number-columns-repeated="6"/>
          <table:table-cell table:style-name="ce59" table:formula="of:=[$WagesInterface.H4]+[$WagesInterface.H17]" office:value-type="float" office:value="0">
            <text:p>0.00 </text:p>
          </table:table-cell>
          <table:table-cell/>
          <table:table-cell table:style-name="ce58"/>
          <table:table-cell table:style-name="ce59" table:formula="of:=SUM([.D67:.N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5]+[$WagesInterface.H1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7:.Y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6]+[$WagesInterface.H1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7:.AJ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7]+[$WagesInterface.H2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7:.AU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8]+[$WagesInterface.H2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7:.BF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9]+[$WagesInterface.H2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7:.BQ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0]+[$WagesInterface.H2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7:.CB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1]+[$WagesInterface.H2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7:.CM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2]+[$WagesInterface.H2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7:.CX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3]+[$WagesInterface.H2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7:.DI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4]+[$WagesInterface.H2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7:.DT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5]+[$WagesInterface.H2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7:.EE6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7:.EH6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remises Rent &amp; Rates</text:p>
          </table:table-cell>
          <table:table-cell table:style-name="ce173" office:value-type="string">
            <text:p>R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T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8:.N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8:.Y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8:.AJ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8:.AU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8:.BF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8:.BQ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8:.CB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8:.CM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8:.CX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8:.DI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8:.DT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8:.EE6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8:.EH6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remises Light &amp; Heating</text:p>
          </table:table-cell>
          <table:table-cell table:style-name="ce173" office:value-type="string">
            <text:p>P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U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9:.N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9:.Y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9:.AJ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9:.AU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9:.BF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9:.BQ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9:.CB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9:.CM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9:.CX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9:.DI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9:.DT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9:.EE6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9:.EH6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istribution Transport Costs</text:p>
          </table:table-cell>
          <table:table-cell table:style-name="ce173" office:value-type="string">
            <text:p>T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V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0:.N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0:.Y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0:.AJ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0:.AU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0:.BF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0:.BQ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0:.CB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0:.CM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0:.CX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0:.DI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0:.DT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0:.EE7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0:.EH7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Equipment Tools &amp; Plant Hire</text:p>
          </table:table-cell>
          <table:table-cell table:style-name="ce173" office:value-type="string">
            <text:p>Q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W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1:.N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1:.Y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1:.AJ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1:.AU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1:.BF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1:.BQ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1:.CB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1:.CM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1:.CX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1:.DI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1:.DT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1:.EE7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1:.EH7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Repairs &amp; Maintenance</text:p>
          </table:table-cell>
          <table:table-cell table:style-name="ce173" office:value-type="string">
            <text:p>M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X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2:.N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2:.Y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2:.AJ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2:.AU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2:.BF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2:.BQ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2:.CB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2:.CM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2:.CX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2:.DI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2:.DT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2:.EE7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2:.EH7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onsumable Materials</text:p>
          </table:table-cell>
          <table:table-cell table:style-name="ce173" office:value-type="string">
            <text:p>U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Y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3:.N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3:.Y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3:.AJ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3:.AU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3:.BF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3:.BQ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3:.CB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3:.CM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3:.CX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3:.DI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3:.DT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3:.EE7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3:.EH7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Advertising &amp; Promotion</text:p>
          </table:table-cell>
          <table:table-cell table:style-name="ce173" office:value-type="string">
            <text:p>A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Z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4:.N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4:.Y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4:.AJ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4:.AU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4:.BF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4:.BQ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4:.CB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4:.CM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4:.CX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4:.DI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4:.DT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4:.EE7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4:.EH7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Telephone Postage &amp; Stationery</text:p>
          </table:table-cell>
          <table:table-cell table:style-name="ce173" office:value-type="string">
            <text:p>G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AA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5:.N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5:.Y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5:.AJ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5:.AU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5:.BF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5:.BQ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5:.CB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5:.CM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5:.CX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5:.DI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5:.DT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5:.EE7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5:.EH7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Travel &amp; Hotel Expenses</text:p>
          </table:table-cell>
          <table:table-cell table:style-name="ce173" office:value-type="string">
            <text:p>H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AB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6:.N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6:.Y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6:.AJ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6:.AU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6:.BF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6:.BQ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6:.CB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6:.CM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6:.CX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6:.DI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6:.DT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6:.EE7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6:.EH7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Motor Vehicle Expenses</text:p>
          </table:table-cell>
          <table:table-cell table:style-name="ce173" office:value-type="string">
            <text:p>V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AC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7:.N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7:.Y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7:.AJ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7:.AU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7:.BF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7:.BQ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7:.CB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7:.CM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7:.CX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7:.DI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7:.DT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7:.EE7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7:.EH7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Insurance Costs</text:p>
          </table:table-cell>
          <table:table-cell table:style-name="ce173" office:value-type="string">
            <text:p>N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AD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8:.N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8:.Y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8:.AJ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8:.AU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8:.BF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8:.BQ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8:.CB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8:.CM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8:.CX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8:.DI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8:.DT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8:.EE7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8:.EH7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Leasing Charges</text:p>
          </table:table-cell>
          <table:table-cell table:style-name="ce173" office:value-type="string">
            <text:p>F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AE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9:.N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9:.Y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9:.AJ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9:.AU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9:.BF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9:.BQ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9:.CB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9:.CM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9:.CX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9:.DI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9:.DT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9:.EE7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9:.EH7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Legal &amp; Professional Fees</text:p>
          </table:table-cell>
          <table:table-cell table:style-name="ce173" office:value-type="string">
            <text:p>L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AF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0:.N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0:.Y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0:.AJ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0:.AU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0:.BF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0:.BQ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0:.CB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0:.CM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0:.CX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0:.DI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0:.DT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0:.EE8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0:.EH8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d Debts written off</text:p>
          </table:table-cell>
          <table:table-cell table:style-name="ce173" office:value-type="string">
            <text:p>O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04-30%20(Apr11)%20OpenOffice/Sales.ods'#$May10.$T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81:.N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n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81:.Y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ul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81:.AJ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ug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81:.AU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Sep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81:.BF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Oct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81:.BQ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Nov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81:.CB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Dec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81:.CM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Jan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81:.CX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Feb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81:.DI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Mar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81:.DT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4-30%20(Apr11)%20OpenOffice/Sales.ods'#$Apr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81:.EE8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1:.EH8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nk Interest Paid</text:p>
          </table:table-cell>
          <table:table-cell table:style-name="ce173" office:value-type="string">
            <text:p>J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y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y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y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y10.$AB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82:.N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n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n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n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n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82:.Y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l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l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l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l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82:.AJ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ug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ug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ug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ug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82:.AU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Sep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Sep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Sep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Sep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82:.BF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Oct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Oct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Oct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Oct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82:.BQ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Nov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Nov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Nov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Nov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82:.CB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Dec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Dec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Dec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Dec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82:.CM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a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a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a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an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82:.CX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Feb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Feb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Feb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Feb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82:.DI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r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82:.DT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p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p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p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pr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82:.EE8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2:.EH8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nk Charges</text:p>
          </table:table-cell>
          <table:table-cell table:style-name="ce173" office:value-type="string">
            <text:p>B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y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y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y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y10.$AA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83:.N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n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n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n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n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83:.Y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l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l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l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ul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83:.AJ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ug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ug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ug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ug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83:.AU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Sep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Sep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Sep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Sep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83:.BF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Oct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Oct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Oct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Oct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83:.BQ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Nov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Nov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Nov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Nov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83:.CB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Dec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Dec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Dec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Dec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83:.CM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a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a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a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Jan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83:.CX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Feb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Feb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Feb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Feb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83:.DI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Mar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83:.DT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p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p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p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ashaccount.ods'#$Apr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83:.EE8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3:.EH8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haritable Donations</text:p>
          </table:table-cell>
          <table:table-cell table:style-name="ce173" office:value-type="string">
            <text:p>Y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AG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4:.N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4:.Y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4:.AJ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4:.AU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4:.BF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4:.BQ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4:.CB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4:.CM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4:.CX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4:.DI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4:.DT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4:.EE8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4:.EH8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Goodwill written off</text:p>
          </table:table-cell>
          <table:table-cell table:style-name="ce173" office:value-type="string">
            <text:p>Z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y10.$AH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5:.N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n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5:.Y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ul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5:.AJ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ug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5:.AU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Sep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5:.BF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Oct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5:.BQ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Nov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5:.CB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Dec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5:.CM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Jan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5:.CX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Feb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5:.DI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Mar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5:.DT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4-30%20(Apr11)%20OpenOffice/Purchases.ods'#$Apr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5:.EE8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5:.EH8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Loss on disposal of assets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 table:formula="of:=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" office:value-type="float" office:value="0">
            <text:p>0.00 </text:p>
          </table:table-cell>
          <table:table-cell table:style-name="ce58"/>
          <table:table-cell table:style-name="ce59" table:formula="of:=SUM([.D86:.N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" office:value-type="float" office:value="0">
            <text:p>0.00 </text:p>
          </table:table-cell>
          <table:table-cell table:style-name="ce43"/>
          <table:table-cell table:style-name="ce59" table:formula="of:=SUM([.O86:.Y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" office:value-type="float" office:value="0">
            <text:p>0.00 </text:p>
          </table:table-cell>
          <table:table-cell table:style-name="ce43"/>
          <table:table-cell table:style-name="ce59" table:formula="of:=SUM([.Z86:.AJ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" office:value-type="float" office:value="0">
            <text:p>0.00 </text:p>
          </table:table-cell>
          <table:table-cell table:style-name="ce43"/>
          <table:table-cell table:style-name="ce59" table:formula="of:=SUM([.AK86:.AU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" office:value-type="float" office:value="0">
            <text:p>0.00 </text:p>
          </table:table-cell>
          <table:table-cell table:style-name="ce43"/>
          <table:table-cell table:style-name="ce59" table:formula="of:=SUM([.AV86:.BF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" office:value-type="float" office:value="0">
            <text:p>0.00 </text:p>
          </table:table-cell>
          <table:table-cell table:style-name="ce43"/>
          <table:table-cell table:style-name="ce59" table:formula="of:=SUM([.BG86:.BQ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" office:value-type="float" office:value="0">
            <text:p>0.00 </text:p>
          </table:table-cell>
          <table:table-cell table:style-name="ce43"/>
          <table:table-cell table:style-name="ce59" table:formula="of:=SUM([.BR86:.CB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" office:value-type="float" office:value="0">
            <text:p>0.00 </text:p>
          </table:table-cell>
          <table:table-cell table:style-name="ce43"/>
          <table:table-cell table:style-name="ce59" table:formula="of:=SUM([.CC86:.CM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" office:value-type="float" office:value="0">
            <text:p>0.00 </text:p>
          </table:table-cell>
          <table:table-cell table:style-name="ce43"/>
          <table:table-cell table:style-name="ce59" table:formula="of:=SUM([.CN86:.CX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" office:value-type="float" office:value="0">
            <text:p>0.00 </text:p>
          </table:table-cell>
          <table:table-cell table:style-name="ce43"/>
          <table:table-cell table:style-name="ce59" table:formula="of:=SUM([.CY86:.DI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" office:value-type="float" office:value="0">
            <text:p>0.00 </text:p>
          </table:table-cell>
          <table:table-cell table:style-name="ce43"/>
          <table:table-cell table:style-name="ce59" table:formula="of:=SUM([.DJ86:.DT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4-30%20(Apr11)%20OpenOffice/Fixedasset.ods'#$Schedule.$W$1]-['file:///C:/Users/acartwright/Personal/diy/GB%20Accounts/GB%20Accounts%202011/GB%20Accounts%20Company%202011-04-30%20(Apr11)%20OpenOffice/Fixedasset.ods'#$Schedule.$X$1]-['file:///C:/Users/acartwright/Personal/diy/GB%20Accounts/GB%20Accounts%202011/GB%20Accounts%20Company%202011-04-30%20(Apr11)%20OpenOffice/Fixedasset.ods'#$Schedule.$V$1])/12" office:value-type="float" office:value="0">
            <text:p>0.00 </text:p>
          </table:table-cell>
          <table:table-cell table:style-name="ce43"/>
          <table:table-cell table:style-name="ce59" table:formula="of:=SUM([.DU86:.EE8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6:.EH8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epreciation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 table:formula="of:=['file:///C:/Users/acartwright/Personal/diy/GB%20Accounts/GB%20Accounts%202011/GB%20Accounts%20Company%202011-04-30%20(Apr11)%20OpenOffice/Fixedasset.ods'#$Schedule.$I$1]/12" office:value-type="float" office:value="0">
            <text:p>0.00 </text:p>
          </table:table-cell>
          <table:table-cell table:style-name="ce58"/>
          <table:table-cell table:style-name="ce59" table:formula="of:=SUM([.D87:.N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4-30%20(Apr11)%20OpenOffice/Fixedasset.ods'#$Schedule.$I$1]/12" office:value-type="float" office:value="0">
            <text:p>0.00 </text:p>
          </table:table-cell>
          <table:table-cell table:style-name="ce43"/>
          <table:table-cell table:style-name="ce59" table:formula="of:=SUM([.O87:.Y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4-30%20(Apr11)%20OpenOffice/Fixedasset.ods'#$Schedule.$I$1]/12" office:value-type="float" office:value="0">
            <text:p>0.00 </text:p>
          </table:table-cell>
          <table:table-cell table:style-name="ce43"/>
          <table:table-cell table:style-name="ce59" table:formula="of:=SUM([.Z87:.AJ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4-30%20(Apr11)%20OpenOffice/Fixedasset.ods'#$Schedule.$I$1]/12" office:value-type="float" office:value="0">
            <text:p>0.00 </text:p>
          </table:table-cell>
          <table:table-cell table:style-name="ce43"/>
          <table:table-cell table:style-name="ce59" table:formula="of:=SUM([.AK87:.AU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4-30%20(Apr11)%20OpenOffice/Fixedasset.ods'#$Schedule.$I$1]/12" office:value-type="float" office:value="0">
            <text:p>0.00 </text:p>
          </table:table-cell>
          <table:table-cell table:style-name="ce43"/>
          <table:table-cell table:style-name="ce59" table:formula="of:=SUM([.AV87:.BF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4-30%20(Apr11)%20OpenOffice/Fixedasset.ods'#$Schedule.$I$1]/12" office:value-type="float" office:value="0">
            <text:p>0.00 </text:p>
          </table:table-cell>
          <table:table-cell table:style-name="ce43"/>
          <table:table-cell table:style-name="ce59" table:formula="of:=SUM([.BG87:.BQ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4-30%20(Apr11)%20OpenOffice/Fixedasset.ods'#$Schedule.$I$1]/12" office:value-type="float" office:value="0">
            <text:p>0.00 </text:p>
          </table:table-cell>
          <table:table-cell table:style-name="ce43"/>
          <table:table-cell table:style-name="ce59" table:formula="of:=SUM([.BR87:.CB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4-30%20(Apr11)%20OpenOffice/Fixedasset.ods'#$Schedule.$I$1]/12" office:value-type="float" office:value="0">
            <text:p>0.00 </text:p>
          </table:table-cell>
          <table:table-cell table:style-name="ce43"/>
          <table:table-cell table:style-name="ce59" table:formula="of:=SUM([.CC87:.CM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4-30%20(Apr11)%20OpenOffice/Fixedasset.ods'#$Schedule.$I$1]/12" office:value-type="float" office:value="0">
            <text:p>0.00 </text:p>
          </table:table-cell>
          <table:table-cell table:style-name="ce43"/>
          <table:table-cell table:style-name="ce59" table:formula="of:=SUM([.CN87:.CX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4-30%20(Apr11)%20OpenOffice/Fixedasset.ods'#$Schedule.$I$1]/12" office:value-type="float" office:value="0">
            <text:p>0.00 </text:p>
          </table:table-cell>
          <table:table-cell table:style-name="ce43"/>
          <table:table-cell table:style-name="ce59" table:formula="of:=SUM([.CY87:.DI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4-30%20(Apr11)%20OpenOffice/Fixedasset.ods'#$Schedule.$I$1]/12" office:value-type="float" office:value="0">
            <text:p>0.00 </text:p>
          </table:table-cell>
          <table:table-cell table:style-name="ce43"/>
          <table:table-cell table:style-name="ce59" table:formula="of:=SUM([.DJ87:.DT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4-30%20(Apr11)%20OpenOffice/Fixedasset.ods'#$Schedule.$I$1]/12" office:value-type="float" office:value="0">
            <text:p>0.00 </text:p>
          </table:table-cell>
          <table:table-cell table:style-name="ce43"/>
          <table:table-cell table:style-name="ce59" table:formula="of:=SUM([.DU87:.EE8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7:.EH8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nk Contra Items Received</text:p>
          </table:table-cell>
          <table:table-cell table:style-name="ce173" office:value-type="string">
            <text:p>X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May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y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y10.$Q$1]" office:value-type="float" office:value="-0">
            <text:p>0.00 </text:p>
          </table:table-cell>
          <table:table-cell table:style-name="ce59" table:number-columns-repeated="2"/>
          <table:table-cell/>
          <table:table-cell table:style-name="ce58"/>
          <table:table-cell table:style-name="ce59" table:formula="of:=SUM([.D88:.N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un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n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n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O88:.Y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ul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ul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ul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Z88:.AJ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Aug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ug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ug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K88:.AU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Sep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Sep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Sep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V88:.BF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Oct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Oct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Oct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G88:.BQ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Nov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Nov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Nov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R88:.CB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Dec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Dec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Dec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C88:.CM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Ja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Ja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Jan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N88:.CX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Feb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Feb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Feb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Y88:.DI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Ma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Ma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Mar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J88:.DT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4-30%20(Apr11)%20OpenOffice/Currentaccount.ods'#$Ap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Savingaccount.ods'#$Ap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4-30%20(Apr11)%20OpenOffice/Creditcardaccount.ods'#$Apr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U88:.EE8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8:.EH8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nk Contra Items Paid</text:p>
          </table:table-cell>
          <table:table-cell table:style-name="ce173" office:value-type="string">
            <text:p>X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y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y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y10.$AN$1]" office:value-type="float" office:value="0">
            <text:p>0.00 </text:p>
          </table:table-cell>
          <table:table-cell table:style-name="ce59" table:number-columns-repeated="2"/>
          <table:table-cell/>
          <table:table-cell table:style-name="ce58"/>
          <table:table-cell table:style-name="ce59" table:formula="of:=SUM([.D89:.N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n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n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n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O89:.Y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ul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ul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ul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Z89:.AJ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ug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ug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ug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K89:.AU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Sep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Sep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Sep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V89:.BF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Oct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Oct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Oct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G89:.BQ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Nov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Nov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Nov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R89:.CB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Dec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Dec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Dec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C89:.CM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Ja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Ja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Jan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N89:.CX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Feb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Feb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Feb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Y89:.DI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Ma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Ma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Mar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J89:.DT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4-30%20(Apr11)%20OpenOffice/Currentaccount.ods'#$Ap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Savingaccount.ods'#$Ap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4-30%20(Apr11)%20OpenOffice/Creditcardaccount.ods'#$Apr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U89:.EE8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9:.EH8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21">
          <table:table-cell table:style-name="ce43" table:number-columns-repeated="2"/>
          <table:table-cell table:style-name="ce174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70" office:value-type="string">
            <text:p>AUDIT ACCURACY CHECK</text:p>
          </table:table-cell>
          <table:table-cell table:style-name="ce170"/>
          <table:table-cell table:style-name="ce59" table:content-validation-name="val2" table:formula="of:=SUM([.D4:.D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F4:.F90])" office:value-type="float" office:value="0">
            <text:p>0.00 </text:p>
          </table:table-cell>
          <table:table-cell table:style-name="ce59" table:content-validation-name="val4" table:formula="of:=SUM([.G4:.G90])" office:value-type="float" office:value="0">
            <text:p>0.00 </text:p>
          </table:table-cell>
          <table:table-cell table:style-name="ce59" table:content-validation-name="val5" table:formula="of:=SUM([.H4:.H90])" office:value-type="float" office:value="0">
            <text:p>0.00 </text:p>
          </table:table-cell>
          <table:table-cell table:style-name="ce59" table:content-validation-name="val6" table:formula="of:=SUM([.I4:.I90])" office:value-type="float" office:value="0">
            <text:p>0.00 </text:p>
          </table:table-cell>
          <table:table-cell table:style-name="ce59" table:content-validation-name="val7" table:formula="of:=SUM([.J4:.J90])" office:value-type="float" office:value="0">
            <text:p>0.00 </text:p>
          </table:table-cell>
          <table:table-cell table:style-name="ce59" table:content-validation-name="val8" table:formula="of:=SUM([.K4:.K90])" office:value-type="float" office:value="0">
            <text:p>0.00 </text:p>
          </table:table-cell>
          <table:table-cell table:style-name="ce59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O4:.O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Q4:.Q90])" office:value-type="float" office:value="0">
            <text:p>0.00 </text:p>
          </table:table-cell>
          <table:table-cell table:style-name="ce59" table:content-validation-name="val4" table:formula="of:=SUM([.R4:.R90])" office:value-type="float" office:value="0">
            <text:p>0.00 </text:p>
          </table:table-cell>
          <table:table-cell table:style-name="ce59" table:content-validation-name="val5" table:formula="of:=SUM([.S4:.S90])" office:value-type="float" office:value="0">
            <text:p>0.00 </text:p>
          </table:table-cell>
          <table:table-cell table:style-name="ce59" table:content-validation-name="val6" table:formula="of:=SUM([.T4:.T90])" office:value-type="float" office:value="0">
            <text:p>0.00 </text:p>
          </table:table-cell>
          <table:table-cell table:style-name="ce59" table:content-validation-name="val7" table:formula="of:=SUM([.U4:.U90])" office:value-type="float" office:value="0">
            <text:p>0.00 </text:p>
          </table:table-cell>
          <table:table-cell table:style-name="ce59" table:content-validation-name="val8" table:formula="of:=SUM([.V4:.V90])" office:value-type="float" office:value="0">
            <text:p>0.00 </text:p>
          </table:table-cell>
          <table:table-cell table:style-name="ce59" table:content-validation-name="val9" table:formula="of:=SUM([.W4:.W90])" office:value-type="float" office:value="0">
            <text:p>0.00 </text:p>
          </table:table-cell>
          <table:table-cell table:style-name="ce59" table:content-validation-name="val10" table:formula="of:=SUM([.X4:.X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Z4:.Z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B4:.AB90])" office:value-type="float" office:value="0">
            <text:p>0.00 </text:p>
          </table:table-cell>
          <table:table-cell table:style-name="ce59" table:content-validation-name="val4" table:formula="of:=SUM([.AC4:.AC90])" office:value-type="float" office:value="0">
            <text:p>0.00 </text:p>
          </table:table-cell>
          <table:table-cell table:style-name="ce59" table:content-validation-name="val5" table:formula="of:=SUM([.AD4:.AD90])" office:value-type="float" office:value="0">
            <text:p>0.00 </text:p>
          </table:table-cell>
          <table:table-cell table:style-name="ce59" table:content-validation-name="val6" table:formula="of:=SUM([.AE4:.AE90])" office:value-type="float" office:value="0">
            <text:p>0.00 </text:p>
          </table:table-cell>
          <table:table-cell table:style-name="ce59" table:content-validation-name="val7" table:formula="of:=SUM([.AF4:.AF90])" office:value-type="float" office:value="0">
            <text:p>0.00 </text:p>
          </table:table-cell>
          <table:table-cell table:style-name="ce59" table:content-validation-name="val8" table:formula="of:=SUM([.AG4:.AG90])" office:value-type="float" office:value="0">
            <text:p>0.00 </text:p>
          </table:table-cell>
          <table:table-cell table:style-name="ce59" table:content-validation-name="val9" table:formula="of:=SUM([.AH4:.AH90])" office:value-type="float" office:value="0">
            <text:p>0.00 </text:p>
          </table:table-cell>
          <table:table-cell table:style-name="ce59" table:content-validation-name="val10" table:formula="of:=SUM([.AI4:.AI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AK4:.AK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M4:.AM90])" office:value-type="float" office:value="0">
            <text:p>0.00 </text:p>
          </table:table-cell>
          <table:table-cell table:style-name="ce59" table:content-validation-name="val4" table:formula="of:=SUM([.AN4:.AN90])" office:value-type="float" office:value="0">
            <text:p>0.00 </text:p>
          </table:table-cell>
          <table:table-cell table:style-name="ce59" table:content-validation-name="val5" table:formula="of:=SUM([.AO4:.AO90])" office:value-type="float" office:value="0">
            <text:p>0.00 </text:p>
          </table:table-cell>
          <table:table-cell table:style-name="ce59" table:content-validation-name="val6" table:formula="of:=SUM([.AP4:.AP90])" office:value-type="float" office:value="0">
            <text:p>0.00 </text:p>
          </table:table-cell>
          <table:table-cell table:style-name="ce59" table:content-validation-name="val7" table:formula="of:=SUM([.AQ4:.AQ90])" office:value-type="float" office:value="0">
            <text:p>0.00 </text:p>
          </table:table-cell>
          <table:table-cell table:style-name="ce59" table:content-validation-name="val8" table:formula="of:=SUM([.AR4:.AR90])" office:value-type="float" office:value="0">
            <text:p>0.00 </text:p>
          </table:table-cell>
          <table:table-cell table:style-name="ce59" table:content-validation-name="val9" table:formula="of:=SUM([.AS4:.AS90])" office:value-type="float" office:value="0">
            <text:p>0.00 </text:p>
          </table:table-cell>
          <table:table-cell table:style-name="ce59" table:content-validation-name="val10" table:formula="of:=SUM([.AT4:.AT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AV4:.AV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X4:.AX90])" office:value-type="float" office:value="0">
            <text:p>0.00 </text:p>
          </table:table-cell>
          <table:table-cell table:style-name="ce59" table:content-validation-name="val4" table:formula="of:=SUM([.AY4:.AY90])" office:value-type="float" office:value="0">
            <text:p>0.00 </text:p>
          </table:table-cell>
          <table:table-cell table:style-name="ce59" table:content-validation-name="val5" table:formula="of:=SUM([.AZ4:.AZ90])" office:value-type="float" office:value="0">
            <text:p>0.00 </text:p>
          </table:table-cell>
          <table:table-cell table:style-name="ce59" table:content-validation-name="val6" table:formula="of:=SUM([.BA4:.BA90])" office:value-type="float" office:value="0">
            <text:p>0.00 </text:p>
          </table:table-cell>
          <table:table-cell table:style-name="ce59" table:content-validation-name="val7" table:formula="of:=SUM([.BB4:.BB90])" office:value-type="float" office:value="0">
            <text:p>0.00 </text:p>
          </table:table-cell>
          <table:table-cell table:style-name="ce59" table:content-validation-name="val8" table:formula="of:=SUM([.BC4:.BC90])" office:value-type="float" office:value="0">
            <text:p>0.00 </text:p>
          </table:table-cell>
          <table:table-cell table:style-name="ce59" table:content-validation-name="val9" table:formula="of:=SUM([.BD4:.BD90])" office:value-type="float" office:value="0">
            <text:p>0.00 </text:p>
          </table:table-cell>
          <table:table-cell table:style-name="ce59" table:content-validation-name="val10" table:formula="of:=SUM([.BE4:.BE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BG4:.BG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BI4:.BI90])" office:value-type="float" office:value="0">
            <text:p>0.00 </text:p>
          </table:table-cell>
          <table:table-cell table:style-name="ce59" table:content-validation-name="val4" table:formula="of:=SUM([.BJ4:.BJ90])" office:value-type="float" office:value="0">
            <text:p>0.00 </text:p>
          </table:table-cell>
          <table:table-cell table:style-name="ce59" table:content-validation-name="val5" table:formula="of:=SUM([.BK4:.BK90])" office:value-type="float" office:value="0">
            <text:p>0.00 </text:p>
          </table:table-cell>
          <table:table-cell table:style-name="ce59" table:content-validation-name="val6" table:formula="of:=SUM([.BL4:.BL90])" office:value-type="float" office:value="0">
            <text:p>0.00 </text:p>
          </table:table-cell>
          <table:table-cell table:style-name="ce59" table:content-validation-name="val7" table:formula="of:=SUM([.BM4:.BM90])" office:value-type="float" office:value="0">
            <text:p>0.00 </text:p>
          </table:table-cell>
          <table:table-cell table:style-name="ce59" table:content-validation-name="val8" table:formula="of:=SUM([.BN4:.BN90])" office:value-type="float" office:value="0">
            <text:p>0.00 </text:p>
          </table:table-cell>
          <table:table-cell table:style-name="ce59" table:content-validation-name="val9" table:formula="of:=SUM([.BO4:.BO90])" office:value-type="float" office:value="0">
            <text:p>0.00 </text:p>
          </table:table-cell>
          <table:table-cell table:style-name="ce59" table:content-validation-name="val10" table:formula="of:=SUM([.BP4:.BP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BR4:.BR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BT4:.BT90])" office:value-type="float" office:value="0">
            <text:p>0.00 </text:p>
          </table:table-cell>
          <table:table-cell table:style-name="ce59" table:content-validation-name="val4" table:formula="of:=SUM([.BU4:.BU90])" office:value-type="float" office:value="0">
            <text:p>0.00 </text:p>
          </table:table-cell>
          <table:table-cell table:style-name="ce59" table:content-validation-name="val5" table:formula="of:=SUM([.BV4:.BV90])" office:value-type="float" office:value="0">
            <text:p>0.00 </text:p>
          </table:table-cell>
          <table:table-cell table:style-name="ce59" table:content-validation-name="val6" table:formula="of:=SUM([.BW4:.BW90])" office:value-type="float" office:value="0">
            <text:p>0.00 </text:p>
          </table:table-cell>
          <table:table-cell table:style-name="ce59" table:content-validation-name="val7" table:formula="of:=SUM([.BX4:.BX90])" office:value-type="float" office:value="0">
            <text:p>0.00 </text:p>
          </table:table-cell>
          <table:table-cell table:style-name="ce59" table:content-validation-name="val8" table:formula="of:=SUM([.BY4:.BY90])" office:value-type="float" office:value="0">
            <text:p>0.00 </text:p>
          </table:table-cell>
          <table:table-cell table:style-name="ce59" table:content-validation-name="val9" table:formula="of:=SUM([.BZ4:.BZ90])" office:value-type="float" office:value="0">
            <text:p>0.00 </text:p>
          </table:table-cell>
          <table:table-cell table:style-name="ce59" table:content-validation-name="val10" table:formula="of:=SUM([.CA4:.CA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C4:.CC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CE4:.CE90])" office:value-type="float" office:value="0">
            <text:p>0.00 </text:p>
          </table:table-cell>
          <table:table-cell table:style-name="ce59" table:content-validation-name="val4" table:formula="of:=SUM([.CF4:.CF90])" office:value-type="float" office:value="0">
            <text:p>0.00 </text:p>
          </table:table-cell>
          <table:table-cell table:style-name="ce59" table:content-validation-name="val5" table:formula="of:=SUM([.CG4:.CG90])" office:value-type="float" office:value="0">
            <text:p>0.00 </text:p>
          </table:table-cell>
          <table:table-cell table:style-name="ce59" table:content-validation-name="val6" table:formula="of:=SUM([.CH4:.CH90])" office:value-type="float" office:value="0">
            <text:p>0.00 </text:p>
          </table:table-cell>
          <table:table-cell table:style-name="ce59" table:content-validation-name="val7" table:formula="of:=SUM([.CI4:.CI90])" office:value-type="float" office:value="0">
            <text:p>0.00 </text:p>
          </table:table-cell>
          <table:table-cell table:style-name="ce59" table:content-validation-name="val8" table:formula="of:=SUM([.CJ4:.CJ90])" office:value-type="float" office:value="0">
            <text:p>0.00 </text:p>
          </table:table-cell>
          <table:table-cell table:style-name="ce59" table:content-validation-name="val9" table:formula="of:=SUM([.CK4:.CK90])" office:value-type="float" office:value="0">
            <text:p>0.00 </text:p>
          </table:table-cell>
          <table:table-cell table:style-name="ce59" table:content-validation-name="val10" table:formula="of:=SUM([.CL4:.CL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N4:.CN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CP4:.CP90])" office:value-type="float" office:value="0">
            <text:p>0.00 </text:p>
          </table:table-cell>
          <table:table-cell table:style-name="ce59" table:content-validation-name="val4" table:formula="of:=SUM([.CQ4:.CQ90])" office:value-type="float" office:value="0">
            <text:p>0.00 </text:p>
          </table:table-cell>
          <table:table-cell table:style-name="ce59" table:content-validation-name="val5" table:formula="of:=SUM([.CR4:.CR90])" office:value-type="float" office:value="0">
            <text:p>0.00 </text:p>
          </table:table-cell>
          <table:table-cell table:style-name="ce59" table:content-validation-name="val6" table:formula="of:=SUM([.CS4:.CS90])" office:value-type="float" office:value="0">
            <text:p>0.00 </text:p>
          </table:table-cell>
          <table:table-cell table:style-name="ce59" table:content-validation-name="val7" table:formula="of:=SUM([.CT4:.CT90])" office:value-type="float" office:value="0">
            <text:p>0.00 </text:p>
          </table:table-cell>
          <table:table-cell table:style-name="ce59" table:content-validation-name="val8" table:formula="of:=SUM([.CU4:.CU90])" office:value-type="float" office:value="0">
            <text:p>0.00 </text:p>
          </table:table-cell>
          <table:table-cell table:style-name="ce59" table:content-validation-name="val9" table:formula="of:=SUM([.CV4:.CV90])" office:value-type="float" office:value="0">
            <text:p>0.00 </text:p>
          </table:table-cell>
          <table:table-cell table:style-name="ce59" table:content-validation-name="val10" table:formula="of:=SUM([.CW4:.CW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Y4:.CY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A4:.DA90])" office:value-type="float" office:value="0">
            <text:p>0.00 </text:p>
          </table:table-cell>
          <table:table-cell table:style-name="ce59" table:content-validation-name="val4" table:formula="of:=SUM([.DB4:.DB90])" office:value-type="float" office:value="0">
            <text:p>0.00 </text:p>
          </table:table-cell>
          <table:table-cell table:style-name="ce59" table:content-validation-name="val5" table:formula="of:=SUM([.DC4:.DC90])" office:value-type="float" office:value="0">
            <text:p>0.00 </text:p>
          </table:table-cell>
          <table:table-cell table:style-name="ce59" table:content-validation-name="val6" table:formula="of:=SUM([.DD4:.DD90])" office:value-type="float" office:value="0">
            <text:p>0.00 </text:p>
          </table:table-cell>
          <table:table-cell table:style-name="ce59" table:content-validation-name="val7" table:formula="of:=SUM([.DE4:.DE90])" office:value-type="float" office:value="0">
            <text:p>0.00 </text:p>
          </table:table-cell>
          <table:table-cell table:style-name="ce59" table:content-validation-name="val8" table:formula="of:=SUM([.DF4:.DF90])" office:value-type="float" office:value="0">
            <text:p>0.00 </text:p>
          </table:table-cell>
          <table:table-cell table:style-name="ce59" table:content-validation-name="val9" table:formula="of:=SUM([.DG4:.DG90])" office:value-type="float" office:value="0">
            <text:p>0.00 </text:p>
          </table:table-cell>
          <table:table-cell table:style-name="ce59" table:content-validation-name="val10" table:formula="of:=SUM([.DH4:.DH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DJ4:.DJ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L4:.DL90])" office:value-type="float" office:value="0">
            <text:p>0.00 </text:p>
          </table:table-cell>
          <table:table-cell table:style-name="ce59" table:content-validation-name="val4" table:formula="of:=SUM([.DM4:.DM90])" office:value-type="float" office:value="0">
            <text:p>0.00 </text:p>
          </table:table-cell>
          <table:table-cell table:style-name="ce59" table:content-validation-name="val5" table:formula="of:=SUM([.DN4:.DN90])" office:value-type="float" office:value="0">
            <text:p>0.00 </text:p>
          </table:table-cell>
          <table:table-cell table:style-name="ce59" table:content-validation-name="val6" table:formula="of:=SUM([.DO4:.DO90])" office:value-type="float" office:value="0">
            <text:p>0.00 </text:p>
          </table:table-cell>
          <table:table-cell table:style-name="ce59" table:content-validation-name="val7" table:formula="of:=SUM([.DP4:.DP90])" office:value-type="float" office:value="0">
            <text:p>0.00 </text:p>
          </table:table-cell>
          <table:table-cell table:style-name="ce59" table:content-validation-name="val8" table:formula="of:=SUM([.DQ4:.DQ90])" office:value-type="float" office:value="0">
            <text:p>0.00 </text:p>
          </table:table-cell>
          <table:table-cell table:style-name="ce59" table:content-validation-name="val9" table:formula="of:=SUM([.DR4:.DR90])" office:value-type="float" office:value="0">
            <text:p>0.00 </text:p>
          </table:table-cell>
          <table:table-cell table:style-name="ce59" table:content-validation-name="val10" table:formula="of:=SUM([.DS4:.DS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DU4:.DU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W4:.DW90])" office:value-type="float" office:value="0">
            <text:p>0.00 </text:p>
          </table:table-cell>
          <table:table-cell table:style-name="ce59" table:content-validation-name="val4" table:formula="of:=SUM([.DX4:.DX90])" office:value-type="float" office:value="0">
            <text:p>0.00 </text:p>
          </table:table-cell>
          <table:table-cell table:style-name="ce59" table:content-validation-name="val5" table:formula="of:=SUM([.DY4:.DY90])" office:value-type="float" office:value="0">
            <text:p>0.00 </text:p>
          </table:table-cell>
          <table:table-cell table:style-name="ce59" table:content-validation-name="val6" table:formula="of:=SUM([.DZ4:.DZ90])" office:value-type="float" office:value="0">
            <text:p>0.00 </text:p>
          </table:table-cell>
          <table:table-cell table:style-name="ce59" table:content-validation-name="val7" table:formula="of:=SUM([.EA4:.EA90])" office:value-type="float" office:value="0">
            <text:p>0.00 </text:p>
          </table:table-cell>
          <table:table-cell table:style-name="ce59" table:content-validation-name="val8" table:formula="of:=SUM([.EB4:.EB90])" office:value-type="float" office:value="0">
            <text:p>0.00 </text:p>
          </table:table-cell>
          <table:table-cell table:style-name="ce59" table:content-validation-name="val9" table:formula="of:=SUM([.EC4:.EC90])" office:value-type="float" office:value="0">
            <text:p>0.00 </text:p>
          </table:table-cell>
          <table:table-cell table:style-name="ce59" table:content-validation-name="val10" table:formula="of:=SUM([.ED4:.ED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EF4:.EF90])" office:value-type="float" office:value="0">
            <text:p>0.00 </text:p>
          </table:table-cell>
          <table:table-cell table:style-name="ce43"/>
          <table:table-cell table:content-validation-name="val12" table:formula="of:=SUM([.EH4:.EH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EJ4:.EJ9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6">
          <table:table-cell table:style-name="ce43" table:number-columns-repeated="2"/>
          <table:table-cell table:style-name="ce170"/>
          <table:table-cell table:style-name="ce43" table:number-columns-repeated="9"/>
          <table:table-cell table:style-name="ce58"/>
          <table:table-cell table:style-name="ce43" table:number-columns-repeated="124"/>
          <table:table-cell table:style-name="ce58"/>
          <table:table-cell table:style-name="ce43" table:number-columns-repeated="3"/>
          <table:table-cell table:number-columns-repeated="883"/>
        </table:table-row>
        <table:table-row table:style-name="ro10" table:number-rows-repeated="654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3" table:default-cell-style-name="ce69"/>
        <table:table-column table:style-name="co10" table:default-cell-style-name="ce69"/>
        <table:table-column table:style-name="co14" table:number-columns-repeated="12" table:default-cell-style-name="ce44"/>
        <table:table-column table:style-name="co1" table:default-cell-style-name="ce44"/>
        <table:table-column table:style-name="co6" table:number-columns-repeated="1009" table:default-cell-style-name="ce44"/>
        <table:table-row table:style-name="ro11">
          <table:table-cell table:style-name="ce68" office:value-type="string" table:number-columns-spanned="1" table:number-rows-spanned="3">
            <text:p>Monthly Management Accounts Profit and Loss Account</text:p>
          </table:table-cell>
          <table:table-cell table:style-name="ce76" office:value-type="string">
            <text:p>Total Year to</text:p>
          </table:table-cell>
          <table:table-cell table:style-name="ce82" table:formula="of:=[$Admin.B12]" office:value-type="date" office:date-value="2010-05-31" table:number-columns-spanned="1" table:number-rows-spanned="2">
            <text:p>May-10</text:p>
          </table:table-cell>
          <table:table-cell table:style-name="ce82" table:formula="of:=[$Admin.B14]" office:value-type="date" office:date-value="2010-06-30" table:number-columns-spanned="1" table:number-rows-spanned="2">
            <text:p>Jun-10</text:p>
          </table:table-cell>
          <table:table-cell table:style-name="ce82" table:formula="of:=[$Admin.B16]" office:value-type="date" office:date-value="2010-07-31" table:number-columns-spanned="1" table:number-rows-spanned="2">
            <text:p>Jul-10</text:p>
          </table:table-cell>
          <table:table-cell table:style-name="ce82" table:formula="of:=[$Admin.B18]" office:value-type="date" office:date-value="2010-08-31" table:number-columns-spanned="1" table:number-rows-spanned="2">
            <text:p>Aug-10</text:p>
          </table:table-cell>
          <table:table-cell table:style-name="ce82" table:formula="of:=[$Admin.B20]" office:value-type="date" office:date-value="2010-09-30" table:number-columns-spanned="1" table:number-rows-spanned="2">
            <text:p>Sep-10</text:p>
          </table:table-cell>
          <table:table-cell table:style-name="ce82" table:formula="of:=[$Admin.B22]" office:value-type="date" office:date-value="2010-10-31" table:number-columns-spanned="1" table:number-rows-spanned="2">
            <text:p>Oct-10</text:p>
          </table:table-cell>
          <table:table-cell table:style-name="ce82" table:formula="of:=[$Admin.B24]" office:value-type="date" office:date-value="2010-11-30" table:number-columns-spanned="1" table:number-rows-spanned="2">
            <text:p>Nov-10</text:p>
          </table:table-cell>
          <table:table-cell table:style-name="ce82" table:formula="of:=[$Admin.B26]" office:value-type="date" office:date-value="2010-12-31" table:number-columns-spanned="1" table:number-rows-spanned="2">
            <text:p>Dec-10</text:p>
          </table:table-cell>
          <table:table-cell table:style-name="ce82" table:formula="of:=[$Admin.B28]" office:value-type="date" office:date-value="2011-01-31" table:number-columns-spanned="1" table:number-rows-spanned="2">
            <text:p>Jan-11</text:p>
          </table:table-cell>
          <table:table-cell table:style-name="ce82" table:formula="of:=[$Admin.B30]" office:value-type="date" office:date-value="2011-02-28" table:number-columns-spanned="1" table:number-rows-spanned="2">
            <text:p>Feb-11</text:p>
          </table:table-cell>
          <table:table-cell table:style-name="ce82" table:formula="of:=[$Admin.B32]" office:value-type="date" office:date-value="2011-03-31" table:number-columns-spanned="1" table:number-rows-spanned="2">
            <text:p>Mar-11</text:p>
          </table:table-cell>
          <table:table-cell table:style-name="ce82" table:formula="of:=[$Admin.B34]" office:value-type="date" office:date-value="2011-04-30" table:number-columns-spanned="1" table:number-rows-spanned="2">
            <text:p>Apr-11</text:p>
          </table:table-cell>
          <table:table-cell table:style-name="ce87"/>
          <table:table-cell table:number-columns-repeated="1009"/>
        </table:table-row>
        <table:table-row table:style-name="ro11">
          <table:covered-table-cell/>
          <table:table-cell table:style-name="ce77" table:formula="of:=[$Admin.B34]" office:value-type="date" office:date-value="2011-04-30">
            <text:p>30-Apr-11</text:p>
          </table:table-cell>
          <table:covered-table-cell table:number-columns-repeated="12"/>
          <table:table-cell table:style-name="ce88"/>
          <table:table-cell table:number-columns-repeated="1009"/>
        </table:table-row>
        <table:table-row table:style-name="ro10">
          <table:covered-table-cell/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Sales Product A</text:p>
          </table:table-cell>
          <table:table-cell table:style-name="ce79" table:formula="of:=SUM([.C4:.N4])" office:value-type="float" office:value="0">
            <text:p>0 </text:p>
          </table:table-cell>
          <table:table-cell table:style-name="ce83" table:formula="of:=-[$TrialBalance.O53]-0" office:value-type="float" office:value="-0">
            <text:p>0 </text:p>
          </table:table-cell>
          <table:table-cell table:style-name="ce83" table:formula="of:=-[$TrialBalance.Z53]-[.C4]" office:value-type="float" office:value="0">
            <text:p>0 </text:p>
          </table:table-cell>
          <table:table-cell table:style-name="ce83" table:formula="of:=-[$TrialBalance.AK53]-SUM([.C4:.D4])" office:value-type="float" office:value="-0">
            <text:p>0 </text:p>
          </table:table-cell>
          <table:table-cell table:style-name="ce83" table:formula="of:=-[$TrialBalance.AV53]-SUM([.C4:.E4])" office:value-type="float" office:value="-0">
            <text:p>0 </text:p>
          </table:table-cell>
          <table:table-cell table:style-name="ce83" table:formula="of:=-[$TrialBalance.BG53]-SUM([.C4:.F4])" office:value-type="float" office:value="-0">
            <text:p>0 </text:p>
          </table:table-cell>
          <table:table-cell table:style-name="ce83" table:formula="of:=-[$TrialBalance.BR53]-SUM([.C4:.G4])" office:value-type="float" office:value="-0">
            <text:p>0 </text:p>
          </table:table-cell>
          <table:table-cell table:style-name="ce83" table:formula="of:=-[$TrialBalance.CC53]-SUM([.C4:.H4])" office:value-type="float" office:value="-0">
            <text:p>0 </text:p>
          </table:table-cell>
          <table:table-cell table:style-name="ce83" table:formula="of:=-[$TrialBalance.CN53]-SUM([.C4:.I4])" office:value-type="float" office:value="-0">
            <text:p>0 </text:p>
          </table:table-cell>
          <table:table-cell table:style-name="ce83" table:formula="of:=-[$TrialBalance.CY53]-SUM([.C4:.J4])" office:value-type="float" office:value="-0">
            <text:p>0 </text:p>
          </table:table-cell>
          <table:table-cell table:style-name="ce83" table:formula="of:=-[$TrialBalance.DJ53]-SUM([.C4:.K4])" office:value-type="float" office:value="-0">
            <text:p>0 </text:p>
          </table:table-cell>
          <table:table-cell table:style-name="ce83" table:formula="of:=-[$TrialBalance.DU53]-SUM([.C4:.L4])" office:value-type="float" office:value="-0">
            <text:p>0 </text:p>
          </table:table-cell>
          <table:table-cell table:style-name="ce83" table:formula="of:=-[$TrialBalance.EF53]-SUM([.C4:.M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Sales Product B</text:p>
          </table:table-cell>
          <table:table-cell table:style-name="ce79" table:formula="of:=SUM([.C5:.N5])" office:value-type="float" office:value="0">
            <text:p>0 </text:p>
          </table:table-cell>
          <table:table-cell table:style-name="ce83" table:formula="of:=-[$TrialBalance.O54]-0" office:value-type="float" office:value="-0">
            <text:p>0 </text:p>
          </table:table-cell>
          <table:table-cell table:style-name="ce83" table:formula="of:=-[$TrialBalance.Z54]-[.C5]" office:value-type="float" office:value="0">
            <text:p>0 </text:p>
          </table:table-cell>
          <table:table-cell table:style-name="ce83" table:formula="of:=-[$TrialBalance.AK54]-SUM([.C5:.D5])" office:value-type="float" office:value="-0">
            <text:p>0 </text:p>
          </table:table-cell>
          <table:table-cell table:style-name="ce83" table:formula="of:=-[$TrialBalance.AV54]-SUM([.C5:.E5])" office:value-type="float" office:value="-0">
            <text:p>0 </text:p>
          </table:table-cell>
          <table:table-cell table:style-name="ce83" table:formula="of:=-[$TrialBalance.BG54]-SUM([.C5:.F5])" office:value-type="float" office:value="-0">
            <text:p>0 </text:p>
          </table:table-cell>
          <table:table-cell table:style-name="ce83" table:formula="of:=-[$TrialBalance.BR54]-SUM([.C5:.G5])" office:value-type="float" office:value="-0">
            <text:p>0 </text:p>
          </table:table-cell>
          <table:table-cell table:style-name="ce83" table:formula="of:=-[$TrialBalance.CC54]-SUM([.C5:.H5])" office:value-type="float" office:value="-0">
            <text:p>0 </text:p>
          </table:table-cell>
          <table:table-cell table:style-name="ce83" table:formula="of:=-[$TrialBalance.CN54]-SUM([.C5:.I5])" office:value-type="float" office:value="-0">
            <text:p>0 </text:p>
          </table:table-cell>
          <table:table-cell table:style-name="ce83" table:formula="of:=-[$TrialBalance.CY54]-SUM([.C5:.J5])" office:value-type="float" office:value="-0">
            <text:p>0 </text:p>
          </table:table-cell>
          <table:table-cell table:style-name="ce83" table:formula="of:=-[$TrialBalance.DJ54]-SUM([.C5:.K5])" office:value-type="float" office:value="-0">
            <text:p>0 </text:p>
          </table:table-cell>
          <table:table-cell table:style-name="ce83" table:formula="of:=-[$TrialBalance.DU54]-SUM([.C5:.L5])" office:value-type="float" office:value="-0">
            <text:p>0 </text:p>
          </table:table-cell>
          <table:table-cell table:style-name="ce83" table:formula="of:=-[$TrialBalance.EF54]-SUM([.C5:.M5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Sales Product C</text:p>
          </table:table-cell>
          <table:table-cell table:style-name="ce79" table:formula="of:=SUM([.C6:.N6])" office:value-type="float" office:value="0">
            <text:p>0 </text:p>
          </table:table-cell>
          <table:table-cell table:style-name="ce83" table:formula="of:=-[$TrialBalance.O55]-0" office:value-type="float" office:value="-0">
            <text:p>0 </text:p>
          </table:table-cell>
          <table:table-cell table:style-name="ce83" table:formula="of:=-[$TrialBalance.Z55]-[.C6]" office:value-type="float" office:value="0">
            <text:p>0 </text:p>
          </table:table-cell>
          <table:table-cell table:style-name="ce83" table:formula="of:=-[$TrialBalance.AK55]-SUM([.C6:.D6])" office:value-type="float" office:value="-0">
            <text:p>0 </text:p>
          </table:table-cell>
          <table:table-cell table:style-name="ce83" table:formula="of:=-[$TrialBalance.AV55]-SUM([.C6:.E6])" office:value-type="float" office:value="-0">
            <text:p>0 </text:p>
          </table:table-cell>
          <table:table-cell table:style-name="ce83" table:formula="of:=-[$TrialBalance.BG55]-SUM([.C6:.F6])" office:value-type="float" office:value="-0">
            <text:p>0 </text:p>
          </table:table-cell>
          <table:table-cell table:style-name="ce83" table:formula="of:=-[$TrialBalance.BR55]-SUM([.C6:.G6])" office:value-type="float" office:value="-0">
            <text:p>0 </text:p>
          </table:table-cell>
          <table:table-cell table:style-name="ce83" table:formula="of:=-[$TrialBalance.CC55]-SUM([.C6:.H6])" office:value-type="float" office:value="-0">
            <text:p>0 </text:p>
          </table:table-cell>
          <table:table-cell table:style-name="ce83" table:formula="of:=-[$TrialBalance.CN55]-SUM([.C6:.I6])" office:value-type="float" office:value="-0">
            <text:p>0 </text:p>
          </table:table-cell>
          <table:table-cell table:style-name="ce83" table:formula="of:=-[$TrialBalance.CY55]-SUM([.C6:.J6])" office:value-type="float" office:value="-0">
            <text:p>0 </text:p>
          </table:table-cell>
          <table:table-cell table:style-name="ce83" table:formula="of:=-[$TrialBalance.DJ55]-SUM([.C6:.K6])" office:value-type="float" office:value="-0">
            <text:p>0 </text:p>
          </table:table-cell>
          <table:table-cell table:style-name="ce83" table:formula="of:=-[$TrialBalance.DU55]-SUM([.C6:.L6])" office:value-type="float" office:value="-0">
            <text:p>0 </text:p>
          </table:table-cell>
          <table:table-cell table:style-name="ce83" table:formula="of:=-[$TrialBalance.EF55]-SUM([.C6:.M6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Other Income</text:p>
          </table:table-cell>
          <table:table-cell table:style-name="ce79" table:formula="of:=SUM([.C7:.N7])" office:value-type="float" office:value="0">
            <text:p>0 </text:p>
          </table:table-cell>
          <table:table-cell table:style-name="ce83" table:formula="of:=-[$TrialBalance.O56]" office:value-type="float" office:value="-0">
            <text:p>0 </text:p>
          </table:table-cell>
          <table:table-cell table:style-name="ce83" table:formula="of:=-[$TrialBalance.Z56]-[.C7]" office:value-type="float" office:value="0">
            <text:p>0 </text:p>
          </table:table-cell>
          <table:table-cell table:style-name="ce83" table:formula="of:=-[$TrialBalance.AK56]-SUM([.C7:.D7])" office:value-type="float" office:value="-0">
            <text:p>0 </text:p>
          </table:table-cell>
          <table:table-cell table:style-name="ce83" table:formula="of:=-[$TrialBalance.AV56]-SUM([.C7:.E7])" office:value-type="float" office:value="-0">
            <text:p>0 </text:p>
          </table:table-cell>
          <table:table-cell table:style-name="ce83" table:formula="of:=-[$TrialBalance.BG56]-SUM([.C7:.F7])" office:value-type="float" office:value="-0">
            <text:p>0 </text:p>
          </table:table-cell>
          <table:table-cell table:style-name="ce83" table:formula="of:=-[$TrialBalance.BR56]-SUM([.C7:.G7])" office:value-type="float" office:value="-0">
            <text:p>0 </text:p>
          </table:table-cell>
          <table:table-cell table:style-name="ce83" table:formula="of:=-[$TrialBalance.CC56]-SUM([.C7:.H7])" office:value-type="float" office:value="-0">
            <text:p>0 </text:p>
          </table:table-cell>
          <table:table-cell table:style-name="ce83" table:formula="of:=-[$TrialBalance.CN56]-SUM([.C7:.I7])" office:value-type="float" office:value="-0">
            <text:p>0 </text:p>
          </table:table-cell>
          <table:table-cell table:style-name="ce83" table:formula="of:=-[$TrialBalance.CY56]-SUM([.C7:.J7])" office:value-type="float" office:value="-0">
            <text:p>0 </text:p>
          </table:table-cell>
          <table:table-cell table:style-name="ce83" table:formula="of:=-[$TrialBalance.DJ56]-SUM([.C7:.K7])" office:value-type="float" office:value="-0">
            <text:p>0 </text:p>
          </table:table-cell>
          <table:table-cell table:style-name="ce83" table:formula="of:=-[$TrialBalance.DU56]-SUM([.C7:.L7])" office:value-type="float" office:value="-0">
            <text:p>0 </text:p>
          </table:table-cell>
          <table:table-cell table:style-name="ce83" table:formula="of:=-[$TrialBalance.EF56]-SUM([.C7:.M7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Investment Grants received</text:p>
          </table:table-cell>
          <table:table-cell table:style-name="ce79" table:formula="of:=SUM([.C8:.N8])" office:value-type="float" office:value="0">
            <text:p>0 </text:p>
          </table:table-cell>
          <table:table-cell table:style-name="ce83" table:formula="of:=-[$TrialBalance.O57]" office:value-type="float" office:value="-0">
            <text:p>0 </text:p>
          </table:table-cell>
          <table:table-cell table:style-name="ce83" table:formula="of:=-[$TrialBalance.Z57]-[.C8]" office:value-type="float" office:value="0">
            <text:p>0 </text:p>
          </table:table-cell>
          <table:table-cell table:style-name="ce83" table:formula="of:=-[$TrialBalance.AK57]-SUM([.C8:.D8])" office:value-type="float" office:value="-0">
            <text:p>0 </text:p>
          </table:table-cell>
          <table:table-cell table:style-name="ce83" table:formula="of:=-[$TrialBalance.AV57]-SUM([.C8:.E8])" office:value-type="float" office:value="-0">
            <text:p>0 </text:p>
          </table:table-cell>
          <table:table-cell table:style-name="ce83" table:formula="of:=-[$TrialBalance.BG57]-SUM([.C8:.F8])" office:value-type="float" office:value="-0">
            <text:p>0 </text:p>
          </table:table-cell>
          <table:table-cell table:style-name="ce83" table:formula="of:=-[$TrialBalance.BR57]-SUM([.C8:.G8])" office:value-type="float" office:value="-0">
            <text:p>0 </text:p>
          </table:table-cell>
          <table:table-cell table:style-name="ce83" table:formula="of:=-[$TrialBalance.CC57]-SUM([.C8:.H8])" office:value-type="float" office:value="-0">
            <text:p>0 </text:p>
          </table:table-cell>
          <table:table-cell table:style-name="ce83" table:formula="of:=-[$TrialBalance.CN57]-SUM([.C8:.I8])" office:value-type="float" office:value="-0">
            <text:p>0 </text:p>
          </table:table-cell>
          <table:table-cell table:style-name="ce83" table:formula="of:=-[$TrialBalance.CY57]-SUM([.C8:.J8])" office:value-type="float" office:value="-0">
            <text:p>0 </text:p>
          </table:table-cell>
          <table:table-cell table:style-name="ce83" table:formula="of:=-[$TrialBalance.DJ57]-SUM([.C8:.K8])" office:value-type="float" office:value="-0">
            <text:p>0 </text:p>
          </table:table-cell>
          <table:table-cell table:style-name="ce83" table:formula="of:=-[$TrialBalance.DU57]-SUM([.C8:.L8])" office:value-type="float" office:value="-0">
            <text:p>0 </text:p>
          </table:table-cell>
          <table:table-cell table:style-name="ce83" table:formula="of:=-[$TrialBalance.EF57]-SUM([.C8:.M8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Sales Turnover</text:p>
          </table:table-cell>
          <table:table-cell table:style-name="ce79" table:formula="of:=SUM([.B4:.B8])" office:value-type="float" office:value="0">
            <text:p>0 </text:p>
          </table:table-cell>
          <table:table-cell table:style-name="ce84" table:formula="of:=SUM([.C4:.C8])" office:value-type="float" office:value="0">
            <text:p>0 </text:p>
          </table:table-cell>
          <table:table-cell table:style-name="ce79" table:formula="of:=SUM([.D4:.D8])" office:value-type="float" office:value="0">
            <text:p>0 </text:p>
          </table:table-cell>
          <table:table-cell table:style-name="ce79" table:formula="of:=SUM([.E4:.E8])" office:value-type="float" office:value="0">
            <text:p>0 </text:p>
          </table:table-cell>
          <table:table-cell table:style-name="ce79" table:formula="of:=SUM([.F4:.F8])" office:value-type="float" office:value="0">
            <text:p>0 </text:p>
          </table:table-cell>
          <table:table-cell table:style-name="ce79" table:formula="of:=SUM([.G4:.G8])" office:value-type="float" office:value="0">
            <text:p>0 </text:p>
          </table:table-cell>
          <table:table-cell table:style-name="ce79" table:formula="of:=SUM([.H4:.H8])" office:value-type="float" office:value="0">
            <text:p>0 </text:p>
          </table:table-cell>
          <table:table-cell table:style-name="ce79" table:formula="of:=SUM([.I4:.I8])" office:value-type="float" office:value="0">
            <text:p>0 </text:p>
          </table:table-cell>
          <table:table-cell table:style-name="ce79" table:formula="of:=SUM([.J4:.J8])" office:value-type="float" office:value="0">
            <text:p>0 </text:p>
          </table:table-cell>
          <table:table-cell table:style-name="ce79" table:formula="of:=SUM([.K4:.K8])" office:value-type="float" office:value="0">
            <text:p>0 </text:p>
          </table:table-cell>
          <table:table-cell table:style-name="ce79" table:formula="of:=SUM([.L4:.L8])" office:value-type="float" office:value="0">
            <text:p>0 </text:p>
          </table:table-cell>
          <table:table-cell table:style-name="ce79" table:formula="of:=SUM([.M4:.M8])" office:value-type="float" office:value="0">
            <text:p>0 </text:p>
          </table:table-cell>
          <table:table-cell table:style-name="ce79" table:formula="of:=SUM([.N4:.N8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3">
          <table:table-cell table:style-name="ce72" office:value-type="string">
            <text:p>Cost of Sales</text:p>
          </table:table-cell>
          <table:table-cell table:style-name="ce80" table:number-columns-repeated="13"/>
          <table:table-cell table:style-name="ce89"/>
          <table:table-cell table:style-name="ce91" table:number-columns-repeated="1009"/>
        </table:table-row>
        <table:table-row table:style-name="ro10">
          <table:table-cell table:style-name="ce70" office:value-type="string">
            <text:p>Purchases</text:p>
          </table:table-cell>
          <table:table-cell table:style-name="ce79" table:formula="of:=SUM([.C11:.N11])" office:value-type="float" office:value="0">
            <text:p>0 </text:p>
          </table:table-cell>
          <table:table-cell table:style-name="ce83" table:formula="of:=[$TrialBalance.O60]-0" office:value-type="float" office:value="0">
            <text:p>0 </text:p>
          </table:table-cell>
          <table:table-cell table:style-name="ce83" table:formula="of:=[$TrialBalance.Z60]-[.C11]" office:value-type="float" office:value="0">
            <text:p>0 </text:p>
          </table:table-cell>
          <table:table-cell table:style-name="ce83" table:formula="of:=[$TrialBalance.AK60]-SUM([.C11:.D11])" office:value-type="float" office:value="0">
            <text:p>0 </text:p>
          </table:table-cell>
          <table:table-cell table:style-name="ce83" table:formula="of:=[$TrialBalance.AV60]-SUM([.C11:.E11])" office:value-type="float" office:value="0">
            <text:p>0 </text:p>
          </table:table-cell>
          <table:table-cell table:style-name="ce83" table:formula="of:=[$TrialBalance.BG60]-SUM([.C11:.F11])" office:value-type="float" office:value="0">
            <text:p>0 </text:p>
          </table:table-cell>
          <table:table-cell table:style-name="ce83" table:formula="of:=[$TrialBalance.BR60]-SUM([.C11:.G11])" office:value-type="float" office:value="0">
            <text:p>0 </text:p>
          </table:table-cell>
          <table:table-cell table:style-name="ce83" table:formula="of:=[$TrialBalance.CC60]-SUM([.C11:.H11])" office:value-type="float" office:value="0">
            <text:p>0 </text:p>
          </table:table-cell>
          <table:table-cell table:style-name="ce83" table:formula="of:=[$TrialBalance.CN60]-SUM([.C11:.I11])" office:value-type="float" office:value="0">
            <text:p>0 </text:p>
          </table:table-cell>
          <table:table-cell table:style-name="ce83" table:formula="of:=[$TrialBalance.CY60]-SUM([.C11:.J11])" office:value-type="float" office:value="0">
            <text:p>0 </text:p>
          </table:table-cell>
          <table:table-cell table:style-name="ce83" table:formula="of:=[$TrialBalance.DJ60]-SUM([.C11:.K11])" office:value-type="float" office:value="0">
            <text:p>0 </text:p>
          </table:table-cell>
          <table:table-cell table:style-name="ce83" table:formula="of:=[$TrialBalance.DU60]-SUM([.C11:.L11])" office:value-type="float" office:value="0">
            <text:p>0 </text:p>
          </table:table-cell>
          <table:table-cell table:style-name="ce83" table:formula="of:=[$TrialBalance.EF60]-SUM([.C11:.M1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Sub contractors</text:p>
          </table:table-cell>
          <table:table-cell table:style-name="ce79" table:formula="of:=SUM([.C12:.N12])" office:value-type="float" office:value="0">
            <text:p>0 </text:p>
          </table:table-cell>
          <table:table-cell table:style-name="ce83" table:formula="of:=[$TrialBalance.O61]-0" office:value-type="float" office:value="0">
            <text:p>0 </text:p>
          </table:table-cell>
          <table:table-cell table:style-name="ce83" table:formula="of:=[$TrialBalance.Z61]-[.C12]" office:value-type="float" office:value="0">
            <text:p>0 </text:p>
          </table:table-cell>
          <table:table-cell table:style-name="ce83" table:formula="of:=[$TrialBalance.AK61]-SUM([.C12:.D12])" office:value-type="float" office:value="0">
            <text:p>0 </text:p>
          </table:table-cell>
          <table:table-cell table:style-name="ce83" table:formula="of:=[$TrialBalance.AV61]-SUM([.C12:.E12])" office:value-type="float" office:value="0">
            <text:p>0 </text:p>
          </table:table-cell>
          <table:table-cell table:style-name="ce83" table:formula="of:=[$TrialBalance.BG61]-SUM([.C12:.F12])" office:value-type="float" office:value="0">
            <text:p>0 </text:p>
          </table:table-cell>
          <table:table-cell table:style-name="ce83" table:formula="of:=[$TrialBalance.BR61]-SUM([.C12:.G12])" office:value-type="float" office:value="0">
            <text:p>0 </text:p>
          </table:table-cell>
          <table:table-cell table:style-name="ce83" table:formula="of:=[$TrialBalance.CC61]-SUM([.C12:.H12])" office:value-type="float" office:value="0">
            <text:p>0 </text:p>
          </table:table-cell>
          <table:table-cell table:style-name="ce83" table:formula="of:=[$TrialBalance.CN61]-SUM([.C12:.I12])" office:value-type="float" office:value="0">
            <text:p>0 </text:p>
          </table:table-cell>
          <table:table-cell table:style-name="ce83" table:formula="of:=[$TrialBalance.CY61]-SUM([.C12:.J12])" office:value-type="float" office:value="0">
            <text:p>0 </text:p>
          </table:table-cell>
          <table:table-cell table:style-name="ce83" table:formula="of:=[$TrialBalance.DJ61]-SUM([.C12:.K12])" office:value-type="float" office:value="0">
            <text:p>0 </text:p>
          </table:table-cell>
          <table:table-cell table:style-name="ce83" table:formula="of:=[$TrialBalance.DU61]-SUM([.C12:.L12])" office:value-type="float" office:value="0">
            <text:p>0 </text:p>
          </table:table-cell>
          <table:table-cell table:style-name="ce83" table:formula="of:=[$TrialBalance.EF61]-SUM([.C12:.M1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Other Direct Cost of Sales</text:p>
          </table:table-cell>
          <table:table-cell table:style-name="ce79" table:formula="of:=SUM([.C13:.N13])" office:value-type="float" office:value="0">
            <text:p>0 </text:p>
          </table:table-cell>
          <table:table-cell table:style-name="ce85" table:formula="of:=[$TrialBalance.O62]-0" office:value-type="float" office:value="0">
            <text:p>0 </text:p>
          </table:table-cell>
          <table:table-cell table:style-name="ce83" table:formula="of:=[$TrialBalance.Z62]-[.C13]" office:value-type="float" office:value="0">
            <text:p>0 </text:p>
          </table:table-cell>
          <table:table-cell table:style-name="ce83" table:formula="of:=[$TrialBalance.AK62]-SUM([.C13:.D13])" office:value-type="float" office:value="0">
            <text:p>0 </text:p>
          </table:table-cell>
          <table:table-cell table:style-name="ce85" table:formula="of:=[$TrialBalance.AV62]-SUM([.C13:.E13])" office:value-type="float" office:value="0">
            <text:p>0 </text:p>
          </table:table-cell>
          <table:table-cell table:style-name="ce83" table:formula="of:=[$TrialBalance.BG62]-SUM([.C13:.F13])" office:value-type="float" office:value="0">
            <text:p>0 </text:p>
          </table:table-cell>
          <table:table-cell table:style-name="ce83" table:formula="of:=[$TrialBalance.BR62]-SUM([.C13:.G13])" office:value-type="float" office:value="0">
            <text:p>0 </text:p>
          </table:table-cell>
          <table:table-cell table:style-name="ce83" table:formula="of:=[$TrialBalance.CC62]-SUM([.C13:.H13])" office:value-type="float" office:value="0">
            <text:p>0 </text:p>
          </table:table-cell>
          <table:table-cell table:style-name="ce83" table:formula="of:=[$TrialBalance.CN62]-SUM([.C13:.I13])" office:value-type="float" office:value="0">
            <text:p>0 </text:p>
          </table:table-cell>
          <table:table-cell table:style-name="ce83" table:formula="of:=[$TrialBalance.CY62]-SUM([.C13:.J13])" office:value-type="float" office:value="0">
            <text:p>0 </text:p>
          </table:table-cell>
          <table:table-cell table:style-name="ce83" table:formula="of:=[$TrialBalance.DJ62]-SUM([.C13:.K13])" office:value-type="float" office:value="0">
            <text:p>0 </text:p>
          </table:table-cell>
          <table:table-cell table:style-name="ce83" table:formula="of:=[$TrialBalance.DU62]-SUM([.C13:.L13])" office:value-type="float" office:value="0">
            <text:p>0 </text:p>
          </table:table-cell>
          <table:table-cell table:style-name="ce83" table:formula="of:=[$TrialBalance.EF62]-SUM([.C13:.M1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Cost of Sales</text:p>
          </table:table-cell>
          <table:table-cell table:style-name="ce79" table:formula="of:=SUM([.B11:.B13])" office:value-type="float" office:value="0">
            <text:p>0 </text:p>
          </table:table-cell>
          <table:table-cell table:style-name="ce84" table:formula="of:=SUM([.C11:.C13])" office:value-type="float" office:value="0">
            <text:p>0 </text:p>
          </table:table-cell>
          <table:table-cell table:style-name="ce79" table:formula="of:=SUM([.D11:.D13])" office:value-type="float" office:value="0">
            <text:p>0 </text:p>
          </table:table-cell>
          <table:table-cell table:style-name="ce79" table:formula="of:=SUM([.E11:.E13])" office:value-type="float" office:value="0">
            <text:p>0 </text:p>
          </table:table-cell>
          <table:table-cell table:style-name="ce79" table:formula="of:=SUM([.F11:.F13])" office:value-type="float" office:value="0">
            <text:p>0 </text:p>
          </table:table-cell>
          <table:table-cell table:style-name="ce79" table:formula="of:=SUM([.G11:.G13])" office:value-type="float" office:value="0">
            <text:p>0 </text:p>
          </table:table-cell>
          <table:table-cell table:style-name="ce79" table:formula="of:=SUM([.H11:.H13])" office:value-type="float" office:value="0">
            <text:p>0 </text:p>
          </table:table-cell>
          <table:table-cell table:style-name="ce79" table:formula="of:=SUM([.I11:.I13])" office:value-type="float" office:value="0">
            <text:p>0 </text:p>
          </table:table-cell>
          <table:table-cell table:style-name="ce79" table:formula="of:=SUM([.J11:.J13])" office:value-type="float" office:value="0">
            <text:p>0 </text:p>
          </table:table-cell>
          <table:table-cell table:style-name="ce79" table:formula="of:=SUM([.K11:.K13])" office:value-type="float" office:value="0">
            <text:p>0 </text:p>
          </table:table-cell>
          <table:table-cell table:style-name="ce79" table:formula="of:=SUM([.L11:.L13])" office:value-type="float" office:value="0">
            <text:p>0 </text:p>
          </table:table-cell>
          <table:table-cell table:style-name="ce79" table:formula="of:=SUM([.M11:.M13])" office:value-type="float" office:value="0">
            <text:p>0 </text:p>
          </table:table-cell>
          <table:table-cell table:style-name="ce79" table:formula="of:=SUM([.N11:.N13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4">
          <table:table-cell table:style-name="ce71"/>
          <table:table-cell table:style-name="ce80" table:number-columns-repeated="13"/>
          <table:table-cell table:style-name="ce89"/>
          <table:table-cell table:style-name="ce91" table:number-columns-repeated="1009"/>
        </table:table-row>
        <table:table-row table:style-name="ro10">
          <table:table-cell table:style-name="ce71" office:value-type="string">
            <text:p>Gross Profit</text:p>
          </table:table-cell>
          <table:table-cell table:style-name="ce79" table:formula="of:=[.B9]-[.B14]" office:value-type="float" office:value="0">
            <text:p>0 </text:p>
          </table:table-cell>
          <table:table-cell table:style-name="ce79" table:formula="of:=[.C9]-[.C14]" office:value-type="float" office:value="0">
            <text:p>0 </text:p>
          </table:table-cell>
          <table:table-cell table:style-name="ce79" table:formula="of:=[.D9]-[.D14]" office:value-type="float" office:value="0">
            <text:p>0 </text:p>
          </table:table-cell>
          <table:table-cell table:style-name="ce79" table:formula="of:=[.E9]-[.E14]" office:value-type="float" office:value="0">
            <text:p>0 </text:p>
          </table:table-cell>
          <table:table-cell table:style-name="ce79" table:formula="of:=[.F9]-[.F14]" office:value-type="float" office:value="0">
            <text:p>0 </text:p>
          </table:table-cell>
          <table:table-cell table:style-name="ce79" table:formula="of:=[.G9]-[.G14]" office:value-type="float" office:value="0">
            <text:p>0 </text:p>
          </table:table-cell>
          <table:table-cell table:style-name="ce79" table:formula="of:=[.H9]-[.H14]" office:value-type="float" office:value="0">
            <text:p>0 </text:p>
          </table:table-cell>
          <table:table-cell table:style-name="ce79" table:formula="of:=[.I9]-[.I14]" office:value-type="float" office:value="0">
            <text:p>0 </text:p>
          </table:table-cell>
          <table:table-cell table:style-name="ce79" table:formula="of:=[.J9]-[.J14]" office:value-type="float" office:value="0">
            <text:p>0 </text:p>
          </table:table-cell>
          <table:table-cell table:style-name="ce79" table:formula="of:=[.K9]-[.K14]" office:value-type="float" office:value="0">
            <text:p>0 </text:p>
          </table:table-cell>
          <table:table-cell table:style-name="ce79" table:formula="of:=[.L9]-[.L14]" office:value-type="float" office:value="0">
            <text:p>0 </text:p>
          </table:table-cell>
          <table:table-cell table:style-name="ce79" table:formula="of:=[.M9]-[.M14]" office:value-type="float" office:value="0">
            <text:p>0 </text:p>
          </table:table-cell>
          <table:table-cell table:style-name="ce79" table:formula="of:=[.N9]-[.N14]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3">
          <table:table-cell table:style-name="ce72" office:value-type="string">
            <text:p>Administrative Expenses</text:p>
          </table:table-cell>
          <table:table-cell table:style-name="ce80"/>
          <table:table-cell table:style-name="ce86" table:number-columns-repeated="12"/>
          <table:table-cell table:style-name="ce89"/>
          <table:table-cell table:style-name="ce91" table:number-columns-repeated="1009"/>
        </table:table-row>
        <table:table-row table:style-name="ro10">
          <table:table-cell table:style-name="ce70" office:value-type="string">
            <text:p>Wages and Salaries</text:p>
          </table:table-cell>
          <table:table-cell table:style-name="ce79" table:formula="of:=SUM([.C18:.N18])" office:value-type="float" office:value="0">
            <text:p>0 </text:p>
          </table:table-cell>
          <table:table-cell table:style-name="ce83" table:formula="of:=[$TrialBalance.O64]+[$TrialBalance.O65]-0" office:value-type="float" office:value="0">
            <text:p>0 </text:p>
          </table:table-cell>
          <table:table-cell table:style-name="ce83" table:formula="of:=[$TrialBalance.Z64]+[$TrialBalance.Z65]-[.C18]" office:value-type="float" office:value="0">
            <text:p>0 </text:p>
          </table:table-cell>
          <table:table-cell table:style-name="ce83" table:formula="of:=[$TrialBalance.AK64]+[$TrialBalance.AK65]-SUM([.C18:.D18])" office:value-type="float" office:value="0">
            <text:p>0 </text:p>
          </table:table-cell>
          <table:table-cell table:style-name="ce83" table:formula="of:=[$TrialBalance.AV64]+[$TrialBalance.AV65]-SUM([.C18:.E18])" office:value-type="float" office:value="0">
            <text:p>0 </text:p>
          </table:table-cell>
          <table:table-cell table:style-name="ce83" table:formula="of:=[$TrialBalance.BG64]+[$TrialBalance.BG65]-SUM([.C18:.F18])" office:value-type="float" office:value="0">
            <text:p>0 </text:p>
          </table:table-cell>
          <table:table-cell table:style-name="ce83" table:formula="of:=[$TrialBalance.BR64]+[$TrialBalance.BR65]-SUM([.C18:.G18])" office:value-type="float" office:value="0">
            <text:p>0 </text:p>
          </table:table-cell>
          <table:table-cell table:style-name="ce83" table:formula="of:=[$TrialBalance.CC64]+[$TrialBalance.CC65]-SUM([.C18:.H18])" office:value-type="float" office:value="0">
            <text:p>0 </text:p>
          </table:table-cell>
          <table:table-cell table:style-name="ce83" table:formula="of:=[$TrialBalance.CN64]+[$TrialBalance.CN65]-SUM([.C18:.I18])" office:value-type="float" office:value="0">
            <text:p>0 </text:p>
          </table:table-cell>
          <table:table-cell table:style-name="ce83" table:formula="of:=[$TrialBalance.CY64]+[$TrialBalance.CY65]-SUM([.C18:.J18])" office:value-type="float" office:value="0">
            <text:p>0 </text:p>
          </table:table-cell>
          <table:table-cell table:style-name="ce83" table:formula="of:=[$TrialBalance.DJ64]+[$TrialBalance.DJ65]-SUM([.C18:.K18])" office:value-type="float" office:value="0">
            <text:p>0 </text:p>
          </table:table-cell>
          <table:table-cell table:style-name="ce83" table:formula="of:=[$TrialBalance.DU64]+[$TrialBalance.DU65]-SUM([.C18:.L18])" office:value-type="float" office:value="0">
            <text:p>0 </text:p>
          </table:table-cell>
          <table:table-cell table:style-name="ce83" table:formula="of:=[$TrialBalance.EF64]+[$TrialBalance.EF65]-SUM([.C18:.M1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Directors Wages</text:p>
          </table:table-cell>
          <table:table-cell table:style-name="ce79" table:formula="of:=SUM([.C19:.N19])" office:value-type="float" office:value="0">
            <text:p>0 </text:p>
          </table:table-cell>
          <table:table-cell table:style-name="ce83" table:formula="of:=[$TrialBalance.O66]-0" office:value-type="float" office:value="0">
            <text:p>0 </text:p>
          </table:table-cell>
          <table:table-cell table:style-name="ce83" table:formula="of:=[$TrialBalance.Z66]-[.C19]" office:value-type="float" office:value="0">
            <text:p>0 </text:p>
          </table:table-cell>
          <table:table-cell table:style-name="ce83" table:formula="of:=[$TrialBalance.AK66]-SUM([.C19:.D19])" office:value-type="float" office:value="0">
            <text:p>0 </text:p>
          </table:table-cell>
          <table:table-cell table:style-name="ce83" table:formula="of:=[$TrialBalance.AV66]-SUM([.C19:.E19])" office:value-type="float" office:value="0">
            <text:p>0 </text:p>
          </table:table-cell>
          <table:table-cell table:style-name="ce83" table:formula="of:=[$TrialBalance.BG66]-SUM([.C19:.F19])" office:value-type="float" office:value="0">
            <text:p>0 </text:p>
          </table:table-cell>
          <table:table-cell table:style-name="ce83" table:formula="of:=[$TrialBalance.BR66]-SUM([.C19:.G19])" office:value-type="float" office:value="0">
            <text:p>0 </text:p>
          </table:table-cell>
          <table:table-cell table:style-name="ce83" table:formula="of:=[$TrialBalance.CC66]-SUM([.C19:.H19])" office:value-type="float" office:value="0">
            <text:p>0 </text:p>
          </table:table-cell>
          <table:table-cell table:style-name="ce83" table:formula="of:=[$TrialBalance.CN66]-SUM([.C19:.I19])" office:value-type="float" office:value="0">
            <text:p>0 </text:p>
          </table:table-cell>
          <table:table-cell table:style-name="ce83" table:formula="of:=[$TrialBalance.CY66]-SUM([.C19:.J19])" office:value-type="float" office:value="0">
            <text:p>0 </text:p>
          </table:table-cell>
          <table:table-cell table:style-name="ce83" table:formula="of:=[$TrialBalance.DJ66]-SUM([.C19:.K19])" office:value-type="float" office:value="0">
            <text:p>0 </text:p>
          </table:table-cell>
          <table:table-cell table:style-name="ce83" table:formula="of:=[$TrialBalance.DU66]-SUM([.C19:.L19])" office:value-type="float" office:value="0">
            <text:p>0 </text:p>
          </table:table-cell>
          <table:table-cell table:style-name="ce83" table:formula="of:=[$TrialBalance.EF66]-SUM([.C19:.M1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Employers National Insurance</text:p>
          </table:table-cell>
          <table:table-cell table:style-name="ce79" table:formula="of:=SUM([.C20:.N20])" office:value-type="float" office:value="0">
            <text:p>0 </text:p>
          </table:table-cell>
          <table:table-cell table:style-name="ce83" table:formula="of:=[$TrialBalance.O67]-0" office:value-type="float" office:value="0">
            <text:p>0 </text:p>
          </table:table-cell>
          <table:table-cell table:style-name="ce83" table:formula="of:=[$TrialBalance.Z67]-[.C20]" office:value-type="float" office:value="0">
            <text:p>0 </text:p>
          </table:table-cell>
          <table:table-cell table:style-name="ce83" table:formula="of:=[$TrialBalance.AK67]-SUM([.C20:.D20])" office:value-type="float" office:value="0">
            <text:p>0 </text:p>
          </table:table-cell>
          <table:table-cell table:style-name="ce83" table:formula="of:=[$TrialBalance.AV67]-SUM([.C20:.E20])" office:value-type="float" office:value="0">
            <text:p>0 </text:p>
          </table:table-cell>
          <table:table-cell table:style-name="ce83" table:formula="of:=[$TrialBalance.BG67]-SUM([.C20:.F20])" office:value-type="float" office:value="0">
            <text:p>0 </text:p>
          </table:table-cell>
          <table:table-cell table:style-name="ce83" table:formula="of:=[$TrialBalance.BR67]-SUM([.C20:.G20])" office:value-type="float" office:value="0">
            <text:p>0 </text:p>
          </table:table-cell>
          <table:table-cell table:style-name="ce83" table:formula="of:=[$TrialBalance.CC67]-SUM([.C20:.H20])" office:value-type="float" office:value="0">
            <text:p>0 </text:p>
          </table:table-cell>
          <table:table-cell table:style-name="ce83" table:formula="of:=[$TrialBalance.CN67]-SUM([.C20:.I20])" office:value-type="float" office:value="0">
            <text:p>0 </text:p>
          </table:table-cell>
          <table:table-cell table:style-name="ce83" table:formula="of:=[$TrialBalance.CY67]-SUM([.C20:.J20])" office:value-type="float" office:value="0">
            <text:p>0 </text:p>
          </table:table-cell>
          <table:table-cell table:style-name="ce83" table:formula="of:=[$TrialBalance.DJ67]-SUM([.C20:.K20])" office:value-type="float" office:value="0">
            <text:p>0 </text:p>
          </table:table-cell>
          <table:table-cell table:style-name="ce83" table:formula="of:=[$TrialBalance.DU67]-SUM([.C20:.L20])" office:value-type="float" office:value="0">
            <text:p>0 </text:p>
          </table:table-cell>
          <table:table-cell table:style-name="ce83" table:formula="of:=[$TrialBalance.EF67]-SUM([.C20:.M2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Premises Rent &amp; Rates</text:p>
          </table:table-cell>
          <table:table-cell table:style-name="ce79" table:formula="of:=SUM([.C21:.N21])" office:value-type="float" office:value="0">
            <text:p>0 </text:p>
          </table:table-cell>
          <table:table-cell table:style-name="ce83" table:formula="of:=[$TrialBalance.O68]-0" office:value-type="float" office:value="0">
            <text:p>0 </text:p>
          </table:table-cell>
          <table:table-cell table:style-name="ce83" table:formula="of:=[$TrialBalance.Z68]-[.C21]" office:value-type="float" office:value="0">
            <text:p>0 </text:p>
          </table:table-cell>
          <table:table-cell table:style-name="ce83" table:formula="of:=[$TrialBalance.AK68]-SUM([.C21:.D21])" office:value-type="float" office:value="0">
            <text:p>0 </text:p>
          </table:table-cell>
          <table:table-cell table:style-name="ce83" table:formula="of:=[$TrialBalance.AV68]-SUM([.C21:.E21])" office:value-type="float" office:value="0">
            <text:p>0 </text:p>
          </table:table-cell>
          <table:table-cell table:style-name="ce83" table:formula="of:=[$TrialBalance.BG68]-SUM([.C21:.F21])" office:value-type="float" office:value="0">
            <text:p>0 </text:p>
          </table:table-cell>
          <table:table-cell table:style-name="ce83" table:formula="of:=[$TrialBalance.BR68]-SUM([.C21:.G21])" office:value-type="float" office:value="0">
            <text:p>0 </text:p>
          </table:table-cell>
          <table:table-cell table:style-name="ce83" table:formula="of:=[$TrialBalance.CC68]-SUM([.C21:.H21])" office:value-type="float" office:value="0">
            <text:p>0 </text:p>
          </table:table-cell>
          <table:table-cell table:style-name="ce83" table:formula="of:=[$TrialBalance.CN68]-SUM([.C21:.I21])" office:value-type="float" office:value="0">
            <text:p>0 </text:p>
          </table:table-cell>
          <table:table-cell table:style-name="ce83" table:formula="of:=[$TrialBalance.CY68]-SUM([.C21:.J21])" office:value-type="float" office:value="0">
            <text:p>0 </text:p>
          </table:table-cell>
          <table:table-cell table:style-name="ce83" table:formula="of:=[$TrialBalance.DJ68]-SUM([.C21:.K21])" office:value-type="float" office:value="0">
            <text:p>0 </text:p>
          </table:table-cell>
          <table:table-cell table:style-name="ce83" table:formula="of:=[$TrialBalance.DU68]-SUM([.C21:.L21])" office:value-type="float" office:value="0">
            <text:p>0 </text:p>
          </table:table-cell>
          <table:table-cell table:style-name="ce83" table:formula="of:=[$TrialBalance.EF68]-SUM([.C21:.M2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Premises Light &amp; Heating</text:p>
          </table:table-cell>
          <table:table-cell table:style-name="ce79" table:formula="of:=SUM([.C22:.N22])" office:value-type="float" office:value="0">
            <text:p>0 </text:p>
          </table:table-cell>
          <table:table-cell table:style-name="ce83" table:formula="of:=[$TrialBalance.O69]-0" office:value-type="float" office:value="0">
            <text:p>0 </text:p>
          </table:table-cell>
          <table:table-cell table:style-name="ce83" table:formula="of:=[$TrialBalance.Z69]-[.C22]" office:value-type="float" office:value="0">
            <text:p>0 </text:p>
          </table:table-cell>
          <table:table-cell table:style-name="ce83" table:formula="of:=[$TrialBalance.AK69]-SUM([.C22:.D22])" office:value-type="float" office:value="0">
            <text:p>0 </text:p>
          </table:table-cell>
          <table:table-cell table:style-name="ce83" table:formula="of:=[$TrialBalance.AV69]-SUM([.C22:.E22])" office:value-type="float" office:value="0">
            <text:p>0 </text:p>
          </table:table-cell>
          <table:table-cell table:style-name="ce83" table:formula="of:=[$TrialBalance.BG69]-SUM([.C22:.F22])" office:value-type="float" office:value="0">
            <text:p>0 </text:p>
          </table:table-cell>
          <table:table-cell table:style-name="ce83" table:formula="of:=[$TrialBalance.BR69]-SUM([.C22:.G22])" office:value-type="float" office:value="0">
            <text:p>0 </text:p>
          </table:table-cell>
          <table:table-cell table:style-name="ce83" table:formula="of:=[$TrialBalance.CC69]-SUM([.C22:.H22])" office:value-type="float" office:value="0">
            <text:p>0 </text:p>
          </table:table-cell>
          <table:table-cell table:style-name="ce83" table:formula="of:=[$TrialBalance.CN69]-SUM([.C22:.I22])" office:value-type="float" office:value="0">
            <text:p>0 </text:p>
          </table:table-cell>
          <table:table-cell table:style-name="ce83" table:formula="of:=[$TrialBalance.CY69]-SUM([.C22:.J22])" office:value-type="float" office:value="0">
            <text:p>0 </text:p>
          </table:table-cell>
          <table:table-cell table:style-name="ce83" table:formula="of:=[$TrialBalance.DJ69]-SUM([.C22:.K22])" office:value-type="float" office:value="0">
            <text:p>0 </text:p>
          </table:table-cell>
          <table:table-cell table:style-name="ce83" table:formula="of:=[$TrialBalance.DU69]-SUM([.C22:.L22])" office:value-type="float" office:value="0">
            <text:p>0 </text:p>
          </table:table-cell>
          <table:table-cell table:style-name="ce83" table:formula="of:=[$TrialBalance.EF69]-SUM([.C22:.M2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Distribution Transport Costs</text:p>
          </table:table-cell>
          <table:table-cell table:style-name="ce79" table:formula="of:=SUM([.C23:.N23])" office:value-type="float" office:value="0">
            <text:p>0 </text:p>
          </table:table-cell>
          <table:table-cell table:style-name="ce83" table:formula="of:=[$TrialBalance.O70]-0" office:value-type="float" office:value="0">
            <text:p>0 </text:p>
          </table:table-cell>
          <table:table-cell table:style-name="ce83" table:formula="of:=[$TrialBalance.Z70]-[.C23]" office:value-type="float" office:value="0">
            <text:p>0 </text:p>
          </table:table-cell>
          <table:table-cell table:style-name="ce83" table:formula="of:=[$TrialBalance.AK70]-SUM([.C23:.D23])" office:value-type="float" office:value="0">
            <text:p>0 </text:p>
          </table:table-cell>
          <table:table-cell table:style-name="ce83" table:formula="of:=[$TrialBalance.AV70]-SUM([.C23:.E23])" office:value-type="float" office:value="0">
            <text:p>0 </text:p>
          </table:table-cell>
          <table:table-cell table:style-name="ce83" table:formula="of:=[$TrialBalance.BG70]-SUM([.C23:.F23])" office:value-type="float" office:value="0">
            <text:p>0 </text:p>
          </table:table-cell>
          <table:table-cell table:style-name="ce83" table:formula="of:=[$TrialBalance.BR70]-SUM([.C23:.G23])" office:value-type="float" office:value="0">
            <text:p>0 </text:p>
          </table:table-cell>
          <table:table-cell table:style-name="ce83" table:formula="of:=[$TrialBalance.CC70]-SUM([.C23:.H23])" office:value-type="float" office:value="0">
            <text:p>0 </text:p>
          </table:table-cell>
          <table:table-cell table:style-name="ce83" table:formula="of:=[$TrialBalance.CN70]-SUM([.C23:.I23])" office:value-type="float" office:value="0">
            <text:p>0 </text:p>
          </table:table-cell>
          <table:table-cell table:style-name="ce83" table:formula="of:=[$TrialBalance.CY70]-SUM([.C23:.J23])" office:value-type="float" office:value="0">
            <text:p>0 </text:p>
          </table:table-cell>
          <table:table-cell table:style-name="ce83" table:formula="of:=[$TrialBalance.DJ70]-SUM([.C23:.K23])" office:value-type="float" office:value="0">
            <text:p>0 </text:p>
          </table:table-cell>
          <table:table-cell table:style-name="ce83" table:formula="of:=[$TrialBalance.DU70]-SUM([.C23:.L23])" office:value-type="float" office:value="0">
            <text:p>0 </text:p>
          </table:table-cell>
          <table:table-cell table:style-name="ce83" table:formula="of:=[$TrialBalance.EF70]-SUM([.C23:.M2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Equipment Tools &amp; Plant Hire</text:p>
          </table:table-cell>
          <table:table-cell table:style-name="ce79" table:formula="of:=SUM([.C24:.N24])" office:value-type="float" office:value="0">
            <text:p>0 </text:p>
          </table:table-cell>
          <table:table-cell table:style-name="ce83" table:formula="of:=[$TrialBalance.O71]-0" office:value-type="float" office:value="0">
            <text:p>0 </text:p>
          </table:table-cell>
          <table:table-cell table:style-name="ce83" table:formula="of:=[$TrialBalance.Z71]-[.C24]" office:value-type="float" office:value="0">
            <text:p>0 </text:p>
          </table:table-cell>
          <table:table-cell table:style-name="ce83" table:formula="of:=[$TrialBalance.AK71]-SUM([.C24:.D24])" office:value-type="float" office:value="0">
            <text:p>0 </text:p>
          </table:table-cell>
          <table:table-cell table:style-name="ce83" table:formula="of:=[$TrialBalance.AV71]-SUM([.C24:.E24])" office:value-type="float" office:value="0">
            <text:p>0 </text:p>
          </table:table-cell>
          <table:table-cell table:style-name="ce83" table:formula="of:=[$TrialBalance.BG71]-SUM([.C24:.F24])" office:value-type="float" office:value="0">
            <text:p>0 </text:p>
          </table:table-cell>
          <table:table-cell table:style-name="ce83" table:formula="of:=[$TrialBalance.BR71]-SUM([.C24:.G24])" office:value-type="float" office:value="0">
            <text:p>0 </text:p>
          </table:table-cell>
          <table:table-cell table:style-name="ce83" table:formula="of:=[$TrialBalance.CC71]-SUM([.C24:.H24])" office:value-type="float" office:value="0">
            <text:p>0 </text:p>
          </table:table-cell>
          <table:table-cell table:style-name="ce83" table:formula="of:=[$TrialBalance.CN71]-SUM([.C24:.I24])" office:value-type="float" office:value="0">
            <text:p>0 </text:p>
          </table:table-cell>
          <table:table-cell table:style-name="ce83" table:formula="of:=[$TrialBalance.CY71]-SUM([.C24:.J24])" office:value-type="float" office:value="0">
            <text:p>0 </text:p>
          </table:table-cell>
          <table:table-cell table:style-name="ce83" table:formula="of:=[$TrialBalance.DJ71]-SUM([.C24:.K24])" office:value-type="float" office:value="0">
            <text:p>0 </text:p>
          </table:table-cell>
          <table:table-cell table:style-name="ce83" table:formula="of:=[$TrialBalance.DU71]-SUM([.C24:.L24])" office:value-type="float" office:value="0">
            <text:p>0 </text:p>
          </table:table-cell>
          <table:table-cell table:style-name="ce83" table:formula="of:=[$TrialBalance.EF71]-SUM([.C24:.M2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Repairs &amp; Maintenance</text:p>
          </table:table-cell>
          <table:table-cell table:style-name="ce79" table:formula="of:=SUM([.C25:.N25])" office:value-type="float" office:value="0">
            <text:p>0 </text:p>
          </table:table-cell>
          <table:table-cell table:style-name="ce83" table:formula="of:=[$TrialBalance.O72]-0" office:value-type="float" office:value="0">
            <text:p>0 </text:p>
          </table:table-cell>
          <table:table-cell table:style-name="ce83" table:formula="of:=[$TrialBalance.Z72]-[.C25]" office:value-type="float" office:value="0">
            <text:p>0 </text:p>
          </table:table-cell>
          <table:table-cell table:style-name="ce83" table:formula="of:=[$TrialBalance.AK72]-SUM([.C25:.D25])" office:value-type="float" office:value="0">
            <text:p>0 </text:p>
          </table:table-cell>
          <table:table-cell table:style-name="ce83" table:formula="of:=[$TrialBalance.AV72]-SUM([.C25:.E25])" office:value-type="float" office:value="0">
            <text:p>0 </text:p>
          </table:table-cell>
          <table:table-cell table:style-name="ce83" table:formula="of:=[$TrialBalance.BG72]-SUM([.C25:.F25])" office:value-type="float" office:value="0">
            <text:p>0 </text:p>
          </table:table-cell>
          <table:table-cell table:style-name="ce83" table:formula="of:=[$TrialBalance.BR72]-SUM([.C25:.G25])" office:value-type="float" office:value="0">
            <text:p>0 </text:p>
          </table:table-cell>
          <table:table-cell table:style-name="ce83" table:formula="of:=[$TrialBalance.CC72]-SUM([.C25:.H25])" office:value-type="float" office:value="0">
            <text:p>0 </text:p>
          </table:table-cell>
          <table:table-cell table:style-name="ce83" table:formula="of:=[$TrialBalance.CN72]-SUM([.C25:.I25])" office:value-type="float" office:value="0">
            <text:p>0 </text:p>
          </table:table-cell>
          <table:table-cell table:style-name="ce83" table:formula="of:=[$TrialBalance.CY72]-SUM([.C25:.J25])" office:value-type="float" office:value="0">
            <text:p>0 </text:p>
          </table:table-cell>
          <table:table-cell table:style-name="ce83" table:formula="of:=[$TrialBalance.DJ72]-SUM([.C25:.K25])" office:value-type="float" office:value="0">
            <text:p>0 </text:p>
          </table:table-cell>
          <table:table-cell table:style-name="ce83" table:formula="of:=[$TrialBalance.DU72]-SUM([.C25:.L25])" office:value-type="float" office:value="0">
            <text:p>0 </text:p>
          </table:table-cell>
          <table:table-cell table:style-name="ce83" table:formula="of:=[$TrialBalance.EF72]-SUM([.C25:.M2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Consumable Materials</text:p>
          </table:table-cell>
          <table:table-cell table:style-name="ce79" table:formula="of:=SUM([.C26:.N26])" office:value-type="float" office:value="0">
            <text:p>0 </text:p>
          </table:table-cell>
          <table:table-cell table:style-name="ce83" table:formula="of:=[$TrialBalance.O73]-0" office:value-type="float" office:value="0">
            <text:p>0 </text:p>
          </table:table-cell>
          <table:table-cell table:style-name="ce83" table:formula="of:=[$TrialBalance.Z73]-[.C26]" office:value-type="float" office:value="0">
            <text:p>0 </text:p>
          </table:table-cell>
          <table:table-cell table:style-name="ce83" table:formula="of:=[$TrialBalance.AK73]-SUM([.C26:.D26])" office:value-type="float" office:value="0">
            <text:p>0 </text:p>
          </table:table-cell>
          <table:table-cell table:style-name="ce83" table:formula="of:=[$TrialBalance.AV73]-SUM([.C26:.E26])" office:value-type="float" office:value="0">
            <text:p>0 </text:p>
          </table:table-cell>
          <table:table-cell table:style-name="ce83" table:formula="of:=[$TrialBalance.BG73]-SUM([.C26:.F26])" office:value-type="float" office:value="0">
            <text:p>0 </text:p>
          </table:table-cell>
          <table:table-cell table:style-name="ce83" table:formula="of:=[$TrialBalance.BR73]-SUM([.C26:.G26])" office:value-type="float" office:value="0">
            <text:p>0 </text:p>
          </table:table-cell>
          <table:table-cell table:style-name="ce83" table:formula="of:=[$TrialBalance.CC73]-SUM([.C26:.H26])" office:value-type="float" office:value="0">
            <text:p>0 </text:p>
          </table:table-cell>
          <table:table-cell table:style-name="ce83" table:formula="of:=[$TrialBalance.CN73]-SUM([.C26:.I26])" office:value-type="float" office:value="0">
            <text:p>0 </text:p>
          </table:table-cell>
          <table:table-cell table:style-name="ce83" table:formula="of:=[$TrialBalance.CY73]-SUM([.C26:.J26])" office:value-type="float" office:value="0">
            <text:p>0 </text:p>
          </table:table-cell>
          <table:table-cell table:style-name="ce83" table:formula="of:=[$TrialBalance.DJ73]-SUM([.C26:.K26])" office:value-type="float" office:value="0">
            <text:p>0 </text:p>
          </table:table-cell>
          <table:table-cell table:style-name="ce83" table:formula="of:=[$TrialBalance.DU73]-SUM([.C26:.L26])" office:value-type="float" office:value="0">
            <text:p>0 </text:p>
          </table:table-cell>
          <table:table-cell table:style-name="ce83" table:formula="of:=[$TrialBalance.EF73]-SUM([.C26:.M2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Advertising &amp; Promotion</text:p>
          </table:table-cell>
          <table:table-cell table:style-name="ce79" table:formula="of:=SUM([.C27:.N27])" office:value-type="float" office:value="0">
            <text:p>0 </text:p>
          </table:table-cell>
          <table:table-cell table:style-name="ce83" table:formula="of:=[$TrialBalance.O74]-0" office:value-type="float" office:value="0">
            <text:p>0 </text:p>
          </table:table-cell>
          <table:table-cell table:style-name="ce83" table:formula="of:=[$TrialBalance.Z74]-[.C27]" office:value-type="float" office:value="0">
            <text:p>0 </text:p>
          </table:table-cell>
          <table:table-cell table:style-name="ce83" table:formula="of:=[$TrialBalance.AK74]-SUM([.C27:.D27])" office:value-type="float" office:value="0">
            <text:p>0 </text:p>
          </table:table-cell>
          <table:table-cell table:style-name="ce83" table:formula="of:=[$TrialBalance.AV74]-SUM([.C27:.E27])" office:value-type="float" office:value="0">
            <text:p>0 </text:p>
          </table:table-cell>
          <table:table-cell table:style-name="ce83" table:formula="of:=[$TrialBalance.BG74]-SUM([.C27:.F27])" office:value-type="float" office:value="0">
            <text:p>0 </text:p>
          </table:table-cell>
          <table:table-cell table:style-name="ce83" table:formula="of:=[$TrialBalance.BR74]-SUM([.C27:.G27])" office:value-type="float" office:value="0">
            <text:p>0 </text:p>
          </table:table-cell>
          <table:table-cell table:style-name="ce83" table:formula="of:=[$TrialBalance.CC74]-SUM([.C27:.H27])" office:value-type="float" office:value="0">
            <text:p>0 </text:p>
          </table:table-cell>
          <table:table-cell table:style-name="ce83" table:formula="of:=[$TrialBalance.CN74]-SUM([.C27:.I27])" office:value-type="float" office:value="0">
            <text:p>0 </text:p>
          </table:table-cell>
          <table:table-cell table:style-name="ce83" table:formula="of:=[$TrialBalance.CY74]-SUM([.C27:.J27])" office:value-type="float" office:value="0">
            <text:p>0 </text:p>
          </table:table-cell>
          <table:table-cell table:style-name="ce83" table:formula="of:=[$TrialBalance.DJ74]-SUM([.C27:.K27])" office:value-type="float" office:value="0">
            <text:p>0 </text:p>
          </table:table-cell>
          <table:table-cell table:style-name="ce83" table:formula="of:=[$TrialBalance.DU74]-SUM([.C27:.L27])" office:value-type="float" office:value="0">
            <text:p>0 </text:p>
          </table:table-cell>
          <table:table-cell table:style-name="ce83" table:formula="of:=[$TrialBalance.EF74]-SUM([.C27:.M2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Telephone Postage &amp; Stationery</text:p>
          </table:table-cell>
          <table:table-cell table:style-name="ce79" table:formula="of:=SUM([.C28:.N28])" office:value-type="float" office:value="0">
            <text:p>0 </text:p>
          </table:table-cell>
          <table:table-cell table:style-name="ce83" table:formula="of:=[$TrialBalance.O75]-0" office:value-type="float" office:value="0">
            <text:p>0 </text:p>
          </table:table-cell>
          <table:table-cell table:style-name="ce83" table:formula="of:=[$TrialBalance.Z75]-[.C28]" office:value-type="float" office:value="0">
            <text:p>0 </text:p>
          </table:table-cell>
          <table:table-cell table:style-name="ce83" table:formula="of:=[$TrialBalance.AK75]-SUM([.C28:.D28])" office:value-type="float" office:value="0">
            <text:p>0 </text:p>
          </table:table-cell>
          <table:table-cell table:style-name="ce83" table:formula="of:=[$TrialBalance.AV75]-SUM([.C28:.E28])" office:value-type="float" office:value="0">
            <text:p>0 </text:p>
          </table:table-cell>
          <table:table-cell table:style-name="ce83" table:formula="of:=[$TrialBalance.BG75]-SUM([.C28:.F28])" office:value-type="float" office:value="0">
            <text:p>0 </text:p>
          </table:table-cell>
          <table:table-cell table:style-name="ce83" table:formula="of:=[$TrialBalance.BR75]-SUM([.C28:.G28])" office:value-type="float" office:value="0">
            <text:p>0 </text:p>
          </table:table-cell>
          <table:table-cell table:style-name="ce83" table:formula="of:=[$TrialBalance.CC75]-SUM([.C28:.H28])" office:value-type="float" office:value="0">
            <text:p>0 </text:p>
          </table:table-cell>
          <table:table-cell table:style-name="ce83" table:formula="of:=[$TrialBalance.CN75]-SUM([.C28:.I28])" office:value-type="float" office:value="0">
            <text:p>0 </text:p>
          </table:table-cell>
          <table:table-cell table:style-name="ce83" table:formula="of:=[$TrialBalance.CY75]-SUM([.C28:.J28])" office:value-type="float" office:value="0">
            <text:p>0 </text:p>
          </table:table-cell>
          <table:table-cell table:style-name="ce83" table:formula="of:=[$TrialBalance.DJ75]-SUM([.C28:.K28])" office:value-type="float" office:value="0">
            <text:p>0 </text:p>
          </table:table-cell>
          <table:table-cell table:style-name="ce83" table:formula="of:=[$TrialBalance.DU75]-SUM([.C28:.L28])" office:value-type="float" office:value="0">
            <text:p>0 </text:p>
          </table:table-cell>
          <table:table-cell table:style-name="ce83" table:formula="of:=[$TrialBalance.EF75]-SUM([.C28:.M2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Travel &amp; Hotel Expenses</text:p>
          </table:table-cell>
          <table:table-cell table:style-name="ce79" table:formula="of:=SUM([.C29:.N29])" office:value-type="float" office:value="0">
            <text:p>0 </text:p>
          </table:table-cell>
          <table:table-cell table:style-name="ce83" table:formula="of:=[$TrialBalance.O76]-0" office:value-type="float" office:value="0">
            <text:p>0 </text:p>
          </table:table-cell>
          <table:table-cell table:style-name="ce83" table:formula="of:=[$TrialBalance.Z76]-[.C29]" office:value-type="float" office:value="0">
            <text:p>0 </text:p>
          </table:table-cell>
          <table:table-cell table:style-name="ce83" table:formula="of:=[$TrialBalance.AK76]-SUM([.C29:.D29])" office:value-type="float" office:value="0">
            <text:p>0 </text:p>
          </table:table-cell>
          <table:table-cell table:style-name="ce83" table:formula="of:=[$TrialBalance.AV76]-SUM([.C29:.E29])" office:value-type="float" office:value="0">
            <text:p>0 </text:p>
          </table:table-cell>
          <table:table-cell table:style-name="ce83" table:formula="of:=[$TrialBalance.BG76]-SUM([.C29:.F29])" office:value-type="float" office:value="0">
            <text:p>0 </text:p>
          </table:table-cell>
          <table:table-cell table:style-name="ce83" table:formula="of:=[$TrialBalance.BR76]-SUM([.C29:.G29])" office:value-type="float" office:value="0">
            <text:p>0 </text:p>
          </table:table-cell>
          <table:table-cell table:style-name="ce83" table:formula="of:=[$TrialBalance.CC76]-SUM([.C29:.H29])" office:value-type="float" office:value="0">
            <text:p>0 </text:p>
          </table:table-cell>
          <table:table-cell table:style-name="ce83" table:formula="of:=[$TrialBalance.CN76]-SUM([.C29:.I29])" office:value-type="float" office:value="0">
            <text:p>0 </text:p>
          </table:table-cell>
          <table:table-cell table:style-name="ce83" table:formula="of:=[$TrialBalance.CY76]-SUM([.C29:.J29])" office:value-type="float" office:value="0">
            <text:p>0 </text:p>
          </table:table-cell>
          <table:table-cell table:style-name="ce83" table:formula="of:=[$TrialBalance.DJ76]-SUM([.C29:.K29])" office:value-type="float" office:value="0">
            <text:p>0 </text:p>
          </table:table-cell>
          <table:table-cell table:style-name="ce83" table:formula="of:=[$TrialBalance.DU76]-SUM([.C29:.L29])" office:value-type="float" office:value="0">
            <text:p>0 </text:p>
          </table:table-cell>
          <table:table-cell table:style-name="ce83" table:formula="of:=[$TrialBalance.EF76]-SUM([.C29:.M2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Motor Vehicle Expenses</text:p>
          </table:table-cell>
          <table:table-cell table:style-name="ce79" table:formula="of:=SUM([.C30:.N30])" office:value-type="float" office:value="0">
            <text:p>0 </text:p>
          </table:table-cell>
          <table:table-cell table:style-name="ce83" table:formula="of:=[$TrialBalance.O77]-0" office:value-type="float" office:value="0">
            <text:p>0 </text:p>
          </table:table-cell>
          <table:table-cell table:style-name="ce83" table:formula="of:=[$TrialBalance.Z77]-[.C30]" office:value-type="float" office:value="0">
            <text:p>0 </text:p>
          </table:table-cell>
          <table:table-cell table:style-name="ce83" table:formula="of:=[$TrialBalance.AK77]-SUM([.C30:.D30])" office:value-type="float" office:value="0">
            <text:p>0 </text:p>
          </table:table-cell>
          <table:table-cell table:style-name="ce83" table:formula="of:=[$TrialBalance.AV77]-SUM([.C30:.E30])" office:value-type="float" office:value="0">
            <text:p>0 </text:p>
          </table:table-cell>
          <table:table-cell table:style-name="ce83" table:formula="of:=[$TrialBalance.BG77]-SUM([.C30:.F30])" office:value-type="float" office:value="0">
            <text:p>0 </text:p>
          </table:table-cell>
          <table:table-cell table:style-name="ce83" table:formula="of:=[$TrialBalance.BR77]-SUM([.C30:.G30])" office:value-type="float" office:value="0">
            <text:p>0 </text:p>
          </table:table-cell>
          <table:table-cell table:style-name="ce83" table:formula="of:=[$TrialBalance.CC77]-SUM([.C30:.H30])" office:value-type="float" office:value="0">
            <text:p>0 </text:p>
          </table:table-cell>
          <table:table-cell table:style-name="ce83" table:formula="of:=[$TrialBalance.CN77]-SUM([.C30:.I30])" office:value-type="float" office:value="0">
            <text:p>0 </text:p>
          </table:table-cell>
          <table:table-cell table:style-name="ce83" table:formula="of:=[$TrialBalance.CY77]-SUM([.C30:.J30])" office:value-type="float" office:value="0">
            <text:p>0 </text:p>
          </table:table-cell>
          <table:table-cell table:style-name="ce83" table:formula="of:=[$TrialBalance.DJ77]-SUM([.C30:.K30])" office:value-type="float" office:value="0">
            <text:p>0 </text:p>
          </table:table-cell>
          <table:table-cell table:style-name="ce83" table:formula="of:=[$TrialBalance.DU77]-SUM([.C30:.L30])" office:value-type="float" office:value="0">
            <text:p>0 </text:p>
          </table:table-cell>
          <table:table-cell table:style-name="ce83" table:formula="of:=[$TrialBalance.EF77]-SUM([.C30:.M3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Insurance Costs</text:p>
          </table:table-cell>
          <table:table-cell table:style-name="ce79" table:formula="of:=SUM([.C31:.N31])" office:value-type="float" office:value="0">
            <text:p>0 </text:p>
          </table:table-cell>
          <table:table-cell table:style-name="ce83" table:formula="of:=[$TrialBalance.O78]-0" office:value-type="float" office:value="0">
            <text:p>0 </text:p>
          </table:table-cell>
          <table:table-cell table:style-name="ce83" table:formula="of:=[$TrialBalance.Z78]-[.C31]" office:value-type="float" office:value="0">
            <text:p>0 </text:p>
          </table:table-cell>
          <table:table-cell table:style-name="ce83" table:formula="of:=[$TrialBalance.AK78]-SUM([.C31:.D31])" office:value-type="float" office:value="0">
            <text:p>0 </text:p>
          </table:table-cell>
          <table:table-cell table:style-name="ce83" table:formula="of:=[$TrialBalance.AV78]-SUM([.C31:.E31])" office:value-type="float" office:value="0">
            <text:p>0 </text:p>
          </table:table-cell>
          <table:table-cell table:style-name="ce83" table:formula="of:=[$TrialBalance.BG78]-SUM([.C31:.F31])" office:value-type="float" office:value="0">
            <text:p>0 </text:p>
          </table:table-cell>
          <table:table-cell table:style-name="ce83" table:formula="of:=[$TrialBalance.BR78]-SUM([.C31:.G31])" office:value-type="float" office:value="0">
            <text:p>0 </text:p>
          </table:table-cell>
          <table:table-cell table:style-name="ce83" table:formula="of:=[$TrialBalance.CC78]-SUM([.C31:.H31])" office:value-type="float" office:value="0">
            <text:p>0 </text:p>
          </table:table-cell>
          <table:table-cell table:style-name="ce83" table:formula="of:=[$TrialBalance.CN78]-SUM([.C31:.I31])" office:value-type="float" office:value="0">
            <text:p>0 </text:p>
          </table:table-cell>
          <table:table-cell table:style-name="ce83" table:formula="of:=[$TrialBalance.CY78]-SUM([.C31:.J31])" office:value-type="float" office:value="0">
            <text:p>0 </text:p>
          </table:table-cell>
          <table:table-cell table:style-name="ce83" table:formula="of:=[$TrialBalance.DJ78]-SUM([.C31:.K31])" office:value-type="float" office:value="0">
            <text:p>0 </text:p>
          </table:table-cell>
          <table:table-cell table:style-name="ce83" table:formula="of:=[$TrialBalance.DU78]-SUM([.C31:.L31])" office:value-type="float" office:value="0">
            <text:p>0 </text:p>
          </table:table-cell>
          <table:table-cell table:style-name="ce83" table:formula="of:=[$TrialBalance.EF78]-SUM([.C31:.M3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Leasing Charges</text:p>
          </table:table-cell>
          <table:table-cell table:style-name="ce79" table:formula="of:=SUM([.C32:.N32])" office:value-type="float" office:value="0">
            <text:p>0 </text:p>
          </table:table-cell>
          <table:table-cell table:style-name="ce83" table:formula="of:=[$TrialBalance.O79]-0" office:value-type="float" office:value="0">
            <text:p>0 </text:p>
          </table:table-cell>
          <table:table-cell table:style-name="ce83" table:formula="of:=[$TrialBalance.Z79]-[.C32]" office:value-type="float" office:value="0">
            <text:p>0 </text:p>
          </table:table-cell>
          <table:table-cell table:style-name="ce83" table:formula="of:=[$TrialBalance.AK79]-SUM([.C32:.D32])" office:value-type="float" office:value="0">
            <text:p>0 </text:p>
          </table:table-cell>
          <table:table-cell table:style-name="ce83" table:formula="of:=[$TrialBalance.AV79]-SUM([.C32:.E32])" office:value-type="float" office:value="0">
            <text:p>0 </text:p>
          </table:table-cell>
          <table:table-cell table:style-name="ce83" table:formula="of:=[$TrialBalance.BG79]-SUM([.C32:.F32])" office:value-type="float" office:value="0">
            <text:p>0 </text:p>
          </table:table-cell>
          <table:table-cell table:style-name="ce83" table:formula="of:=[$TrialBalance.BR79]-SUM([.C32:.G32])" office:value-type="float" office:value="0">
            <text:p>0 </text:p>
          </table:table-cell>
          <table:table-cell table:style-name="ce83" table:formula="of:=[$TrialBalance.CC79]-SUM([.C32:.H32])" office:value-type="float" office:value="0">
            <text:p>0 </text:p>
          </table:table-cell>
          <table:table-cell table:style-name="ce83" table:formula="of:=[$TrialBalance.CN79]-SUM([.C32:.I32])" office:value-type="float" office:value="0">
            <text:p>0 </text:p>
          </table:table-cell>
          <table:table-cell table:style-name="ce83" table:formula="of:=[$TrialBalance.CY79]-SUM([.C32:.J32])" office:value-type="float" office:value="0">
            <text:p>0 </text:p>
          </table:table-cell>
          <table:table-cell table:style-name="ce83" table:formula="of:=[$TrialBalance.DJ79]-SUM([.C32:.K32])" office:value-type="float" office:value="0">
            <text:p>0 </text:p>
          </table:table-cell>
          <table:table-cell table:style-name="ce83" table:formula="of:=[$TrialBalance.DU79]-SUM([.C32:.L32])" office:value-type="float" office:value="0">
            <text:p>0 </text:p>
          </table:table-cell>
          <table:table-cell table:style-name="ce83" table:formula="of:=[$TrialBalance.EF79]-SUM([.C32:.M3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Legal &amp; Professional Fees</text:p>
          </table:table-cell>
          <table:table-cell table:style-name="ce79" table:formula="of:=SUM([.C33:.N33])" office:value-type="float" office:value="0">
            <text:p>0 </text:p>
          </table:table-cell>
          <table:table-cell table:style-name="ce83" table:formula="of:=[$TrialBalance.O80]-0" office:value-type="float" office:value="0">
            <text:p>0 </text:p>
          </table:table-cell>
          <table:table-cell table:style-name="ce83" table:formula="of:=[$TrialBalance.Z80]-[.C33]" office:value-type="float" office:value="0">
            <text:p>0 </text:p>
          </table:table-cell>
          <table:table-cell table:style-name="ce83" table:formula="of:=[$TrialBalance.AK80]-SUM([.C33:.D33])" office:value-type="float" office:value="0">
            <text:p>0 </text:p>
          </table:table-cell>
          <table:table-cell table:style-name="ce83" table:formula="of:=[$TrialBalance.AV80]-SUM([.C33:.E33])" office:value-type="float" office:value="0">
            <text:p>0 </text:p>
          </table:table-cell>
          <table:table-cell table:style-name="ce83" table:formula="of:=[$TrialBalance.BG80]-SUM([.C33:.F33])" office:value-type="float" office:value="0">
            <text:p>0 </text:p>
          </table:table-cell>
          <table:table-cell table:style-name="ce83" table:formula="of:=[$TrialBalance.BR80]-SUM([.C33:.G33])" office:value-type="float" office:value="0">
            <text:p>0 </text:p>
          </table:table-cell>
          <table:table-cell table:style-name="ce83" table:formula="of:=[$TrialBalance.CC80]-SUM([.C33:.H33])" office:value-type="float" office:value="0">
            <text:p>0 </text:p>
          </table:table-cell>
          <table:table-cell table:style-name="ce83" table:formula="of:=[$TrialBalance.CN80]-SUM([.C33:.I33])" office:value-type="float" office:value="0">
            <text:p>0 </text:p>
          </table:table-cell>
          <table:table-cell table:style-name="ce83" table:formula="of:=[$TrialBalance.CY80]-SUM([.C33:.J33])" office:value-type="float" office:value="0">
            <text:p>0 </text:p>
          </table:table-cell>
          <table:table-cell table:style-name="ce83" table:formula="of:=[$TrialBalance.DJ80]-SUM([.C33:.K33])" office:value-type="float" office:value="0">
            <text:p>0 </text:p>
          </table:table-cell>
          <table:table-cell table:style-name="ce83" table:formula="of:=[$TrialBalance.DU80]-SUM([.C33:.L33])" office:value-type="float" office:value="0">
            <text:p>0 </text:p>
          </table:table-cell>
          <table:table-cell table:style-name="ce83" table:formula="of:=[$TrialBalance.EF80]-SUM([.C33:.M3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Bad Debts written off</text:p>
          </table:table-cell>
          <table:table-cell table:style-name="ce79" table:formula="of:=SUM([.C34:.N34])" office:value-type="float" office:value="0">
            <text:p>0 </text:p>
          </table:table-cell>
          <table:table-cell table:style-name="ce83" table:formula="of:=[$TrialBalance.O81]-0" office:value-type="float" office:value="0">
            <text:p>0 </text:p>
          </table:table-cell>
          <table:table-cell table:style-name="ce83" table:formula="of:=[$TrialBalance.Z81]-[.C34]" office:value-type="float" office:value="0">
            <text:p>0 </text:p>
          </table:table-cell>
          <table:table-cell table:style-name="ce83" table:formula="of:=[$TrialBalance.AK81]-SUM([.C34:.D34])" office:value-type="float" office:value="0">
            <text:p>0 </text:p>
          </table:table-cell>
          <table:table-cell table:style-name="ce83" table:formula="of:=[$TrialBalance.AV81]-SUM([.C34:.E34])" office:value-type="float" office:value="0">
            <text:p>0 </text:p>
          </table:table-cell>
          <table:table-cell table:style-name="ce83" table:formula="of:=[$TrialBalance.BG81]-SUM([.C34:.F34])" office:value-type="float" office:value="0">
            <text:p>0 </text:p>
          </table:table-cell>
          <table:table-cell table:style-name="ce83" table:formula="of:=[$TrialBalance.BR81]-SUM([.C34:.G34])" office:value-type="float" office:value="0">
            <text:p>0 </text:p>
          </table:table-cell>
          <table:table-cell table:style-name="ce83" table:formula="of:=[$TrialBalance.CC81]-SUM([.C34:.H34])" office:value-type="float" office:value="0">
            <text:p>0 </text:p>
          </table:table-cell>
          <table:table-cell table:style-name="ce83" table:formula="of:=[$TrialBalance.CN81]-SUM([.C34:.I34])" office:value-type="float" office:value="0">
            <text:p>0 </text:p>
          </table:table-cell>
          <table:table-cell table:style-name="ce83" table:formula="of:=[$TrialBalance.CY81]-SUM([.C34:.J34])" office:value-type="float" office:value="0">
            <text:p>0 </text:p>
          </table:table-cell>
          <table:table-cell table:style-name="ce83" table:formula="of:=[$TrialBalance.DJ81]-SUM([.C34:.K34])" office:value-type="float" office:value="0">
            <text:p>0 </text:p>
          </table:table-cell>
          <table:table-cell table:style-name="ce83" table:formula="of:=[$TrialBalance.DU81]-SUM([.C34:.L34])" office:value-type="float" office:value="0">
            <text:p>0 </text:p>
          </table:table-cell>
          <table:table-cell table:style-name="ce83" table:formula="of:=[$TrialBalance.EF81]-SUM([.C34:.M3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Bank Interest Paid</text:p>
          </table:table-cell>
          <table:table-cell table:style-name="ce79" table:formula="of:=SUM([.C35:.N35])" office:value-type="float" office:value="0">
            <text:p>0 </text:p>
          </table:table-cell>
          <table:table-cell table:style-name="ce83" table:formula="of:=[$TrialBalance.O82]-0" office:value-type="float" office:value="0">
            <text:p>0 </text:p>
          </table:table-cell>
          <table:table-cell table:style-name="ce83" table:formula="of:=[$TrialBalance.Z82]-[.C35]" office:value-type="float" office:value="0">
            <text:p>0 </text:p>
          </table:table-cell>
          <table:table-cell table:style-name="ce83" table:formula="of:=[$TrialBalance.AK82]-SUM([.C35:.D35])" office:value-type="float" office:value="0">
            <text:p>0 </text:p>
          </table:table-cell>
          <table:table-cell table:style-name="ce83" table:formula="of:=[$TrialBalance.AV82]-SUM([.C35:.E35])" office:value-type="float" office:value="0">
            <text:p>0 </text:p>
          </table:table-cell>
          <table:table-cell table:style-name="ce83" table:formula="of:=[$TrialBalance.BG82]-SUM([.C35:.F35])" office:value-type="float" office:value="0">
            <text:p>0 </text:p>
          </table:table-cell>
          <table:table-cell table:style-name="ce83" table:formula="of:=[$TrialBalance.BR82]-SUM([.C35:.G35])" office:value-type="float" office:value="0">
            <text:p>0 </text:p>
          </table:table-cell>
          <table:table-cell table:style-name="ce83" table:formula="of:=[$TrialBalance.CC82]-SUM([.C35:.H35])" office:value-type="float" office:value="0">
            <text:p>0 </text:p>
          </table:table-cell>
          <table:table-cell table:style-name="ce83" table:formula="of:=[$TrialBalance.CN82]-SUM([.C35:.I35])" office:value-type="float" office:value="0">
            <text:p>0 </text:p>
          </table:table-cell>
          <table:table-cell table:style-name="ce83" table:formula="of:=[$TrialBalance.CY82]-SUM([.C35:.J35])" office:value-type="float" office:value="0">
            <text:p>0 </text:p>
          </table:table-cell>
          <table:table-cell table:style-name="ce83" table:formula="of:=[$TrialBalance.DJ82]-SUM([.C35:.K35])" office:value-type="float" office:value="0">
            <text:p>0 </text:p>
          </table:table-cell>
          <table:table-cell table:style-name="ce83" table:formula="of:=[$TrialBalance.DU82]-SUM([.C35:.L35])" office:value-type="float" office:value="0">
            <text:p>0 </text:p>
          </table:table-cell>
          <table:table-cell table:style-name="ce83" table:formula="of:=[$TrialBalance.EF82]-SUM([.C35:.M3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Bank Charges</text:p>
          </table:table-cell>
          <table:table-cell table:style-name="ce79" table:formula="of:=SUM([.C36:.N36])" office:value-type="float" office:value="0">
            <text:p>0 </text:p>
          </table:table-cell>
          <table:table-cell table:style-name="ce83" table:formula="of:=[$TrialBalance.O83]+[$TrialBalance.O88]+[$TrialBalance.O89]-0" office:value-type="float" office:value="0">
            <text:p>0 </text:p>
          </table:table-cell>
          <table:table-cell table:style-name="ce83" table:formula="of:=[$TrialBalance.Z83]+[$TrialBalance.Z88]+[$TrialBalance.Z89]-[.C36]" office:value-type="float" office:value="0">
            <text:p>0 </text:p>
          </table:table-cell>
          <table:table-cell table:style-name="ce83" table:formula="of:=[$TrialBalance.AK83]+[$TrialBalance.AK88]+[$TrialBalance.AK89]-SUM([.C36:.D36])" office:value-type="float" office:value="0">
            <text:p>0 </text:p>
          </table:table-cell>
          <table:table-cell table:style-name="ce83" table:formula="of:=[$TrialBalance.AV83]+[$TrialBalance.AV88]+[$TrialBalance.AV89]-SUM([.C36:.E36])" office:value-type="float" office:value="0">
            <text:p>0 </text:p>
          </table:table-cell>
          <table:table-cell table:style-name="ce83" table:formula="of:=[$TrialBalance.BG83]+[$TrialBalance.BG88]+[$TrialBalance.BG89]-SUM([.C36:.F36])" office:value-type="float" office:value="0">
            <text:p>0 </text:p>
          </table:table-cell>
          <table:table-cell table:style-name="ce83" table:formula="of:=[$TrialBalance.BR83]+[$TrialBalance.BR88]+[$TrialBalance.BR89]-SUM([.C36:.G36])" office:value-type="float" office:value="0">
            <text:p>0 </text:p>
          </table:table-cell>
          <table:table-cell table:style-name="ce83" table:formula="of:=[$TrialBalance.CC83]+[$TrialBalance.CC88]+[$TrialBalance.CC89]-SUM([.C36:.H36])" office:value-type="float" office:value="0">
            <text:p>0 </text:p>
          </table:table-cell>
          <table:table-cell table:style-name="ce83" table:formula="of:=[$TrialBalance.CN83]+[$TrialBalance.CN88]+[$TrialBalance.CN89]-SUM([.C36:.I36])" office:value-type="float" office:value="0">
            <text:p>0 </text:p>
          </table:table-cell>
          <table:table-cell table:style-name="ce83" table:formula="of:=[$TrialBalance.CY83]+[$TrialBalance.CY88]+[$TrialBalance.CY89]-SUM([.C36:.J36])" office:value-type="float" office:value="0">
            <text:p>0 </text:p>
          </table:table-cell>
          <table:table-cell table:style-name="ce83" table:formula="of:=[$TrialBalance.DJ83]+[$TrialBalance.DJ88]+[$TrialBalance.DJ89]-SUM([.C36:.K36])" office:value-type="float" office:value="0">
            <text:p>0 </text:p>
          </table:table-cell>
          <table:table-cell table:style-name="ce83" table:formula="of:=[$TrialBalance.DU83]+[$TrialBalance.DU88]+[$TrialBalance.DU89]-SUM([.C36:.L36])" office:value-type="float" office:value="0">
            <text:p>0 </text:p>
          </table:table-cell>
          <table:table-cell table:style-name="ce83" table:formula="of:=[$TrialBalance.EF83]+[$TrialBalance.EF88]+[$TrialBalance.EF89]-SUM([.C36:.M3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Charitable Donations</text:p>
          </table:table-cell>
          <table:table-cell table:style-name="ce79" table:formula="of:=SUM([.C37:.N37])" office:value-type="float" office:value="0">
            <text:p>0 </text:p>
          </table:table-cell>
          <table:table-cell table:style-name="ce83" table:formula="of:=[$TrialBalance.O84]-0" office:value-type="float" office:value="0">
            <text:p>0 </text:p>
          </table:table-cell>
          <table:table-cell table:style-name="ce83" table:formula="of:=[$TrialBalance.Z84]-[.C37]" office:value-type="float" office:value="0">
            <text:p>0 </text:p>
          </table:table-cell>
          <table:table-cell table:style-name="ce83" table:formula="of:=[$TrialBalance.AK84]-SUM([.C37:.D37])" office:value-type="float" office:value="0">
            <text:p>0 </text:p>
          </table:table-cell>
          <table:table-cell table:style-name="ce83" table:formula="of:=[$TrialBalance.AV84]-SUM([.C37:.E37])" office:value-type="float" office:value="0">
            <text:p>0 </text:p>
          </table:table-cell>
          <table:table-cell table:style-name="ce83" table:formula="of:=[$TrialBalance.BG84]-SUM([.C37:.F37])" office:value-type="float" office:value="0">
            <text:p>0 </text:p>
          </table:table-cell>
          <table:table-cell table:style-name="ce83" table:formula="of:=[$TrialBalance.BR84]-SUM([.C37:.G37])" office:value-type="float" office:value="0">
            <text:p>0 </text:p>
          </table:table-cell>
          <table:table-cell table:style-name="ce83" table:formula="of:=[$TrialBalance.CC84]-SUM([.C37:.H37])" office:value-type="float" office:value="0">
            <text:p>0 </text:p>
          </table:table-cell>
          <table:table-cell table:style-name="ce83" table:formula="of:=[$TrialBalance.CN84]-SUM([.C37:.I37])" office:value-type="float" office:value="0">
            <text:p>0 </text:p>
          </table:table-cell>
          <table:table-cell table:style-name="ce83" table:formula="of:=[$TrialBalance.CY84]-SUM([.C37:.J37])" office:value-type="float" office:value="0">
            <text:p>0 </text:p>
          </table:table-cell>
          <table:table-cell table:style-name="ce83" table:formula="of:=[$TrialBalance.DJ84]-SUM([.C37:.K37])" office:value-type="float" office:value="0">
            <text:p>0 </text:p>
          </table:table-cell>
          <table:table-cell table:style-name="ce83" table:formula="of:=[$TrialBalance.DU84]-SUM([.C37:.L37])" office:value-type="float" office:value="0">
            <text:p>0 </text:p>
          </table:table-cell>
          <table:table-cell table:style-name="ce83" table:formula="of:=[$TrialBalance.EF84]-SUM([.C37:.M3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Goodwill written off</text:p>
          </table:table-cell>
          <table:table-cell table:style-name="ce79" table:formula="of:=SUM([.C38:.N38])" office:value-type="float" office:value="0">
            <text:p>0 </text:p>
          </table:table-cell>
          <table:table-cell table:style-name="ce83" table:formula="of:=[$TrialBalance.O85]-0" office:value-type="float" office:value="0">
            <text:p>0 </text:p>
          </table:table-cell>
          <table:table-cell table:style-name="ce83" table:formula="of:=[$TrialBalance.Z85]-[.C38]" office:value-type="float" office:value="0">
            <text:p>0 </text:p>
          </table:table-cell>
          <table:table-cell table:style-name="ce83" table:formula="of:=[$TrialBalance.AK85]-SUM([.C38:.D38])" office:value-type="float" office:value="0">
            <text:p>0 </text:p>
          </table:table-cell>
          <table:table-cell table:style-name="ce83" table:formula="of:=[$TrialBalance.AV85]-SUM([.C38:.E38])" office:value-type="float" office:value="0">
            <text:p>0 </text:p>
          </table:table-cell>
          <table:table-cell table:style-name="ce83" table:formula="of:=[$TrialBalance.BG85]-SUM([.C38:.F38])" office:value-type="float" office:value="0">
            <text:p>0 </text:p>
          </table:table-cell>
          <table:table-cell table:style-name="ce83" table:formula="of:=[$TrialBalance.BR85]-SUM([.C38:.G38])" office:value-type="float" office:value="0">
            <text:p>0 </text:p>
          </table:table-cell>
          <table:table-cell table:style-name="ce83" table:formula="of:=[$TrialBalance.CC85]-SUM([.C38:.H38])" office:value-type="float" office:value="0">
            <text:p>0 </text:p>
          </table:table-cell>
          <table:table-cell table:style-name="ce83" table:formula="of:=[$TrialBalance.CN85]-SUM([.C38:.I38])" office:value-type="float" office:value="0">
            <text:p>0 </text:p>
          </table:table-cell>
          <table:table-cell table:style-name="ce83" table:formula="of:=[$TrialBalance.CY85]-SUM([.C38:.J38])" office:value-type="float" office:value="0">
            <text:p>0 </text:p>
          </table:table-cell>
          <table:table-cell table:style-name="ce83" table:formula="of:=[$TrialBalance.DJ85]-SUM([.C38:.K38])" office:value-type="float" office:value="0">
            <text:p>0 </text:p>
          </table:table-cell>
          <table:table-cell table:style-name="ce83" table:formula="of:=[$TrialBalance.DU85]-SUM([.C38:.L38])" office:value-type="float" office:value="0">
            <text:p>0 </text:p>
          </table:table-cell>
          <table:table-cell table:style-name="ce83" table:formula="of:=[$TrialBalance.EF85]-SUM([.C38:.M3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Loss on disposal of assets</text:p>
          </table:table-cell>
          <table:table-cell table:style-name="ce79" table:formula="of:=SUM([.C39:.N39])" office:value-type="float" office:value="0">
            <text:p>0 </text:p>
          </table:table-cell>
          <table:table-cell table:style-name="ce83" table:formula="of:=[$TrialBalance.O86]-0" office:value-type="float" office:value="0">
            <text:p>0 </text:p>
          </table:table-cell>
          <table:table-cell table:style-name="ce83" table:formula="of:=[$TrialBalance.Z86]-[.C39]" office:value-type="float" office:value="0">
            <text:p>0 </text:p>
          </table:table-cell>
          <table:table-cell table:style-name="ce83" table:formula="of:=[$TrialBalance.AK86]-SUM([.C39:.D39])" office:value-type="float" office:value="0">
            <text:p>0 </text:p>
          </table:table-cell>
          <table:table-cell table:style-name="ce83" table:formula="of:=[$TrialBalance.AV86]-SUM([.C39:.E39])" office:value-type="float" office:value="0">
            <text:p>0 </text:p>
          </table:table-cell>
          <table:table-cell table:style-name="ce83" table:formula="of:=[$TrialBalance.BG86]-SUM([.C39:.F39])" office:value-type="float" office:value="0">
            <text:p>0 </text:p>
          </table:table-cell>
          <table:table-cell table:style-name="ce83" table:formula="of:=[$TrialBalance.BR86]-SUM([.C39:.G39])" office:value-type="float" office:value="0">
            <text:p>0 </text:p>
          </table:table-cell>
          <table:table-cell table:style-name="ce83" table:formula="of:=[$TrialBalance.CC86]-SUM([.C39:.H39])" office:value-type="float" office:value="0">
            <text:p>0 </text:p>
          </table:table-cell>
          <table:table-cell table:style-name="ce83" table:formula="of:=[$TrialBalance.CN86]-SUM([.C39:.I39])" office:value-type="float" office:value="0">
            <text:p>0 </text:p>
          </table:table-cell>
          <table:table-cell table:style-name="ce83" table:formula="of:=[$TrialBalance.CY86]-SUM([.C39:.J39])" office:value-type="float" office:value="0">
            <text:p>0 </text:p>
          </table:table-cell>
          <table:table-cell table:style-name="ce83" table:formula="of:=[$TrialBalance.DJ86]-SUM([.C39:.K39])" office:value-type="float" office:value="0">
            <text:p>0 </text:p>
          </table:table-cell>
          <table:table-cell table:style-name="ce83" table:formula="of:=[$TrialBalance.DU86]-SUM([.C39:.L39])" office:value-type="float" office:value="0">
            <text:p>0 </text:p>
          </table:table-cell>
          <table:table-cell table:style-name="ce83" table:formula="of:=[$TrialBalance.EF86]-SUM([.C39:.M3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Depreciation</text:p>
          </table:table-cell>
          <table:table-cell table:style-name="ce79" table:formula="of:=SUM([.C40:.N40])" office:value-type="float" office:value="0">
            <text:p>0 </text:p>
          </table:table-cell>
          <table:table-cell table:style-name="ce85" table:formula="of:=[$TrialBalance.O87]-0" office:value-type="float" office:value="0">
            <text:p>0 </text:p>
          </table:table-cell>
          <table:table-cell table:style-name="ce83" table:formula="of:=[$TrialBalance.Z87]-[.C40]" office:value-type="float" office:value="0">
            <text:p>0 </text:p>
          </table:table-cell>
          <table:table-cell table:style-name="ce83" table:formula="of:=[$TrialBalance.AK87]-SUM([.C40:.D40])" office:value-type="float" office:value="0">
            <text:p>0 </text:p>
          </table:table-cell>
          <table:table-cell table:style-name="ce83" table:formula="of:=[$TrialBalance.AV87]-SUM([.C40:.E40])" office:value-type="float" office:value="0">
            <text:p>0 </text:p>
          </table:table-cell>
          <table:table-cell table:style-name="ce83" table:formula="of:=[$TrialBalance.BG87]-SUM([.C40:.F40])" office:value-type="float" office:value="0">
            <text:p>0 </text:p>
          </table:table-cell>
          <table:table-cell table:style-name="ce83" table:formula="of:=[$TrialBalance.BR87]-SUM([.C40:.G40])" office:value-type="float" office:value="0">
            <text:p>0 </text:p>
          </table:table-cell>
          <table:table-cell table:style-name="ce83" table:formula="of:=[$TrialBalance.CC87]-SUM([.C40:.H40])" office:value-type="float" office:value="0">
            <text:p>0 </text:p>
          </table:table-cell>
          <table:table-cell table:style-name="ce83" table:formula="of:=[$TrialBalance.CN87]-SUM([.C40:.I40])" office:value-type="float" office:value="0">
            <text:p>0 </text:p>
          </table:table-cell>
          <table:table-cell table:style-name="ce83" table:formula="of:=[$TrialBalance.CY87]-SUM([.C40:.J40])" office:value-type="float" office:value="0">
            <text:p>0 </text:p>
          </table:table-cell>
          <table:table-cell table:style-name="ce83" table:formula="of:=[$TrialBalance.DJ87]-SUM([.C40:.K40])" office:value-type="float" office:value="0">
            <text:p>0 </text:p>
          </table:table-cell>
          <table:table-cell table:style-name="ce83" table:formula="of:=[$TrialBalance.DU87]-SUM([.C40:.L40])" office:value-type="float" office:value="0">
            <text:p>0 </text:p>
          </table:table-cell>
          <table:table-cell table:style-name="ce83" table:formula="of:=[$TrialBalance.EF87]-SUM([.C40:.M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Administrative Expenses</text:p>
          </table:table-cell>
          <table:table-cell table:style-name="ce79" table:formula="of:=SUM([.B18:.B40])" office:value-type="float" office:value="0">
            <text:p>0 </text:p>
          </table:table-cell>
          <table:table-cell table:style-name="ce84" table:formula="of:=SUM([.C18:.C40])" office:value-type="float" office:value="0">
            <text:p>0 </text:p>
          </table:table-cell>
          <table:table-cell table:style-name="ce79" table:formula="of:=SUM([.D18:.D40])" office:value-type="float" office:value="0">
            <text:p>0 </text:p>
          </table:table-cell>
          <table:table-cell table:style-name="ce79" table:formula="of:=SUM([.E18:.E40])" office:value-type="float" office:value="0">
            <text:p>0 </text:p>
          </table:table-cell>
          <table:table-cell table:style-name="ce79" table:formula="of:=SUM([.F18:.F40])" office:value-type="float" office:value="0">
            <text:p>0 </text:p>
          </table:table-cell>
          <table:table-cell table:style-name="ce79" table:formula="of:=SUM([.G18:.G40])" office:value-type="float" office:value="0">
            <text:p>0 </text:p>
          </table:table-cell>
          <table:table-cell table:style-name="ce79" table:formula="of:=SUM([.H18:.H40])" office:value-type="float" office:value="0">
            <text:p>0 </text:p>
          </table:table-cell>
          <table:table-cell table:style-name="ce79" table:formula="of:=SUM([.I18:.I40])" office:value-type="float" office:value="0">
            <text:p>0 </text:p>
          </table:table-cell>
          <table:table-cell table:style-name="ce79" table:formula="of:=SUM([.J18:.J40])" office:value-type="float" office:value="0">
            <text:p>0 </text:p>
          </table:table-cell>
          <table:table-cell table:style-name="ce79" table:formula="of:=SUM([.K18:.K40])" office:value-type="float" office:value="0">
            <text:p>0 </text:p>
          </table:table-cell>
          <table:table-cell table:style-name="ce79" table:formula="of:=SUM([.L18:.L40])" office:value-type="float" office:value="0">
            <text:p>0 </text:p>
          </table:table-cell>
          <table:table-cell table:style-name="ce79" table:formula="of:=SUM([.M18:.M40])" office:value-type="float" office:value="0">
            <text:p>0 </text:p>
          </table:table-cell>
          <table:table-cell table:style-name="ce79" table:formula="of:=SUM([.N18:.N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4">
          <table:table-cell table:style-name="ce74"/>
          <table:table-cell table:style-name="ce80" table:number-columns-repeated="13"/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Operating Profit</text:p>
          </table:table-cell>
          <table:table-cell table:style-name="ce79" table:formula="of:=[.B16]-[.B41]" office:value-type="float" office:value="0">
            <text:p>0 </text:p>
          </table:table-cell>
          <table:table-cell table:style-name="ce79" table:formula="of:=[.C16]-[.C41]" office:value-type="float" office:value="0">
            <text:p>0 </text:p>
          </table:table-cell>
          <table:table-cell table:style-name="ce79" table:formula="of:=[.D16]-[.D41]" office:value-type="float" office:value="0">
            <text:p>0 </text:p>
          </table:table-cell>
          <table:table-cell table:style-name="ce79" table:formula="of:=[.E16]-[.E41]" office:value-type="float" office:value="0">
            <text:p>0 </text:p>
          </table:table-cell>
          <table:table-cell table:style-name="ce79" table:formula="of:=[.F16]-[.F41]" office:value-type="float" office:value="0">
            <text:p>0 </text:p>
          </table:table-cell>
          <table:table-cell table:style-name="ce79" table:formula="of:=[.G16]-[.G41]" office:value-type="float" office:value="0">
            <text:p>0 </text:p>
          </table:table-cell>
          <table:table-cell table:style-name="ce79" table:formula="of:=[.H16]-[.H41]" office:value-type="float" office:value="0">
            <text:p>0 </text:p>
          </table:table-cell>
          <table:table-cell table:style-name="ce79" table:formula="of:=[.I16]-[.I41]" office:value-type="float" office:value="0">
            <text:p>0 </text:p>
          </table:table-cell>
          <table:table-cell table:style-name="ce79" table:formula="of:=[.J16]-[.J41]" office:value-type="float" office:value="0">
            <text:p>0 </text:p>
          </table:table-cell>
          <table:table-cell table:style-name="ce79" table:formula="of:=[.K16]-[.K41]" office:value-type="float" office:value="0">
            <text:p>0 </text:p>
          </table:table-cell>
          <table:table-cell table:style-name="ce79" table:formula="of:=[.L16]-[.L41]" office:value-type="float" office:value="0">
            <text:p>0 </text:p>
          </table:table-cell>
          <table:table-cell table:style-name="ce79" table:formula="of:=[.M16]-[.M41]" office:value-type="float" office:value="0">
            <text:p>0 </text:p>
          </table:table-cell>
          <table:table-cell table:style-name="ce79" table:formula="of:=[.N16]-[.N41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Interest received</text:p>
          </table:table-cell>
          <table:table-cell table:style-name="ce79" table:formula="of:=SUM([.C44:.N44])" office:value-type="float" office:value="0">
            <text:p>0 </text:p>
          </table:table-cell>
          <table:table-cell table:style-name="ce83" table:formula="of:=-([$TrialBalance.O58]-0)" office:value-type="float" office:value="-0">
            <text:p>0 </text:p>
          </table:table-cell>
          <table:table-cell table:style-name="ce83" table:formula="of:=-[$TrialBalance.Z58]-[.C44]" office:value-type="float" office:value="0">
            <text:p>0 </text:p>
          </table:table-cell>
          <table:table-cell table:style-name="ce83" table:formula="of:=-[$TrialBalance.AK58]-SUM([.C44:.D44])" office:value-type="float" office:value="-0">
            <text:p>0 </text:p>
          </table:table-cell>
          <table:table-cell table:style-name="ce83" table:formula="of:=-[$TrialBalance.AV58]-SUM([.C44:.E44])" office:value-type="float" office:value="-0">
            <text:p>0 </text:p>
          </table:table-cell>
          <table:table-cell table:style-name="ce83" table:formula="of:=-[$TrialBalance.BG58]-SUM([.C44:.F44])" office:value-type="float" office:value="-0">
            <text:p>0 </text:p>
          </table:table-cell>
          <table:table-cell table:style-name="ce83" table:formula="of:=-[$TrialBalance.BR58]-SUM([.C44:.G44])" office:value-type="float" office:value="-0">
            <text:p>0 </text:p>
          </table:table-cell>
          <table:table-cell table:style-name="ce83" table:formula="of:=-[$TrialBalance.CC58]-SUM([.C44:.H44])" office:value-type="float" office:value="-0">
            <text:p>0 </text:p>
          </table:table-cell>
          <table:table-cell table:style-name="ce83" table:formula="of:=-[$TrialBalance.CN58]-SUM([.C44:.I44])" office:value-type="float" office:value="-0">
            <text:p>0 </text:p>
          </table:table-cell>
          <table:table-cell table:style-name="ce83" table:formula="of:=-[$TrialBalance.CY58]-SUM([.C44:.J44])" office:value-type="float" office:value="-0">
            <text:p>0 </text:p>
          </table:table-cell>
          <table:table-cell table:style-name="ce83" table:formula="of:=-[$TrialBalance.DJ58]-SUM([.C44:.K44])" office:value-type="float" office:value="-0">
            <text:p>0 </text:p>
          </table:table-cell>
          <table:table-cell table:style-name="ce83" table:formula="of:=-[$TrialBalance.DU58]-SUM([.C44:.L44])" office:value-type="float" office:value="-0">
            <text:p>0 </text:p>
          </table:table-cell>
          <table:table-cell table:style-name="ce83" table:formula="of:=-[$TrialBalance.EF58]-SUM([.C44:.M4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Profit (Loss) before Tax</text:p>
          </table:table-cell>
          <table:table-cell table:style-name="ce79" table:formula="of:=[.B43]+[.B44]" office:value-type="float" office:value="0">
            <text:p>0 </text:p>
          </table:table-cell>
          <table:table-cell table:style-name="ce79" table:formula="of:=[.C43]+[.C44]" office:value-type="float" office:value="0">
            <text:p>0 </text:p>
          </table:table-cell>
          <table:table-cell table:style-name="ce79" table:formula="of:=[.D43]+[.D44]" office:value-type="float" office:value="0">
            <text:p>0 </text:p>
          </table:table-cell>
          <table:table-cell table:style-name="ce79" table:formula="of:=[.E43]+[.E44]" office:value-type="float" office:value="0">
            <text:p>0 </text:p>
          </table:table-cell>
          <table:table-cell table:style-name="ce79" table:formula="of:=[.F43]+[.F44]" office:value-type="float" office:value="0">
            <text:p>0 </text:p>
          </table:table-cell>
          <table:table-cell table:style-name="ce79" table:formula="of:=[.G43]+[.G44]" office:value-type="float" office:value="0">
            <text:p>0 </text:p>
          </table:table-cell>
          <table:table-cell table:style-name="ce79" table:formula="of:=[.H43]+[.H44]" office:value-type="float" office:value="0">
            <text:p>0 </text:p>
          </table:table-cell>
          <table:table-cell table:style-name="ce79" table:formula="of:=[.I43]+[.I44]" office:value-type="float" office:value="0">
            <text:p>0 </text:p>
          </table:table-cell>
          <table:table-cell table:style-name="ce79" table:formula="of:=[.J43]+[.J44]" office:value-type="float" office:value="0">
            <text:p>0 </text:p>
          </table:table-cell>
          <table:table-cell table:style-name="ce79" table:formula="of:=[.K43]+[.K44]" office:value-type="float" office:value="0">
            <text:p>0 </text:p>
          </table:table-cell>
          <table:table-cell table:style-name="ce79" table:formula="of:=[.L43]+[.L44]" office:value-type="float" office:value="0">
            <text:p>0 </text:p>
          </table:table-cell>
          <table:table-cell table:style-name="ce79" table:formula="of:=[.M43]+[.M44]" office:value-type="float" office:value="0">
            <text:p>0 </text:p>
          </table:table-cell>
          <table:table-cell table:style-name="ce79" table:formula="of:=[.N43]+[.N44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6">
          <table:table-cell table:style-name="ce75"/>
          <table:table-cell table:style-name="ce81" table:number-columns-repeated="13"/>
          <table:table-cell table:style-name="ce90"/>
          <table:table-cell table:number-columns-repeated="1009"/>
        </table:table-row>
        <table:table-row table:style-name="ro10" table:number-rows-repeated="6548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7">
        <table:table-column table:style-name="co32" table:number-columns-repeated="2" table:default-cell-style-name="ce182"/>
        <table:table-column table:style-name="co33" table:default-cell-style-name="ce207"/>
        <table:table-column table:style-name="co34" table:default-cell-style-name="ce207"/>
        <table:table-column table:style-name="co35" table:default-cell-style-name="ce182"/>
        <table:table-column table:style-name="co32" table:default-cell-style-name="ce182"/>
        <table:table-column table:style-name="co6" table:number-columns-repeated="1018" table:default-cell-style-name="ce207"/>
        <table:table-row table:style-name="ro10">
          <table:table-cell table:number-columns-repeated="2"/>
          <table:table-cell table:style-name="ce193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10">
          <table:table-cell/>
          <table:table-cell table:style-name="ce188"/>
          <table:table-cell table:style-name="ce194" office:value-type="string" table:number-columns-spanned="2" table:number-rows-spanned="1">
            <text:p>Profit and Loss Account</text:p>
          </table:table-cell>
          <table:covered-table-cell/>
          <table:table-cell table:style-name="ce188"/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1">
          <table:table-cell table:number-columns-repeated="2"/>
          <table:table-cell table:style-name="ce195" office:value-type="string">
            <text:p>for the year ended</text:p>
          </table:table-cell>
          <table:table-cell table:style-name="ce208" table:formula="of:=[$Admin.B34]" office:value-type="date" office:date-value="2011-04-30">
            <text:p>Saturday, April 30, 2011</text:p>
          </table:table-cell>
          <table:table-cell table:style-name="ce196"/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/>
          <table:table-cell table:style-name="ce189"/>
          <table:table-cell table:style-name="ce196" table:number-columns-repeated="2"/>
          <table:table-cell table:style-name="ce210"/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1">
          <table:table-cell table:style-name="ce183" table:formula="of:=[$Admin.B10]" office:value-type="date" office:date-value="2010-04-30" table:number-columns-spanned="2" table:number-rows-spanned="1">
            <text:p>Friday, April 30, 2010</text:p>
          </table:table-cell>
          <table:covered-table-cell/>
          <table:table-cell table:style-name="ce197" table:number-columns-repeated="2"/>
          <table:table-cell table:style-name="ce183" table:formula="of:=[.D3]" office:value-type="date" office:date-value="2011-04-30" table:number-columns-spanned="2" table:number-rows-spanned="1">
            <text:p>Saturday, April 30, 2011</text:p>
          </table:table-cell>
          <table:covered-table-cell/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198" table:number-columns-repeated="2"/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99" office:value-type="string">
            <text:p>Sales Turnover</text:p>
          </table:table-cell>
          <table:table-cell table:style-name="ce199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style-name="ce185"/>
          <table:table-cell table:style-name="ce190" table:formula="of:=[$OpenAccounts.E44]" office:value-type="float" office:value="0">
            <text:p>0 </text:p>
          </table:table-cell>
          <table:table-cell table:style-name="ce199" office:value-type="string">
            <text:p>Investment Grants received</text:p>
          </table:table-cell>
          <table:table-cell table:style-name="ce199"/>
          <table:table-cell/>
          <table:table-cell table:style-name="ce192" table:formula="of:=-([$TrialBalance.EJ57])" office:value-type="float" office:value="-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SUM([.B7:.B8])" office:value-type="float" office:value="0">
            <text:p>0 </text:p>
          </table:table-cell>
          <table:table-cell table:style-name="ce200" office:value-type="string">
            <text:p>Sales Turnover</text:p>
          </table:table-cell>
          <table:table-cell table:style-name="ce200"/>
          <table:table-cell table:style-name="ce186"/>
          <table:table-cell table:style-name="ce191" table:formula="of:=SUM([.F7:.F8])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99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10">
          <table:table-cell table:style-name="ce186" table:number-columns-repeated="2"/>
          <table:table-cell table:style-name="ce201" office:value-type="string">
            <text:p>Cost of Sales</text:p>
          </table:table-cell>
          <table:table-cell table:style-name="ce201"/>
          <table:table-cell table:style-name="ce186" table:number-columns-repeated="2"/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99" office:value-type="string">
            <text:p>Opening Stock at</text:p>
          </table:table-cell>
          <table:table-cell table:style-name="ce209" table:formula="of:=[$Admin.B11]" office:value-type="date" office:date-value="2010-05-01">
            <text:p>Saturday, May 01, 2010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99" office:value-type="string">
            <text:p>Purchases</text:p>
          </table:table-cell>
          <table:table-cell table:style-name="ce209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99" office:value-type="string">
            <text:p>Less Closing Stock at</text:p>
          </table:table-cell>
          <table:table-cell table:style-name="ce209" table:formula="of:=[.D3]" office:value-type="date" office:date-value="2011-04-30">
            <text:p>Saturday, April 30, 2011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206"/>
          <table:table-cell table:style-name="ce182"/>
          <table:table-cell table:style-name="ce206" table:number-columns-repeated="5"/>
          <table:table-cell table:number-columns-repeated="1010"/>
        </table:table-row>
        <table:table-row table:style-name="ro10">
          <table:table-cell/>
          <table:table-cell table:style-name="ce192" table:formula="of:=[$OpenAccounts.E49]" office:value-type="float" office:value="0">
            <text:p>0 </text:p>
          </table:table-cell>
          <table:table-cell table:style-name="ce199" office:value-type="string">
            <text:p>Sub contractors</text:p>
          </table:table-cell>
          <table:table-cell table:style-name="ce199"/>
          <table:table-cell/>
          <table:table-cell table:style-name="ce192" table:formula="of:=[$TrialBalance.EJ61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SUM([.B14:.B15])" office:value-type="float" office:value="0">
            <text:p>0 </text:p>
          </table:table-cell>
          <table:table-cell table:style-name="ce200" office:value-type="string">
            <text:p>Cost of Sales</text:p>
          </table:table-cell>
          <table:table-cell table:style-name="ce200"/>
          <table:table-cell table:style-name="ce186"/>
          <table:table-cell table:style-name="ce191" table:formula="of:=SUM([.F14:.F15])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202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[.B9]-[.B16]" office:value-type="float" office:value="0">
            <text:p>0 </text:p>
          </table:table-cell>
          <table:table-cell table:style-name="ce200" office:value-type="string">
            <text:p>Gross Profit</text:p>
          </table:table-cell>
          <table:table-cell table:style-name="ce200"/>
          <table:table-cell table:style-name="ce186"/>
          <table:table-cell table:style-name="ce191" table:formula="of:=[.F9]-[.F16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99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10">
          <table:table-cell table:style-name="ce186" table:number-columns-repeated="2"/>
          <table:table-cell table:style-name="ce201" office:value-type="string">
            <text:p>Administrative Expenses</text:p>
          </table:table-cell>
          <table:table-cell table:style-name="ce201"/>
          <table:table-cell table:style-name="ce186" table:number-columns-repeated="2"/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203" office:value-type="string">
            <text:p>Wages and Salaries</text:p>
          </table:table-cell>
          <table:table-cell table:style-name="ce203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203" office:value-type="string">
            <text:p>Directors Wages</text:p>
          </table:table-cell>
          <table:table-cell table:style-name="ce203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203" office:value-type="string">
            <text:p>National Insurance</text:p>
          </table:table-cell>
          <table:table-cell table:style-name="ce203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204" office:value-type="string">
            <text:p>Premises Rent &amp; Rates</text:p>
          </table:table-cell>
          <table:table-cell table:style-name="ce204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204" office:value-type="string">
            <text:p>Premises Light &amp; Heating</text:p>
          </table:table-cell>
          <table:table-cell table:style-name="ce204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204" office:value-type="string">
            <text:p>Distribution Transport Costs</text:p>
          </table:table-cell>
          <table:table-cell table:style-name="ce204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204" office:value-type="string">
            <text:p>Equipment Tools &amp; Plant Hire</text:p>
          </table:table-cell>
          <table:table-cell table:style-name="ce204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204" office:value-type="string">
            <text:p>Repairs &amp; Maintenance</text:p>
          </table:table-cell>
          <table:table-cell table:style-name="ce204"/>
          <table:table-cell table:style-name="ce185" table:formula="of:=[$TrialBalance.EJ72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204" office:value-type="string">
            <text:p>Consumable Materials</text:p>
          </table:table-cell>
          <table:table-cell table:style-name="ce204"/>
          <table:table-cell table:style-name="ce185" table:formula="of:=[$TrialBalance.EJ73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204" office:value-type="string">
            <text:p>Advertising &amp; Promotion</text:p>
          </table:table-cell>
          <table:table-cell table:style-name="ce204"/>
          <table:table-cell table:style-name="ce185" table:formula="of:=[$TrialBalance.EJ74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204" office:value-type="string">
            <text:p>Telephone Postage &amp; Stationery</text:p>
          </table:table-cell>
          <table:table-cell table:style-name="ce204"/>
          <table:table-cell table:style-name="ce185" table:formula="of:=[$TrialBalance.EJ75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204" office:value-type="string">
            <text:p>Travel &amp; Hotel Expenses</text:p>
          </table:table-cell>
          <table:table-cell table:style-name="ce204"/>
          <table:table-cell table:style-name="ce185" table:formula="of:=[$TrialBalance.EJ76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204" office:value-type="string">
            <text:p>Motor Vehicle Expenses</text:p>
          </table:table-cell>
          <table:table-cell table:style-name="ce204"/>
          <table:table-cell table:style-name="ce185" table:formula="of:=[$TrialBalance.EJ77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204" office:value-type="string">
            <text:p>Insurance Costs</text:p>
          </table:table-cell>
          <table:table-cell table:style-name="ce204"/>
          <table:table-cell table:style-name="ce185" table:formula="of:=[$TrialBalance.EJ78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204" office:value-type="string">
            <text:p>Leasing Charges</text:p>
          </table:table-cell>
          <table:table-cell table:style-name="ce204"/>
          <table:table-cell table:style-name="ce185" table:formula="of:=[$TrialBalance.EJ79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204" office:value-type="string">
            <text:p>Legal &amp; Professional Fees</text:p>
          </table:table-cell>
          <table:table-cell table:style-name="ce204"/>
          <table:table-cell table:style-name="ce185" table:formula="of:=[$TrialBalance.EJ80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204" office:value-type="string">
            <text:p>Bad Debts written off</text:p>
          </table:table-cell>
          <table:table-cell table:style-name="ce204"/>
          <table:table-cell table:style-name="ce185" table:formula="of:=[$TrialBalance.EJ81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204" office:value-type="string">
            <text:p>Bank Interest Paid</text:p>
          </table:table-cell>
          <table:table-cell table:style-name="ce204"/>
          <table:table-cell table:style-name="ce185" table:formula="of:=[$TrialBalance.EJ82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204" office:value-type="string">
            <text:p>Bank Charges</text:p>
          </table:table-cell>
          <table:table-cell table:style-name="ce204"/>
          <table:table-cell table:style-name="ce185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204" office:value-type="string">
            <text:p>Charitable Donations</text:p>
          </table:table-cell>
          <table:table-cell table:style-name="ce204"/>
          <table:table-cell table:style-name="ce185" table:formula="of:=[$TrialBalance.EJ84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204" office:value-type="string">
            <text:p>Goodwill written off</text:p>
          </table:table-cell>
          <table:table-cell table:style-name="ce204"/>
          <table:table-cell table:style-name="ce185" table:formula="of:=[$TrialBalance.EJ85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203" office:value-type="string">
            <text:p>Loss on disposal of assets</text:p>
          </table:table-cell>
          <table:table-cell table:style-name="ce203"/>
          <table:table-cell table:style-name="ce185" table:formula="of:=[$TrialBalance.EJ86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203" office:value-type="string">
            <text:p>Depreciation</text:p>
          </table:table-cell>
          <table:table-cell table:style-name="ce203"/>
          <table:table-cell table:style-name="ce185" table:formula="of:=[$TrialBalance.EJ87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SUM([.A21:.A43])" office:value-type="float" office:value="0">
            <text:p>0 </text:p>
          </table:table-cell>
          <table:table-cell table:style-name="ce205" office:value-type="string" table:number-columns-spanned="2" table:number-rows-spanned="1">
            <text:p>Administrative Expenses</text:p>
          </table:table-cell>
          <table:covered-table-cell/>
          <table:table-cell table:style-name="ce186"/>
          <table:table-cell table:style-name="ce191" table:formula="of:=SUM([.E21:.E43])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/>
          <table:table-cell table:style-name="ce192"/>
          <table:table-cell table:style-name="ce202" table:number-columns-repeated="2"/>
          <table:table-cell/>
          <table:table-cell table:style-name="ce192"/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[.B18]-[.B44]" office:value-type="float" office:value="0">
            <text:p>0 </text:p>
          </table:table-cell>
          <table:table-cell table:style-name="ce205" office:value-type="string" table:number-columns-spanned="2" table:number-rows-spanned="1">
            <text:p>Operating Profit</text:p>
          </table:table-cell>
          <table:covered-table-cell/>
          <table:table-cell table:style-name="ce186"/>
          <table:table-cell table:style-name="ce191" table:formula="of:=[.F18]-[.F44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99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99" office:value-type="string">
            <text:p>Other Income</text:p>
          </table:table-cell>
          <table:table-cell table:style-name="ce199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[.B46]+[.B48]" office:value-type="float" office:value="0">
            <text:p>0 </text:p>
          </table:table-cell>
          <table:table-cell table:style-name="ce201" office:value-type="string">
            <text:p>Profit (Loss) before Tax</text:p>
          </table:table-cell>
          <table:table-cell table:style-name="ce201"/>
          <table:table-cell table:style-name="ce186"/>
          <table:table-cell table:style-name="ce191" table:formula="of:=[.F46]+[.F48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99" office:value-type="string">
            <text:p>Corporation tax</text:p>
          </table:table-cell>
          <table:table-cell table:style-name="ce199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[.B49]-[.B50]" office:value-type="float" office:value="0">
            <text:p>0 </text:p>
          </table:table-cell>
          <table:table-cell table:style-name="ce201" office:value-type="string">
            <text:p>Profit (Loss) after Tax</text:p>
          </table:table-cell>
          <table:table-cell table:style-name="ce201"/>
          <table:table-cell table:style-name="ce186"/>
          <table:table-cell table:style-name="ce191" table:formula="of:=[.F49]-[.F50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99" office:value-type="string">
            <text:p>Dividends</text:p>
          </table:table-cell>
          <table:table-cell table:style-name="ce199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/>
          <table:table-cell table:style-name="ce192"/>
          <table:table-cell table:style-name="ce199" table:number-columns-repeated="2"/>
          <table:table-cell/>
          <table:table-cell table:style-name="ce192"/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style-name="ce187" office:value-type="string">
            <text:p>£</text:p>
          </table:table-cell>
          <table:table-cell table:style-name="ce191" table:formula="of:=[.B51]-[.B52]" office:value-type="float" office:value="0">
            <text:p>0 </text:p>
          </table:table-cell>
          <table:table-cell table:style-name="ce201" office:value-type="string">
            <text:p>Retained Profit (Loss) for the year</text:p>
          </table:table-cell>
          <table:table-cell table:style-name="ce201"/>
          <table:table-cell table:style-name="ce187" office:value-type="string">
            <text:p>£</text:p>
          </table:table-cell>
          <table:table-cell table:style-name="ce191" table:formula="of:=[.F51]-[.F52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206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93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10" table:number-rows-repeated="6547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8">
        <table:table-column table:style-name="co36" table:default-cell-style-name="ce182"/>
        <table:table-column table:style-name="co37" table:default-cell-style-name="ce182"/>
        <table:table-column table:style-name="co38" table:default-cell-style-name="ce193"/>
        <table:table-column table:style-name="co40" table:default-cell-style-name="ce193"/>
        <table:table-column table:style-name="co32" table:default-cell-style-name="ce182"/>
        <table:table-column table:style-name="co42" table:default-cell-style-name="ce182"/>
        <table:table-column table:style-name="co6" table:number-columns-repeated="1018" table:default-cell-style-name="ce207"/>
        <table:table-row table:style-name="ro10">
          <table:table-cell/>
          <table:table-cell table:style-name="ce188"/>
          <table:table-cell table:style-name="ce222" office:value-type="string" table:number-columns-spanned="2" table:number-rows-spanned="1">
            <text:p>Balance Sheet</text:p>
          </table:table-cell>
          <table:covered-table-cell/>
          <table:table-cell table:style-name="ce188"/>
          <table:table-cell table:number-columns-repeated="1019"/>
        </table:table-row>
        <table:table-row table:style-name="ro10">
          <table:table-cell table:number-columns-repeated="2"/>
          <table:table-cell table:style-name="ce223" office:value-type="string">
            <text:p>as at</text:p>
          </table:table-cell>
          <table:table-cell table:style-name="ce228" table:formula="of:=[$'PubP&amp;L'.D3]" office:value-type="date" office:date-value="2011-04-30">
            <text:p>Saturday, April 30, 2011</text:p>
          </table:table-cell>
          <table:table-cell table:number-columns-repeated="1020"/>
        </table:table-row>
        <table:table-row table:style-name="ro11">
          <table:table-cell table:style-name="ce183" table:formula="of:=[$'PubP&amp;L'.A5]" office:value-type="date" office:date-value="2010-04-30" table:number-columns-spanned="2" table:number-rows-spanned="1">
            <text:p>Friday, April 30, 2010</text:p>
          </table:table-cell>
          <table:covered-table-cell/>
          <table:table-cell table:number-columns-repeated="2"/>
          <table:table-cell table:style-name="ce183" table:formula="of:=[$'PubP&amp;L'.E5]" office:value-type="date" office:date-value="2011-04-30" table:number-columns-spanned="2" table:number-rows-spanned="1">
            <text:p>Saturday, April 30, 2011</text:p>
          </table:table-cell>
          <table:covered-table-cell/>
          <table:table-cell table:number-columns-repeated="1018"/>
        </table:table-row>
        <table:table-row table:style-name="ro10"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number-columns-repeated="2"/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230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211"/>
          <table:table-cell table:style-name="ce213" table:formula="of:=SUM([$TrialBalance.D6:.D17])" office:value-type="float" office:value="0">
            <text:p>0 </text:p>
          </table:table-cell>
          <table:table-cell table:style-name="ce224" office:value-type="string">
            <text:p>Fixed Assets</text:p>
          </table:table-cell>
          <table:table-cell table:style-name="ce224"/>
          <table:table-cell table:style-name="ce211"/>
          <table:table-cell table:style-name="ce213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211"/>
          <table:table-cell table:style-name="ce215"/>
          <table:table-cell office:value-type="string">
            <text:p>Tangible assets (note 1)</text:p>
          </table:table-cell>
          <table:table-cell/>
          <table:table-cell table:style-name="ce211"/>
          <table:table-cell table:style-name="ce215"/>
          <table:table-cell table:number-columns-repeated="1018"/>
        </table:table-row>
        <table:table-row table:style-name="ro10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10">
          <table:table-cell table:style-name="ce211" table:number-columns-repeated="2"/>
          <table:table-cell table:style-name="ce224" office:value-type="string">
            <text:p>Current Assets</text:p>
          </table:table-cell>
          <table:table-cell table:style-name="ce224"/>
          <table:table-cell table:style-name="ce211" table:number-columns-repeated="2"/>
          <table:table-cell table:number-columns-repeated="1018"/>
        </table:table-row>
        <table:table-row table:style-name="ro10">
          <table:table-cell table:style-name="ce211" table:formula="of:=[$TrialBalance.D19]" office:value-type="float" office:value="0">
            <text:p>0 </text:p>
          </table:table-cell>
          <table:table-cell table:style-name="ce211"/>
          <table:table-cell office:value-type="string">
            <text:p>Stock at cost</text:p>
          </table:table-cell>
          <table:table-cell/>
          <table:table-cell table:style-name="ce211" table:formula="of:=[$TrialBalance.EJ19]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10">
          <table:table-cell table:style-name="ce211" table:formula="of:=[$TrialBalance.D20]" office:value-type="float" office:value="0">
            <text:p>0 </text:p>
          </table:table-cell>
          <table:table-cell table:style-name="ce211"/>
          <table:table-cell office:value-type="string">
            <text:p>Trade Debtors</text:p>
          </table:table-cell>
          <table:table-cell/>
          <table:table-cell table:style-name="ce211" table:formula="of:=[$TrialBalance.EJ20]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10">
          <table:table-cell table:style-name="ce212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211"/>
          <table:table-cell office:value-type="string">
            <text:p>Cash at bank and in hand</text:p>
          </table:table-cell>
          <table:table-cell/>
          <table:table-cell table:style-name="ce212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10">
          <table:table-cell table:style-name="ce213" table:formula="of:=SUM([.A10:.A12])" office:value-type="float" office:value="0">
            <text:p>0 </text:p>
          </table:table-cell>
          <table:table-cell table:style-name="ce215"/>
          <table:table-cell table:style-name="ce224" office:value-type="string">
            <text:p>Current Assets</text:p>
          </table:table-cell>
          <table:table-cell table:style-name="ce224"/>
          <table:table-cell table:style-name="ce213" table:formula="of:=SUM([.E10:.E12])" office:value-type="float" office:value="0">
            <text:p>0 </text:p>
          </table:table-cell>
          <table:table-cell table:style-name="ce215"/>
          <table:table-cell table:style-name="ce231" table:number-columns-repeated="1018"/>
        </table:table-row>
        <table:table-row table:style-name="ro10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10">
          <table:table-cell table:style-name="ce211" table:number-columns-repeated="2"/>
          <table:table-cell table:style-name="ce224" office:value-type="string">
            <text:p>Current Liabilities (due within one year)</text:p>
          </table:table-cell>
          <table:table-cell table:style-name="ce224"/>
          <table:table-cell table:style-name="ce211" table:number-columns-repeated="2"/>
          <table:table-cell table:number-columns-repeated="1018"/>
        </table:table-row>
        <table:table-row table:style-name="ro10">
          <table:table-cell table:style-name="ce211" table:formula="of:=-SUM([$TrialBalance.D28:.D31])" office:value-type="float" office:value="-0">
            <text:p>0 </text:p>
          </table:table-cell>
          <table:table-cell table:style-name="ce211"/>
          <table:table-cell office:value-type="string">
            <text:p>Trade Creditors</text:p>
          </table:table-cell>
          <table:table-cell/>
          <table:table-cell table:style-name="ce211" table:formula="of:=-SUM([$TrialBalance.EJ28:.EJ31])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10">
          <table:table-cell table:style-name="ce214" table:formula="of:=-[$TrialBalance.D35]" office:value-type="float" office:value="0">
            <text:p>0 </text:p>
          </table:table-cell>
          <table:table-cell table:style-name="ce211"/>
          <table:table-cell office:value-type="string">
            <text:p>Corporation Tax</text:p>
          </table:table-cell>
          <table:table-cell/>
          <table:table-cell table:style-name="ce214" table:formula="of:=-[$TrialBalance.EJ35]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10">
          <table:table-cell table:style-name="ce211" table:formula="of:=-SUM([$TrialBalance.D32:.D34])" office:value-type="float" office:value="-0">
            <text:p>0 </text:p>
          </table:table-cell>
          <table:table-cell table:style-name="ce211"/>
          <table:table-cell office:value-type="string">
            <text:p>Taxation and Social Security</text:p>
          </table:table-cell>
          <table:table-cell/>
          <table:table-cell table:style-name="ce211" table:formula="of:=-SUM([$TrialBalance.EJ32:.EJ34])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10">
          <table:table-cell table:style-name="ce212" table:formula="of:=IF(SUM([$TrialBalance.D22:.D24])&lt;0;-SUM([$TrialBalance.D22:.D24]);0)" office:value-type="float" office:value="0">
            <text:p>0 </text:p>
          </table:table-cell>
          <table:table-cell table:style-name="ce211"/>
          <table:table-cell office:value-type="string">
            <text:p>Bank Overdraft</text:p>
          </table:table-cell>
          <table:table-cell/>
          <table:table-cell table:style-name="ce212" table:formula="of:=IF(SUM([$TrialBalance.EJ22:.EJ24])&lt;0;-SUM([$TrialBalance.EJ22:.EJ24]);0)" office:value-type="float" office:value="0">
            <text:p>0 </text:p>
          </table:table-cell>
          <table:table-cell table:style-name="ce211"/>
          <table:table-cell/>
          <table:table-cell table:style-name="ce231" table:number-columns-repeated="1017"/>
        </table:table-row>
        <table:table-row table:style-name="ro10">
          <table:table-cell table:style-name="ce213" table:formula="of:=SUM([.A16:.A19])" office:value-type="float" office:value="0">
            <text:p>0 </text:p>
          </table:table-cell>
          <table:table-cell table:style-name="ce215"/>
          <table:table-cell table:style-name="ce224" office:value-type="string">
            <text:p>Current Liabilities</text:p>
          </table:table-cell>
          <table:table-cell table:style-name="ce224"/>
          <table:table-cell table:style-name="ce213" table:formula="of:=SUM([.E16:.E19])" office:value-type="float" office:value="0">
            <text:p>0 </text:p>
          </table:table-cell>
          <table:table-cell table:style-name="ce215"/>
          <table:table-cell table:style-name="ce231"/>
          <table:table-cell table:number-columns-repeated="1017"/>
        </table:table-row>
        <table:table-row table:style-name="ro10">
          <table:table-cell table:style-name="ce211" table:number-columns-repeated="2"/>
          <table:table-cell table:number-columns-repeated="2"/>
          <table:table-cell table:style-name="ce211" table:number-columns-repeated="2"/>
          <table:table-cell/>
          <table:table-cell table:style-name="ce231" table:number-columns-repeated="1017"/>
        </table:table-row>
        <table:table-row table:style-name="ro10">
          <table:table-cell table:style-name="ce215"/>
          <table:table-cell table:style-name="ce213" table:formula="of:=[.A13]-[.A20]" office:value-type="float" office:value="0">
            <text:p>0 </text:p>
          </table:table-cell>
          <table:table-cell table:style-name="ce224" office:value-type="string">
            <text:p>Net Current Assets</text:p>
          </table:table-cell>
          <table:table-cell table:style-name="ce224"/>
          <table:table-cell table:style-name="ce215"/>
          <table:table-cell table:style-name="ce213" table:formula="of:=[.E13]-[.E20]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10">
          <table:table-cell table:style-name="ce211" table:number-columns-repeated="2"/>
          <table:table-cell table:number-columns-repeated="2"/>
          <table:table-cell table:style-name="ce211" table:number-columns-repeated="2"/>
          <table:table-cell/>
          <table:table-cell table:style-name="ce231" table:number-columns-repeated="1017"/>
        </table:table-row>
        <table:table-row table:style-name="ro10">
          <table:table-cell table:style-name="ce215"/>
          <table:table-cell table:style-name="ce215" table:formula="of:=[$TrialBalance.D37]" office:value-type="float" office:value="0">
            <text:p>0 </text:p>
          </table:table-cell>
          <table:table-cell table:style-name="ce224" office:value-type="string">
            <text:p>Long Term Debtor (repayable within 3 - 5 years)</text:p>
          </table:table-cell>
          <table:table-cell table:style-name="ce224"/>
          <table:table-cell table:style-name="ce215"/>
          <table:table-cell table:style-name="ce213" table:formula="of:=[$TrialBalance.EJ37]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10">
          <table:table-cell table:style-name="ce211"/>
          <table:table-cell table:style-name="ce212"/>
          <table:table-cell table:number-columns-repeated="2"/>
          <table:table-cell table:style-name="ce211"/>
          <table:table-cell table:style-name="ce212"/>
          <table:table-cell/>
          <table:table-cell table:style-name="ce231" table:number-columns-repeated="7"/>
          <table:table-cell/>
          <table:table-cell table:style-name="ce231" table:number-columns-repeated="1009"/>
        </table:table-row>
        <table:table-row table:style-name="ro10">
          <table:table-cell table:style-name="ce215"/>
          <table:table-cell table:style-name="ce213" table:formula="of:=SUM([.B6:.B25])" office:value-type="float" office:value="0">
            <text:p>0 </text:p>
          </table:table-cell>
          <table:table-cell table:style-name="ce224" office:value-type="string">
            <text:p>Total assets less current liabilities</text:p>
          </table:table-cell>
          <table:table-cell table:style-name="ce224"/>
          <table:table-cell table:style-name="ce215"/>
          <table:table-cell table:style-name="ce213" table:formula="of:=SUM([.F6:.F25])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10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8"/>
          <table:table-cell table:style-name="ce231"/>
          <table:table-cell table:number-columns-repeated="1009"/>
        </table:table-row>
        <table:table-row table:style-name="ro10">
          <table:table-cell table:style-name="ce211" table:number-columns-repeated="2"/>
          <table:table-cell table:style-name="ce224" office:value-type="string">
            <text:p>Other Creditors</text:p>
          </table:table-cell>
          <table:table-cell table:style-name="ce224"/>
          <table:table-cell table:style-name="ce211" table:number-columns-repeated="2"/>
          <table:table-cell table:number-columns-repeated="1018"/>
        </table:table-row>
        <table:table-row table:style-name="ro10">
          <table:table-cell table:style-name="ce211" table:formula="of:=-[$TrialBalance.D39]" office:value-type="float" office:value="0">
            <text:p>0 </text:p>
          </table:table-cell>
          <table:table-cell table:style-name="ce211"/>
          <table:table-cell office:value-type="string">
            <text:p>Directors Loan Account</text:p>
          </table:table-cell>
          <table:table-cell/>
          <table:table-cell table:style-name="ce211" table:formula="of:=-[$TrialBalance.EJ39]" office:value-type="float" office:value="-0">
            <text:p>0 </text:p>
          </table:table-cell>
          <table:table-cell table:style-name="ce211"/>
          <table:table-cell/>
          <table:table-cell table:style-name="ce231" table:number-columns-repeated="7"/>
          <table:table-cell/>
          <table:table-cell table:style-name="ce231" table:number-columns-repeated="1009"/>
        </table:table-row>
        <table:table-row table:style-name="ro10">
          <table:table-cell table:style-name="ce211" table:formula="of:=-[$TrialBalance.D40]" office:value-type="float" office:value="0">
            <text:p>0 </text:p>
          </table:table-cell>
          <table:table-cell table:style-name="ce215"/>
          <table:table-cell table:style-name="ce224" office:value-type="string">
            <text:p>Creditors (falling due after more than one year)</text:p>
          </table:table-cell>
          <table:table-cell table:style-name="ce224"/>
          <table:table-cell table:style-name="ce211" table:formula="of:=-[$TrialBalance.EJ40]" office:value-type="float" office:value="-0">
            <text:p>0 </text:p>
          </table:table-cell>
          <table:table-cell table:style-name="ce215"/>
          <table:table-cell table:style-name="ce231"/>
          <table:table-cell table:number-columns-repeated="7"/>
          <table:table-cell table:style-name="ce231"/>
          <table:table-cell table:number-columns-repeated="1009"/>
        </table:table-row>
        <table:table-row table:style-name="ro10">
          <table:table-cell table:style-name="ce211"/>
          <table:table-cell table:style-name="ce213" table:formula="of:=SUM([.A29:.A30])" office:value-type="float" office:value="0">
            <text:p>0 </text:p>
          </table:table-cell>
          <table:table-cell table:number-columns-repeated="2"/>
          <table:table-cell table:style-name="ce211"/>
          <table:table-cell table:style-name="ce213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211"/>
          <table:table-cell table:style-name="ce212"/>
          <table:table-cell table:number-columns-repeated="2"/>
          <table:table-cell table:style-name="ce211"/>
          <table:table-cell table:style-name="ce212"/>
          <table:table-cell/>
          <table:table-cell table:style-name="ce231" table:number-columns-repeated="7"/>
          <table:table-cell/>
          <table:table-cell table:style-name="ce231" table:number-columns-repeated="1009"/>
        </table:table-row>
        <table:table-row table:style-name="ro10">
          <table:table-cell table:style-name="ce215" office:value-type="string">
            <text:p>£</text:p>
          </table:table-cell>
          <table:table-cell table:style-name="ce213" table:formula="of:=[.B26]-[.B31]" office:value-type="float" office:value="0">
            <text:p>0 </text:p>
          </table:table-cell>
          <table:table-cell table:style-name="ce224" office:value-type="string">
            <text:p>Net Assets</text:p>
          </table:table-cell>
          <table:table-cell table:style-name="ce224"/>
          <table:table-cell table:style-name="ce215" office:value-type="string">
            <text:p>£</text:p>
          </table:table-cell>
          <table:table-cell table:style-name="ce213" table:formula="of:=[.F26]-[.F31]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10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10">
          <table:table-cell table:style-name="ce211" table:number-columns-repeated="2"/>
          <table:table-cell table:style-name="ce224" office:value-type="string">
            <text:p>Capital and Reserves</text:p>
          </table:table-cell>
          <table:table-cell table:style-name="ce224"/>
          <table:table-cell table:style-name="ce211" table:number-columns-repeated="2"/>
          <table:table-cell table:number-columns-repeated="8"/>
          <table:table-cell table:style-name="ce206"/>
          <table:table-cell table:number-columns-repeated="1009"/>
        </table:table-row>
        <table:table-row table:style-name="ro10">
          <table:table-cell table:style-name="ce211"/>
          <table:table-cell table:style-name="ce211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211"/>
          <table:table-cell table:style-name="ce211" table:formula="of:=-[$TrialBalance.EJ42]" office:value-type="float" office:value="-0">
            <text:p>0 </text:p>
          </table:table-cell>
          <table:table-cell table:number-columns-repeated="8"/>
          <table:table-cell table:style-name="ce231"/>
          <table:table-cell table:number-columns-repeated="1009"/>
        </table:table-row>
        <table:table-row table:style-name="ro10">
          <table:table-cell table:style-name="ce211"/>
          <table:table-cell table:style-name="ce211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211"/>
          <table:table-cell table:style-name="ce211" table:formula="of:=-[$TrialBalance.EJ43]" office:value-type="float" office:value="-0">
            <text:p>0 </text:p>
          </table:table-cell>
          <table:table-cell/>
          <table:table-cell table:style-name="ce206" table:number-columns-repeated="7"/>
          <table:table-cell/>
          <table:table-cell table:style-name="ce206" table:number-columns-repeated="1009"/>
        </table:table-row>
        <table:table-row table:style-name="ro10">
          <table:table-cell table:style-name="ce211"/>
          <table:table-cell table:style-name="ce211" table:formula="of:=-[$TrialBalance.D44]" office:value-type="float" office:value="0">
            <text:p>0 </text:p>
          </table:table-cell>
          <table:table-cell table:style-name="ce199" office:value-type="string">
            <text:p>Capital Reserves</text:p>
          </table:table-cell>
          <table:table-cell table:style-name="ce199"/>
          <table:table-cell table:style-name="ce211"/>
          <table:table-cell table:style-name="ce211" table:formula="of:=-[$TrialBalance.EJ44]" office:value-type="float" office:value="-0">
            <text:p>0 </text:p>
          </table:table-cell>
          <table:table-cell table:style-name="ce206"/>
          <table:table-cell table:style-name="ce231" table:number-columns-repeated="7"/>
          <table:table-cell/>
          <table:table-cell table:style-name="ce231" table:number-columns-repeated="1009"/>
        </table:table-row>
        <table:table-row table:style-name="ro10">
          <table:table-cell table:style-name="ce215" office:value-type="string">
            <text:p>£</text:p>
          </table:table-cell>
          <table:table-cell table:style-name="ce213" table:formula="of:=SUM([.B36:.B38])" office:value-type="float" office:value="0">
            <text:p>0 </text:p>
          </table:table-cell>
          <table:table-cell table:style-name="ce224" office:value-type="string">
            <text:p>Shareholders' Funds</text:p>
          </table:table-cell>
          <table:table-cell table:style-name="ce224"/>
          <table:table-cell table:style-name="ce215" office:value-type="string">
            <text:p>£</text:p>
          </table:table-cell>
          <table:table-cell table:style-name="ce213" table:formula="of:=SUM([.F36:.F38])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For year end</text:p>
          </table:table-cell>
          <table:table-cell table:number-columns-repeated="1023"/>
        </table:table-row>
        <table:table-row table:style-name="ro11">
          <table:table-cell table:style-name="ce216" office:value-type="string">
            <text:p>For the year ending</text:p>
          </table:table-cell>
          <table:table-cell table:style-name="ce221" table:formula="of:=[$PubBalSht.E3]" office:value-type="date" office:date-value="2011-04-30">
            <text:p>30/04/2011</text:p>
          </table:table-cell>
          <table:table-cell table:style-name="ce225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1">
          <table:table-cell table:style-name="ce217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218" office:value-type="string" table:number-columns-spanned="6" table:number-rows-spanned="1">
            <text:p>Directors' responsibilities: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217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217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217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217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217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217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217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217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219" office:value-type="string" table:number-columns-spanned="6" table:number-rows-spanned="1">
            <text:p>e) <text:s/>T<text:span text:style-name="T1">he accounts have been </text:span><text:span text:style-name="T1">prepared in accordance with </text:span><text:span text:style-name="T1">the special provisions of the </text:span><text:span text:style-name="T1">Companies Act relating to </text:span><text:span text:style-name="T1">small </text:span>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217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1">
          <table:table-cell table:style-name="ce220" office:value-type="string" table:number-columns-spanned="2" table:number-rows-spanned="1">
            <text:p>Director's Signature</text:p>
          </table:table-cell>
          <table:covered-table-cell/>
          <table:table-cell table:style-name="ce226" table:number-columns-repeated="2"/>
          <table:table-cell table:style-name="ce229"/>
          <table:table-cell table:number-columns-repeated="1019"/>
        </table:table-row>
        <table:table-row table:style-name="ro11">
          <table:table-cell table:style-name="ce220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220" office:value-type="string" table:number-columns-spanned="2" table:number-rows-spanned="1">
            <text:p>Date Signed</text:p>
          </table:table-cell>
          <table:covered-table-cell/>
          <table:table-cell table:style-name="ce227" table:formula="of:=TODAY()" office:value-type="date" office:date-value="2011-02-06">
            <text:p>Sunday, February 06, 2011</text:p>
          </table:table-cell>
          <table:table-cell table:style-name="ce227"/>
          <table:table-cell table:number-columns-repeated="1020"/>
        </table:table-row>
        <table:table-row table:style-name="ro10">
          <table:table-cell table:style-name="ce211" table:number-columns-repeated="2"/>
          <table:table-cell table:number-columns-repeated="1022"/>
        </table:table-row>
        <table:table-row table:style-name="ro11">
          <table:table-cell table:style-name="ce220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229"/>
          <table:table-cell table:number-columns-repeated="1019"/>
        </table:table-row>
        <table:table-row table:style-name="ro11">
          <table:table-cell table:style-name="ce220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211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211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211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6547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9">
        <table:table-column table:style-name="co43" table:default-cell-style-name="ce199"/>
        <table:table-column table:style-name="co32" table:number-columns-repeated="6" table:default-cell-style-name="ce206"/>
        <table:table-column table:style-name="co6" table:number-columns-repeated="1017" table:default-cell-style-name="ce207"/>
        <table:table-row table:style-name="ro10">
          <table:table-cell table:style-name="ce201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01" office:value-type="string">
            <text:p>1. Tangible Assets</text:p>
          </table:table-cell>
          <table:table-cell table:number-columns-repeated="1023"/>
        </table:table-row>
        <table:table-row table:style-name="ro22">
          <table:table-cell table:style-name="ce232"/>
          <table:table-cell table:style-name="ce235" office:value-type="string" table:number-columns-spanned="1" table:number-rows-spanned="2">
            <text:p>Land and Buildings</text:p>
          </table:table-cell>
          <table:table-cell table:style-name="ce235" office:value-type="string" table:number-columns-spanned="1" table:number-rows-spanned="2">
            <text:p>Plant and Machinery</text:p>
          </table:table-cell>
          <table:table-cell table:style-name="ce235" office:value-type="string" table:number-columns-spanned="1" table:number-rows-spanned="2">
            <text:p>Fixtures &amp; Fittings</text:p>
          </table:table-cell>
          <table:table-cell table:style-name="ce235" office:value-type="string" table:number-columns-spanned="1" table:number-rows-spanned="2">
            <text:p>Computer Equipment</text:p>
          </table:table-cell>
          <table:table-cell table:style-name="ce235" office:value-type="string" table:number-columns-spanned="1" table:number-rows-spanned="2">
            <text:p>Motor <text:s text:c="3"/>Vehicles</text:p>
          </table:table-cell>
          <table:table-cell table:style-name="ce235" office:value-type="string" table:number-columns-spanned="1" table:number-rows-spanned="2">
            <text:p>Total Tangible Assets</text:p>
          </table:table-cell>
          <table:table-cell table:style-name="ce230" table:number-columns-repeated="1017"/>
        </table:table-row>
        <table:table-row table:style-name="ro23">
          <table:table-cell table:style-name="ce232"/>
          <table:covered-table-cell table:number-columns-repeated="6"/>
          <table:table-cell table:style-name="ce230" table:number-columns-repeated="1017"/>
        </table:table-row>
        <table:table-row table:style-name="ro10">
          <table:table-cell/>
          <table:table-cell table:style-name="ce232" office:value-type="string">
            <text:p>£</text:p>
          </table:table-cell>
          <table:table-cell table:style-name="ce232" office:value-type="string">
            <text:p>£</text:p>
          </table:table-cell>
          <table:table-cell table:style-name="ce232" office:value-type="string">
            <text:p>£</text:p>
          </table:table-cell>
          <table:table-cell table:style-name="ce232" office:value-type="string">
            <text:p>£</text:p>
          </table:table-cell>
          <table:table-cell table:style-name="ce232" office:value-type="string">
            <text:p>£</text:p>
          </table:table-cell>
          <table:table-cell table:style-name="ce232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201" office:value-type="string">
            <text:p>Original Cost</text:p>
          </table:table-cell>
          <table:table-cell table:style-name="ce232" table:number-columns-repeated="6"/>
          <table:table-cell table:number-columns-repeated="1017"/>
        </table:table-row>
        <table:table-row table:style-name="ro10">
          <table:table-cell table:style-name="ce233" table:formula="of:=[$Admin.B11]" office:value-type="date" office:date-value="2010-05-01">
            <text:p>Saturday, May 01, 201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E$11]&gt;0;['file:///C:/Users/acartwright/Personal/diy/GB%20Accounts/GB%20Accounts%202011/GB%20Accounts%20Company%202011-04-30%20(Apr11)%20OpenOffice/Fixedasset.ods'#$Schedule.$E$11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E$22]&gt;0;['file:///C:/Users/acartwright/Personal/diy/GB%20Accounts/GB%20Accounts%202011/GB%20Accounts%20Company%202011-04-30%20(Apr11)%20OpenOffice/Fixedasset.ods'#$Schedule.$E$22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E$30]&gt;0;['file:///C:/Users/acartwright/Personal/diy/GB%20Accounts/GB%20Accounts%202011/GB%20Accounts%20Company%202011-04-30%20(Apr11)%20OpenOffice/Fixedasset.ods'#$Schedule.$E$30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E$41]&gt;0;['file:///C:/Users/acartwright/Personal/diy/GB%20Accounts/GB%20Accounts%202011/GB%20Accounts%20Company%202011-04-30%20(Apr11)%20OpenOffice/Fixedasset.ods'#$Schedule.$E$41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E$55]&gt;0;['file:///C:/Users/acartwright/Personal/diy/GB%20Accounts/GB%20Accounts%202011/GB%20Accounts%20Company%202011-04-30%20(Apr11)%20OpenOffice/Fixedasset.ods'#$Schedule.$E$55];0)" office:value-type="float" office:value="0">
            <text:p>0</text:p>
          </table:table-cell>
          <table:table-cell table:style-name="ce202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34" office:value-type="string">
            <text:p>Additions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E$64]&gt;0;['file:///C:/Users/acartwright/Personal/diy/GB%20Accounts/GB%20Accounts%202011/GB%20Accounts%20Company%202011-04-30%20(Apr11)%20OpenOffice/Fixedasset.ods'#$Schedule.$E$64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E$75]&gt;0;['file:///C:/Users/acartwright/Personal/diy/GB%20Accounts/GB%20Accounts%202011/GB%20Accounts%20Company%202011-04-30%20(Apr11)%20OpenOffice/Fixedasset.ods'#$Schedule.$E$75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E$83]&gt;0;['file:///C:/Users/acartwright/Personal/diy/GB%20Accounts/GB%20Accounts%202011/GB%20Accounts%20Company%202011-04-30%20(Apr11)%20OpenOffice/Fixedasset.ods'#$Schedule.$E$83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E$94]&gt;0;['file:///C:/Users/acartwright/Personal/diy/GB%20Accounts/GB%20Accounts%202011/GB%20Accounts%20Company%202011-04-30%20(Apr11)%20OpenOffice/Fixedasset.ods'#$Schedule.$E$94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E$108]&gt;0;['file:///C:/Users/acartwright/Personal/diy/GB%20Accounts/GB%20Accounts%202011/GB%20Accounts%20Company%202011-04-30%20(Apr11)%20OpenOffice/Fixedasset.ods'#$Schedule.$E$108];0)" office:value-type="float" office:value="0">
            <text:p>0</text:p>
          </table:table-cell>
          <table:table-cell table:style-name="ce202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34" office:value-type="string">
            <text:p>Disposals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W$11]+['file:///C:/Users/acartwright/Personal/diy/GB%20Accounts/GB%20Accounts%202011/GB%20Accounts%20Company%202011-04-30%20(Apr11)%20OpenOffice/Fixedasset.ods'#$Schedule.$W$64])&gt;0;['file:///C:/Users/acartwright/Personal/diy/GB%20Accounts/GB%20Accounts%202011/GB%20Accounts%20Company%202011-04-30%20(Apr11)%20OpenOffice/Fixedasset.ods'#$Schedule.$W$11]+['file:///C:/Users/acartwright/Personal/diy/GB%20Accounts/GB%20Accounts%202011/GB%20Accounts%20Company%202011-04-30%20(Apr11)%20OpenOffice/Fixedasset.ods'#$Schedule.$W$64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W$22]+['file:///C:/Users/acartwright/Personal/diy/GB%20Accounts/GB%20Accounts%202011/GB%20Accounts%20Company%202011-04-30%20(Apr11)%20OpenOffice/Fixedasset.ods'#$Schedule.$W$75])&gt;0;['file:///C:/Users/acartwright/Personal/diy/GB%20Accounts/GB%20Accounts%202011/GB%20Accounts%20Company%202011-04-30%20(Apr11)%20OpenOffice/Fixedasset.ods'#$Schedule.$W$22]+['file:///C:/Users/acartwright/Personal/diy/GB%20Accounts/GB%20Accounts%202011/GB%20Accounts%20Company%202011-04-30%20(Apr11)%20OpenOffice/Fixedasset.ods'#$Schedule.$W$75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W$30]+['file:///C:/Users/acartwright/Personal/diy/GB%20Accounts/GB%20Accounts%202011/GB%20Accounts%20Company%202011-04-30%20(Apr11)%20OpenOffice/Fixedasset.ods'#$Schedule.$W$83])&gt;0;['file:///C:/Users/acartwright/Personal/diy/GB%20Accounts/GB%20Accounts%202011/GB%20Accounts%20Company%202011-04-30%20(Apr11)%20OpenOffice/Fixedasset.ods'#$Schedule.$W$30]+['file:///C:/Users/acartwright/Personal/diy/GB%20Accounts/GB%20Accounts%202011/GB%20Accounts%20Company%202011-04-30%20(Apr11)%20OpenOffice/Fixedasset.ods'#$Schedule.$W$83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W$41]+['file:///C:/Users/acartwright/Personal/diy/GB%20Accounts/GB%20Accounts%202011/GB%20Accounts%20Company%202011-04-30%20(Apr11)%20OpenOffice/Fixedasset.ods'#$Schedule.$W$94])&gt;0;['file:///C:/Users/acartwright/Personal/diy/GB%20Accounts/GB%20Accounts%202011/GB%20Accounts%20Company%202011-04-30%20(Apr11)%20OpenOffice/Fixedasset.ods'#$Schedule.$W$41]+['file:///C:/Users/acartwright/Personal/diy/GB%20Accounts/GB%20Accounts%202011/GB%20Accounts%20Company%202011-04-30%20(Apr11)%20OpenOffice/Fixedasset.ods'#$Schedule.$W$94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W$55]+['file:///C:/Users/acartwright/Personal/diy/GB%20Accounts/GB%20Accounts%202011/GB%20Accounts%20Company%202011-04-30%20(Apr11)%20OpenOffice/Fixedasset.ods'#$Schedule.$W$108])&gt;0;['file:///C:/Users/acartwright/Personal/diy/GB%20Accounts/GB%20Accounts%202011/GB%20Accounts%20Company%202011-04-30%20(Apr11)%20OpenOffice/Fixedasset.ods'#$Schedule.$W$55]+['file:///C:/Users/acartwright/Personal/diy/GB%20Accounts/GB%20Accounts%202011/GB%20Accounts%20Company%202011-04-30%20(Apr11)%20OpenOffice/Fixedasset.ods'#$Schedule.$W$108];0)" office:value-type="float" office:value="0">
            <text:p>0</text:p>
          </table:table-cell>
          <table:table-cell table:style-name="ce202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33" table:formula="of:=[$'PubP&amp;L'.D3]" office:value-type="date" office:date-value="2011-04-30">
            <text:p>Saturday, April 30, 2011</text:p>
          </table:table-cell>
          <table:table-cell table:style-name="ce202" table:formula="of:=[.B8]+[.B9]-[.B10]" office:value-type="float" office:value="0">
            <text:p>0</text:p>
          </table:table-cell>
          <table:table-cell table:style-name="ce202" table:formula="of:=[.C8]+[.C9]-[.C10]" office:value-type="float" office:value="0">
            <text:p>0</text:p>
          </table:table-cell>
          <table:table-cell table:style-name="ce202" table:formula="of:=[.D8]+[.D9]-[.D10]" office:value-type="float" office:value="0">
            <text:p>0</text:p>
          </table:table-cell>
          <table:table-cell table:style-name="ce202" table:formula="of:=[.E8]+[.E9]-[.E10]" office:value-type="float" office:value="0">
            <text:p>0</text:p>
          </table:table-cell>
          <table:table-cell table:style-name="ce202" table:formula="of:=[.F8]+[.F9]-[.F10]" office:value-type="float" office:value="0">
            <text:p>0</text:p>
          </table:table-cell>
          <table:table-cell table:style-name="ce202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34"/>
          <table:table-cell table:style-name="ce202" table:number-columns-repeated="6"/>
          <table:table-cell table:number-columns-repeated="1017"/>
        </table:table-row>
        <table:table-row table:style-name="ro10">
          <table:table-cell table:style-name="ce233" office:value-type="string">
            <text:p>Depreciation</text:p>
          </table:table-cell>
          <table:table-cell table:style-name="ce202" table:number-columns-repeated="6"/>
          <table:table-cell table:number-columns-repeated="1017"/>
        </table:table-row>
        <table:table-row table:style-name="ro10">
          <table:table-cell table:style-name="ce233" table:formula="of:=[.A8]" office:value-type="date" office:date-value="2010-05-01">
            <text:p>Saturday, May 01, 201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F$11]&gt;0;['file:///C:/Users/acartwright/Personal/diy/GB%20Accounts/GB%20Accounts%202011/GB%20Accounts%20Company%202011-04-30%20(Apr11)%20OpenOffice/Fixedasset.ods'#$Schedule.$F$11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F$22]&gt;0;['file:///C:/Users/acartwright/Personal/diy/GB%20Accounts/GB%20Accounts%202011/GB%20Accounts%20Company%202011-04-30%20(Apr11)%20OpenOffice/Fixedasset.ods'#$Schedule.$F$22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F$30]&gt;0;['file:///C:/Users/acartwright/Personal/diy/GB%20Accounts/GB%20Accounts%202011/GB%20Accounts%20Company%202011-04-30%20(Apr11)%20OpenOffice/Fixedasset.ods'#$Schedule.$F$30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F$41]&gt;0;['file:///C:/Users/acartwright/Personal/diy/GB%20Accounts/GB%20Accounts%202011/GB%20Accounts%20Company%202011-04-30%20(Apr11)%20OpenOffice/Fixedasset.ods'#$Schedule.$F$41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04-30%20(Apr11)%20OpenOffice/Fixedasset.ods'#$Schedule.$F$55]&gt;0;['file:///C:/Users/acartwright/Personal/diy/GB%20Accounts/GB%20Accounts%202011/GB%20Accounts%20Company%202011-04-30%20(Apr11)%20OpenOffice/Fixedasset.ods'#$Schedule.$F$55];0)" office:value-type="float" office:value="0">
            <text:p>0</text:p>
          </table:table-cell>
          <table:table-cell table:style-name="ce202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34" office:value-type="string">
            <text:p>Charge for the year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)&gt;0;['file:///C:/Users/acartwright/Personal/diy/GB%20Accounts/GB%20Accounts%202011/GB%20Accounts%20Company%202011-04-30%20(Apr11)%20OpenOffice/Fixedasset.ods'#$Schedule.$I$11]+['file:///C:/Users/acartwright/Personal/diy/GB%20Accounts/GB%20Accounts%202011/GB%20Accounts%20Company%202011-04-30%20(Apr11)%20OpenOffice/Fixedasset.ods'#$Schedule.$I$64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)&gt;0;['file:///C:/Users/acartwright/Personal/diy/GB%20Accounts/GB%20Accounts%202011/GB%20Accounts%20Company%202011-04-30%20(Apr11)%20OpenOffice/Fixedasset.ods'#$Schedule.$I$22]+['file:///C:/Users/acartwright/Personal/diy/GB%20Accounts/GB%20Accounts%202011/GB%20Accounts%20Company%202011-04-30%20(Apr11)%20OpenOffice/Fixedasset.ods'#$Schedule.$I$75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)&gt;0;['file:///C:/Users/acartwright/Personal/diy/GB%20Accounts/GB%20Accounts%202011/GB%20Accounts%20Company%202011-04-30%20(Apr11)%20OpenOffice/Fixedasset.ods'#$Schedule.$I$30]+['file:///C:/Users/acartwright/Personal/diy/GB%20Accounts/GB%20Accounts%202011/GB%20Accounts%20Company%202011-04-30%20(Apr11)%20OpenOffice/Fixedasset.ods'#$Schedule.$I$83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)&gt;0;['file:///C:/Users/acartwright/Personal/diy/GB%20Accounts/GB%20Accounts%202011/GB%20Accounts%20Company%202011-04-30%20(Apr11)%20OpenOffice/Fixedasset.ods'#$Schedule.$I$41]+['file:///C:/Users/acartwright/Personal/diy/GB%20Accounts/GB%20Accounts%202011/GB%20Accounts%20Company%202011-04-30%20(Apr11)%20OpenOffice/Fixedasset.ods'#$Schedule.$I$94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)&gt;0;['file:///C:/Users/acartwright/Personal/diy/GB%20Accounts/GB%20Accounts%202011/GB%20Accounts%20Company%202011-04-30%20(Apr11)%20OpenOffice/Fixedasset.ods'#$Schedule.$I$55]+['file:///C:/Users/acartwright/Personal/diy/GB%20Accounts/GB%20Accounts%202011/GB%20Accounts%20Company%202011-04-30%20(Apr11)%20OpenOffice/Fixedasset.ods'#$Schedule.$I$108];0)" office:value-type="float" office:value="0">
            <text:p>0</text:p>
          </table:table-cell>
          <table:table-cell table:style-name="ce202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34" office:value-type="string">
            <text:p>On Disposals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X$11]+['file:///C:/Users/acartwright/Personal/diy/GB%20Accounts/GB%20Accounts%202011/GB%20Accounts%20Company%202011-04-30%20(Apr11)%20OpenOffice/Fixedasset.ods'#$Schedule.$X$64])&gt;0;['file:///C:/Users/acartwright/Personal/diy/GB%20Accounts/GB%20Accounts%202011/GB%20Accounts%20Company%202011-04-30%20(Apr11)%20OpenOffice/Fixedasset.ods'#$Schedule.$X$11]+['file:///C:/Users/acartwright/Personal/diy/GB%20Accounts/GB%20Accounts%202011/GB%20Accounts%20Company%202011-04-30%20(Apr11)%20OpenOffice/Fixedasset.ods'#$Schedule.$X$64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X$22]+['file:///C:/Users/acartwright/Personal/diy/GB%20Accounts/GB%20Accounts%202011/GB%20Accounts%20Company%202011-04-30%20(Apr11)%20OpenOffice/Fixedasset.ods'#$Schedule.$X$75])&gt;0;['file:///C:/Users/acartwright/Personal/diy/GB%20Accounts/GB%20Accounts%202011/GB%20Accounts%20Company%202011-04-30%20(Apr11)%20OpenOffice/Fixedasset.ods'#$Schedule.$X$22]+['file:///C:/Users/acartwright/Personal/diy/GB%20Accounts/GB%20Accounts%202011/GB%20Accounts%20Company%202011-04-30%20(Apr11)%20OpenOffice/Fixedasset.ods'#$Schedule.$X$75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X$30]+['file:///C:/Users/acartwright/Personal/diy/GB%20Accounts/GB%20Accounts%202011/GB%20Accounts%20Company%202011-04-30%20(Apr11)%20OpenOffice/Fixedasset.ods'#$Schedule.$X$83])&gt;0;['file:///C:/Users/acartwright/Personal/diy/GB%20Accounts/GB%20Accounts%202011/GB%20Accounts%20Company%202011-04-30%20(Apr11)%20OpenOffice/Fixedasset.ods'#$Schedule.$X$30]+['file:///C:/Users/acartwright/Personal/diy/GB%20Accounts/GB%20Accounts%202011/GB%20Accounts%20Company%202011-04-30%20(Apr11)%20OpenOffice/Fixedasset.ods'#$Schedule.$X$83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X$41]+['file:///C:/Users/acartwright/Personal/diy/GB%20Accounts/GB%20Accounts%202011/GB%20Accounts%20Company%202011-04-30%20(Apr11)%20OpenOffice/Fixedasset.ods'#$Schedule.$X$94])&gt;0;['file:///C:/Users/acartwright/Personal/diy/GB%20Accounts/GB%20Accounts%202011/GB%20Accounts%20Company%202011-04-30%20(Apr11)%20OpenOffice/Fixedasset.ods'#$Schedule.$X$41]+['file:///C:/Users/acartwright/Personal/diy/GB%20Accounts/GB%20Accounts%202011/GB%20Accounts%20Company%202011-04-30%20(Apr11)%20OpenOffice/Fixedasset.ods'#$Schedule.$X$94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04-30%20(Apr11)%20OpenOffice/Fixedasset.ods'#$Schedule.$X$55]+['file:///C:/Users/acartwright/Personal/diy/GB%20Accounts/GB%20Accounts%202011/GB%20Accounts%20Company%202011-04-30%20(Apr11)%20OpenOffice/Fixedasset.ods'#$Schedule.$X$108])&gt;0;['file:///C:/Users/acartwright/Personal/diy/GB%20Accounts/GB%20Accounts%202011/GB%20Accounts%20Company%202011-04-30%20(Apr11)%20OpenOffice/Fixedasset.ods'#$Schedule.$X$55]+['file:///C:/Users/acartwright/Personal/diy/GB%20Accounts/GB%20Accounts%202011/GB%20Accounts%20Company%202011-04-30%20(Apr11)%20OpenOffice/Fixedasset.ods'#$Schedule.$X$108];0)" office:value-type="float" office:value="0">
            <text:p>0</text:p>
          </table:table-cell>
          <table:table-cell table:style-name="ce202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33" table:formula="of:=[.A11]" office:value-type="date" office:date-value="2011-04-30">
            <text:p>Saturday, April 30, 2011</text:p>
          </table:table-cell>
          <table:table-cell table:style-name="ce202" table:formula="of:=[.B14]-[.B16]+[.B15]" office:value-type="float" office:value="0">
            <text:p>0</text:p>
          </table:table-cell>
          <table:table-cell table:style-name="ce202" table:formula="of:=[.C14]-[.C16]+[.C15]" office:value-type="float" office:value="0">
            <text:p>0</text:p>
          </table:table-cell>
          <table:table-cell table:style-name="ce202" table:formula="of:=[.D14]-[.D16]+[.D15]" office:value-type="float" office:value="0">
            <text:p>0</text:p>
          </table:table-cell>
          <table:table-cell table:style-name="ce202" table:formula="of:=[.E14]-[.E16]+[.E15]" office:value-type="float" office:value="0">
            <text:p>0</text:p>
          </table:table-cell>
          <table:table-cell table:style-name="ce202" table:formula="of:=[.F14]-[.F16]+[.F15]" office:value-type="float" office:value="0">
            <text:p>0</text:p>
          </table:table-cell>
          <table:table-cell table:style-name="ce202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34"/>
          <table:table-cell table:style-name="ce202" table:number-columns-repeated="6"/>
          <table:table-cell table:number-columns-repeated="1017"/>
        </table:table-row>
        <table:table-row table:style-name="ro10">
          <table:table-cell table:style-name="ce233" office:value-type="string">
            <text:p>Net Book Value</text:p>
          </table:table-cell>
          <table:table-cell table:style-name="ce202" table:number-columns-repeated="6"/>
          <table:table-cell table:number-columns-repeated="1017"/>
        </table:table-row>
        <table:table-row table:style-name="ro10">
          <table:table-cell table:style-name="ce233" table:formula="of:=[.A11]" office:value-type="date" office:date-value="2011-04-30">
            <text:p>Saturday, April 30, 2011</text:p>
          </table:table-cell>
          <table:table-cell table:style-name="ce236" table:formula="of:=[.B11]-[.B17]" office:value-type="float" office:value="0">
            <text:p>0</text:p>
          </table:table-cell>
          <table:table-cell table:style-name="ce236" table:formula="of:=[.C11]-[.C17]" office:value-type="float" office:value="0">
            <text:p>0</text:p>
          </table:table-cell>
          <table:table-cell table:style-name="ce236" table:formula="of:=[.D11]-[.D17]" office:value-type="float" office:value="0">
            <text:p>0</text:p>
          </table:table-cell>
          <table:table-cell table:style-name="ce236" table:formula="of:=[.E11]-[.E17]" office:value-type="float" office:value="0">
            <text:p>0</text:p>
          </table:table-cell>
          <table:table-cell table:style-name="ce236" table:formula="of:=[.F11]-[.F17]" office:value-type="float" office:value="0">
            <text:p>0</text:p>
          </table:table-cell>
          <table:table-cell table:style-name="ce236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237" table:formula="of:=['file:///C:/Users/acartwright/Personal/diy/GB%20Accounts/GB%20Accounts%202011/GB%20Accounts%20Company%202011-04-30%20(Apr11)%20OpenOffice/Fixedasset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237" table:formula="of:=['file:///C:/Users/acartwright/Personal/diy/GB%20Accounts/GB%20Accounts%202011/GB%20Accounts%20Company%202011-04-30%20(Apr11)%20OpenOffice/Fixedasset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237" table:formula="of:=['file:///C:/Users/acartwright/Personal/diy/GB%20Accounts/GB%20Accounts%202011/GB%20Accounts%20Company%202011-04-30%20(Apr11)%20OpenOffice/Fixedasset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237" table:formula="of:=['file:///C:/Users/acartwright/Personal/diy/GB%20Accounts/GB%20Accounts%202011/GB%20Accounts%20Company%202011-04-30%20(Apr11)%20OpenOffice/Fixedasset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231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237" table:formula="of:=['file:///C:/Users/acartwright/Personal/diy/GB%20Accounts/GB%20Accounts%202011/GB%20Accounts%20Company%202011-04-30%20(Apr11)%20OpenOffice/Fixedasset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201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239" table:formula="of:=[$TrialBalance.EJ66]" office:value-type="currency" office:currency="GBP" office:value="0">
            <text:p>£0</text:p>
          </table:table-cell>
          <table:table-cell table:style-name="ce207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201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declared for the year ended </text:p>
          </table:table-cell>
          <table:table-cell table:style-name="ce207"/>
          <table:table-cell/>
          <table:table-cell table:style-name="ce238" table:formula="of:=[$'PubP&amp;L'.D3]" office:value-type="date" office:date-value="2011-04-30" table:number-columns-spanned="2" table:number-rows-spanned="1">
            <text:p>Saturday, April 30, 2011</text:p>
          </table:table-cell>
          <table:covered-table-cell/>
          <table:table-cell table:style-name="ce239" table:formula="of:=['file:///C:/Users/acartwright/Personal/diy/GB%20Accounts/GB%20Accounts%202011/GB%20Accounts%20Company%202011-04-30%20(Apr11)%20OpenOffice/Companysecretary.ods'#$Boardmeeting.$E$4]" office:value-type="currency" office:currency="GBP" office:value="0">
            <text:p>£0</text:p>
          </table:table-cell>
          <table:table-cell table:style-name="ce238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201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238" table:formula="of:=[$'PubP&amp;L'.D3]" office:value-type="date" office:date-value="2011-04-30" table:number-columns-spanned="2" table:number-rows-spanned="1">
            <text:p>Saturday, April 30, 2011</text:p>
          </table:table-cell>
          <table:covered-table-cell/>
          <table:table-cell table:style-name="ce239" table:formula="of:=[$CorporationTax.K35]" office:value-type="currency" office:currency="GBP" office:value="0">
            <text:p>£0</text:p>
          </table:table-cell>
          <table:table-cell table:style-name="ce207" table:number-columns-repeated="2"/>
          <table:table-cell table:number-columns-repeated="1018"/>
        </table:table-row>
        <table:table-row table:style-name="ro10" table:number-rows-repeated="6549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11">
        <table:table-column table:style-name="co44" table:default-cell-style-name="ce240"/>
        <table:table-column table:style-name="co48" table:default-cell-style-name="ce240"/>
        <table:table-column table:style-name="co49" table:default-cell-style-name="ce240"/>
        <table:table-column table:style-name="co50" table:default-cell-style-name="ce240"/>
        <table:table-column table:style-name="co51" table:default-cell-style-name="ce240"/>
        <table:table-column table:style-name="co6" table:default-cell-style-name="ce240"/>
        <table:table-column table:style-name="co53" table:default-cell-style-name="ce240"/>
        <table:table-column table:style-name="co54" table:default-cell-style-name="ce240"/>
        <table:table-column table:style-name="co55" table:default-cell-style-name="ce240"/>
        <table:table-column table:style-name="co6" table:number-columns-repeated="1015" table:default-cell-style-name="ce240"/>
        <table:table-row table:style-name="ro17" table:number-rows-repeated="11">
          <table:table-cell table:number-columns-repeated="1024"/>
        </table:table-row>
        <table:table-row table:style-name="ro24">
          <table:table-cell table:style-name="ce241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7" table:number-rows-repeated="7">
          <table:table-cell table:number-columns-repeated="1024"/>
        </table:table-row>
        <table:table-row table:style-name="ro26">
          <table:table-cell table:style-name="ce242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6">
          <table:table-cell table:style-name="ce243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65" table:formula="of:=[$PubBalSht.D2]" office:value-type="date" office:date-value="2011-04-30" table:number-columns-spanned="4" table:number-rows-spanned="1">
            <text:p>Saturday, April 30, 2011</text:p>
          </table:table-cell>
          <table:covered-table-cell table:number-columns-repeated="3"/>
          <table:table-cell table:number-columns-repeated="1015"/>
        </table:table-row>
        <table:table-row table:style-name="ro17" table:number-rows-repeated="23">
          <table:table-cell table:number-columns-repeated="1024"/>
        </table:table-row>
        <table:table-row table:style-name="ro17">
          <table:table-cell/>
          <table:table-cell table:style-name="ce254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17">
          <table:table-cell/>
          <table:table-cell table:style-name="ce254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17">
          <table:table-cell/>
          <table:table-cell table:style-name="ce254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17">
          <table:table-cell/>
          <table:table-cell table:style-name="ce254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27">
          <table:table-cell/>
          <table:table-cell table:style-name="ce248" office:value-type="string">
            <text:p>Tel No.</text:p>
          </table:table-cell>
          <table:table-cell table:style-name="ce256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63"/>
          <table:table-cell table:style-name="ce263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56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7" table:number-rows-repeated="5">
          <table:table-cell table:number-columns-repeated="1024"/>
        </table:table-row>
        <table:table-row table:style-name="ro24">
          <table:table-cell table:style-name="ce241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3"/>
          <table:table-cell table:style-name="ce258" office:value-type="string">
            <text:p>CLIENT CERTIFICATE</text:p>
          </table:table-cell>
          <table:table-cell table:style-name="ce258"/>
          <table:table-cell table:number-columns-repeated="1019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66" table:formula="of:=[$'PubP&amp;L'.E5]" office:value-type="date" office:date-value="2011-04-30" table:number-columns-spanned="2" table:number-rows-spanned="1">
            <text:p>Saturday, April 30, 2011</text:p>
          </table:table-cell>
          <table:covered-table-cell/>
          <table:table-cell table:number-columns-repeated="1017"/>
        </table:table-row>
        <table:table-row table:style-name="ro17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 office:value-type="string">
            <text:p>DIRECTOR</text:p>
          </table:table-cell>
          <table:table-cell/>
          <table:table-cell table:style-name="ce259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/>
          <table:table-cell office:value-type="string">
            <text:p>Dated</text:p>
          </table:table-cell>
          <table:table-cell/>
          <table:table-cell table:style-name="ce260" table:formula="of:=TODAY()" office:value-type="date" office:date-value="2011-02-06" table:number-columns-spanned="3" table:number-rows-spanned="1">
            <text:p>Sunday, February 06, 2011</text:p>
          </table:table-cell>
          <table:covered-table-cell table:number-columns-repeated="2"/>
          <table:table-cell table:number-columns-repeated="1018"/>
        </table:table-row>
        <table:table-row table:style-name="ro17" table:number-rows-repeated="2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9">
          <table:table-cell table:style-name="ce244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58" table:number-columns-repeated="1015"/>
        </table:table-row>
        <table:table-row table:style-name="ro30">
          <table:table-cell table:style-name="ce245"/>
          <table:table-cell table:style-name="ce255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69" table:formula="of:=[$'PubP&amp;L'.E5]" office:value-type="date" office:date-value="2011-04-30" table:number-columns-spanned="3" table:number-rows-spanned="1">
            <text:p>Saturday, April 30, 2011</text:p>
          </table:table-cell>
          <table:covered-table-cell table:number-columns-repeated="2"/>
          <table:table-cell table:style-name="ce245"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246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248" table:number-columns-repeated="1015"/>
        </table:table-row>
        <table:table-row table:style-name="ro17">
          <table:table-cell table:style-name="ce247" office:value-type="string" table:number-columns-spanned="2" table:number-rows-spanned="1">
            <text:p>12 months ended</text:p>
          </table:table-cell>
          <table:covered-table-cell/>
          <table:table-cell table:style-name="ce257" table:formula="of:=[$'PubP&amp;L'.E5]" office:value-type="date" office:date-value="2011-04-30" table:number-columns-spanned="2" table:number-rows-spanned="1">
            <text:p>Saturday, April 30, 2011</text:p>
          </table:table-cell>
          <table:covered-table-cell/>
          <table:table-cell table:style-name="ce248" table:number-columns-repeated="1020"/>
        </table:table-row>
        <table:table-row table:style-name="ro17">
          <table:table-cell table:style-name="ce248" table:number-columns-repeated="1024"/>
        </table:table-row>
        <table:table-row table:style-name="ro27">
          <table:table-cell table:style-name="ce249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64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248" table:number-columns-repeated="1015"/>
        </table:table-row>
        <table:table-row table:style-name="ro17">
          <table:table-cell table:style-name="ce250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71" table:number-columns-repeated="1015"/>
        </table:table-row>
        <table:table-row table:style-name="ro27">
          <table:table-cell table:style-name="ce249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62" table:formula="of:=[$'PubP&amp;L'.F9]" office:value-type="currency" office:currency="GBP" office:value="0">
            <text:p>£0</text:p>
          </table:table-cell>
          <table:table-cell table:style-name="ce267" office:value-type="string" table:number-columns-spanned="2" table:number-rows-spanned="1">
            <text:p>compared with</text:p>
          </table:table-cell>
          <table:covered-table-cell/>
          <table:table-cell table:style-name="ce262" table:formula="of:=[$'PubP&amp;L'.B9]" office:value-type="currency" office:currency="GBP" office:value="0">
            <text:p>£0</text:p>
          </table:table-cell>
          <table:table-cell table:style-name="ce248" office:value-type="string">
            <text:p>last year.</text:p>
          </table:table-cell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248" table:number-columns-repeated="1015"/>
        </table:table-row>
        <table:table-row table:style-name="ro17">
          <table:table-cell table:style-name="ce252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61" table:formula="of:=IF([$'PubP&amp;L'.F9]&gt;0;[$'PubP&amp;L'.F18]/[$'PubP&amp;L'.F9];&quot; &quot;)" office:value-type="string" office:string-value=" ">
            <text:p><text:s/></text:p>
          </table:table-cell>
          <table:table-cell table:style-name="ce253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61" table:formula="of:=IF([$'PubP&amp;L'.B9]&gt;0;[$'PubP&amp;L'.B18]/[$'PubP&amp;L'.B9];&quot; &quot;)" office:value-type="string" office:string-value=" ">
            <text:p><text:s/></text:p>
          </table:table-cell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248" table:number-columns-repeated="1015"/>
        </table:table-row>
        <table:table-row table:style-name="ro17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71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62" table:formula="of:=['file:///C:/Users/acartwright/Personal/diy/GB%20Accounts/GB%20Accounts%202011/GB%20Accounts%20Company%202011-04-30%20(Apr11)%20OpenOffice/Companysecretary.ods'#$Boardmeeting.$E$4]" office:value-type="currency" office:currency="GBP" office:value="0">
            <text:p>£0</text:p>
          </table:table-cell>
          <table:table-cell table:style-name="ce254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248" table:number-columns-repeated="1015"/>
        </table:table-row>
        <table:table-row table:style-name="ro17">
          <table:table-cell table:style-name="ce252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70" table:formula="of:=['file:///C:/Users/acartwright/Personal/diy/GB%20Accounts/GB%20Accounts%202011/GB%20Accounts%20Company%202011-04-30%20(Apr11)%20OpenOffice/Companysecretary.ods'#$RegisterofMembers.$G$1]" office:value-type="float" office:value="2">
            <text:p>2</text:p>
          </table:table-cell>
          <table:table-cell table:style-name="ce248" table:number-columns-repeated="1015"/>
        </table:table-row>
        <table:table-row table:style-name="ro17">
          <table:table-cell table:style-name="ce252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248" table:number-columns-repeated="1015"/>
        </table:table-row>
        <table:table-row table:style-name="ro17">
          <table:table-cell table:style-name="ce253" table:formula="of:=IF(['file:///C:/Users/acartwright/Personal/diy/GB%20Accounts/GB%20Accounts%202011/GB%20Accounts%20Company%202011-04-30%20(Apr11)%20OpenOffice/Companysecretary.ods'#$RegisterofMembers.$A$3]&gt;0;['file:///C:/Users/acartwright/Personal/diy/GB%20Accounts/GB%20Accounts%202011/GB%20Accounts%20Company%202011-04-30%20(Apr11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3" office:value-type="string" table:number-columns-spanned="2" table:number-rows-spanned="1">
            <text:p>Number of shares held</text:p>
          </table:table-cell>
          <table:covered-table-cell/>
          <table:table-cell table:style-name="ce268" table:formula="of:=['file:///C:/Users/acartwright/Personal/diy/GB%20Accounts/GB%20Accounts%202011/GB%20Accounts%20Company%202011-04-30%20(Apr11)%20OpenOffice/Companysecretary.ods'#$RegisterofMembers.$G$3]" office:value-type="float" office:value="1">
            <text:p>1</text:p>
          </table:table-cell>
          <table:table-cell table:style-name="ce253" office:value-type="string">
            <text:p>as at</text:p>
          </table:table-cell>
          <table:table-cell table:style-name="ce257" table:formula="of:=[$'PubP&amp;L'.E5]" office:value-type="date" office:date-value="2011-04-30" table:number-columns-spanned="2" table:number-rows-spanned="1">
            <text:p>Saturday, April 30, 2011</text:p>
          </table:table-cell>
          <table:covered-table-cell/>
          <table:table-cell table:style-name="ce248" table:number-columns-repeated="1015"/>
        </table:table-row>
        <table:table-row table:style-name="ro17">
          <table:table-cell table:style-name="ce253" table:formula="of:=IF(['file:///C:/Users/acartwright/Personal/diy/GB%20Accounts/GB%20Accounts%202011/GB%20Accounts%20Company%202011-04-30%20(Apr11)%20OpenOffice/Companysecretary.ods'#$RegisterofMembers.$A$4]&gt;0;['file:///C:/Users/acartwright/Personal/diy/GB%20Accounts/GB%20Accounts%202011/GB%20Accounts%20Company%202011-04-30%20(Apr11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3" office:value-type="string" table:number-columns-spanned="2" table:number-rows-spanned="1">
            <text:p>Number of shares held</text:p>
          </table:table-cell>
          <table:covered-table-cell/>
          <table:table-cell table:style-name="ce268" table:formula="of:=['file:///C:/Users/acartwright/Personal/diy/GB%20Accounts/GB%20Accounts%202011/GB%20Accounts%20Company%202011-04-30%20(Apr11)%20OpenOffice/Companysecretary.ods'#$RegisterofMembers.$G$4]" office:value-type="float" office:value="1">
            <text:p>1</text:p>
          </table:table-cell>
          <table:table-cell table:style-name="ce253" office:value-type="string">
            <text:p>as at</text:p>
          </table:table-cell>
          <table:table-cell table:style-name="ce257" table:formula="of:=[$'PubP&amp;L'.E5]" office:value-type="date" office:date-value="2011-04-30" table:number-columns-spanned="2" table:number-rows-spanned="1">
            <text:p>Saturday, April 30, 2011</text:p>
          </table:table-cell>
          <table:covered-table-cell/>
          <table:table-cell table:style-name="ce248" table:number-columns-repeated="1015"/>
        </table:table-row>
        <table:table-row table:style-name="ro17">
          <table:table-cell table:style-name="ce248" table:number-columns-repeated="1024"/>
        </table:table-row>
        <table:table-row table:style-name="ro27">
          <table:table-cell table:style-name="ce251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71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248" table:number-columns-repeated="1015"/>
        </table:table-row>
        <table:table-row table:style-name="ro17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248" table:number-columns-repeated="1015"/>
        </table:table-row>
        <table:table-row table:style-name="ro17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248" table:number-columns-repeated="1015"/>
        </table:table-row>
        <table:table-row table:style-name="ro17">
          <table:table-cell table:style-name="ce252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57" table:formula="of:=[$'PubP&amp;L'.E5]" office:value-type="date" office:date-value="2011-04-30" table:number-columns-spanned="2" table:number-rows-spanned="1">
            <text:p>Saturday, April 30, 2011</text:p>
          </table:table-cell>
          <table:covered-table-cell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248" table:number-columns-repeated="1015"/>
        </table:table-row>
        <table:table-row table:style-name="ro17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17">
          <table:table-cell table:style-name="ce248" table:number-columns-repeated="1024"/>
        </table:table-row>
        <table:table-row table:style-name="ro17">
          <table:table-cell table:style-name="ce248"/>
          <table:table-cell table:style-name="ce254" table:number-columns-spanned="2" table:number-rows-spanned="1"/>
          <table:covered-table-cell/>
          <table:table-cell table:style-name="ce248" office:value-type="string">
            <text:p>Signed by</text:p>
          </table:table-cell>
          <table:table-cell table:style-name="ce248" table:number-columns-repeated="1020"/>
        </table:table-row>
        <table:table-row table:style-name="ro17">
          <table:table-cell table:style-name="ce248"/>
          <table:table-cell table:style-name="ce254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248" office:value-type="string">
            <text:p>Director</text:p>
          </table:table-cell>
          <table:table-cell table:style-name="ce248"/>
          <table:table-cell table:style-name="ce248" office:value-type="string">
            <text:p>Date:</text:p>
          </table:table-cell>
          <table:table-cell table:style-name="ce257" table:formula="of:=TODAY()" office:value-type="date" office:date-value="2011-02-06" table:number-columns-spanned="2" table:number-rows-spanned="1">
            <text:p>Sunday, February 06, 2011</text:p>
          </table:table-cell>
          <table:covered-table-cell/>
          <table:table-cell table:style-name="ce248" table:number-columns-repeated="1016"/>
        </table:table-row>
        <table:table-row table:style-name="ro17" table:number-rows-repeated="2">
          <table:table-cell table:style-name="ce248" table:number-columns-repeated="1024"/>
        </table:table-row>
        <table:table-row table:style-name="ro17" table:number-rows-repeated="6541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rporationTax" table:style-name="ta12" table:protected="true">
        <table:table-column table:style-name="co39" table:default-cell-style-name="ce285"/>
        <table:table-column table:style-name="co56" table:default-cell-style-name="ce207"/>
        <table:table-column table:style-name="co41" table:default-cell-style-name="ce207"/>
        <table:table-column table:style-name="co57" table:default-cell-style-name="ce207"/>
        <table:table-column table:style-name="co51" table:default-cell-style-name="ce207"/>
        <table:table-column table:style-name="co10" table:default-cell-style-name="ce206"/>
        <table:table-column table:style-name="co65" table:default-cell-style-name="ce206"/>
        <table:table-column table:style-name="co65" table:default-cell-style-name="ce232"/>
        <table:table-column table:style-name="co66" table:default-cell-style-name="ce206"/>
        <table:table-column table:style-name="co1" table:default-cell-style-name="ce206"/>
        <table:table-column table:style-name="co45" table:default-cell-style-name="ce206"/>
        <table:table-column table:style-name="co67" table:default-cell-style-name="ce207"/>
        <table:table-column table:style-name="co6" table:number-columns-repeated="1012" table:default-cell-style-name="ce207"/>
        <table:table-row table:style-name="ro6">
          <table:table-cell table:style-name="ce272"/>
          <table:table-cell table:style-name="ce286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6"/>
          <table:table-cell table:number-columns-repeated="1012"/>
        </table:table-row>
        <table:table-row table:style-name="ro32">
          <table:table-cell table:style-name="ce273"/>
          <table:table-cell table:style-name="ce287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13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343"/>
          <table:table-cell table:style-name="ce345" office:value-type="string">
            <text:p>Tax Calculation</text:p>
          </table:table-cell>
          <table:table-cell table:style-name="ce281"/>
          <table:table-cell table:style-name="ce231" table:number-columns-repeated="1012"/>
        </table:table-row>
        <table:table-row table:style-name="ro10">
          <table:table-cell table:style-name="ce272"/>
          <table:table-cell table:style-name="ce286" table:number-columns-repeated="4"/>
          <table:table-cell table:style-name="ce321"/>
          <table:table-cell table:style-name="ce324" table:number-columns-repeated="2"/>
          <table:table-cell table:style-name="ce325" office:value-type="string">
            <text:p>£</text:p>
          </table:table-cell>
          <table:table-cell table:style-name="ce325"/>
          <table:table-cell table:style-name="ce325" office:value-type="string">
            <text:p>£</text:p>
          </table:table-cell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86" table:number-columns-repeated="4"/>
          <table:table-cell table:style-name="ce321"/>
          <table:table-cell table:style-name="ce324" table:number-columns-repeated="2"/>
          <table:table-cell table:style-name="ce325" table:number-columns-repeated="3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88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314" table:formula="of:=[$Admin.L6]" office:value-type="date" office:date-value="2010-05-01" table:number-columns-spanned="2" table:number-rows-spanned="1">
            <text:p>Saturday, May 01, 2010</text:p>
          </table:table-cell>
          <table:covered-table-cell/>
          <table:table-cell table:style-name="ce332" office:value-type="string">
            <text:p>to</text:p>
          </table:table-cell>
          <table:table-cell table:style-name="ce314" table:formula="of:=[$Admin.N7]" office:value-type="date" office:date-value="2011-04-30" table:number-columns-spanned="2" table:number-rows-spanned="1">
            <text:p>Saturday, April 30, 2011</text:p>
          </table:table-cell>
          <table:covered-table-cell/>
          <table:table-cell table:style-name="ce321"/>
          <table:table-cell table:style-name="ce346" table:formula="of:=[$'PubP&amp;L'.F46]" office:value-type="float" office:value="0">
            <text:p>0 </text:p>
          </table:table-cell>
          <table:table-cell table:style-name="ce281"/>
          <table:table-cell table:style-name="ce231" table:number-columns-repeated="1012"/>
        </table:table-row>
        <table:table-row table:style-name="ro10">
          <table:table-cell table:style-name="ce274"/>
          <table:table-cell table:style-name="ce281" table:number-columns-repeated="5"/>
          <table:table-cell table:style-name="ce321"/>
          <table:table-cell table:style-name="ce324"/>
          <table:table-cell table:style-name="ce321" table:number-columns-repeated="2"/>
          <table:table-cell table:style-name="ce347"/>
          <table:table-cell table:style-name="ce281"/>
          <table:table-cell table:style-name="ce231" table:number-columns-repeated="1012"/>
        </table:table-row>
        <table:table-row table:style-name="ro10">
          <table:table-cell table:style-name="ce272"/>
          <table:table-cell table:style-name="ce289"/>
          <table:table-cell table:style-name="ce289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321"/>
          <table:table-cell table:style-name="ce324"/>
          <table:table-cell table:style-name="ce328" table:formula="of:=IF([$TrialBalance.EJ85]&gt;0;[$TrialBalance.EJ85];&quot; &quot;)" office:value-type="string" office:string-value=" ">
            <text:p><text:s/></text:p>
          </table:table-cell>
          <table:table-cell table:style-name="ce321"/>
          <table:table-cell table:style-name="ce347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89"/>
          <table:table-cell table:style-name="ce289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321"/>
          <table:table-cell table:style-name="ce324"/>
          <table:table-cell table:style-name="ce328" table:formula="of:=IF([$TrialBalance.EJ87]&gt;0;[$TrialBalance.EJ87];&quot; &quot;)" office:value-type="string" office:string-value=" ">
            <text:p><text:s/></text:p>
          </table:table-cell>
          <table:table-cell table:style-name="ce321"/>
          <table:table-cell table:style-name="ce347"/>
          <table:table-cell table:style-name="ce286"/>
          <table:table-cell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7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90"/>
          <table:table-cell table:style-name="ce295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321"/>
          <table:table-cell table:style-name="ce324"/>
          <table:table-cell table:style-name="ce321" table:number-columns-repeated="2"/>
          <table:table-cell table:style-name="ce346" table:formula="of:=SUM([.I6:.I9])" office:value-type="float" office:value="0">
            <text:p>0 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7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81" office:value-type="string">
            <text:p>Operational profit chargeable to corporation tax</text:p>
          </table:table-cell>
          <table:table-cell table:style-name="ce281" table:number-columns-repeated="3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6" table:formula="of:=[.K5]+[.K10]" office:value-type="float" office:value="0">
            <text:p>0 </text:p>
          </table:table-cell>
          <table:table-cell table:style-name="ce281"/>
          <table:table-cell table:style-name="ce231" table:number-columns-repeated="1012"/>
        </table:table-row>
        <table:table-row table:style-name="ro8">
          <table:table-cell table:style-name="ce274"/>
          <table:table-cell table:style-name="ce281" table:number-columns-repeated="4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7"/>
          <table:table-cell table:style-name="ce281"/>
          <table:table-cell table:style-name="ce231" table:number-columns-repeated="1012"/>
        </table:table-row>
        <table:table-row table:style-name="ro10">
          <table:table-cell table:style-name="ce274"/>
          <table:table-cell table:style-name="ce281" office:value-type="string">
            <text:p>Deduct Capital Allowances</text:p>
          </table:table-cell>
          <table:table-cell table:style-name="ce281" table:number-columns-repeated="3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7"/>
          <table:table-cell table:style-name="ce281"/>
          <table:table-cell table:style-name="ce231" table:number-columns-repeated="1012"/>
        </table:table-row>
        <table:table-row table:style-name="ro17">
          <table:table-cell table:style-name="ce274"/>
          <table:table-cell table:style-name="ce291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315" table:formula="of:=[.E5]" office:value-type="date" office:date-value="2010-05-01">
            <text:p>01-May-10</text:p>
          </table:table-cell>
          <table:table-cell table:style-name="ce315" table:formula="of:=[.H5]" office:value-type="date" office:date-value="2011-04-30">
            <text:p>30-Apr-11</text:p>
          </table:table-cell>
          <table:table-cell table:style-name="ce275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336" table:formula="of:=IF([.K79]&gt;0;[.K79];0)" office:value-type="float" office:value="0">
            <text:p>0</text:p>
          </table:table-cell>
          <table:table-cell table:style-name="ce321"/>
          <table:table-cell table:style-name="ce348" office:value-type="string">
            <text:p>See Note 1</text:p>
          </table:table-cell>
          <table:table-cell table:style-name="ce330"/>
          <table:table-cell table:style-name="ce231" table:number-columns-repeated="1012"/>
        </table:table-row>
        <table:table-row table:style-name="ro17">
          <table:table-cell table:style-name="ce274"/>
          <table:table-cell table:style-name="ce289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315" table:formula="of:=[.E5]" office:value-type="date" office:date-value="2010-05-01">
            <text:p>01-May-10</text:p>
          </table:table-cell>
          <table:table-cell table:style-name="ce315" table:formula="of:=[.H5]" office:value-type="date" office:date-value="2011-04-30">
            <text:p>30-Apr-11</text:p>
          </table:table-cell>
          <table:table-cell table:style-name="ce275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6" table:formula="of:=IF([.K91]&gt;0;[.K91];0)" office:value-type="float" office:value="0">
            <text:p>0</text:p>
          </table:table-cell>
          <table:table-cell table:style-name="ce321"/>
          <table:table-cell table:style-name="ce348" office:value-type="string">
            <text:p>See Note 2</text:p>
          </table:table-cell>
          <table:table-cell table:style-name="ce330"/>
          <table:table-cell table:style-name="ce231" table:number-columns-repeated="1012"/>
        </table:table-row>
        <table:table-row table:style-name="ro17">
          <table:table-cell table:style-name="ce274"/>
          <table:table-cell table:style-name="ce289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310" table:formula="of:=[.E5]" office:value-type="date" office:date-value="2010-05-01" table:number-columns-spanned="2" table:number-rows-spanned="1">
            <text:p>01-May-10</text:p>
          </table:table-cell>
          <table:covered-table-cell/>
          <table:table-cell table:style-name="ce275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6" table:formula="of:=IF([.K99]&gt;0;[.K99];0)" office:value-type="float" office:value="0">
            <text:p>0</text:p>
          </table:table-cell>
          <table:table-cell table:style-name="ce321"/>
          <table:table-cell table:style-name="ce348" office:value-type="string">
            <text:p>See Note 3</text:p>
          </table:table-cell>
          <table:table-cell table:style-name="ce330"/>
          <table:table-cell table:style-name="ce231" table:number-columns-repeated="1012"/>
        </table:table-row>
        <table:table-row table:style-name="ro17">
          <table:table-cell table:style-name="ce274"/>
          <table:table-cell table:style-name="ce289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5" table:formula="of:=[.E5]" office:value-type="date" office:date-value="2010-05-01">
            <text:p>01-May-10</text:p>
          </table:table-cell>
          <table:table-cell table:style-name="ce315" table:formula="of:=[.H5]" office:value-type="date" office:date-value="2011-04-30">
            <text:p>30-Apr-11</text:p>
          </table:table-cell>
          <table:table-cell table:style-name="ce297"/>
          <table:table-cell table:style-name="ce335"/>
          <table:table-cell table:style-name="ce337" table:formula="of:=IF([.K102]&lt;&gt;0;-[.K102];0)" office:value-type="float" office:value="0">
            <text:p>0 </text:p>
          </table:table-cell>
          <table:table-cell table:style-name="ce321"/>
          <table:table-cell table:style-name="ce348" office:value-type="string">
            <text:p>See Note 4</text:p>
          </table:table-cell>
          <table:table-cell table:style-name="ce330"/>
          <table:table-cell table:style-name="ce231"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7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90"/>
          <table:table-cell table:style-name="ce295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6" table:formula="of:=SUM([.I14:.I19])" office:value-type="float" office:value="0">
            <text:p>0 </text:p>
          </table:table-cell>
          <table:table-cell table:style-name="ce281"/>
          <table:table-cell table:style-name="ce231"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7"/>
          <table:table-cell table:style-name="ce286"/>
          <table:table-cell table:number-columns-repeated="1012"/>
        </table:table-row>
        <table:table-row table:style-name="ro17">
          <table:table-cell table:style-name="ce274"/>
          <table:table-cell table:style-name="ce292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84" table:number-columns-repeated="3"/>
          <table:table-cell table:style-name="ce321" table:number-columns-repeated="2"/>
          <table:table-cell table:style-name="ce349" table:formula="of:=[.K12]-[.K20]" office:value-type="float" office:value="0">
            <text:p>0 </text:p>
          </table:table-cell>
          <table:table-cell table:style-name="ce281"/>
          <table:table-cell table:style-name="ce231" table:number-columns-repeated="1012"/>
        </table:table-row>
        <table:table-row table:style-name="ro8">
          <table:table-cell table:style-name="ce274"/>
          <table:table-cell table:style-name="ce293"/>
          <table:table-cell table:style-name="ce281" table:number-columns-repeated="2"/>
          <table:table-cell table:style-name="ce293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7"/>
          <table:table-cell table:style-name="ce281"/>
          <table:table-cell table:style-name="ce231" table:number-columns-repeated="1012"/>
        </table:table-row>
        <table:table-row table:style-name="ro10">
          <table:table-cell table:style-name="ce272"/>
          <table:table-cell table:style-name="ce294" office:value-type="string">
            <text:p>Add gross bank interest received</text:p>
          </table:table-cell>
          <table:table-cell table:style-name="ce286" table:number-columns-repeated="4"/>
          <table:table-cell table:style-name="ce321"/>
          <table:table-cell table:style-name="ce324"/>
          <table:table-cell table:style-name="ce321" table:number-columns-repeated="2"/>
          <table:table-cell table:style-name="ce350" table:formula="of:=-[$TrialBalance.EJ58]" office:value-type="float" office:value="-0">
            <text:p>0 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86" table:number-columns-repeated="5"/>
          <table:table-cell table:style-name="ce321"/>
          <table:table-cell table:style-name="ce324"/>
          <table:table-cell table:style-name="ce321" table:number-columns-repeated="2"/>
          <table:table-cell table:style-name="ce347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94" office:value-type="string">
            <text:p>Deduct losses brought forward from previous years</text:p>
          </table:table-cell>
          <table:table-cell table:style-name="ce286" table:number-columns-repeated="4"/>
          <table:table-cell table:style-name="ce321"/>
          <table:table-cell table:style-name="ce324"/>
          <table:table-cell table:style-name="ce321" table:number-columns-repeated="2"/>
          <table:table-cell table:style-name="ce350" table:formula="of:=[$OpenAccounts.Q5]" office:value-type="float" office:value="0">
            <text:p>0 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7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88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316" table:formula="of:=[.H5]" office:value-type="date" office:date-value="2011-04-30" table:number-columns-spanned="2" table:number-rows-spanned="1">
            <text:p>Saturday, April 30, 2011</text:p>
          </table:table-cell>
          <table:covered-table-cell/>
          <table:table-cell table:style-name="ce321"/>
          <table:table-cell table:style-name="ce324"/>
          <table:table-cell table:style-name="ce321" table:number-columns-repeated="2"/>
          <table:table-cell table:style-name="ce349" table:formula="of:=[.K22]+[.K24]-[.K26]" office:value-type="float" office:value="0">
            <text:p>0 </text:p>
          </table:table-cell>
          <table:table-cell table:style-name="ce281"/>
          <table:table-cell table:style-name="ce231" table:number-columns-repeated="1012"/>
        </table:table-row>
        <table:table-row table:style-name="ro10">
          <table:table-cell table:style-name="ce274"/>
          <table:table-cell table:style-name="ce295"/>
          <table:table-cell table:style-name="ce281" table:number-columns-repeated="2"/>
          <table:table-cell table:style-name="ce288"/>
          <table:table-cell table:style-name="ce322"/>
          <table:table-cell table:style-name="ce321"/>
          <table:table-cell table:style-name="ce324"/>
          <table:table-cell table:style-name="ce321" table:number-columns-repeated="2"/>
          <table:table-cell table:style-name="ce332"/>
          <table:table-cell table:style-name="ce281"/>
          <table:table-cell table:style-name="ce231" table:number-columns-repeated="1012"/>
        </table:table-row>
        <table:table-row table:style-name="ro10">
          <table:table-cell table:style-name="ce272"/>
          <table:table-cell table:style-name="ce281" table:number-columns-repeated="3"/>
          <table:table-cell table:style-name="ce317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1"/>
          <table:table-cell table:style-name="ce231" table:number-columns-repeated="1012"/>
        </table:table-row>
        <table:table-row table:style-name="ro15">
          <table:table-cell table:style-name="ce273" office:value-type="string">
            <text:p>Days</text:p>
          </table:table-cell>
          <table:table-cell table:style-name="ce296" office:value-type="string">
            <text:p>Tax Calculation</text:p>
          </table:table-cell>
          <table:table-cell table:style-name="ce306" office:value-type="string">
            <text:p>From</text:p>
          </table:table-cell>
          <table:table-cell table:style-name="ce306" office:value-type="string">
            <text:p>To</text:p>
          </table:table-cell>
          <table:table-cell table:style-name="ce306" office:value-type="string">
            <text:p>Tax Year</text:p>
          </table:table-cell>
          <table:table-cell table:style-name="ce323" office:value-type="string">
            <text:p>Taxable</text:p>
          </table:table-cell>
          <table:table-cell table:style-name="ce323" office:value-type="string" table:number-columns-spanned="2" table:number-rows-spanned="1">
            <text:p>%</text:p>
          </table:table-cell>
          <table:covered-table-cell/>
          <table:table-cell table:style-name="ce323" office:value-type="string">
            <text:p>Corp Tax</text:p>
          </table:table-cell>
          <table:table-cell table:style-name="ce324"/>
          <table:table-cell table:style-name="ce321"/>
          <table:table-cell table:style-name="ce286"/>
          <table:table-cell table:number-columns-repeated="1012"/>
        </table:table-row>
        <table:table-row table:style-name="ro15">
          <table:table-cell table:style-name="ce273"/>
          <table:table-cell table:style-name="ce292"/>
          <table:table-cell table:style-name="ce286" table:number-columns-repeated="2"/>
          <table:table-cell table:style-name="ce297"/>
          <table:table-cell table:style-name="ce324" table:number-columns-repeated="2"/>
          <table:table-cell table:style-name="ce284"/>
          <table:table-cell table:style-name="ce324" table:number-columns-repeated="2"/>
          <table:table-cell table:style-name="ce321"/>
          <table:table-cell table:style-name="ce286"/>
          <table:table-cell table:number-columns-repeated="1012"/>
        </table:table-row>
        <table:table-row table:style-name="ro25">
          <table:table-cell table:style-name="ce275" table:formula="of:=[.D33]-[.C33]+1" office:value-type="float" office:value="335">
            <text:p>335</text:p>
          </table:table-cell>
          <table:table-cell table:style-name="ce297" office:value-type="string">
            <text:p>Corporation Tax</text:p>
          </table:table-cell>
          <table:table-cell table:style-name="ce279" table:formula="of:=[.E5]" office:value-type="date" office:date-value="2010-05-01">
            <text:p>01-May-10</text:p>
          </table:table-cell>
          <table:table-cell table:style-name="ce279" table:formula="of:=[$Admin.N6]" office:value-type="date" office:date-value="2011-03-31">
            <text:p>31-Mar-11</text:p>
          </table:table-cell>
          <table:table-cell table:style-name="ce298" table:formula="of:=[$Admin.K6]" office:value-type="float" office:value="2010">
            <text:p>2010</text:p>
          </table:table-cell>
          <table:table-cell table:style-name="ce325" table:formula="of:=IF([.K28]&gt;0;[.K28]*[.A33]/[.A35];0)" office:value-type="float" office:value="0">
            <text:p>0</text:p>
          </table:table-cell>
          <table:table-cell table:style-name="ce333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338" table:formula="of:=[.F33]*[.G33]/100" office:value-type="float" office:value="0">
            <text:p>0.00</text:p>
          </table:table-cell>
          <table:table-cell table:style-name="ce344"/>
          <table:table-cell table:style-name="ce321"/>
          <table:table-cell table:style-name="ce286"/>
          <table:table-cell table:number-columns-repeated="1012"/>
        </table:table-row>
        <table:table-row table:style-name="ro25">
          <table:table-cell table:style-name="ce275" table:formula="of:=[.D34]-[.C34]+1" office:value-type="float" office:value="30">
            <text:p>30</text:p>
          </table:table-cell>
          <table:table-cell table:style-name="ce297" office:value-type="string">
            <text:p>Corporation Tax</text:p>
          </table:table-cell>
          <table:table-cell table:style-name="ce279" table:formula="of:=[$Admin.L7]" office:value-type="date" office:date-value="2011-04-01">
            <text:p>01-Apr-11</text:p>
          </table:table-cell>
          <table:table-cell table:style-name="ce279" table:formula="of:=[.H5]" office:value-type="date" office:date-value="2011-04-30">
            <text:p>30-Apr-11</text:p>
          </table:table-cell>
          <table:table-cell table:style-name="ce298" table:formula="of:=[$Admin.K7]" office:value-type="float" office:value="2011">
            <text:p>2011</text:p>
          </table:table-cell>
          <table:table-cell table:style-name="ce325" table:formula="of:=IF([.K28]&gt;0;[.K28]*[.A34]/[.A35];0)" office:value-type="float" office:value="0">
            <text:p>0</text:p>
          </table:table-cell>
          <table:table-cell table:style-name="ce333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338" table:formula="of:=[.F34]*[.G34]/100" office:value-type="float" office:value="0">
            <text:p>0.00</text:p>
          </table:table-cell>
          <table:table-cell table:style-name="ce344"/>
          <table:table-cell table:style-name="ce321"/>
          <table:table-cell table:style-name="ce286"/>
          <table:table-cell table:number-columns-repeated="1012"/>
        </table:table-row>
        <table:table-row table:style-name="ro25">
          <table:table-cell table:style-name="ce275" table:formula="of:=[.D34]-[.C33]+1" office:value-type="float" office:value="365">
            <text:p>365</text:p>
          </table:table-cell>
          <table:table-cell table:style-name="ce298"/>
          <table:table-cell table:style-name="ce307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339" table:number-columns-repeated="2"/>
          <table:table-cell table:style-name="ce351" table:formula="of:=SUM([.I33:.I34])" office:value-type="float" office:value="0">
            <text:p>0.00</text:p>
          </table:table-cell>
          <table:table-cell table:style-name="ce281"/>
          <table:table-cell table:style-name="ce231"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81"/>
          <table:table-cell table:style-name="ce295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321" table:number-columns-repeated="2"/>
          <table:table-cell table:style-name="ce352" table:formula="of:=[$TrialBalance.EH35]" office:value-type="float" office:value="-0">
            <text:p>0.00</text:p>
          </table:table-cell>
          <table:table-cell table:style-name="ce281"/>
          <table:table-cell table:style-name="ce231" table:number-columns-repeated="1012"/>
        </table:table-row>
        <table:table-row table:style-name="ro8">
          <table:table-cell table:style-name="ce274"/>
          <table:table-cell table:style-name="ce281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1"/>
          <table:table-cell table:style-name="ce231" table:number-columns-repeated="1012"/>
        </table:table-row>
        <table:table-row table:style-name="ro25">
          <table:table-cell table:style-name="ce274"/>
          <table:table-cell table:style-name="ce299"/>
          <table:table-cell table:style-name="ce307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340"/>
          <table:table-cell table:style-name="ce321"/>
          <table:table-cell table:style-name="ce353" table:formula="of:=[.K35]-[.K37]" office:value-type="float" office:value="0">
            <text:p>0.00 </text:p>
          </table:table-cell>
          <table:table-cell table:style-name="ce281"/>
          <table:table-cell table:style-name="ce231" table:number-columns-repeated="1012"/>
        </table:table-row>
        <table:table-row table:style-name="ro6">
          <table:table-cell table:style-name="ce274"/>
          <table:table-cell table:style-name="ce281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1"/>
          <table:table-cell table:style-name="ce231" table:number-columns-repeated="1012"/>
        </table:table-row>
        <table:table-row table:style-name="ro33">
          <table:table-cell table:style-name="ce276" table:number-columns-repeated="2"/>
          <table:table-cell table:style-name="ce308" table:number-columns-repeated="2"/>
          <table:table-cell table:style-name="ce276" table:number-columns-repeated="8"/>
          <table:table-cell table:style-name="ce308" table:number-columns-repeated="1012"/>
        </table:table-row>
        <table:table-row table:style-name="ro34">
          <table:table-cell table:style-name="ce276" table:number-columns-repeated="2"/>
          <table:table-cell table:style-name="ce308" table:number-columns-repeated="2"/>
          <table:table-cell table:style-name="ce276" table:number-columns-repeated="8"/>
          <table:table-cell table:style-name="ce308" table:number-columns-repeated="1012"/>
        </table:table-row>
        <table:table-row table:style-name="ro33">
          <table:table-cell table:style-name="ce274"/>
          <table:table-cell table:style-name="ce281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1"/>
          <table:table-cell table:style-name="ce231" table:number-columns-repeated="1012"/>
        </table:table-row>
        <table:table-row table:style-name="ro33">
          <table:table-cell table:style-name="ce274"/>
          <table:table-cell table:style-name="ce295" office:value-type="string" table:number-columns-spanned="2" table:number-rows-spanned="1">
            <text:p><text:s/>CAPITAL ALLOWANCES DEDUCTED </text:p>
          </table:table-cell>
          <table:covered-table-cell/>
          <table:table-cell table:style-name="ce281" table:number-columns-repeated="2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1"/>
          <table:table-cell table:style-name="ce231"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6" office:value-type="string" table:number-columns-spanned="1" table:number-rows-spanned="2">
            <text:p>Capital Expenditure</text:p>
          </table:table-cell>
          <table:table-cell table:style-name="ce321"/>
          <table:table-cell table:style-name="ce324"/>
          <table:table-cell table:style-name="ce326" office:value-type="string" table:number-columns-spanned="1" table:number-rows-spanned="2">
            <text:p>Annual Investment Allowances</text:p>
          </table:table-cell>
          <table:table-cell table:style-name="ce321" table:number-columns-repeated="2"/>
          <table:table-cell table:style-name="ce286"/>
          <table:table-cell table:number-columns-repeated="1012"/>
        </table:table-row>
        <table:table-row table:style-name="ro35">
          <table:table-cell table:style-name="ce277" office:value-type="string">
            <text:p>Note 1</text:p>
          </table:table-cell>
          <table:table-cell table:style-name="ce300" office:value-type="string" table:number-columns-spanned="2" table:number-rows-spanned="1">
            <text:p>Annual Investment Allowances</text:p>
          </table:table-cell>
          <table:covered-table-cell/>
          <table:table-cell table:style-name="ce286"/>
          <table:table-cell table:style-name="ce298"/>
          <table:covered-table-cell/>
          <table:table-cell table:style-name="ce321"/>
          <table:table-cell table:style-name="ce324"/>
          <table:covered-table-cell/>
          <table:table-cell table:style-name="ce321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301"/>
          <table:table-cell table:style-name="ce286" table:number-columns-repeated="2"/>
          <table:table-cell table:style-name="ce298"/>
          <table:table-cell table:style-name="ce327" office:value-type="string">
            <text:p>£</text:p>
          </table:table-cell>
          <table:table-cell table:style-name="ce321"/>
          <table:table-cell table:style-name="ce324"/>
          <table:table-cell table:style-name="ce341" office:value-type="string">
            <text:p>£</text:p>
          </table:table-cell>
          <table:table-cell table:style-name="ce321" table:number-columns-repeated="2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97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309" table:formula="of:=[.E5]" office:value-type="date" office:date-value="2010-05-01">
            <text:p>01-May-10</text:p>
          </table:table-cell>
          <table:table-cell table:style-name="ce309" table:formula="of:=[.H5]" office:value-type="date" office:date-value="2011-04-30">
            <text:p>30-Apr-11</text:p>
          </table:table-cell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67]&gt;0;['file:///C:/Users/acartwright/Personal/diy/GB%20Accounts/GB%20Accounts%202011/GB%20Accounts%20Company%202011-04-30%20(Apr11)%20OpenOffice/Fixedasset.ods'#$Schedule.$B$67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67]&gt;0;['file:///C:/Users/acartwright/Personal/diy/GB%20Accounts/GB%20Accounts%202011/GB%20Accounts%20Company%202011-04-30%20(Apr11)%20OpenOffice/Fixedasset.ods'#$Schedule.$C$67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67]&gt;0;['file:///C:/Users/acartwright/Personal/diy/GB%20Accounts/GB%20Accounts%202011/GB%20Accounts%20Company%202011-04-30%20(Apr11)%20OpenOffice/Fixedasset.ods'#$Schedule.$E$67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67]&gt;0;['file:///C:/Users/acartwright/Personal/diy/GB%20Accounts/GB%20Accounts%202011/GB%20Accounts%20Company%202011-04-30%20(Apr11)%20OpenOffice/Fixedasset.ods'#$Schedule.$Q$67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68]&gt;0;['file:///C:/Users/acartwright/Personal/diy/GB%20Accounts/GB%20Accounts%202011/GB%20Accounts%20Company%202011-04-30%20(Apr11)%20OpenOffice/Fixedasset.ods'#$Schedule.$B$68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68]&gt;0;['file:///C:/Users/acartwright/Personal/diy/GB%20Accounts/GB%20Accounts%202011/GB%20Accounts%20Company%202011-04-30%20(Apr11)%20OpenOffice/Fixedasset.ods'#$Schedule.$C$68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68]&gt;0;['file:///C:/Users/acartwright/Personal/diy/GB%20Accounts/GB%20Accounts%202011/GB%20Accounts%20Company%202011-04-30%20(Apr11)%20OpenOffice/Fixedasset.ods'#$Schedule.$E$68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68]&gt;0;['file:///C:/Users/acartwright/Personal/diy/GB%20Accounts/GB%20Accounts%202011/GB%20Accounts%20Company%202011-04-30%20(Apr11)%20OpenOffice/Fixedasset.ods'#$Schedule.$Q$68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69]&gt;0;['file:///C:/Users/acartwright/Personal/diy/GB%20Accounts/GB%20Accounts%202011/GB%20Accounts%20Company%202011-04-30%20(Apr11)%20OpenOffice/Fixedasset.ods'#$Schedule.$B$69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69]&gt;0;['file:///C:/Users/acartwright/Personal/diy/GB%20Accounts/GB%20Accounts%202011/GB%20Accounts%20Company%202011-04-30%20(Apr11)%20OpenOffice/Fixedasset.ods'#$Schedule.$C$69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69]&gt;0;['file:///C:/Users/acartwright/Personal/diy/GB%20Accounts/GB%20Accounts%202011/GB%20Accounts%20Company%202011-04-30%20(Apr11)%20OpenOffice/Fixedasset.ods'#$Schedule.$E$69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69]&gt;0;['file:///C:/Users/acartwright/Personal/diy/GB%20Accounts/GB%20Accounts%202011/GB%20Accounts%20Company%202011-04-30%20(Apr11)%20OpenOffice/Fixedasset.ods'#$Schedule.$Q$69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70]&gt;0;['file:///C:/Users/acartwright/Personal/diy/GB%20Accounts/GB%20Accounts%202011/GB%20Accounts%20Company%202011-04-30%20(Apr11)%20OpenOffice/Fixedasset.ods'#$Schedule.$B$70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70]&gt;0;['file:///C:/Users/acartwright/Personal/diy/GB%20Accounts/GB%20Accounts%202011/GB%20Accounts%20Company%202011-04-30%20(Apr11)%20OpenOffice/Fixedasset.ods'#$Schedule.$C$70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70]&gt;0;['file:///C:/Users/acartwright/Personal/diy/GB%20Accounts/GB%20Accounts%202011/GB%20Accounts%20Company%202011-04-30%20(Apr11)%20OpenOffice/Fixedasset.ods'#$Schedule.$E$70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70]&gt;0;['file:///C:/Users/acartwright/Personal/diy/GB%20Accounts/GB%20Accounts%202011/GB%20Accounts%20Company%202011-04-30%20(Apr11)%20OpenOffice/Fixedasset.ods'#$Schedule.$Q$70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71]&gt;0;['file:///C:/Users/acartwright/Personal/diy/GB%20Accounts/GB%20Accounts%202011/GB%20Accounts%20Company%202011-04-30%20(Apr11)%20OpenOffice/Fixedasset.ods'#$Schedule.$B$71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71]&gt;0;['file:///C:/Users/acartwright/Personal/diy/GB%20Accounts/GB%20Accounts%202011/GB%20Accounts%20Company%202011-04-30%20(Apr11)%20OpenOffice/Fixedasset.ods'#$Schedule.$C$71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71]&gt;0;['file:///C:/Users/acartwright/Personal/diy/GB%20Accounts/GB%20Accounts%202011/GB%20Accounts%20Company%202011-04-30%20(Apr11)%20OpenOffice/Fixedasset.ods'#$Schedule.$E$71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71]&gt;0;['file:///C:/Users/acartwright/Personal/diy/GB%20Accounts/GB%20Accounts%202011/GB%20Accounts%20Company%202011-04-30%20(Apr11)%20OpenOffice/Fixedasset.ods'#$Schedule.$Q$71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72]&gt;0;['file:///C:/Users/acartwright/Personal/diy/GB%20Accounts/GB%20Accounts%202011/GB%20Accounts%20Company%202011-04-30%20(Apr11)%20OpenOffice/Fixedasset.ods'#$Schedule.$B$72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72]&gt;0;['file:///C:/Users/acartwright/Personal/diy/GB%20Accounts/GB%20Accounts%202011/GB%20Accounts%20Company%202011-04-30%20(Apr11)%20OpenOffice/Fixedasset.ods'#$Schedule.$C$72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72]&gt;0;['file:///C:/Users/acartwright/Personal/diy/GB%20Accounts/GB%20Accounts%202011/GB%20Accounts%20Company%202011-04-30%20(Apr11)%20OpenOffice/Fixedasset.ods'#$Schedule.$E$72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72]&gt;0;['file:///C:/Users/acartwright/Personal/diy/GB%20Accounts/GB%20Accounts%202011/GB%20Accounts%20Company%202011-04-30%20(Apr11)%20OpenOffice/Fixedasset.ods'#$Schedule.$Q$72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73]&gt;0;['file:///C:/Users/acartwright/Personal/diy/GB%20Accounts/GB%20Accounts%202011/GB%20Accounts%20Company%202011-04-30%20(Apr11)%20OpenOffice/Fixedasset.ods'#$Schedule.$B$73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73]&gt;0;['file:///C:/Users/acartwright/Personal/diy/GB%20Accounts/GB%20Accounts%202011/GB%20Accounts%20Company%202011-04-30%20(Apr11)%20OpenOffice/Fixedasset.ods'#$Schedule.$C$73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73]&gt;0;['file:///C:/Users/acartwright/Personal/diy/GB%20Accounts/GB%20Accounts%202011/GB%20Accounts%20Company%202011-04-30%20(Apr11)%20OpenOffice/Fixedasset.ods'#$Schedule.$E$73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73]&gt;0;['file:///C:/Users/acartwright/Personal/diy/GB%20Accounts/GB%20Accounts%202011/GB%20Accounts%20Company%202011-04-30%20(Apr11)%20OpenOffice/Fixedasset.ods'#$Schedule.$Q$73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74]&gt;0;['file:///C:/Users/acartwright/Personal/diy/GB%20Accounts/GB%20Accounts%202011/GB%20Accounts%20Company%202011-04-30%20(Apr11)%20OpenOffice/Fixedasset.ods'#$Schedule.$B$74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74]&gt;0;['file:///C:/Users/acartwright/Personal/diy/GB%20Accounts/GB%20Accounts%202011/GB%20Accounts%20Company%202011-04-30%20(Apr11)%20OpenOffice/Fixedasset.ods'#$Schedule.$C$74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74]&gt;0;['file:///C:/Users/acartwright/Personal/diy/GB%20Accounts/GB%20Accounts%202011/GB%20Accounts%20Company%202011-04-30%20(Apr11)%20OpenOffice/Fixedasset.ods'#$Schedule.$E$74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74]&gt;0;['file:///C:/Users/acartwright/Personal/diy/GB%20Accounts/GB%20Accounts%202011/GB%20Accounts%20Company%202011-04-30%20(Apr11)%20OpenOffice/Fixedasset.ods'#$Schedule.$Q$74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9"/>
          <table:table-cell table:style-name="ce297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309" table:formula="of:=[.E5]" office:value-type="date" office:date-value="2010-05-01">
            <text:p>01-May-10</text:p>
          </table:table-cell>
          <table:table-cell table:style-name="ce309" table:formula="of:=[.H5]" office:value-type="date" office:date-value="2011-04-30">
            <text:p>30-Apr-11</text:p>
          </table:table-cell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78]&gt;0;['file:///C:/Users/acartwright/Personal/diy/GB%20Accounts/GB%20Accounts%202011/GB%20Accounts%20Company%202011-04-30%20(Apr11)%20OpenOffice/Fixedasset.ods'#$Schedule.$B$78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78]&gt;0;['file:///C:/Users/acartwright/Personal/diy/GB%20Accounts/GB%20Accounts%202011/GB%20Accounts%20Company%202011-04-30%20(Apr11)%20OpenOffice/Fixedasset.ods'#$Schedule.$C$78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78]&gt;0;['file:///C:/Users/acartwright/Personal/diy/GB%20Accounts/GB%20Accounts%202011/GB%20Accounts%20Company%202011-04-30%20(Apr11)%20OpenOffice/Fixedasset.ods'#$Schedule.$E$78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78]&gt;0;['file:///C:/Users/acartwright/Personal/diy/GB%20Accounts/GB%20Accounts%202011/GB%20Accounts%20Company%202011-04-30%20(Apr11)%20OpenOffice/Fixedasset.ods'#$Schedule.$Q$78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79]&gt;0;['file:///C:/Users/acartwright/Personal/diy/GB%20Accounts/GB%20Accounts%202011/GB%20Accounts%20Company%202011-04-30%20(Apr11)%20OpenOffice/Fixedasset.ods'#$Schedule.$B$79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79]&gt;0;['file:///C:/Users/acartwright/Personal/diy/GB%20Accounts/GB%20Accounts%202011/GB%20Accounts%20Company%202011-04-30%20(Apr11)%20OpenOffice/Fixedasset.ods'#$Schedule.$C$79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79]&gt;0;['file:///C:/Users/acartwright/Personal/diy/GB%20Accounts/GB%20Accounts%202011/GB%20Accounts%20Company%202011-04-30%20(Apr11)%20OpenOffice/Fixedasset.ods'#$Schedule.$E$79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79]&gt;0;['file:///C:/Users/acartwright/Personal/diy/GB%20Accounts/GB%20Accounts%202011/GB%20Accounts%20Company%202011-04-30%20(Apr11)%20OpenOffice/Fixedasset.ods'#$Schedule.$Q$79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80]&gt;0;['file:///C:/Users/acartwright/Personal/diy/GB%20Accounts/GB%20Accounts%202011/GB%20Accounts%20Company%202011-04-30%20(Apr11)%20OpenOffice/Fixedasset.ods'#$Schedule.$B$80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80]&gt;0;['file:///C:/Users/acartwright/Personal/diy/GB%20Accounts/GB%20Accounts%202011/GB%20Accounts%20Company%202011-04-30%20(Apr11)%20OpenOffice/Fixedasset.ods'#$Schedule.$C$80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80]&gt;0;['file:///C:/Users/acartwright/Personal/diy/GB%20Accounts/GB%20Accounts%202011/GB%20Accounts%20Company%202011-04-30%20(Apr11)%20OpenOffice/Fixedasset.ods'#$Schedule.$E$80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80]&gt;0;['file:///C:/Users/acartwright/Personal/diy/GB%20Accounts/GB%20Accounts%202011/GB%20Accounts%20Company%202011-04-30%20(Apr11)%20OpenOffice/Fixedasset.ods'#$Schedule.$Q$80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81]&gt;0;['file:///C:/Users/acartwright/Personal/diy/GB%20Accounts/GB%20Accounts%202011/GB%20Accounts%20Company%202011-04-30%20(Apr11)%20OpenOffice/Fixedasset.ods'#$Schedule.$B$81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81]&gt;0;['file:///C:/Users/acartwright/Personal/diy/GB%20Accounts/GB%20Accounts%202011/GB%20Accounts%20Company%202011-04-30%20(Apr11)%20OpenOffice/Fixedasset.ods'#$Schedule.$C$81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81]&gt;0;['file:///C:/Users/acartwright/Personal/diy/GB%20Accounts/GB%20Accounts%202011/GB%20Accounts%20Company%202011-04-30%20(Apr11)%20OpenOffice/Fixedasset.ods'#$Schedule.$E$81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81]&gt;0;['file:///C:/Users/acartwright/Personal/diy/GB%20Accounts/GB%20Accounts%202011/GB%20Accounts%20Company%202011-04-30%20(Apr11)%20OpenOffice/Fixedasset.ods'#$Schedule.$Q$81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82]&gt;0;['file:///C:/Users/acartwright/Personal/diy/GB%20Accounts/GB%20Accounts%202011/GB%20Accounts%20Company%202011-04-30%20(Apr11)%20OpenOffice/Fixedasset.ods'#$Schedule.$B$82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82]&gt;0;['file:///C:/Users/acartwright/Personal/diy/GB%20Accounts/GB%20Accounts%202011/GB%20Accounts%20Company%202011-04-30%20(Apr11)%20OpenOffice/Fixedasset.ods'#$Schedule.$C$82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82]&gt;0;['file:///C:/Users/acartwright/Personal/diy/GB%20Accounts/GB%20Accounts%202011/GB%20Accounts%20Company%202011-04-30%20(Apr11)%20OpenOffice/Fixedasset.ods'#$Schedule.$E$82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82]&gt;0;['file:///C:/Users/acartwright/Personal/diy/GB%20Accounts/GB%20Accounts%202011/GB%20Accounts%20Company%202011-04-30%20(Apr11)%20OpenOffice/Fixedasset.ods'#$Schedule.$Q$82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80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309" table:formula="of:=[.E5]" office:value-type="date" office:date-value="2010-05-01">
            <text:p>01-May-10</text:p>
          </table:table-cell>
          <table:table-cell table:style-name="ce309" table:formula="of:=[.H5]" office:value-type="date" office:date-value="2011-04-30">
            <text:p>30-Apr-11</text:p>
          </table:table-cell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86]&gt;0;['file:///C:/Users/acartwright/Personal/diy/GB%20Accounts/GB%20Accounts%202011/GB%20Accounts%20Company%202011-04-30%20(Apr11)%20OpenOffice/Fixedasset.ods'#$Schedule.$B$86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86]&gt;0;['file:///C:/Users/acartwright/Personal/diy/GB%20Accounts/GB%20Accounts%202011/GB%20Accounts%20Company%202011-04-30%20(Apr11)%20OpenOffice/Fixedasset.ods'#$Schedule.$C$86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86]&gt;0;['file:///C:/Users/acartwright/Personal/diy/GB%20Accounts/GB%20Accounts%202011/GB%20Accounts%20Company%202011-04-30%20(Apr11)%20OpenOffice/Fixedasset.ods'#$Schedule.$E$86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86]&gt;0;['file:///C:/Users/acartwright/Personal/diy/GB%20Accounts/GB%20Accounts%202011/GB%20Accounts%20Company%202011-04-30%20(Apr11)%20OpenOffice/Fixedasset.ods'#$Schedule.$Q$86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87]&gt;0;['file:///C:/Users/acartwright/Personal/diy/GB%20Accounts/GB%20Accounts%202011/GB%20Accounts%20Company%202011-04-30%20(Apr11)%20OpenOffice/Fixedasset.ods'#$Schedule.$B$87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87]&gt;0;['file:///C:/Users/acartwright/Personal/diy/GB%20Accounts/GB%20Accounts%202011/GB%20Accounts%20Company%202011-04-30%20(Apr11)%20OpenOffice/Fixedasset.ods'#$Schedule.$C$87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87]&gt;0;['file:///C:/Users/acartwright/Personal/diy/GB%20Accounts/GB%20Accounts%202011/GB%20Accounts%20Company%202011-04-30%20(Apr11)%20OpenOffice/Fixedasset.ods'#$Schedule.$E$87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87]&gt;0;['file:///C:/Users/acartwright/Personal/diy/GB%20Accounts/GB%20Accounts%202011/GB%20Accounts%20Company%202011-04-30%20(Apr11)%20OpenOffice/Fixedasset.ods'#$Schedule.$Q$87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8">
          <table:table-cell table:style-name="ce278" table:formula="of:=IF(['file:///C:/Users/acartwright/Personal/diy/GB%20Accounts/GB%20Accounts%202011/GB%20Accounts%20Company%202011-04-30%20(Apr11)%20OpenOffice/Fixedasset.ods'#$Schedule.$E$88]&gt;0;['file:///C:/Users/acartwright/Personal/diy/GB%20Accounts/GB%20Accounts%202011/GB%20Accounts%20Company%202011-04-30%20(Apr11)%20OpenOffice/Fixedasset.ods'#$Schedule.$B$88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88]&gt;0;['file:///C:/Users/acartwright/Personal/diy/GB%20Accounts/GB%20Accounts%202011/GB%20Accounts%20Company%202011-04-30%20(Apr11)%20OpenOffice/Fixedasset.ods'#$Schedule.$C$88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88]&gt;0;['file:///C:/Users/acartwright/Personal/diy/GB%20Accounts/GB%20Accounts%202011/GB%20Accounts%20Company%202011-04-30%20(Apr11)%20OpenOffice/Fixedasset.ods'#$Schedule.$E$88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88]&gt;0;['file:///C:/Users/acartwright/Personal/diy/GB%20Accounts/GB%20Accounts%202011/GB%20Accounts%20Company%202011-04-30%20(Apr11)%20OpenOffice/Fixedasset.ods'#$Schedule.$Q$88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89]&gt;0;['file:///C:/Users/acartwright/Personal/diy/GB%20Accounts/GB%20Accounts%202011/GB%20Accounts%20Company%202011-04-30%20(Apr11)%20OpenOffice/Fixedasset.ods'#$Schedule.$B$89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89]&gt;0;['file:///C:/Users/acartwright/Personal/diy/GB%20Accounts/GB%20Accounts%202011/GB%20Accounts%20Company%202011-04-30%20(Apr11)%20OpenOffice/Fixedasset.ods'#$Schedule.$C$89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89]&gt;0;['file:///C:/Users/acartwright/Personal/diy/GB%20Accounts/GB%20Accounts%202011/GB%20Accounts%20Company%202011-04-30%20(Apr11)%20OpenOffice/Fixedasset.ods'#$Schedule.$E$89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89]&gt;0;['file:///C:/Users/acartwright/Personal/diy/GB%20Accounts/GB%20Accounts%202011/GB%20Accounts%20Company%202011-04-30%20(Apr11)%20OpenOffice/Fixedasset.ods'#$Schedule.$Q$89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90]&gt;0;['file:///C:/Users/acartwright/Personal/diy/GB%20Accounts/GB%20Accounts%202011/GB%20Accounts%20Company%202011-04-30%20(Apr11)%20OpenOffice/Fixedasset.ods'#$Schedule.$B$90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90]&gt;0;['file:///C:/Users/acartwright/Personal/diy/GB%20Accounts/GB%20Accounts%202011/GB%20Accounts%20Company%202011-04-30%20(Apr11)%20OpenOffice/Fixedasset.ods'#$Schedule.$C$90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90]&gt;0;['file:///C:/Users/acartwright/Personal/diy/GB%20Accounts/GB%20Accounts%202011/GB%20Accounts%20Company%202011-04-30%20(Apr11)%20OpenOffice/Fixedasset.ods'#$Schedule.$E$90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90]&gt;0;['file:///C:/Users/acartwright/Personal/diy/GB%20Accounts/GB%20Accounts%202011/GB%20Accounts%20Company%202011-04-30%20(Apr11)%20OpenOffice/Fixedasset.ods'#$Schedule.$Q$90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91]&gt;0;['file:///C:/Users/acartwright/Personal/diy/GB%20Accounts/GB%20Accounts%202011/GB%20Accounts%20Company%202011-04-30%20(Apr11)%20OpenOffice/Fixedasset.ods'#$Schedule.$B$91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91]&gt;0;['file:///C:/Users/acartwright/Personal/diy/GB%20Accounts/GB%20Accounts%202011/GB%20Accounts%20Company%202011-04-30%20(Apr11)%20OpenOffice/Fixedasset.ods'#$Schedule.$C$91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91]&gt;0;['file:///C:/Users/acartwright/Personal/diy/GB%20Accounts/GB%20Accounts%202011/GB%20Accounts%20Company%202011-04-30%20(Apr11)%20OpenOffice/Fixedasset.ods'#$Schedule.$E$91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91]&gt;0;['file:///C:/Users/acartwright/Personal/diy/GB%20Accounts/GB%20Accounts%202011/GB%20Accounts%20Company%202011-04-30%20(Apr11)%20OpenOffice/Fixedasset.ods'#$Schedule.$Q$91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92]&gt;0;['file:///C:/Users/acartwright/Personal/diy/GB%20Accounts/GB%20Accounts%202011/GB%20Accounts%20Company%202011-04-30%20(Apr11)%20OpenOffice/Fixedasset.ods'#$Schedule.$B$92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92]&gt;0;['file:///C:/Users/acartwright/Personal/diy/GB%20Accounts/GB%20Accounts%202011/GB%20Accounts%20Company%202011-04-30%20(Apr11)%20OpenOffice/Fixedasset.ods'#$Schedule.$C$92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92]&gt;0;['file:///C:/Users/acartwright/Personal/diy/GB%20Accounts/GB%20Accounts%202011/GB%20Accounts%20Company%202011-04-30%20(Apr11)%20OpenOffice/Fixedasset.ods'#$Schedule.$E$92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92]&gt;0;['file:///C:/Users/acartwright/Personal/diy/GB%20Accounts/GB%20Accounts%202011/GB%20Accounts%20Company%202011-04-30%20(Apr11)%20OpenOffice/Fixedasset.ods'#$Schedule.$Q$92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93]&gt;0;['file:///C:/Users/acartwright/Personal/diy/GB%20Accounts/GB%20Accounts%202011/GB%20Accounts%20Company%202011-04-30%20(Apr11)%20OpenOffice/Fixedasset.ods'#$Schedule.$B$93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93]&gt;0;['file:///C:/Users/acartwright/Personal/diy/GB%20Accounts/GB%20Accounts%202011/GB%20Accounts%20Company%202011-04-30%20(Apr11)%20OpenOffice/Fixedasset.ods'#$Schedule.$C$93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93]&gt;0;['file:///C:/Users/acartwright/Personal/diy/GB%20Accounts/GB%20Accounts%202011/GB%20Accounts%20Company%202011-04-30%20(Apr11)%20OpenOffice/Fixedasset.ods'#$Schedule.$E$93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93]&gt;0;['file:///C:/Users/acartwright/Personal/diy/GB%20Accounts/GB%20Accounts%202011/GB%20Accounts%20Company%202011-04-30%20(Apr11)%20OpenOffice/Fixedasset.ods'#$Schedule.$Q$93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4"/>
          <table:table-cell table:style-name="ce289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309" table:formula="of:=[.E5]" office:value-type="date" office:date-value="2010-05-01">
            <text:p>01-May-10</text:p>
          </table:table-cell>
          <table:table-cell table:style-name="ce309" table:formula="of:=[.H5]" office:value-type="date" office:date-value="2011-04-30">
            <text:p>30-Apr-11</text:p>
          </table:table-cell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103]&gt;0;['file:///C:/Users/acartwright/Personal/diy/GB%20Accounts/GB%20Accounts%202011/GB%20Accounts%20Company%202011-04-30%20(Apr11)%20OpenOffice/Fixedasset.ods'#$Schedule.$B$103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103]&gt;0;['file:///C:/Users/acartwright/Personal/diy/GB%20Accounts/GB%20Accounts%202011/GB%20Accounts%20Company%202011-04-30%20(Apr11)%20OpenOffice/Fixedasset.ods'#$Schedule.$C$103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103]&gt;0;['file:///C:/Users/acartwright/Personal/diy/GB%20Accounts/GB%20Accounts%202011/GB%20Accounts%20Company%202011-04-30%20(Apr11)%20OpenOffice/Fixedasset.ods'#$Schedule.$E$103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103]&gt;0;['file:///C:/Users/acartwright/Personal/diy/GB%20Accounts/GB%20Accounts%202011/GB%20Accounts%20Company%202011-04-30%20(Apr11)%20OpenOffice/Fixedasset.ods'#$Schedule.$Q$103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104]&gt;0;['file:///C:/Users/acartwright/Personal/diy/GB%20Accounts/GB%20Accounts%202011/GB%20Accounts%20Company%202011-04-30%20(Apr11)%20OpenOffice/Fixedasset.ods'#$Schedule.$B$104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104]&gt;0;['file:///C:/Users/acartwright/Personal/diy/GB%20Accounts/GB%20Accounts%202011/GB%20Accounts%20Company%202011-04-30%20(Apr11)%20OpenOffice/Fixedasset.ods'#$Schedule.$C$104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104]&gt;0;['file:///C:/Users/acartwright/Personal/diy/GB%20Accounts/GB%20Accounts%202011/GB%20Accounts%20Company%202011-04-30%20(Apr11)%20OpenOffice/Fixedasset.ods'#$Schedule.$E$104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104]&gt;0;['file:///C:/Users/acartwright/Personal/diy/GB%20Accounts/GB%20Accounts%202011/GB%20Accounts%20Company%202011-04-30%20(Apr11)%20OpenOffice/Fixedasset.ods'#$Schedule.$Q$104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105]&gt;0;['file:///C:/Users/acartwright/Personal/diy/GB%20Accounts/GB%20Accounts%202011/GB%20Accounts%20Company%202011-04-30%20(Apr11)%20OpenOffice/Fixedasset.ods'#$Schedule.$B$105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105]&gt;0;['file:///C:/Users/acartwright/Personal/diy/GB%20Accounts/GB%20Accounts%202011/GB%20Accounts%20Company%202011-04-30%20(Apr11)%20OpenOffice/Fixedasset.ods'#$Schedule.$C$105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105]&gt;0;['file:///C:/Users/acartwright/Personal/diy/GB%20Accounts/GB%20Accounts%202011/GB%20Accounts%20Company%202011-04-30%20(Apr11)%20OpenOffice/Fixedasset.ods'#$Schedule.$E$105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105]&gt;0;['file:///C:/Users/acartwright/Personal/diy/GB%20Accounts/GB%20Accounts%202011/GB%20Accounts%20Company%202011-04-30%20(Apr11)%20OpenOffice/Fixedasset.ods'#$Schedule.$Q$105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106]&gt;0;['file:///C:/Users/acartwright/Personal/diy/GB%20Accounts/GB%20Accounts%202011/GB%20Accounts%20Company%202011-04-30%20(Apr11)%20OpenOffice/Fixedasset.ods'#$Schedule.$B$106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106]&gt;0;['file:///C:/Users/acartwright/Personal/diy/GB%20Accounts/GB%20Accounts%202011/GB%20Accounts%20Company%202011-04-30%20(Apr11)%20OpenOffice/Fixedasset.ods'#$Schedule.$C$106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106]&gt;0;['file:///C:/Users/acartwright/Personal/diy/GB%20Accounts/GB%20Accounts%202011/GB%20Accounts%20Company%202011-04-30%20(Apr11)%20OpenOffice/Fixedasset.ods'#$Schedule.$E$106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106]&gt;0;['file:///C:/Users/acartwright/Personal/diy/GB%20Accounts/GB%20Accounts%202011/GB%20Accounts%20Company%202011-04-30%20(Apr11)%20OpenOffice/Fixedasset.ods'#$Schedule.$Q$106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10">
          <table:table-cell table:style-name="ce278" table:formula="of:=IF(['file:///C:/Users/acartwright/Personal/diy/GB%20Accounts/GB%20Accounts%202011/GB%20Accounts%20Company%202011-04-30%20(Apr11)%20OpenOffice/Fixedasset.ods'#$Schedule.$E$107]&gt;0;['file:///C:/Users/acartwright/Personal/diy/GB%20Accounts/GB%20Accounts%202011/GB%20Accounts%20Company%202011-04-30%20(Apr11)%20OpenOffice/Fixedasset.ods'#$Schedule.$B$107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107]&gt;0;['file:///C:/Users/acartwright/Personal/diy/GB%20Accounts/GB%20Accounts%202011/GB%20Accounts%20Company%202011-04-30%20(Apr11)%20OpenOffice/Fixedasset.ods'#$Schedule.$C$107];&quot; &quot;)" office:value-type="string" office:string-value=" ">
            <text:p><text:s/></text:p>
          </table:table-cell>
          <table:table-cell table:style-name="ce231"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107]&gt;0;['file:///C:/Users/acartwright/Personal/diy/GB%20Accounts/GB%20Accounts%202011/GB%20Accounts%20Company%202011-04-30%20(Apr11)%20OpenOffice/Fixedasset.ods'#$Schedule.$E$107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107]&gt;0;['file:///C:/Users/acartwright/Personal/diy/GB%20Accounts/GB%20Accounts%202011/GB%20Accounts%20Company%202011-04-30%20(Apr11)%20OpenOffice/Fixedasset.ods'#$Schedule.$Q$107];&quot; &quot;)" office:value-type="string" office:string-value=" ">
            <text:p><text:s/>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303" office:value-type="string" table:number-columns-spanned="2" table:number-rows-spanned="1">
            <text:p>Total Capital Expenditure between</text:p>
          </table:table-cell>
          <table:covered-table-cell/>
          <table:table-cell table:style-name="ce279" table:formula="of:=[.E5]" office:value-type="date" office:date-value="2010-05-01">
            <text:p>01-May-10</text:p>
          </table:table-cell>
          <table:table-cell table:style-name="ce319" table:formula="of:=[.H5]" office:value-type="date" office:date-value="2011-04-30">
            <text:p>30-Apr-11</text:p>
          </table:table-cell>
          <table:table-cell table:style-name="ce329" table:formula="of:=SUM([.F48:.F78])" office:value-type="float" office:value="0">
            <text:p>0</text:p>
          </table:table-cell>
          <table:table-cell table:style-name="ce321"/>
          <table:table-cell table:style-name="ce324"/>
          <table:table-cell table:style-name="ce328" table:formula="of:=SUM([.I48:.I78])" office:value-type="float" office:value="0">
            <text:p>0</text:p>
          </table:table-cell>
          <table:table-cell table:style-name="ce321"/>
          <table:table-cell table:style-name="ce328" table:formula="of:=[.I79]" office:value-type="float" office:value="0">
            <text:p>0</text:p>
          </table:table-cell>
          <table:table-cell table:style-name="ce281"/>
          <table:table-cell table:style-name="ce231" table:number-columns-repeated="1012"/>
        </table:table-row>
        <table:table-row table:style-name="ro10">
          <table:table-cell table:style-name="ce274"/>
          <table:table-cell table:style-name="ce281" table:number-columns-repeated="4"/>
          <table:table-cell table:style-name="ce321" table:number-columns-repeated="2"/>
          <table:table-cell table:style-name="ce324"/>
          <table:table-cell table:style-name="ce281"/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8">
          <table:table-cell table:style-name="ce274"/>
          <table:table-cell table:style-name="ce304" table:number-columns-spanned="2" table:number-rows-spanned="1"/>
          <table:covered-table-cell/>
          <table:table-cell table:style-name="ce281" table:number-columns-repeated="2"/>
          <table:table-cell table:style-name="ce326" office:value-type="string" table:number-columns-spanned="1" table:number-rows-spanned="2">
            <text:p>Capital Expenditure</text:p>
          </table:table-cell>
          <table:table-cell table:style-name="ce321"/>
          <table:table-cell table:style-name="ce324"/>
          <table:table-cell table:style-name="ce326" office:value-type="string" table:number-columns-spanned="1" table:number-rows-spanned="2">
            <text:p>Writing Down Allowances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8">
          <table:table-cell table:style-name="ce281"/>
          <table:table-cell table:style-name="ce300" office:value-type="string" table:number-columns-spanned="2" table:number-rows-spanned="1">
            <text:p>WRITING DOWN ALLOWANCES</text:p>
          </table:table-cell>
          <table:covered-table-cell/>
          <table:table-cell table:style-name="ce281"/>
          <table:table-cell table:style-name="ce298"/>
          <table:covered-table-cell/>
          <table:table-cell table:style-name="ce321"/>
          <table:table-cell table:style-name="ce324"/>
          <table:covered-table-cell/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27">
          <table:table-cell table:style-name="ce281"/>
          <table:table-cell table:style-name="ce301"/>
          <table:table-cell table:style-name="ce281" table:number-columns-repeated="2"/>
          <table:table-cell table:style-name="ce298"/>
          <table:table-cell table:style-name="ce327" office:value-type="string">
            <text:p>£</text:p>
          </table:table-cell>
          <table:table-cell table:style-name="ce321"/>
          <table:table-cell table:style-name="ce324"/>
          <table:table-cell table:style-name="ce341" office:value-type="string">
            <text:p>£</text:p>
          </table:table-cell>
          <table:table-cell table:style-name="ce321" table:number-columns-repeated="2"/>
          <table:table-cell table:style-name="ce281"/>
          <table:table-cell table:style-name="ce231" table:number-columns-repeated="1012"/>
        </table:table-row>
        <table:table-row table:style-name="ro8">
          <table:table-cell table:style-name="ce282" office:value-type="string">
            <text:p>Note 2</text:p>
          </table:table-cell>
          <table:table-cell table:style-name="ce280" office:value-type="string" table:number-columns-spanned="2" table:number-rows-spanned="1">
            <text:p>Expenditure on Cars between</text:p>
          </table:table-cell>
          <table:covered-table-cell/>
          <table:table-cell table:style-name="ce310" table:formula="of:=[.E5]" office:value-type="date" office:date-value="2010-05-01">
            <text:p>01-May-10</text:p>
          </table:table-cell>
          <table:table-cell table:style-name="ce310" table:formula="of:=[.H5]" office:value-type="date" office:date-value="2011-04-30">
            <text:p>30-Apr-11</text:p>
          </table:table-cell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cartwright/Personal/diy/GB%20Accounts/GB%20Accounts%202011/GB%20Accounts%20Company%202011-04-30%20(Apr11)%20OpenOffice/Fixedasset.ods'#$Schedule.$E$97]&gt;0;['file:///C:/Users/acartwright/Personal/diy/GB%20Accounts/GB%20Accounts%202011/GB%20Accounts%20Company%202011-04-30%20(Apr11)%20OpenOffice/Fixedasset.ods'#$Schedule.$B$97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97]&gt;0;['file:///C:/Users/acartwright/Personal/diy/GB%20Accounts/GB%20Accounts%202011/GB%20Accounts%20Company%202011-04-30%20(Apr11)%20OpenOffice/Fixedasset.ods'#$Schedule.$C$97];&quot; &quot;)" office:value-type="string" office:string-value=" ">
            <text:p><text:s/></text:p>
          </table:table-cell>
          <table:table-cell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97]&gt;0;['file:///C:/Users/acartwright/Personal/diy/GB%20Accounts/GB%20Accounts%202011/GB%20Accounts%20Company%202011-04-30%20(Apr11)%20OpenOffice/Fixedasset.ods'#$Schedule.$E$97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97]&gt;0;['file:///C:/Users/acartwright/Personal/diy/GB%20Accounts/GB%20Accounts%202011/GB%20Accounts%20Company%202011-04-30%20(Apr11)%20OpenOffice/Fixedasset.ods'#$Schedule.$R$97];&quot; &quot;)" office:value-type="string" office:string-value=" ">
            <text:p><text:s/></text:p>
          </table:table-cell>
          <table:table-cell table:style-name="ce321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cartwright/Personal/diy/GB%20Accounts/GB%20Accounts%202011/GB%20Accounts%20Company%202011-04-30%20(Apr11)%20OpenOffice/Fixedasset.ods'#$Schedule.$E$98]&gt;0;['file:///C:/Users/acartwright/Personal/diy/GB%20Accounts/GB%20Accounts%202011/GB%20Accounts%20Company%202011-04-30%20(Apr11)%20OpenOffice/Fixedasset.ods'#$Schedule.$B$98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98]&gt;0;['file:///C:/Users/acartwright/Personal/diy/GB%20Accounts/GB%20Accounts%202011/GB%20Accounts%20Company%202011-04-30%20(Apr11)%20OpenOffice/Fixedasset.ods'#$Schedule.$C$98];&quot; &quot;)" office:value-type="string" office:string-value=" ">
            <text:p><text:s/></text:p>
          </table:table-cell>
          <table:table-cell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98]&gt;0;['file:///C:/Users/acartwright/Personal/diy/GB%20Accounts/GB%20Accounts%202011/GB%20Accounts%20Company%202011-04-30%20(Apr11)%20OpenOffice/Fixedasset.ods'#$Schedule.$E$98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98]&gt;0;['file:///C:/Users/acartwright/Personal/diy/GB%20Accounts/GB%20Accounts%202011/GB%20Accounts%20Company%202011-04-30%20(Apr11)%20OpenOffice/Fixedasset.ods'#$Schedule.$R$98];&quot; &quot;)" office:value-type="string" office:string-value=" ">
            <text:p><text:s/></text:p>
          </table:table-cell>
          <table:table-cell table:style-name="ce321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cartwright/Personal/diy/GB%20Accounts/GB%20Accounts%202011/GB%20Accounts%20Company%202011-04-30%20(Apr11)%20OpenOffice/Fixedasset.ods'#$Schedule.$E$99]&gt;0;['file:///C:/Users/acartwright/Personal/diy/GB%20Accounts/GB%20Accounts%202011/GB%20Accounts%20Company%202011-04-30%20(Apr11)%20OpenOffice/Fixedasset.ods'#$Schedule.$B$99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99]&gt;0;['file:///C:/Users/acartwright/Personal/diy/GB%20Accounts/GB%20Accounts%202011/GB%20Accounts%20Company%202011-04-30%20(Apr11)%20OpenOffice/Fixedasset.ods'#$Schedule.$C$99];&quot; &quot;)" office:value-type="string" office:string-value=" ">
            <text:p><text:s/></text:p>
          </table:table-cell>
          <table:table-cell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99]&gt;0;['file:///C:/Users/acartwright/Personal/diy/GB%20Accounts/GB%20Accounts%202011/GB%20Accounts%20Company%202011-04-30%20(Apr11)%20OpenOffice/Fixedasset.ods'#$Schedule.$E$99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99]&gt;0;['file:///C:/Users/acartwright/Personal/diy/GB%20Accounts/GB%20Accounts%202011/GB%20Accounts%20Company%202011-04-30%20(Apr11)%20OpenOffice/Fixedasset.ods'#$Schedule.$R$99];&quot; &quot;)" office:value-type="string" office:string-value=" ">
            <text:p><text:s/></text:p>
          </table:table-cell>
          <table:table-cell table:style-name="ce321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cartwright/Personal/diy/GB%20Accounts/GB%20Accounts%202011/GB%20Accounts%20Company%202011-04-30%20(Apr11)%20OpenOffice/Fixedasset.ods'#$Schedule.$E$100]&gt;0;['file:///C:/Users/acartwright/Personal/diy/GB%20Accounts/GB%20Accounts%202011/GB%20Accounts%20Company%202011-04-30%20(Apr11)%20OpenOffice/Fixedasset.ods'#$Schedule.$B$100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100]&gt;0;['file:///C:/Users/acartwright/Personal/diy/GB%20Accounts/GB%20Accounts%202011/GB%20Accounts%20Company%202011-04-30%20(Apr11)%20OpenOffice/Fixedasset.ods'#$Schedule.$C$100];&quot; &quot;)" office:value-type="string" office:string-value=" ">
            <text:p><text:s/></text:p>
          </table:table-cell>
          <table:table-cell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100]&gt;0;['file:///C:/Users/acartwright/Personal/diy/GB%20Accounts/GB%20Accounts%202011/GB%20Accounts%20Company%202011-04-30%20(Apr11)%20OpenOffice/Fixedasset.ods'#$Schedule.$E$100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100]&gt;0;['file:///C:/Users/acartwright/Personal/diy/GB%20Accounts/GB%20Accounts%202011/GB%20Accounts%20Company%202011-04-30%20(Apr11)%20OpenOffice/Fixedasset.ods'#$Schedule.$R$100];&quot; &quot;)" office:value-type="string" office:string-value=" ">
            <text:p><text:s/></text:p>
          </table:table-cell>
          <table:table-cell table:style-name="ce321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cartwright/Personal/diy/GB%20Accounts/GB%20Accounts%202011/GB%20Accounts%20Company%202011-04-30%20(Apr11)%20OpenOffice/Fixedasset.ods'#$Schedule.$E$101]&gt;0;['file:///C:/Users/acartwright/Personal/diy/GB%20Accounts/GB%20Accounts%202011/GB%20Accounts%20Company%202011-04-30%20(Apr11)%20OpenOffice/Fixedasset.ods'#$Schedule.$B$101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1/GB%20Accounts%20Company%202011-04-30%20(Apr11)%20OpenOffice/Fixedasset.ods'#$Schedule.$E$101]&gt;0;['file:///C:/Users/acartwright/Personal/diy/GB%20Accounts/GB%20Accounts%202011/GB%20Accounts%20Company%202011-04-30%20(Apr11)%20OpenOffice/Fixedasset.ods'#$Schedule.$C$101];&quot; &quot;)" office:value-type="string" office:string-value=" ">
            <text:p><text:s/></text:p>
          </table:table-cell>
          <table:table-cell table:number-columns-repeated="2"/>
          <table:table-cell table:style-name="ce318"/>
          <table:table-cell table:style-name="ce328" table:formula="of:=IF(['file:///C:/Users/acartwright/Personal/diy/GB%20Accounts/GB%20Accounts%202011/GB%20Accounts%20Company%202011-04-30%20(Apr11)%20OpenOffice/Fixedasset.ods'#$Schedule.$E$101]&gt;0;['file:///C:/Users/acartwright/Personal/diy/GB%20Accounts/GB%20Accounts%202011/GB%20Accounts%20Company%202011-04-30%20(Apr11)%20OpenOffice/Fixedasset.ods'#$Schedule.$E$101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2" table:formula="of:=IF(['file:///C:/Users/acartwright/Personal/diy/GB%20Accounts/GB%20Accounts%202011/GB%20Accounts%20Company%202011-04-30%20(Apr11)%20OpenOffice/Fixedasset.ods'#$Schedule.$E$101]&gt;0;['file:///C:/Users/acartwright/Personal/diy/GB%20Accounts/GB%20Accounts%202011/GB%20Accounts%20Company%202011-04-30%20(Apr11)%20OpenOffice/Fixedasset.ods'#$Schedule.$R$101];&quot; &quot;)" office:value-type="string" office:string-value=" ">
            <text:p><text:s/></text:p>
          </table:table-cell>
          <table:table-cell table:style-name="ce321" table:number-columns-repeated="2"/>
          <table:table-cell table:style-name="ce286"/>
          <table:table-cell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305" office:value-type="string" table:number-columns-spanned="2" table:number-rows-spanned="1">
            <text:p>Writing Down Allowance on Cars bought</text:p>
          </table:table-cell>
          <table:covered-table-cell/>
          <table:table-cell table:style-name="ce311" table:formula="of:=[.E5]" office:value-type="date" office:date-value="2010-05-01">
            <text:p>01-May-10</text:p>
          </table:table-cell>
          <table:table-cell table:style-name="ce311" table:formula="of:=[.H5]" office:value-type="date" office:date-value="2011-04-30">
            <text:p>30-Apr-11</text:p>
          </table:table-cell>
          <table:table-cell table:style-name="ce330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321"/>
          <table:table-cell table:style-name="ce354" table:formula="of:=SUM([.I84:.I90])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95"/>
          <table:table-cell table:style-name="ce286" table:number-columns-repeated="2"/>
          <table:table-cell table:style-name="ce288"/>
          <table:table-cell table:style-name="ce325"/>
          <table:table-cell table:style-name="ce321"/>
          <table:table-cell table:style-name="ce324"/>
          <table:table-cell table:style-name="ce321" table:number-columns-repeated="3"/>
          <table:table-cell table:style-name="ce286"/>
          <table:table-cell table:number-columns-repeated="1012"/>
        </table:table-row>
        <table:table-row table:style-name="ro10">
          <table:table-cell table:style-name="ce283" office:value-type="string">
            <text:p>Note 3</text:p>
          </table:table-cell>
          <table:table-cell table:style-name="ce295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20" table:formula="of:=[.E5]" office:value-type="date" office:date-value="2010-05-01">
            <text:p>01-May-10</text:p>
          </table:table-cell>
          <table:table-cell table:style-name="ce331" table:formula="of:=[$Admin.G6]/100" office:value-type="percentage" office:value="0.2">
            <text:p>20%</text:p>
          </table:table-cell>
          <table:table-cell table:style-name="ce321"/>
          <table:table-cell table:style-name="ce324"/>
          <table:table-cell table:style-name="ce321" table:number-columns-repeated="3"/>
          <table:table-cell table:style-name="ce281"/>
          <table:table-cell table:style-name="ce231" table:number-columns-repeated="1012"/>
        </table:table-row>
        <table:table-row table:style-name="ro10">
          <table:table-cell table:style-name="ce272"/>
          <table:table-cell table:style-name="ce294" office:value-type="string" table:number-columns-spanned="2" table:number-rows-spanned="1">
            <text:p>Plant &amp; Machinery purchased prior to</text:p>
          </table:table-cell>
          <table:covered-table-cell/>
          <table:table-cell table:style-name="ce312" table:formula="of:=[.E5]" office:value-type="date" office:date-value="2010-05-01">
            <text:p>01-May-10</text:p>
          </table:table-cell>
          <table:table-cell table:style-name="ce286"/>
          <table:table-cell table:style-name="ce297"/>
          <table:table-cell table:style-name="ce321"/>
          <table:table-cell table:style-name="ce324"/>
          <table:table-cell table:formula="of:=IF(['file:///C:/Users/acartwright/Personal/diy/GB%20Accounts/GB%20Accounts%202011/GB%20Accounts%20Company%202011-04-30%20(Apr11)%20OpenOffice/Fixedasset.ods'#$Schedule.$R$22]&gt;0;['file:///C:/Users/acartwright/Personal/diy/GB%20Accounts/GB%20Accounts%202011/GB%20Accounts%20Company%202011-04-30%20(Apr11)%20OpenOffice/Fixedasset.ods'#$Schedule.$R$22];&quot; &quot;)" office:value-type="string" office:string-value=" ">
            <text:p><text:s/></text:p>
          </table:table-cell>
          <table:table-cell table:style-name="ce321" table:number-columns-repeated="2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94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312" table:formula="of:=[.E5]" office:value-type="date" office:date-value="2010-05-01">
            <text:p>01-May-10</text:p>
          </table:table-cell>
          <table:table-cell table:style-name="ce286"/>
          <table:table-cell table:style-name="ce297"/>
          <table:table-cell table:style-name="ce321"/>
          <table:table-cell table:style-name="ce324"/>
          <table:table-cell table:formula="of:=IF(['file:///C:/Users/acartwright/Personal/diy/GB%20Accounts/GB%20Accounts%202011/GB%20Accounts%20Company%202011-04-30%20(Apr11)%20OpenOffice/Fixedasset.ods'#$Schedule.$R$30]&gt;0;['file:///C:/Users/acartwright/Personal/diy/GB%20Accounts/GB%20Accounts%202011/GB%20Accounts%20Company%202011-04-30%20(Apr11)%20OpenOffice/Fixedasset.ods'#$Schedule.$R$30];&quot; &quot;)" office:value-type="string" office:string-value=" ">
            <text:p><text:s/></text:p>
          </table:table-cell>
          <table:table-cell table:style-name="ce321" table:number-columns-repeated="2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94" office:value-type="string" table:number-columns-spanned="2" table:number-rows-spanned="1">
            <text:p>Computer Equipment purchased prior to</text:p>
          </table:table-cell>
          <table:covered-table-cell/>
          <table:table-cell table:style-name="ce312" table:formula="of:=[.E5]" office:value-type="date" office:date-value="2010-05-01">
            <text:p>01-May-10</text:p>
          </table:table-cell>
          <table:table-cell table:style-name="ce286"/>
          <table:table-cell table:style-name="ce297"/>
          <table:table-cell table:style-name="ce321"/>
          <table:table-cell table:style-name="ce324"/>
          <table:table-cell table:formula="of:=IF(['file:///C:/Users/acartwright/Personal/diy/GB%20Accounts/GB%20Accounts%202011/GB%20Accounts%20Company%202011-04-30%20(Apr11)%20OpenOffice/Fixedasset.ods'#$Schedule.$R$41]&gt;0;['file:///C:/Users/acartwright/Personal/diy/GB%20Accounts/GB%20Accounts%202011/GB%20Accounts%20Company%202011-04-30%20(Apr11)%20OpenOffice/Fixedasset.ods'#$Schedule.$R$41];&quot; &quot;)" office:value-type="string" office:string-value=" ">
            <text:p><text:s/></text:p>
          </table:table-cell>
          <table:table-cell table:style-name="ce321" table:number-columns-repeated="2"/>
          <table:table-cell table:style-name="ce286"/>
          <table:table-cell table:number-columns-repeated="1012"/>
        </table:table-row>
        <table:table-row table:style-name="ro10">
          <table:table-cell table:style-name="ce273"/>
          <table:table-cell table:style-name="ce294" office:value-type="string" table:number-columns-spanned="2" table:number-rows-spanned="1">
            <text:p>Motor Vehicles purchased prior to</text:p>
          </table:table-cell>
          <table:covered-table-cell/>
          <table:table-cell table:style-name="ce312" table:formula="of:=[.E5]" office:value-type="date" office:date-value="2010-05-01">
            <text:p>01-May-10</text:p>
          </table:table-cell>
          <table:table-cell table:style-name="ce286"/>
          <table:table-cell table:style-name="ce297"/>
          <table:table-cell table:style-name="ce321"/>
          <table:table-cell table:style-name="ce324"/>
          <table:table-cell table:formula="of:=IF(['file:///C:/Users/acartwright/Personal/diy/GB%20Accounts/GB%20Accounts%202011/GB%20Accounts%20Company%202011-04-30%20(Apr11)%20OpenOffice/Fixedasset.ods'#$Schedule.$R$55]&gt;0;['file:///C:/Users/acartwright/Personal/diy/GB%20Accounts/GB%20Accounts%202011/GB%20Accounts%20Company%202011-04-30%20(Apr11)%20OpenOffice/Fixedasset.ods'#$Schedule.$R$55];&quot; &quot;)" office:value-type="string" office:string-value=" ">
            <text:p><text:s/></text:p>
          </table:table-cell>
          <table:table-cell table:style-name="ce321"/>
          <table:table-cell table:style-name="ce286" table:number-columns-repeated="2"/>
          <table:table-cell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4"/>
          <table:table-cell table:style-name="ce321"/>
          <table:table-cell table:style-name="ce324"/>
          <table:table-cell table:style-name="ce321" table:number-columns-repeated="3"/>
          <table:table-cell table:style-name="ce286"/>
          <table:table-cell table:number-columns-repeated="1012"/>
        </table:table-row>
        <table:table-row table:style-name="ro8">
          <table:table-cell table:style-name="ce284"/>
          <table:table-cell table:style-name="ce295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20" table:formula="of:=[.E5]" office:value-type="date" office:date-value="2010-05-01">
            <text:p>01-May-10</text:p>
          </table:table-cell>
          <table:table-cell table:style-name="ce331" table:formula="of:=[.F93]" office:value-type="percentage" office:value="0.2">
            <text:p>20%</text:p>
          </table:table-cell>
          <table:table-cell table:style-name="ce321"/>
          <table:table-cell table:style-name="ce324"/>
          <table:table-cell table:style-name="ce334"/>
          <table:table-cell table:style-name="ce321"/>
          <table:table-cell table:style-name="ce328" table:formula="of:=SUM([.I93:.I98])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95" table:number-columns-spanned="3" table:number-rows-spanned="1"/>
          <table:covered-table-cell table:number-columns-repeated="2"/>
          <table:table-cell table:style-name="ce279" table:number-columns-repeated="2"/>
          <table:table-cell table:style-name="ce321"/>
          <table:table-cell table:style-name="ce324"/>
          <table:table-cell table:style-name="ce321" table:formula="of:=IF(['file:///C:/Users/acartwright/Personal/diy/GB%20Accounts/GB%20Accounts%202011/GB%20Accounts%20Company%202011-04-30%20(Apr11)%20OpenOffice/Fixedasset.ods'#$Schedule.$W$1]&gt;0;['file:///C:/Users/acartwright/Personal/diy/GB%20Accounts/GB%20Accounts%202011/GB%20Accounts%20Company%202011-04-30%20(Apr11)%20OpenOffice/Fixedasset.ods'#$Schedule.$Z$1]-['file:///C:/Users/acartwright/Personal/diy/GB%20Accounts/GB%20Accounts%202011/GB%20Accounts%20Company%202011-04-30%20(Apr11)%20OpenOffice/Fixedasset.ods'#$Schedule.$Y$1];&quot; &quot;)" office:value-type="string" office:string-value=" ">
            <text:p><text:s/></text:p>
          </table:table-cell>
          <table:table-cell table:style-name="ce321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82" office:value-type="string">
            <text:p>Note 4</text:p>
          </table:table-cell>
          <table:table-cell table:style-name="ce295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20" table:formula="of:=[.E5]" office:value-type="date" office:date-value="2010-05-01">
            <text:p>01-May-10</text:p>
          </table:table-cell>
          <table:table-cell table:style-name="ce320" table:formula="of:=[.H5]" office:value-type="date" office:date-value="2011-04-30">
            <text:p>30-Apr-11</text:p>
          </table:table-cell>
          <table:table-cell table:style-name="ce334" table:number-columns-repeated="3"/>
          <table:table-cell table:style-name="ce321"/>
          <table:table-cell table:style-name="ce354" table:formula="of:=SUM([.I100:.I101])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84"/>
          <table:table-cell table:style-name="ce286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6"/>
          <table:table-cell table:number-columns-repeated="1012"/>
        </table:table-row>
        <table:table-row table:style-name="ro25">
          <table:table-cell table:style-name="ce284"/>
          <table:table-cell table:style-name="ce299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99" table:number-columns-repeated="3"/>
          <table:table-cell table:style-name="ce321"/>
          <table:table-cell table:style-name="ce355" table:formula="of:=[.K79]+[.K99]+[.K91]-[.K102]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84"/>
          <table:table-cell table:style-name="ce286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6"/>
          <table:table-cell table:number-columns-repeated="1012"/>
        </table:table-row>
        <table:table-row table:style-name="ro10" table:number-rows-repeated="6543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13" table:protected="true">
        <table:table-column table:style-name="co68" table:default-cell-style-name="ce240"/>
        <table:table-column table:style-name="co65" table:number-columns-repeated="2" table:default-cell-style-name="ce240"/>
        <table:table-column table:style-name="co67" table:default-cell-style-name="ce240"/>
        <table:table-column table:style-name="co65" table:number-columns-repeated="2" table:default-cell-style-name="ce240"/>
        <table:table-column table:style-name="co67" table:default-cell-style-name="ce240"/>
        <table:table-column table:style-name="co65" table:number-columns-repeated="3" table:default-cell-style-name="ce240"/>
        <table:table-column table:style-name="co69" table:default-cell-style-name="ce240"/>
        <table:table-column table:style-name="co65" table:number-columns-repeated="3" table:default-cell-style-name="ce240"/>
        <table:table-column table:style-name="co67" table:default-cell-style-name="ce240"/>
        <table:table-column table:style-name="co65" table:number-columns-repeated="2" table:default-cell-style-name="ce240"/>
        <table:table-column table:style-name="co67" table:default-cell-style-name="ce240"/>
        <table:table-column table:style-name="co65" table:number-columns-repeated="5" table:default-cell-style-name="ce240"/>
        <table:table-column table:style-name="co1" table:default-cell-style-name="ce240"/>
        <table:table-column table:style-name="co70" table:default-cell-style-name="ce240"/>
        <table:table-column table:style-name="co65" table:number-columns-repeated="4" table:default-cell-style-name="ce240"/>
        <table:table-column table:style-name="co1" table:default-cell-style-name="ce240"/>
        <table:table-column table:style-name="co65" table:number-columns-repeated="2" table:default-cell-style-name="ce240"/>
        <table:table-column table:style-name="co68" table:default-cell-style-name="ce240"/>
        <table:table-column table:style-name="co52" table:default-cell-style-name="ce240"/>
        <table:table-column table:style-name="co65" table:number-columns-repeated="9" table:default-cell-style-name="ce240"/>
        <table:table-column table:style-name="co71" table:default-cell-style-name="ce240"/>
        <table:table-column table:style-name="co6" table:number-columns-repeated="980" table:default-cell-style-name="ce240"/>
        <table:table-row table:style-name="ro36">
          <table:table-cell table:style-name="ce356" table:number-columns-spanned="5" table:number-rows-spanned="2"/>
          <table:covered-table-cell table:number-columns-repeated="4"/>
          <table:table-cell table:style-name="ce432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56" table:number-columns-spanned="4" table:number-rows-spanned="2"/>
          <table:covered-table-cell table:number-columns-repeated="3"/>
          <table:table-cell table:number-columns-repeated="980"/>
        </table:table-row>
        <table:table-row table:style-name="ro37">
          <table:covered-table-cell table:number-columns-repeated="5"/>
          <table:table-cell table:style-name="ce433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7">
          <table:table-cell table:style-name="ce276" table:number-columns-spanned="2" table:number-rows-spanned="5"/>
          <table:covered-table-cell/>
          <table:table-cell table:style-name="ce416" table:number-columns-spanned="38" table:number-rows-spanned="1"/>
          <table:covered-table-cell table:number-columns-repeated="37"/>
          <table:table-cell table:style-name="ce483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3">
          <table:covered-table-cell table:number-columns-repeated="2"/>
          <table:table-cell table:style-name="ce417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76" table:number-columns-spanned="12" table:number-rows-spanned="4"/>
          <table:covered-table-cell table:number-columns-repeated="11"/>
          <table:table-cell table:style-name="ce453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44"/>
          <table:table-cell table:number-columns-repeated="980"/>
        </table:table-row>
        <table:table-row table:style-name="ro25">
          <table:covered-table-cell table:number-columns-repeated="23"/>
          <table:table-cell table:style-name="ce454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23"/>
          <table:table-cell table:style-name="ce455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7">
          <table:table-cell table:style-name="ce356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6">
          <table:table-cell table:style-name="ce357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56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3">
          <table:table-cell table:style-name="ce358"/>
          <table:table-cell table:style-name="ce358" office:value-type="string">
            <text:p>If the revenue send the company a Notice to deliver a company tax return (form CT603) it has to comply by the filing</text:p>
          </table:table-cell>
          <table:table-cell table:style-name="ce358" table:number-columns-repeated="42"/>
          <table:table-cell table:style-name="ce207" table:number-columns-repeated="980"/>
        </table:table-row>
        <table:table-row table:style-name="ro10">
          <table:table-cell table:style-name="ce358"/>
          <table:table-cell table:style-name="ce358" office:value-type="string">
            <text:p>date, or the revenue charge a penalty, even if there is no tax to pay. A return includes a company tax return form, any</text:p>
          </table:table-cell>
          <table:table-cell table:style-name="ce358" table:number-columns-repeated="42"/>
          <table:table-cell table:style-name="ce207" table:number-columns-repeated="980"/>
        </table:table-row>
        <table:table-row table:style-name="ro10">
          <table:table-cell table:style-name="ce358"/>
          <table:table-cell table:style-name="ce358" office:value-type="string">
            <text:p>Supplementary Pages, accounts, computations and any relevant information.</text:p>
          </table:table-cell>
          <table:table-cell table:style-name="ce358" table:number-columns-repeated="42"/>
          <table:table-cell table:style-name="ce207" table:number-columns-repeated="980"/>
        </table:table-row>
        <table:table-row table:style-name="ro10">
          <table:table-cell table:style-name="ce358"/>
          <table:table-cell table:style-name="ce358" office:value-type="string">
            <text:p>In this the right form for the company? Read the advice on pages 3 to 6 of the Company tax return guide before you start.</text:p>
          </table:table-cell>
          <table:table-cell table:style-name="ce358" table:number-columns-repeated="42"/>
          <table:table-cell table:style-name="ce207" table:number-columns-repeated="980"/>
        </table:table-row>
        <table:table-row table:style-name="ro10">
          <table:table-cell table:style-name="ce358"/>
          <table:table-cell table:style-name="ce358" office:value-type="string">
            <text:p>The forms in the CT600 series set out the information we need and provide a standard format for calculations.</text:p>
          </table:table-cell>
          <table:table-cell table:style-name="ce358" table:number-columns-repeated="42"/>
          <table:table-cell table:style-name="ce207" table:number-columns-repeated="980"/>
        </table:table-row>
        <table:table-row table:style-name="ro10">
          <table:table-cell table:style-name="ce358"/>
          <table:table-cell table:style-name="ce358" office:value-type="string">
            <text:p>Use the Guide which contains general information you may need and box by box advice to help complete the return form.</text:p>
          </table:table-cell>
          <table:table-cell table:style-name="ce358" table:number-columns-repeated="42"/>
          <table:table-cell table:style-name="ce207" table:number-columns-repeated="980"/>
        </table:table-row>
        <table:table-row table:style-name="ro38">
          <table:table-cell table:style-name="ce276" table:number-columns-spanned="11" table:number-rows-spanned="1"/>
          <table:covered-table-cell table:number-columns-repeated="10"/>
          <table:table-cell table:style-name="ce356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6">
          <table:table-cell table:style-name="ce359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358"/>
          <table:table-cell table:style-name="ce375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58" table:number-columns-repeated="35"/>
          <table:table-cell table:style-name="ce207" table:number-columns-repeated="980"/>
        </table:table-row>
        <table:table-row table:style-name="ro25">
          <table:table-cell table:style-name="ce358"/>
          <table:table-cell table:style-name="ce381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8"/>
          <table:table-cell table:style-name="ce207" table:number-columns-repeated="980"/>
        </table:table-row>
        <table:table-row table:style-name="ro10">
          <table:table-cell table:style-name="ce360"/>
          <table:table-cell table:style-name="ce360" office:value-type="string">
            <text:p>Company registration number</text:p>
          </table:table-cell>
          <table:table-cell table:style-name="ce360" table:number-columns-repeated="18"/>
          <table:table-cell table:style-name="ce360" office:value-type="string">
            <text:p>Tax Reference as shown on the CT603</text:p>
          </table:table-cell>
          <table:table-cell table:style-name="ce360" table:number-columns-repeated="16"/>
          <table:table-cell table:style-name="ce360" office:value-type="string">
            <text:p>Type of company</text:p>
          </table:table-cell>
          <table:table-cell table:style-name="ce360" table:number-columns-repeated="6"/>
          <table:table-cell table:style-name="ce231" table:number-columns-repeated="980"/>
        </table:table-row>
        <table:table-row table:style-name="ro25">
          <table:table-cell table:style-name="ce358"/>
          <table:table-cell table:style-name="ce382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58" table:number-columns-repeated="7"/>
          <table:table-cell table:style-name="ce420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56"/>
          <table:table-cell table:style-name="ce420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56"/>
          <table:table-cell table:style-name="ce420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8"/>
          <table:table-cell table:style-name="ce458" table:number-columns-spanned="2" table:number-rows-spanned="1"/>
          <table:covered-table-cell/>
          <table:table-cell table:style-name="ce358" table:number-columns-repeated="5"/>
          <table:table-cell table:style-name="ce207" table:number-columns-repeated="980"/>
        </table:table-row>
        <table:table-row table:style-name="ro10">
          <table:table-cell table:style-name="ce360"/>
          <table:table-cell table:style-name="ce360" office:value-type="string">
            <text:p>Registered office address</text:p>
          </table:table-cell>
          <table:table-cell table:style-name="ce360" table:number-columns-repeated="42"/>
          <table:table-cell table:style-name="ce231" table:number-columns-repeated="980"/>
        </table:table-row>
        <table:table-row table:style-name="ro39">
          <table:table-cell table:style-name="ce358"/>
          <table:table-cell table:style-name="ce381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8"/>
          <table:table-cell table:style-name="ce207" table:number-columns-repeated="980"/>
        </table:table-row>
        <table:table-row table:style-name="ro39">
          <table:table-cell table:style-name="ce358"/>
          <table:table-cell table:style-name="ce381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8"/>
          <table:table-cell table:style-name="ce207" table:number-columns-repeated="980"/>
        </table:table-row>
        <table:table-row table:style-name="ro39">
          <table:table-cell table:style-name="ce358"/>
          <table:table-cell table:style-name="ce383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8"/>
          <table:table-cell table:style-name="ce207" table:number-columns-repeated="980"/>
        </table:table-row>
        <table:table-row table:style-name="ro39">
          <table:table-cell table:style-name="ce358"/>
          <table:table-cell table:style-name="ce384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467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77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8"/>
          <table:table-cell table:style-name="ce207" table:number-columns-repeated="980"/>
        </table:table-row>
        <table:table-row table:style-name="ro6">
          <table:table-cell table:style-name="ce361" table:number-columns-repeated="44"/>
          <table:table-cell table:number-columns-repeated="980"/>
        </table:table-row>
        <table:table-row table:style-name="ro40">
          <table:table-cell table:style-name="ce362" table:number-columns-spanned="10" table:number-rows-spanned="1"/>
          <table:covered-table-cell table:number-columns-repeated="9"/>
          <table:table-cell table:style-name="ce356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6">
          <table:table-cell table:style-name="ce359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58" table:number-columns-repeated="980"/>
        </table:table-row>
        <table:table-row table:style-name="ro41">
          <table:table-cell table:style-name="ce363" table:number-columns-spanned="23" table:number-rows-spanned="1"/>
          <table:covered-table-cell table:number-columns-repeated="22"/>
          <table:table-cell table:style-name="ce362" table:number-columns-spanned="1" table:number-rows-spanned="31"/>
          <table:table-cell table:style-name="ce435" table:number-columns-spanned="20" table:number-rows-spanned="1"/>
          <table:covered-table-cell table:number-columns-repeated="19"/>
          <table:table-cell table:style-name="ce258" table:number-columns-repeated="980"/>
        </table:table-row>
        <table:table-row table:style-name="ro10">
          <table:table-cell table:style-name="ce360"/>
          <table:table-cell table:style-name="ce360" office:value-type="string">
            <text:p>This is the above company's return for the period</text:p>
          </table:table-cell>
          <table:table-cell table:style-name="ce360" table:number-columns-repeated="21"/>
          <table:covered-table-cell/>
          <table:table-cell table:style-name="ce360"/>
          <table:table-cell table:style-name="ce360" office:value-type="string">
            <text:p>Accounts</text:p>
          </table:table-cell>
          <table:table-cell table:style-name="ce360" table:number-columns-repeated="18"/>
          <table:table-cell table:style-name="ce231" table:number-columns-repeated="980"/>
        </table:table-row>
        <table:table-row table:style-name="ro11">
          <table:table-cell table:style-name="ce358"/>
          <table:table-cell table:style-name="ce358" office:value-type="string">
            <text:p>from <text:span text:style-name="T2">(dd / mm / yyyy)</text:span></text:p>
          </table:table-cell>
          <table:table-cell table:style-name="ce358" table:number-columns-repeated="10"/>
          <table:table-cell table:style-name="ce358" office:value-type="string">
            <text:p>to<text:span text:style-name="T2"> (dd / mm / yyyy)</text:span></text:p>
          </table:table-cell>
          <table:table-cell table:style-name="ce358" table:number-columns-repeated="10"/>
          <table:covered-table-cell/>
          <table:table-cell table:style-name="ce358"/>
          <table:table-cell table:style-name="ce358" office:value-type="string">
            <text:p>I attach accounts and computations</text:p>
          </table:table-cell>
          <table:table-cell table:style-name="ce358" table:number-columns-repeated="18"/>
          <table:table-cell table:style-name="ce207" table:number-columns-repeated="980"/>
        </table:table-row>
        <table:table-row table:style-name="ro25">
          <table:table-cell table:style-name="ce358"/>
          <table:table-cell table:style-name="ce385" table:formula="of:=[$Admin.L6]" office:value-type="float" office:value="40299" table:number-columns-spanned="10" table:number-rows-spanned="1">
            <text:p>01/05/2010</text:p>
          </table:table-cell>
          <table:covered-table-cell table:number-columns-repeated="9"/>
          <table:table-cell table:style-name="ce358"/>
          <table:table-cell table:style-name="ce385" table:formula="of:=[$Admin.N7]" office:value-type="float" office:value="40663" table:number-columns-spanned="10" table:number-rows-spanned="1">
            <text:p>30/04/2011</text:p>
          </table:table-cell>
          <table:covered-table-cell table:number-columns-repeated="9"/>
          <table:table-cell table:style-name="ce358"/>
          <table:covered-table-cell/>
          <table:table-cell table:style-name="ce358" table:number-columns-repeated="20"/>
          <table:table-cell table:style-name="ce207" table:number-columns-repeated="980"/>
        </table:table-row>
        <table:table-row table:style-name="ro29">
          <table:table-cell table:style-name="ce358" table:number-columns-repeated="23"/>
          <table:covered-table-cell/>
          <table:table-cell table:style-name="ce358"/>
          <table:table-cell table:style-name="ce358" office:value-type="string">
            <text:p>for the period to which this return relates</text:p>
          </table:table-cell>
          <table:table-cell table:style-name="ce358" table:number-columns-repeated="16"/>
          <table:table-cell table:style-name="ce484" office:value-type="string">
            <text:p>X</text:p>
          </table:table-cell>
          <table:table-cell table:style-name="ce358"/>
          <table:table-cell table:style-name="ce207" table:number-columns-repeated="980"/>
        </table:table-row>
        <table:table-row table:style-name="ro11">
          <table:table-cell table:style-name="ce358"/>
          <table:table-cell table:style-name="ce386" office:value-type="string">
            <text:p>Put an 'X' in the appropriate box(es) below</text:p>
          </table:table-cell>
          <table:table-cell table:style-name="ce386" table:number-columns-repeated="15"/>
          <table:table-cell table:style-name="ce358" table:number-columns-repeated="6"/>
          <table:covered-table-cell/>
          <table:table-cell table:style-name="ce358" table:number-columns-repeated="20"/>
          <table:table-cell table:style-name="ce207" table:number-columns-repeated="980"/>
        </table:table-row>
        <table:table-row table:style-name="ro10">
          <table:table-cell table:style-name="ce358" table:number-columns-repeated="23"/>
          <table:covered-table-cell/>
          <table:table-cell table:style-name="ce358"/>
          <table:table-cell table:style-name="ce358" office:value-type="string">
            <text:p>for a different period</text:p>
          </table:table-cell>
          <table:table-cell table:style-name="ce358" table:number-columns-repeated="16"/>
          <table:table-cell table:style-name="ce458"/>
          <table:table-cell table:style-name="ce358"/>
          <table:table-cell table:style-name="ce207" table:number-columns-repeated="980"/>
        </table:table-row>
        <table:table-row table:style-name="ro10">
          <table:table-cell table:style-name="ce358"/>
          <table:table-cell table:style-name="ce358" office:value-type="string">
            <text:p>A repayment is due for this return period</text:p>
          </table:table-cell>
          <table:table-cell table:style-name="ce358" table:number-columns-repeated="18"/>
          <table:table-cell table:style-name="ce450"/>
          <table:table-cell table:style-name="ce358" table:number-columns-repeated="2"/>
          <table:covered-table-cell/>
          <table:table-cell table:style-name="ce358" table:number-columns-repeated="20"/>
          <table:table-cell table:style-name="ce207" table:number-columns-repeated="980"/>
        </table:table-row>
        <table:table-row table:style-name="ro40">
          <table:table-cell table:style-name="ce358" table:number-columns-repeated="23"/>
          <table:covered-table-cell/>
          <table:table-cell table:style-name="ce358" table:number-columns-repeated="20"/>
          <table:table-cell table:style-name="ce207" table:number-columns-repeated="980"/>
        </table:table-row>
        <table:table-row table:style-name="ro10">
          <table:table-cell table:style-name="ce358"/>
          <table:table-cell table:style-name="ce358" office:value-type="string">
            <text:p>A repayment is due for an earlier period</text:p>
          </table:table-cell>
          <table:table-cell table:style-name="ce358" table:number-columns-repeated="18"/>
          <table:table-cell table:style-name="ce450"/>
          <table:table-cell table:style-name="ce358" table:number-columns-repeated="2"/>
          <table:covered-table-cell/>
          <table:table-cell table:style-name="ce358"/>
          <table:table-cell table:style-name="ce358" office:value-type="string">
            <text:p>If you are not attaching accounts and</text:p>
          </table:table-cell>
          <table:table-cell table:style-name="ce358" table:number-columns-repeated="18"/>
          <table:table-cell table:style-name="ce207" table:number-columns-repeated="980"/>
        </table:table-row>
        <table:table-row table:style-name="ro10">
          <table:table-cell table:style-name="ce358" table:number-columns-repeated="23"/>
          <table:covered-table-cell/>
          <table:table-cell table:style-name="ce358"/>
          <table:table-cell table:style-name="ce358" office:value-type="string">
            <text:p>computations, say why not</text:p>
          </table:table-cell>
          <table:table-cell table:style-name="ce358" table:number-columns-repeated="18"/>
          <table:table-cell table:style-name="ce207" table:number-columns-repeated="980"/>
        </table:table-row>
        <table:table-row table:style-name="ro10">
          <table:table-cell table:style-name="ce358"/>
          <table:table-cell table:style-name="ce358" office:value-type="string">
            <text:p>Making more than one return for the</text:p>
          </table:table-cell>
          <table:table-cell table:style-name="ce358" table:number-columns-repeated="21"/>
          <table:covered-table-cell/>
          <table:table-cell table:style-name="ce358"/>
          <table:table-cell table:style-name="ce458" table:number-columns-spanned="18" table:number-rows-spanned="6"/>
          <table:covered-table-cell table:number-columns-repeated="17"/>
          <table:table-cell table:style-name="ce358"/>
          <table:table-cell table:style-name="ce207" table:number-columns-repeated="980"/>
        </table:table-row>
        <table:table-row table:style-name="ro10">
          <table:table-cell table:style-name="ce358"/>
          <table:table-cell table:style-name="ce358" office:value-type="string">
            <text:p>company now</text:p>
          </table:table-cell>
          <table:table-cell table:style-name="ce358" table:number-columns-repeated="18"/>
          <table:table-cell table:style-name="ce450"/>
          <table:table-cell table:style-name="ce358" table:number-columns-repeated="2"/>
          <table:covered-table-cell/>
          <table:table-cell table:style-name="ce358"/>
          <table:covered-table-cell table:number-columns-repeated="18"/>
          <table:table-cell table:style-name="ce358"/>
          <table:table-cell table:style-name="ce207" table:number-columns-repeated="980"/>
        </table:table-row>
        <table:table-row table:style-name="ro40">
          <table:table-cell table:style-name="ce358" table:number-columns-repeated="23"/>
          <table:covered-table-cell/>
          <table:table-cell table:style-name="ce358"/>
          <table:covered-table-cell table:number-columns-repeated="18"/>
          <table:table-cell table:style-name="ce358"/>
          <table:table-cell table:style-name="ce207" table:number-columns-repeated="980"/>
        </table:table-row>
        <table:table-row table:style-name="ro10">
          <table:table-cell table:style-name="ce358"/>
          <table:table-cell table:style-name="ce358" office:value-type="string">
            <text:p>This return contains estimated figures</text:p>
          </table:table-cell>
          <table:table-cell table:style-name="ce358" table:number-columns-repeated="18"/>
          <table:table-cell table:style-name="ce450"/>
          <table:table-cell table:style-name="ce358" table:number-columns-repeated="2"/>
          <table:covered-table-cell/>
          <table:table-cell table:style-name="ce358"/>
          <table:covered-table-cell table:number-columns-repeated="18"/>
          <table:table-cell table:style-name="ce358"/>
          <table:table-cell table:style-name="ce207" table:number-columns-repeated="980"/>
        </table:table-row>
        <table:table-row table:style-name="ro40">
          <table:table-cell table:style-name="ce358" table:number-columns-repeated="23"/>
          <table:covered-table-cell/>
          <table:table-cell table:style-name="ce358"/>
          <table:covered-table-cell table:number-columns-repeated="18"/>
          <table:table-cell table:style-name="ce358"/>
          <table:table-cell table:style-name="ce207" table:number-columns-repeated="980"/>
        </table:table-row>
        <table:table-row table:style-name="ro10">
          <table:table-cell table:style-name="ce358"/>
          <table:table-cell table:style-name="ce358" office:value-type="string">
            <text:p>Company part of a group that is not small</text:p>
          </table:table-cell>
          <table:table-cell table:style-name="ce358" table:number-columns-repeated="18"/>
          <table:table-cell table:style-name="ce450"/>
          <table:table-cell table:style-name="ce358" table:number-columns-repeated="2"/>
          <table:covered-table-cell/>
          <table:table-cell table:style-name="ce358"/>
          <table:covered-table-cell table:number-columns-repeated="18"/>
          <table:table-cell table:style-name="ce358"/>
          <table:table-cell table:style-name="ce207" table:number-columns-repeated="980"/>
        </table:table-row>
        <table:table-row table:style-name="ro10">
          <table:table-cell table:style-name="ce358" table:number-columns-repeated="23"/>
          <table:covered-table-cell/>
          <table:table-cell table:style-name="ce358" table:number-columns-repeated="20"/>
          <table:table-cell table:style-name="ce207" table:number-columns-repeated="980"/>
        </table:table-row>
        <table:table-row table:style-name="ro10">
          <table:table-cell table:style-name="ce358" table:number-columns-repeated="23"/>
          <table:covered-table-cell/>
          <table:table-cell table:style-name="ce358"/>
          <table:table-cell table:style-name="ce360" office:value-type="string">
            <text:p>Supplementary Pages</text:p>
          </table:table-cell>
          <table:table-cell table:style-name="ce360" table:number-columns-repeated="8"/>
          <table:table-cell table:style-name="ce358" table:number-columns-repeated="10"/>
          <table:table-cell table:style-name="ce207" table:number-columns-repeated="980"/>
        </table:table-row>
        <table:table-row table:style-name="ro10">
          <table:table-cell table:style-name="ce358"/>
          <table:table-cell table:style-name="ce360" office:value-type="string">
            <text:p>Disclosure of tax avoidance schemes</text:p>
          </table:table-cell>
          <table:table-cell table:style-name="ce360" table:number-columns-repeated="14"/>
          <table:table-cell table:style-name="ce358" table:number-columns-repeated="7"/>
          <table:covered-table-cell/>
          <table:table-cell table:style-name="ce358"/>
          <table:table-cell table:style-name="ce386" office:value-type="string">
            <text:p>If you are enclosing any Supplementary Pages put</text:p>
          </table:table-cell>
          <table:table-cell table:style-name="ce386" table:number-columns-repeated="17"/>
          <table:table-cell table:style-name="ce358"/>
          <table:table-cell table:style-name="ce207" table:number-columns-repeated="980"/>
        </table:table-row>
        <table:table-row table:style-name="ro11">
          <table:table-cell table:style-name="ce358" table:number-columns-repeated="23"/>
          <table:covered-table-cell/>
          <table:table-cell table:style-name="ce358"/>
          <table:table-cell table:style-name="ce386" office:value-type="string">
            <text:p>an 'X' in the appropriate box(es)</text:p>
          </table:table-cell>
          <table:table-cell table:style-name="ce386" table:number-columns-repeated="17"/>
          <table:table-cell table:style-name="ce358"/>
          <table:table-cell table:style-name="ce207" table:number-columns-repeated="980"/>
        </table:table-row>
        <table:table-row table:style-name="ro10">
          <table:table-cell table:style-name="ce358"/>
          <table:table-cell table:style-name="ce358" office:value-type="string">
            <text:p>Notice of disclosure avoidance schemes</text:p>
          </table:table-cell>
          <table:table-cell table:style-name="ce358" table:number-columns-repeated="18"/>
          <table:table-cell table:style-name="ce450"/>
          <table:table-cell table:style-name="ce358" table:number-columns-repeated="2"/>
          <table:covered-table-cell/>
          <table:table-cell table:style-name="ce358" table:number-columns-repeated="20"/>
          <table:table-cell table:style-name="ce207" table:number-columns-repeated="980"/>
        </table:table-row>
        <table:table-row table:style-name="ro10">
          <table:table-cell table:style-name="ce358" table:number-columns-repeated="23"/>
          <table:covered-table-cell/>
          <table:table-cell table:style-name="ce358"/>
          <table:table-cell table:style-name="ce358" office:value-type="string">
            <text:p>Loans to participation by close companies,</text:p>
          </table:table-cell>
          <table:table-cell table:style-name="ce358" table:number-columns-repeated="18"/>
          <table:table-cell table:style-name="ce207" table:number-columns-repeated="980"/>
        </table:table-row>
        <table:table-row table:style-name="ro11">
          <table:table-cell table:style-name="ce358" table:number-columns-repeated="23"/>
          <table:covered-table-cell/>
          <table:table-cell table:style-name="ce358"/>
          <table:table-cell table:style-name="ce358" office:value-type="string">
            <text:p>form <text:span text:style-name="T2">CT600A</text:span></text:p>
          </table:table-cell>
          <table:table-cell table:style-name="ce358" table:number-columns-repeated="16"/>
          <table:table-cell table:style-name="ce450"/>
          <table:table-cell table:style-name="ce358"/>
          <table:table-cell table:style-name="ce207" table:number-columns-repeated="980"/>
        </table:table-row>
        <table:table-row table:style-name="ro42">
          <table:table-cell table:style-name="ce358"/>
          <table:table-cell table:style-name="ce360" office:value-type="string">
            <text:p>Transfer pricing</text:p>
          </table:table-cell>
          <table:table-cell table:style-name="ce360" table:number-columns-repeated="7"/>
          <table:table-cell table:style-name="ce358" table:number-columns-repeated="14"/>
          <table:covered-table-cell/>
          <table:table-cell table:style-name="ce358" table:number-columns-repeated="20"/>
          <table:table-cell table:style-name="ce207" table:number-columns-repeated="980"/>
        </table:table-row>
        <table:table-row table:style-name="ro10">
          <table:table-cell table:style-name="ce358" table:number-columns-repeated="23"/>
          <table:covered-table-cell/>
          <table:table-cell table:style-name="ce358"/>
          <table:table-cell table:style-name="ce358" office:value-type="string">
            <text:p>Charities and Community Amateur Sports</text:p>
          </table:table-cell>
          <table:table-cell table:style-name="ce358" table:number-columns-repeated="18"/>
          <table:table-cell table:style-name="ce207" table:number-columns-repeated="980"/>
        </table:table-row>
        <table:table-row table:style-name="ro11">
          <table:table-cell table:style-name="ce358"/>
          <table:table-cell table:style-name="ce358" office:value-type="string">
            <text:p>Compensating adjustment claimed</text:p>
          </table:table-cell>
          <table:table-cell table:style-name="ce358" table:number-columns-repeated="18"/>
          <table:table-cell table:style-name="ce450"/>
          <table:table-cell table:style-name="ce358" table:number-columns-repeated="2"/>
          <table:covered-table-cell/>
          <table:table-cell table:style-name="ce358"/>
          <table:table-cell table:style-name="ce358" office:value-type="string">
            <text:p>Clubs (CASCs) form <text:span text:style-name="T2">CT600E</text:span></text:p>
          </table:table-cell>
          <table:table-cell table:style-name="ce358" table:number-columns-repeated="16"/>
          <table:table-cell table:style-name="ce450"/>
          <table:table-cell table:style-name="ce358"/>
          <table:table-cell table:style-name="ce207" table:number-columns-repeated="980"/>
        </table:table-row>
        <table:table-row table:style-name="ro40">
          <table:table-cell table:style-name="ce358" table:number-columns-repeated="23"/>
          <table:covered-table-cell/>
          <table:table-cell table:style-name="ce358" table:number-columns-repeated="20"/>
          <table:table-cell table:style-name="ce207" table:number-columns-repeated="980"/>
        </table:table-row>
        <table:table-row table:style-name="ro10">
          <table:table-cell table:style-name="ce358"/>
          <table:table-cell table:style-name="ce358" office:value-type="string">
            <text:p>Company qualifies for SME exemption</text:p>
          </table:table-cell>
          <table:table-cell table:style-name="ce358" table:number-columns-repeated="18"/>
          <table:table-cell table:style-name="ce450"/>
          <table:table-cell table:style-name="ce358" table:number-columns-repeated="2"/>
          <table:covered-table-cell/>
          <table:table-cell table:style-name="ce358"/>
          <table:table-cell table:style-name="ce358" office:value-type="string">
            <text:p>Disclosure of tax avoidance schemes,</text:p>
          </table:table-cell>
          <table:table-cell table:style-name="ce358" table:number-columns-repeated="18"/>
          <table:table-cell table:style-name="ce207" table:number-columns-repeated="980"/>
        </table:table-row>
        <table:table-row table:style-name="ro11">
          <table:table-cell table:style-name="ce358" table:number-columns-repeated="23"/>
          <table:covered-table-cell/>
          <table:table-cell table:style-name="ce358"/>
          <table:table-cell table:style-name="ce358" office:value-type="string">
            <text:p>form <text:span text:style-name="T2">CT600J</text:span></text:p>
          </table:table-cell>
          <table:table-cell table:style-name="ce358" table:number-columns-repeated="16"/>
          <table:table-cell table:style-name="ce450"/>
          <table:table-cell table:style-name="ce358"/>
          <table:table-cell table:style-name="ce207" table:number-columns-repeated="980"/>
        </table:table-row>
        <table:table-row table:style-name="ro17">
          <table:table-cell table:style-name="ce361" table:number-columns-repeated="23"/>
          <table:covered-table-cell/>
          <table:table-cell table:style-name="ce361" table:number-columns-repeated="20"/>
          <table:table-cell table:number-columns-repeated="980"/>
        </table:table-row>
        <table:table-row table:style-name="ro17">
          <table:table-cell table:style-name="ce276" table:number-columns-spanned="44" table:number-rows-spanned="1"/>
          <table:covered-table-cell table:number-columns-repeated="43"/>
          <table:table-cell table:style-name="ce486" table:number-columns-repeated="980"/>
        </table:table-row>
        <table:table-row table:style-name="ro28">
          <table:table-cell table:style-name="ce364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76" table:number-columns-spanned="39" table:number-rows-spanned="1"/>
          <table:covered-table-cell table:number-columns-repeated="38"/>
          <table:table-cell table:style-name="ce486" table:number-columns-repeated="980"/>
        </table:table-row>
        <table:table-row table:style-name="ro36">
          <table:table-cell table:style-name="ce365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443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6">
          <table:table-cell table:style-name="ce366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61"/>
          <table:table-cell table:style-name="ce276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3">
          <table:table-cell table:style-name="ce367" office:value-type="float" office:value="111">
            <text:p>111</text:p>
          </table:table-cell>
          <table:table-cell table:style-name="ce367" table:number-columns-repeated="5"/>
          <table:table-cell table:style-name="ce361"/>
          <table:table-cell table:style-name="ce435" table:number-columns-repeated="37"/>
          <table:table-cell table:number-columns-repeated="980"/>
        </table:table-row>
        <table:table-row table:style-name="ro25">
          <table:table-cell table:style-name="ce358"/>
          <table:table-cell table:style-name="ce360" office:value-type="float" office:value="1">
            <text:p>1</text:p>
          </table:table-cell>
          <table:table-cell table:style-name="ce360" office:value-type="string">
            <text:p>Total turnover from trade or profession</text:p>
          </table:table-cell>
          <table:table-cell table:style-name="ce360" table:number-columns-repeated="13"/>
          <table:table-cell table:style-name="ce358" table:number-columns-repeated="18"/>
          <table:table-cell table:style-name="ce405" office:value-type="float" office:value="1">
            <text:p>1</text:p>
          </table:table-cell>
          <table:table-cell table:style-name="ce441" office:value-type="string">
            <text:p>£</text:p>
          </table:table-cell>
          <table:table-cell table:style-name="ce478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8"/>
          <table:table-cell table:style-name="ce207" table:number-columns-repeated="980"/>
        </table:table-row>
        <table:table-row table:style-name="ro44">
          <table:table-cell table:style-name="ce361" table:number-columns-repeated="44"/>
          <table:table-cell table:number-columns-repeated="980"/>
        </table:table-row>
        <table:table-row table:style-name="ro36">
          <table:table-cell table:style-name="ce359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76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3">
          <table:table-cell table:style-name="ce361" table:number-columns-repeated="44"/>
          <table:table-cell table:number-columns-repeated="980"/>
        </table:table-row>
        <table:table-row table:style-name="ro25">
          <table:table-cell table:style-name="ce358"/>
          <table:table-cell table:style-name="ce360" office:value-type="float" office:value="3">
            <text:p>3</text:p>
          </table:table-cell>
          <table:table-cell table:style-name="ce360" office:value-type="string">
            <text:p>Trading and professional profits</text:p>
          </table:table-cell>
          <table:table-cell table:style-name="ce360" table:number-columns-repeated="19"/>
          <table:table-cell table:style-name="ce405" office:value-type="float" office:value="3" table:number-columns-spanned="2" table:number-rows-spanned="1">
            <text:p>3</text:p>
          </table:table-cell>
          <table:covered-table-cell/>
          <table:table-cell table:style-name="ce441" office:value-type="string">
            <text:p>£</text:p>
          </table:table-cell>
          <table:table-cell table:style-name="ce462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70" table:number-columns-repeated="2"/>
          <table:table-cell table:style-name="ce358" table:number-columns-repeated="10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21"/>
          <table:table-cell table:style-name="ce358" table:number-columns-repeated="22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4">
            <text:p>4</text:p>
          </table:table-cell>
          <table:table-cell table:style-name="ce360" office:value-type="string">
            <text:p>Trading losses brought forward claimed against profits</text:p>
          </table:table-cell>
          <table:table-cell table:style-name="ce360" table:number-columns-repeated="19"/>
          <table:table-cell table:style-name="ce405" office:value-type="float" office:value="4" table:number-columns-spanned="2" table:number-rows-spanned="1">
            <text:p>4</text:p>
          </table:table-cell>
          <table:covered-table-cell/>
          <table:table-cell table:style-name="ce441" office:value-type="string">
            <text:p>£</text:p>
          </table:table-cell>
          <table:table-cell table:style-name="ce462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70" table:number-columns-repeated="2"/>
          <table:table-cell table:style-name="ce358" table:number-columns-repeated="10"/>
          <table:table-cell table:style-name="ce207" table:number-columns-repeated="980"/>
        </table:table-row>
        <table:table-row table:style-name="ro46">
          <table:table-cell table:style-name="ce358" table:number-columns-repeated="33"/>
          <table:table-cell table:style-name="ce470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58"/>
          <table:table-cell table:style-name="ce207" table:number-columns-repeated="980"/>
        </table:table-row>
        <table:table-row table:style-name="ro25">
          <table:table-cell table:style-name="ce358"/>
          <table:table-cell table:style-name="ce374" office:value-type="float" office:value="5">
            <text:p>5</text:p>
          </table:table-cell>
          <table:table-cell table:style-name="ce374" office:value-type="string">
            <text:p>Net trading and professional profits</text:p>
          </table:table-cell>
          <table:table-cell table:style-name="ce374" table:number-columns-repeated="16"/>
          <table:table-cell table:style-name="ce360" table:number-columns-repeated="4"/>
          <table:table-cell table:style-name="ce358" table:number-columns-repeated="10"/>
          <table:table-cell table:style-name="ce405" office:value-type="float" office:value="5">
            <text:p>5</text:p>
          </table:table-cell>
          <table:table-cell table:style-name="ce451" office:value-type="string">
            <text:p>£</text:p>
          </table:table-cell>
          <table:table-cell table:style-name="ce462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8"/>
          <table:table-cell table:style-name="ce207" table:number-columns-repeated="980"/>
        </table:table-row>
        <table:table-row table:style-name="ro8">
          <table:table-cell table:style-name="ce358"/>
          <table:table-cell table:style-name="ce360" office:value-type="float" office:value="6">
            <text:p>6</text:p>
          </table:table-cell>
          <table:table-cell table:style-name="ce360" office:value-type="string">
            <text:p>Bank, building society or other interest, and profits and</text:p>
          </table:table-cell>
          <table:table-cell table:style-name="ce360" table:number-columns-repeated="20"/>
          <table:table-cell table:style-name="ce358" table:number-columns-repeated="21"/>
          <table:table-cell table:style-name="ce207" table:number-columns-repeated="980"/>
        </table:table-row>
        <table:table-row table:style-name="ro25">
          <table:table-cell table:style-name="ce358"/>
          <table:table-cell table:style-name="ce360"/>
          <table:table-cell table:style-name="ce374" office:value-type="string">
            <text:p>gains from ono-trading loan relationships</text:p>
          </table:table-cell>
          <table:table-cell table:style-name="ce374" table:number-columns-repeated="17"/>
          <table:table-cell table:style-name="ce360" table:number-columns-repeated="3"/>
          <table:table-cell table:style-name="ce358" table:number-columns-repeated="10"/>
          <table:table-cell table:style-name="ce471" office:value-type="float" office:value="6">
            <text:p>6</text:p>
          </table:table-cell>
          <table:table-cell table:style-name="ce441" office:value-type="string">
            <text:p>£</text:p>
          </table:table-cell>
          <table:table-cell table:style-name="ce462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8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22"/>
          <table:table-cell table:style-name="ce358" table:number-columns-repeated="21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11">
            <text:p>11</text:p>
          </table:table-cell>
          <table:table-cell table:style-name="ce360" office:value-type="string">
            <text:p>Income from UK land and buildings</text:p>
          </table:table-cell>
          <table:table-cell table:style-name="ce360" table:number-columns-repeated="20"/>
          <table:table-cell table:style-name="ce358" table:number-columns-repeated="10"/>
          <table:table-cell table:style-name="ce405" office:value-type="float" office:value="11">
            <text:p>11</text:p>
          </table:table-cell>
          <table:table-cell table:style-name="ce441" office:value-type="string">
            <text:p>£</text:p>
          </table:table-cell>
          <table:table-cell table:style-name="ce462" table:number-columns-spanned="8" table:number-rows-spanned="1"/>
          <table:covered-table-cell table:number-columns-repeated="7"/>
          <table:table-cell table:style-name="ce358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22"/>
          <table:table-cell table:style-name="ce358" table:number-columns-repeated="21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12">
            <text:p>12</text:p>
          </table:table-cell>
          <table:table-cell table:style-name="ce360" office:value-type="string">
            <text:p>Annual profits and gains not falling under any other heading</text:p>
          </table:table-cell>
          <table:table-cell table:style-name="ce360" table:number-columns-repeated="20"/>
          <table:table-cell table:style-name="ce358" table:number-columns-repeated="10"/>
          <table:table-cell table:style-name="ce405" office:value-type="float" office:value="14">
            <text:p>14</text:p>
          </table:table-cell>
          <table:table-cell table:style-name="ce441" office:value-type="string">
            <text:p>£</text:p>
          </table:table-cell>
          <table:table-cell table:style-name="ce462" table:number-columns-spanned="8" table:number-rows-spanned="1"/>
          <table:covered-table-cell table:number-columns-repeated="7"/>
          <table:table-cell table:style-name="ce358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36">
          <table:table-cell table:style-name="ce368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438" table:number-columns-spanned="34" table:number-rows-spanned="1"/>
          <table:covered-table-cell table:number-columns-repeated="33"/>
          <table:table-cell table:style-name="ce487" table:number-columns-repeated="980"/>
        </table:table-row>
        <table:table-row table:style-name="ro44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16">
            <text:p>16</text:p>
          </table:table-cell>
          <table:table-cell table:style-name="ce360" office:value-type="string">
            <text:p>Gross chargeable gains</text:p>
          </table:table-cell>
          <table:table-cell table:style-name="ce360" table:number-columns-repeated="18"/>
          <table:table-cell table:style-name="ce358"/>
          <table:table-cell table:style-name="ce405" office:value-type="float" office:value="16" table:number-columns-spanned="2" table:number-rows-spanned="1">
            <text:p>16</text:p>
          </table:table-cell>
          <table:covered-table-cell/>
          <table:table-cell table:style-name="ce441" office:value-type="string">
            <text:p>£</text:p>
          </table:table-cell>
          <table:table-cell table:style-name="ce448" table:number-columns-spanned="7" table:number-rows-spanned="1"/>
          <table:covered-table-cell table:number-columns-repeated="6"/>
          <table:table-cell table:style-name="ce370"/>
          <table:table-cell table:style-name="ce358" table:number-columns-repeated="11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20"/>
          <table:table-cell table:style-name="ce358" table:number-columns-repeated="23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17">
            <text:p>17</text:p>
          </table:table-cell>
          <table:table-cell table:style-name="ce360" office:value-type="string">
            <text:p>Allowable losses including losses brought forward</text:p>
          </table:table-cell>
          <table:table-cell table:style-name="ce360" table:number-columns-repeated="18"/>
          <table:table-cell table:style-name="ce358"/>
          <table:table-cell table:style-name="ce405" office:value-type="float" office:value="17" table:number-columns-spanned="2" table:number-rows-spanned="1">
            <text:p>17</text:p>
          </table:table-cell>
          <table:covered-table-cell/>
          <table:table-cell table:style-name="ce441" office:value-type="string">
            <text:p>£</text:p>
          </table:table-cell>
          <table:table-cell table:style-name="ce448" table:number-columns-spanned="7" table:number-rows-spanned="1"/>
          <table:covered-table-cell table:number-columns-repeated="6"/>
          <table:table-cell table:style-name="ce370"/>
          <table:table-cell table:style-name="ce358" table:number-columns-repeated="11"/>
          <table:table-cell table:style-name="ce207" table:number-columns-repeated="980"/>
        </table:table-row>
        <table:table-row table:style-name="ro46">
          <table:table-cell table:style-name="ce358"/>
          <table:table-cell table:style-name="ce360" table:number-columns-repeated="20"/>
          <table:table-cell table:style-name="ce358" table:number-columns-repeated="12"/>
          <table:table-cell table:style-name="ce470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58"/>
          <table:table-cell table:style-name="ce207" table:number-columns-repeated="980"/>
        </table:table-row>
        <table:table-row table:style-name="ro25">
          <table:table-cell table:style-name="ce358"/>
          <table:table-cell table:style-name="ce404" office:value-type="float" office:value="18">
            <text:p>18</text:p>
          </table:table-cell>
          <table:table-cell table:style-name="ce404" office:value-type="string">
            <text:p>Net chargeable gains</text:p>
          </table:table-cell>
          <table:table-cell table:style-name="ce404" table:number-columns-repeated="9"/>
          <table:table-cell table:style-name="ce360" table:number-columns-repeated="9"/>
          <table:table-cell table:style-name="ce358" table:number-columns-repeated="12"/>
          <table:table-cell table:style-name="ce405" office:value-type="float" office:value="18">
            <text:p>18</text:p>
          </table:table-cell>
          <table:table-cell table:style-name="ce451" office:value-type="string">
            <text:p>£</text:p>
          </table:table-cell>
          <table:table-cell table:style-name="ce448" table:number-columns-spanned="8" table:number-rows-spanned="1"/>
          <table:covered-table-cell table:number-columns-repeated="7"/>
          <table:table-cell table:style-name="ce358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41">
          <table:table-cell table:style-name="ce369" table:number-columns-spanned="44" table:number-rows-spanned="1"/>
          <table:covered-table-cell table:number-columns-repeated="43"/>
          <table:table-cell table:style-name="ce207" table:number-columns-repeated="980"/>
        </table:table-row>
        <table:table-row table:style-name="ro46">
          <table:table-cell table:style-name="ce358" table:number-columns-repeated="33"/>
          <table:table-cell table:style-name="ce470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58"/>
          <table:table-cell table:style-name="ce207" table:number-columns-repeated="980"/>
        </table:table-row>
        <table:table-row table:style-name="ro25">
          <table:table-cell table:style-name="ce358"/>
          <table:table-cell table:style-name="ce404" office:value-type="float" office:value="21">
            <text:p>21</text:p>
          </table:table-cell>
          <table:table-cell table:style-name="ce380" office:value-type="string">
            <text:p>Profits before other deductions and reliefs</text:p>
          </table:table-cell>
          <table:table-cell table:style-name="ce380" table:number-columns-repeated="16"/>
          <table:table-cell table:style-name="ce374"/>
          <table:table-cell table:style-name="ce360"/>
          <table:table-cell table:style-name="ce358" table:number-columns-repeated="12"/>
          <table:table-cell table:style-name="ce405" office:value-type="float" office:value="21">
            <text:p>21</text:p>
          </table:table-cell>
          <table:table-cell table:style-name="ce451" office:value-type="string">
            <text:p>£</text:p>
          </table:table-cell>
          <table:table-cell table:style-name="ce462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8"/>
          <table:table-cell table:style-name="ce207" table:number-columns-repeated="980"/>
        </table:table-row>
        <table:table-row table:style-name="ro43">
          <table:table-cell table:style-name="ce370" table:number-columns-spanned="44" table:number-rows-spanned="1"/>
          <table:covered-table-cell table:number-columns-repeated="43"/>
          <table:table-cell table:style-name="ce487" table:number-columns-repeated="980"/>
        </table:table-row>
        <table:table-row table:style-name="ro36">
          <table:table-cell table:style-name="ce368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440" table:number-columns-spanned="32" table:number-rows-spanned="1"/>
          <table:covered-table-cell table:number-columns-repeated="31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24">
            <text:p>24</text:p>
          </table:table-cell>
          <table:table-cell table:style-name="ce360" office:value-type="string">
            <text:p>Management expenses under S75 ICTA 1988</text:p>
          </table:table-cell>
          <table:table-cell table:style-name="ce360" table:number-columns-repeated="17"/>
          <table:table-cell table:style-name="ce358" table:number-columns-repeated="2"/>
          <table:table-cell table:style-name="ce405" office:value-type="float" office:value="24" table:number-columns-spanned="2" table:number-rows-spanned="1">
            <text:p>24</text:p>
          </table:table-cell>
          <table:covered-table-cell/>
          <table:table-cell table:style-name="ce441" office:value-type="string">
            <text:p>£</text:p>
          </table:table-cell>
          <table:table-cell table:style-name="ce448" table:number-columns-spanned="7" table:number-rows-spanned="1"/>
          <table:covered-table-cell table:number-columns-repeated="6"/>
          <table:table-cell table:style-name="ce358" table:number-columns-repeated="12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47">
          <table:table-cell table:style-name="ce358"/>
          <table:table-cell table:style-name="ce360" office:value-type="float" office:value="30">
            <text:p>30</text:p>
          </table:table-cell>
          <table:table-cell table:style-name="ce360" office:value-type="string">
            <text:p>Trading losses of this or a later accounting period</text:p>
          </table:table-cell>
          <table:table-cell table:style-name="ce360" table:number-columns-repeated="17"/>
          <table:table-cell table:style-name="ce358" table:number-columns-repeated="2"/>
          <table:table-cell table:style-name="ce405" office:value-type="float" office:value="30" table:number-columns-spanned="2" table:number-rows-spanned="2">
            <text:p>30</text:p>
          </table:table-cell>
          <table:covered-table-cell/>
          <table:table-cell table:style-name="ce441" office:value-type="string" table:number-columns-spanned="1" table:number-rows-spanned="2">
            <text:p>£</text:p>
          </table:table-cell>
          <table:table-cell table:style-name="ce448" table:number-columns-spanned="7" table:number-rows-spanned="2"/>
          <table:covered-table-cell table:number-columns-repeated="6"/>
          <table:table-cell table:style-name="ce358" table:number-columns-repeated="12"/>
          <table:table-cell table:style-name="ce207" table:number-columns-repeated="980"/>
        </table:table-row>
        <table:table-row table:style-name="ro47">
          <table:table-cell table:style-name="ce358"/>
          <table:table-cell table:style-name="ce360"/>
          <table:table-cell table:style-name="ce360" office:value-type="string">
            <text:p>under S383A ICTA 1988</text:p>
          </table:table-cell>
          <table:table-cell table:style-name="ce360" table:number-columns-repeated="17"/>
          <table:table-cell table:style-name="ce358" table:number-columns-repeated="2"/>
          <table:covered-table-cell table:number-columns-repeated="10"/>
          <table:table-cell table:style-name="ce358" table:number-columns-repeated="12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47">
          <table:table-cell table:style-name="ce358"/>
          <table:table-cell table:style-name="ce360" office:value-type="float" office:value="31">
            <text:p>31</text:p>
          </table:table-cell>
          <table:table-cell table:style-name="ce386" office:value-type="string">
            <text:p>Put an 'X' in box 31 if amounts carried back from later</text:p>
          </table:table-cell>
          <table:table-cell table:style-name="ce386" table:number-columns-repeated="18"/>
          <table:table-cell table:style-name="ce358"/>
          <table:table-cell table:style-name="ce405" office:value-type="float" office:value="31" table:number-columns-spanned="2" table:number-rows-spanned="2">
            <text:p>31</text:p>
          </table:table-cell>
          <table:covered-table-cell/>
          <table:table-cell table:style-name="ce425" table:number-columns-spanned="2" table:number-rows-spanned="2"/>
          <table:covered-table-cell/>
          <table:table-cell table:style-name="ce370" table:number-columns-repeated="5"/>
          <table:table-cell table:style-name="ce358" table:number-columns-repeated="13"/>
          <table:table-cell table:style-name="ce207" table:number-columns-repeated="980"/>
        </table:table-row>
        <table:table-row table:style-name="ro47">
          <table:table-cell table:style-name="ce358" table:number-columns-repeated="2"/>
          <table:table-cell table:style-name="ce386" office:value-type="string">
            <text:p>accounting periods are included in box 30</text:p>
          </table:table-cell>
          <table:table-cell table:style-name="ce386" table:number-columns-repeated="18"/>
          <table:table-cell table:style-name="ce358"/>
          <table:covered-table-cell table:number-columns-repeated="4"/>
          <table:table-cell table:style-name="ce435" table:number-columns-repeated="5"/>
          <table:table-cell table:style-name="ce358" table:number-columns-repeated="13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32">
            <text:p>32</text:p>
          </table:table-cell>
          <table:table-cell table:style-name="ce360" office:value-type="string">
            <text:p>Non-trade capital allowances</text:p>
          </table:table-cell>
          <table:table-cell table:style-name="ce360" table:number-columns-repeated="10"/>
          <table:table-cell table:style-name="ce358" table:number-columns-repeated="9"/>
          <table:table-cell table:style-name="ce405" office:value-type="float" office:value="32" table:number-columns-spanned="2" table:number-rows-spanned="1">
            <text:p>32</text:p>
          </table:table-cell>
          <table:covered-table-cell/>
          <table:table-cell table:style-name="ce441" office:value-type="string">
            <text:p>£</text:p>
          </table:table-cell>
          <table:table-cell table:style-name="ce448" table:number-columns-spanned="7" table:number-rows-spanned="1"/>
          <table:covered-table-cell table:number-columns-repeated="6"/>
          <table:table-cell table:style-name="ce358" table:number-columns-repeated="12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35">
            <text:p>35</text:p>
          </table:table-cell>
          <table:table-cell table:style-name="ce360" office:value-type="string">
            <text:p>Charges paid</text:p>
          </table:table-cell>
          <table:table-cell table:style-name="ce360" table:number-columns-repeated="6"/>
          <table:table-cell table:style-name="ce358" table:number-columns-repeated="13"/>
          <table:table-cell table:style-name="ce405" office:value-type="float" office:value="35" table:number-columns-spanned="2" table:number-rows-spanned="2">
            <text:p>35</text:p>
          </table:table-cell>
          <table:covered-table-cell/>
          <table:table-cell table:style-name="ce441" office:value-type="string" table:number-columns-spanned="1" table:number-rows-spanned="2">
            <text:p>£</text:p>
          </table:table-cell>
          <table:table-cell table:style-name="ce448" table:number-columns-spanned="7" table:number-rows-spanned="2"/>
          <table:covered-table-cell table:number-columns-repeated="6"/>
          <table:table-cell table:style-name="ce358" table:number-columns-repeated="12"/>
          <table:table-cell table:style-name="ce207" table:number-columns-repeated="980"/>
        </table:table-row>
        <table:table-row table:style-name="ro44">
          <table:table-cell table:style-name="ce358" table:number-columns-repeated="22"/>
          <table:covered-table-cell table:number-columns-repeated="10"/>
          <table:table-cell table:style-name="ce358" table:number-columns-repeated="12"/>
          <table:table-cell table:style-name="ce207" table:number-columns-repeated="980"/>
        </table:table-row>
        <table:table-row table:style-name="ro41">
          <table:table-cell table:style-name="ce369" table:number-columns-spanned="44" table:number-rows-spanned="1"/>
          <table:covered-table-cell table:number-columns-repeated="43"/>
          <table:table-cell table:style-name="ce487" table:number-columns-repeated="980"/>
        </table:table-row>
        <table:table-row table:style-name="ro47">
          <table:table-cell table:style-name="ce358" table:number-columns-repeated="33"/>
          <table:table-cell table:style-name="ce470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58"/>
          <table:table-cell table:style-name="ce207" table:number-columns-repeated="980"/>
        </table:table-row>
        <table:table-row table:style-name="ro36">
          <table:table-cell table:style-name="ce358"/>
          <table:table-cell table:style-name="ce378" office:value-type="float" office:value="37">
            <text:p>37</text:p>
          </table:table-cell>
          <table:table-cell table:style-name="ce418" office:value-type="string">
            <text:p>Profits chargeable to corporation tax</text:p>
          </table:table-cell>
          <table:table-cell table:style-name="ce418" table:number-columns-repeated="11"/>
          <table:table-cell table:style-name="ce446" table:number-columns-repeated="5"/>
          <table:table-cell table:style-name="ce376" table:number-columns-repeated="3"/>
          <table:table-cell table:style-name="ce358" table:number-columns-repeated="11"/>
          <table:table-cell table:style-name="ce405" office:value-type="float" office:value="37">
            <text:p>37</text:p>
          </table:table-cell>
          <table:table-cell table:style-name="ce451" office:value-type="string">
            <text:p>£</text:p>
          </table:table-cell>
          <table:table-cell table:style-name="ce462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8"/>
          <table:table-cell table:style-name="ce207" table:number-columns-repeated="980"/>
        </table:table-row>
        <table:table-row table:style-name="ro44">
          <table:table-cell table:style-name="ce358" table:number-columns-repeated="44"/>
          <table:table-cell table:style-name="ce207" table:number-columns-repeated="980"/>
        </table:table-row>
        <table:table-row table:style-name="ro36">
          <table:table-cell table:style-name="ce368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436" table:number-columns-spanned="35" table:number-rows-spanned="1"/>
          <table:covered-table-cell table:number-columns-repeated="34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38">
            <text:p>38</text:p>
          </table:table-cell>
          <table:table-cell table:style-name="ce360" office:value-type="string">
            <text:p>Franked investment income</text:p>
          </table:table-cell>
          <table:table-cell table:style-name="ce360" table:number-columns-repeated="17"/>
          <table:table-cell table:style-name="ce358" table:number-columns-repeated="2"/>
          <table:table-cell table:style-name="ce405" office:value-type="float" office:value="38" table:number-columns-spanned="2" table:number-rows-spanned="1">
            <text:p>38</text:p>
          </table:table-cell>
          <table:covered-table-cell/>
          <table:table-cell table:style-name="ce441" office:value-type="string">
            <text:p>£</text:p>
          </table:table-cell>
          <table:table-cell table:style-name="ce448" table:number-columns-spanned="7" table:number-rows-spanned="1"/>
          <table:covered-table-cell table:number-columns-repeated="6"/>
          <table:table-cell table:style-name="ce358" table:number-columns-repeated="12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39">
            <text:p>39</text:p>
          </table:table-cell>
          <table:table-cell table:style-name="ce360" office:value-type="string">
            <text:p>Number or associated companies in this period</text:p>
          </table:table-cell>
          <table:table-cell table:style-name="ce360" table:number-columns-repeated="19"/>
          <table:table-cell table:style-name="ce405" office:value-type="float" office:value="39" table:number-columns-spanned="2" table:number-rows-spanned="1">
            <text:p>39</text:p>
          </table:table-cell>
          <table:covered-table-cell/>
          <table:table-cell table:style-name="ce460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58" table:number-columns-repeated="17"/>
          <table:table-cell table:style-name="ce207" table:number-columns-repeated="980"/>
        </table:table-row>
        <table:table-row table:style-name="ro40">
          <table:table-cell table:style-name="ce358"/>
          <table:table-cell table:style-name="ce360"/>
          <table:table-cell table:style-name="ce360" office:value-type="string">
            <text:p>or</text:p>
          </table:table-cell>
          <table:table-cell table:style-name="ce360" table:number-columns-repeated="19"/>
          <table:table-cell table:style-name="ce358" table:number-columns-repeated="22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40">
            <text:p>40</text:p>
          </table:table-cell>
          <table:table-cell table:style-name="ce360" office:value-type="string">
            <text:p>Associated companies in the first financial year</text:p>
          </table:table-cell>
          <table:table-cell table:style-name="ce360" table:number-columns-repeated="19"/>
          <table:table-cell table:style-name="ce405" office:value-type="float" office:value="40" table:number-columns-spanned="2" table:number-rows-spanned="1">
            <text:p>40</text:p>
          </table:table-cell>
          <table:covered-table-cell/>
          <table:table-cell table:style-name="ce458" table:number-columns-spanned="3" table:number-rows-spanned="1"/>
          <table:covered-table-cell table:number-columns-repeated="2"/>
          <table:table-cell table:style-name="ce358" table:number-columns-repeated="17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21"/>
          <table:table-cell table:style-name="ce358" table:number-columns-repeated="22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41">
            <text:p>41</text:p>
          </table:table-cell>
          <table:table-cell table:style-name="ce360" office:value-type="string">
            <text:p>Associated companies in the second financial year</text:p>
          </table:table-cell>
          <table:table-cell table:style-name="ce360" table:number-columns-repeated="19"/>
          <table:table-cell table:style-name="ce405" office:value-type="float" office:value="41" table:number-columns-spanned="2" table:number-rows-spanned="1">
            <text:p>41</text:p>
          </table:table-cell>
          <table:covered-table-cell/>
          <table:table-cell table:style-name="ce458" table:number-columns-spanned="3" table:number-rows-spanned="1"/>
          <table:covered-table-cell table:number-columns-repeated="2"/>
          <table:table-cell table:style-name="ce358" table:number-columns-repeated="17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47">
          <table:table-cell table:style-name="ce358"/>
          <table:table-cell table:style-name="ce360" office:value-type="float" office:value="42">
            <text:p>42</text:p>
          </table:table-cell>
          <table:table-cell table:style-name="ce386" office:value-type="string">
            <text:p>Put an 'X' in box 22 if the company claims to be charged at the starting rate or the</text:p>
          </table:table-cell>
          <table:table-cell table:style-name="ce358" table:number-columns-repeated="30"/>
          <table:table-cell table:style-name="ce439" office:value-type="float" office:value="42" table:number-columns-spanned="1" table:number-rows-spanned="2">
            <text:p>42</text:p>
          </table:table-cell>
          <table:table-cell table:style-name="ce473" office:value-type="string" table:number-columns-spanned="2" table:number-rows-spanned="2">
            <text:p>X</text:p>
          </table:table-cell>
          <table:covered-table-cell/>
          <table:table-cell table:style-name="ce358" table:number-columns-repeated="8"/>
          <table:table-cell table:style-name="ce207" table:number-columns-repeated="980"/>
        </table:table-row>
        <table:table-row table:style-name="ro47">
          <table:table-cell table:style-name="ce358" table:number-columns-repeated="2"/>
          <table:table-cell table:style-name="ce419" office:value-type="string">
            <text:p>small companies' rate on any part of its profits, or is claiming marginal rate relief</text:p>
          </table:table-cell>
          <table:table-cell table:style-name="ce424" table:number-columns-repeated="26"/>
          <table:table-cell table:style-name="ce358" table:number-columns-repeated="4"/>
          <table:covered-table-cell table:number-columns-repeated="3"/>
          <table:table-cell table:style-name="ce358" table:number-columns-repeated="8"/>
          <table:table-cell table:style-name="ce207" table:number-columns-repeated="980"/>
        </table:table-row>
        <table:table-row table:style-name="ro25">
          <table:table-cell table:style-name="ce360"/>
          <table:table-cell table:style-name="ce360" office:value-type="string">
            <text:p>Enter how much profits has to be charged and at what rate of tax</text:p>
          </table:table-cell>
          <table:table-cell table:style-name="ce360" table:number-columns-repeated="42"/>
          <table:table-cell table:style-name="ce231" table:number-columns-repeated="980"/>
        </table:table-row>
        <table:table-row table:style-name="ro25">
          <table:table-cell table:style-name="ce360"/>
          <table:table-cell table:style-name="ce360" office:value-type="string">
            <text:p>Financial year <text:span text:style-name="T2">(yyyy)</text:span></text:p>
          </table:table-cell>
          <table:table-cell table:style-name="ce360" table:number-columns-repeated="9"/>
          <table:table-cell table:style-name="ce360" office:value-type="string">
            <text:p>Amount of profit</text:p>
          </table:table-cell>
          <table:table-cell table:style-name="ce360" table:number-columns-repeated="12"/>
          <table:table-cell table:style-name="ce360" office:value-type="string">
            <text:p>Rate of tax</text:p>
          </table:table-cell>
          <table:table-cell table:style-name="ce360" table:number-columns-repeated="8"/>
          <table:table-cell table:style-name="ce360" office:value-type="string">
            <text:p>Tax</text:p>
          </table:table-cell>
          <table:table-cell table:style-name="ce360" table:number-columns-repeated="10"/>
          <table:table-cell table:style-name="ce231" table:number-columns-repeated="980"/>
        </table:table-row>
        <table:table-row table:style-name="ro25">
          <table:table-cell table:style-name="ce358"/>
          <table:table-cell table:style-name="ce405" office:value-type="float" office:value="43">
            <text:p>43</text:p>
          </table:table-cell>
          <table:table-cell table:style-name="ce420" table:formula="of:=[$CorporationTax.E33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358" table:number-columns-repeated="3"/>
          <table:table-cell table:style-name="ce405" office:value-type="float" office:value="44">
            <text:p>44</text:p>
          </table:table-cell>
          <table:table-cell table:style-name="ce441" office:value-type="string">
            <text:p>£</text:p>
          </table:table-cell>
          <table:table-cell table:style-name="ce444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8" table:number-columns-repeated="4"/>
          <table:table-cell table:style-name="ce405" office:value-type="float" office:value="45" table:number-columns-spanned="2" table:number-rows-spanned="1">
            <text:p>45</text:p>
          </table:table-cell>
          <table:covered-table-cell/>
          <table:table-cell table:style-name="ce463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358" table:number-columns-repeated="5"/>
          <table:table-cell table:style-name="ce405" office:value-type="float" office:value="46">
            <text:p>46</text:p>
          </table:table-cell>
          <table:table-cell table:style-name="ce451" office:value-type="string">
            <text:p>£</text:p>
          </table:table-cell>
          <table:table-cell table:style-name="ce476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64" office:value-type="string">
            <text:p>p</text:p>
          </table:table-cell>
          <table:table-cell table:style-name="ce358"/>
          <table:table-cell table:style-name="ce207" table:number-columns-repeated="980"/>
        </table:table-row>
        <table:table-row table:style-name="ro43">
          <table:table-cell table:style-name="ce358" table:number-columns-repeated="2"/>
          <table:table-cell table:style-name="ce421" table:number-columns-repeated="6"/>
          <table:table-cell table:style-name="ce358" table:number-columns-repeated="18"/>
          <table:table-cell table:style-name="ce421" table:number-columns-repeated="2"/>
          <table:table-cell table:style-name="ce358" table:number-columns-repeated="16"/>
          <table:table-cell table:style-name="ce207" table:number-columns-repeated="980"/>
        </table:table-row>
        <table:table-row table:style-name="ro25">
          <table:table-cell table:style-name="ce358"/>
          <table:table-cell table:style-name="ce405" office:value-type="float" office:value="53">
            <text:p>53</text:p>
          </table:table-cell>
          <table:table-cell table:style-name="ce420" table:formula="of:=[$CorporationTax.E34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358" table:number-columns-repeated="3"/>
          <table:table-cell table:style-name="ce405" office:value-type="float" office:value="54">
            <text:p>54</text:p>
          </table:table-cell>
          <table:table-cell table:style-name="ce441" office:value-type="string">
            <text:p>£</text:p>
          </table:table-cell>
          <table:table-cell table:style-name="ce444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8" table:number-columns-repeated="4"/>
          <table:table-cell table:style-name="ce405" office:value-type="float" office:value="55" table:number-columns-spanned="2" table:number-rows-spanned="1">
            <text:p>55</text:p>
          </table:table-cell>
          <table:covered-table-cell/>
          <table:table-cell table:style-name="ce463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358" table:number-columns-repeated="5"/>
          <table:table-cell table:style-name="ce405" office:value-type="float" office:value="56">
            <text:p>56</text:p>
          </table:table-cell>
          <table:table-cell table:style-name="ce451" office:value-type="string">
            <text:p>£</text:p>
          </table:table-cell>
          <table:table-cell table:style-name="ce476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64" office:value-type="string">
            <text:p>p</text:p>
          </table:table-cell>
          <table:table-cell table:style-name="ce358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46">
          <table:table-cell table:style-name="ce358" table:number-columns-repeated="33"/>
          <table:table-cell table:style-name="ce470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58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61">
            <text:p>61</text:p>
          </table:table-cell>
          <table:table-cell table:style-name="ce360" office:value-type="string">
            <text:p>Corporation tax</text:p>
          </table:table-cell>
          <table:table-cell table:style-name="ce360" table:number-columns-repeated="17"/>
          <table:table-cell table:style-name="ce358" table:number-columns-repeated="13"/>
          <table:table-cell table:style-name="ce405" office:value-type="float" office:value="63">
            <text:p>63</text:p>
          </table:table-cell>
          <table:table-cell table:style-name="ce451" office:value-type="string">
            <text:p>£</text:p>
          </table:table-cell>
          <table:table-cell table:style-name="ce476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64" office:value-type="string">
            <text:p>p</text:p>
          </table:table-cell>
          <table:table-cell table:style-name="ce358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19"/>
          <table:table-cell table:style-name="ce358" table:number-columns-repeated="2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64">
            <text:p>64</text:p>
          </table:table-cell>
          <table:table-cell table:style-name="ce360" office:value-type="string">
            <text:p>Marginal rate relief</text:p>
          </table:table-cell>
          <table:table-cell table:style-name="ce360" table:number-columns-repeated="17"/>
          <table:table-cell table:style-name="ce358"/>
          <table:table-cell table:style-name="ce405" office:value-type="float" office:value="64">
            <text:p>64</text:p>
          </table:table-cell>
          <table:table-cell table:style-name="ce451" office:value-type="string">
            <text:p>£</text:p>
          </table:table-cell>
          <table:table-cell table:style-name="ce457"/>
          <table:table-cell table:style-name="ce461" table:number-columns-spanned="5" table:number-rows-spanned="1"/>
          <table:covered-table-cell table:number-columns-repeated="4"/>
          <table:table-cell table:style-name="ce457"/>
          <table:table-cell table:style-name="ce464" office:value-type="string">
            <text:p>p</text:p>
          </table:table-cell>
          <table:table-cell table:style-name="ce358" table:number-columns-repeated="13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19"/>
          <table:table-cell table:style-name="ce358" table:number-columns-repeated="2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65">
            <text:p>65</text:p>
          </table:table-cell>
          <table:table-cell table:style-name="ce360" office:value-type="string">
            <text:p>Corporation tax net of marginal rate relief</text:p>
          </table:table-cell>
          <table:table-cell table:style-name="ce360" table:number-columns-repeated="17"/>
          <table:table-cell table:style-name="ce358"/>
          <table:table-cell table:style-name="ce405" office:value-type="float" office:value="65">
            <text:p>65</text:p>
          </table:table-cell>
          <table:table-cell table:style-name="ce451" office:value-type="string">
            <text:p>£</text:p>
          </table:table-cell>
          <table:table-cell table:style-name="ce457"/>
          <table:table-cell table:style-name="ce461" table:number-columns-spanned="5" table:number-rows-spanned="1"/>
          <table:covered-table-cell table:number-columns-repeated="4"/>
          <table:table-cell table:style-name="ce457"/>
          <table:table-cell table:style-name="ce464" office:value-type="string">
            <text:p>p</text:p>
          </table:table-cell>
          <table:table-cell table:style-name="ce358" table:number-columns-repeated="13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19"/>
          <table:table-cell table:style-name="ce358" table:number-columns-repeated="2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66">
            <text:p>66</text:p>
          </table:table-cell>
          <table:table-cell table:style-name="ce360" office:value-type="string">
            <text:p>Underlying rate of corporation tax</text:p>
          </table:table-cell>
          <table:table-cell table:style-name="ce360" table:number-columns-repeated="17"/>
          <table:table-cell table:style-name="ce358"/>
          <table:table-cell table:style-name="ce405" office:value-type="float" office:value="66">
            <text:p>66</text:p>
          </table:table-cell>
          <table:table-cell table:style-name="ce452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464" office:value-type="string">
            <text:p>%</text:p>
          </table:table-cell>
          <table:table-cell table:style-name="ce358" table:number-columns-repeated="17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19"/>
          <table:table-cell table:style-name="ce358" table:number-columns-repeated="2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67">
            <text:p>67</text:p>
          </table:table-cell>
          <table:table-cell table:style-name="ce360" office:value-type="string">
            <text:p>Profits matched with non-corporate distribution</text:p>
          </table:table-cell>
          <table:table-cell table:style-name="ce360" table:number-columns-repeated="17"/>
          <table:table-cell table:style-name="ce358"/>
          <table:table-cell table:style-name="ce405" office:value-type="float" office:value="67">
            <text:p>67</text:p>
          </table:table-cell>
          <table:table-cell table:style-name="ce425" table:number-columns-spanned="7" table:number-rows-spanned="1"/>
          <table:covered-table-cell table:number-columns-repeated="6"/>
          <table:table-cell table:style-name="ce358" table:number-columns-repeated="15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19"/>
          <table:table-cell table:style-name="ce358" table:number-columns-repeated="2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68">
            <text:p>68</text:p>
          </table:table-cell>
          <table:table-cell table:style-name="ce360" office:value-type="string">
            <text:p>Tax at non-corporate distribution rate</text:p>
          </table:table-cell>
          <table:table-cell table:style-name="ce360" table:number-columns-repeated="17"/>
          <table:table-cell table:style-name="ce358"/>
          <table:table-cell table:style-name="ce405" office:value-type="float" office:value="68">
            <text:p>68</text:p>
          </table:table-cell>
          <table:table-cell table:style-name="ce451" office:value-type="string">
            <text:p>£</text:p>
          </table:table-cell>
          <table:table-cell table:style-name="ce457"/>
          <table:table-cell table:style-name="ce461" table:number-columns-spanned="5" table:number-rows-spanned="1"/>
          <table:covered-table-cell table:number-columns-repeated="4"/>
          <table:table-cell table:style-name="ce457"/>
          <table:table-cell table:style-name="ce464" office:value-type="string">
            <text:p>p</text:p>
          </table:table-cell>
          <table:table-cell table:style-name="ce358" table:number-columns-repeated="13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19"/>
          <table:table-cell table:style-name="ce358" table:number-columns-repeated="2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69">
            <text:p>69</text:p>
          </table:table-cell>
          <table:table-cell table:style-name="ce360" office:value-type="string">
            <text:p>Tax at underlying rate on remaining profits</text:p>
          </table:table-cell>
          <table:table-cell table:style-name="ce360" table:number-columns-repeated="17"/>
          <table:table-cell table:style-name="ce358"/>
          <table:table-cell table:style-name="ce405" office:value-type="float" office:value="69">
            <text:p>69</text:p>
          </table:table-cell>
          <table:table-cell table:style-name="ce451" office:value-type="string">
            <text:p>£</text:p>
          </table:table-cell>
          <table:table-cell table:style-name="ce457"/>
          <table:table-cell table:style-name="ce461" table:number-columns-spanned="5" table:number-rows-spanned="1"/>
          <table:covered-table-cell table:number-columns-repeated="4"/>
          <table:table-cell table:style-name="ce457"/>
          <table:table-cell table:style-name="ce464" office:value-type="string">
            <text:p>p</text:p>
          </table:table-cell>
          <table:table-cell table:style-name="ce358" table:number-columns-repeated="13"/>
          <table:table-cell table:style-name="ce207" table:number-columns-repeated="980"/>
        </table:table-row>
        <table:table-row table:style-name="ro46">
          <table:table-cell table:style-name="ce358"/>
          <table:table-cell table:style-name="ce360" table:number-columns-repeated="19"/>
          <table:table-cell table:style-name="ce358" table:number-columns-repeated="13"/>
          <table:table-cell table:style-name="ce470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58"/>
          <table:table-cell table:style-name="ce207" table:number-columns-repeated="980"/>
        </table:table-row>
        <table:table-row table:style-name="ro36">
          <table:table-cell table:style-name="ce358"/>
          <table:table-cell table:style-name="ce404" office:value-type="float" office:value="70">
            <text:p>70</text:p>
          </table:table-cell>
          <table:table-cell table:style-name="ce422" office:value-type="string">
            <text:p>Corporation tax chargeable</text:p>
          </table:table-cell>
          <table:table-cell table:style-name="ce422" table:number-columns-repeated="11"/>
          <table:table-cell table:style-name="ce404" table:number-columns-repeated="3"/>
          <table:table-cell table:style-name="ce360" table:number-columns-repeated="3"/>
          <table:table-cell table:style-name="ce358" table:number-columns-repeated="13"/>
          <table:table-cell table:style-name="ce405" office:value-type="float" office:value="70">
            <text:p>70</text:p>
          </table:table-cell>
          <table:table-cell table:style-name="ce451" office:value-type="string">
            <text:p>£</text:p>
          </table:table-cell>
          <table:table-cell table:style-name="ce476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64" office:value-type="string">
            <text:p>p</text:p>
          </table:table-cell>
          <table:table-cell table:style-name="ce358"/>
          <table:table-cell table:style-name="ce207" table:number-columns-repeated="980"/>
        </table:table-row>
        <table:table-row table:style-name="ro48">
          <table:table-cell table:style-name="ce358" table:number-columns-repeated="44"/>
          <table:table-cell table:style-name="ce207" table:number-columns-repeated="980"/>
        </table:table-row>
        <table:table-row table:style-name="ro28">
          <table:table-cell table:style-name="ce369" table:number-columns-spanned="40" table:number-rows-spanned="1"/>
          <table:covered-table-cell table:number-columns-repeated="39"/>
          <table:table-cell table:style-name="ce483" office:value-type="string" table:number-columns-spanned="4" table:number-rows-spanned="1">
            <text:p>Page 3</text:p>
          </table:table-cell>
          <table:covered-table-cell table:number-columns-repeated="3"/>
          <table:table-cell table:style-name="ce207" table:number-columns-repeated="980"/>
        </table:table-row>
        <table:table-row table:style-name="ro41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79">
            <text:p>79</text:p>
          </table:table-cell>
          <table:table-cell table:style-name="ce360" office:value-type="string">
            <text:p>Tax payable under S419 ICTA 1988</text:p>
          </table:table-cell>
          <table:table-cell table:style-name="ce360" table:number-columns-repeated="16"/>
          <table:table-cell table:style-name="ce358" table:number-columns-repeated="13"/>
          <table:table-cell table:style-name="ce405" office:value-type="float" office:value="79" table:number-columns-spanned="2" table:number-rows-spanned="1">
            <text:p>79</text:p>
          </table:table-cell>
          <table:covered-table-cell/>
          <table:table-cell table:style-name="ce451" office:value-type="string">
            <text:p>£</text:p>
          </table:table-cell>
          <table:table-cell table:style-name="ce461" table:number-columns-spanned="7" table:number-rows-spanned="1"/>
          <table:covered-table-cell table:number-columns-repeated="6"/>
          <table:table-cell table:style-name="ce464" office:value-type="string">
            <text:p>p</text:p>
          </table:table-cell>
          <table:table-cell table:style-name="ce358"/>
          <table:table-cell table:style-name="ce207" table:number-columns-repeated="980"/>
        </table:table-row>
        <table:table-row table:style-name="ro41">
          <table:table-cell table:style-name="ce358"/>
          <table:table-cell table:style-name="ce360"/>
          <table:table-cell table:style-name="ce358" table:number-columns-repeated="42"/>
          <table:table-cell table:style-name="ce207" table:number-columns-repeated="980"/>
        </table:table-row>
        <table:table-row table:style-name="ro47">
          <table:table-cell table:style-name="ce358"/>
          <table:table-cell table:style-name="ce360" office:value-type="float" office:value="80">
            <text:p>80</text:p>
          </table:table-cell>
          <table:table-cell table:style-name="ce386" office:value-type="string">
            <text:p>Put an 'X' in box 80 if you completed box A11 in the</text:p>
          </table:table-cell>
          <table:table-cell table:style-name="ce386" table:number-columns-repeated="18"/>
          <table:table-cell table:style-name="ce358"/>
          <table:table-cell table:style-name="ce405" office:value-type="float" office:value="80" table:number-columns-spanned="1" table:number-rows-spanned="2">
            <text:p>80</text:p>
          </table:table-cell>
          <table:table-cell table:style-name="ce458" table:number-columns-spanned="3" table:number-rows-spanned="2"/>
          <table:covered-table-cell table:number-columns-repeated="2"/>
          <table:table-cell table:style-name="ce358" table:number-columns-repeated="18"/>
          <table:table-cell table:style-name="ce207" table:number-columns-repeated="980"/>
        </table:table-row>
        <table:table-row table:style-name="ro47">
          <table:table-cell table:style-name="ce358" table:number-columns-repeated="2"/>
          <table:table-cell table:style-name="ce386" office:value-type="string">
            <text:p>Supplementary Pages CT600A</text:p>
          </table:table-cell>
          <table:table-cell table:style-name="ce386" table:number-columns-repeated="18"/>
          <table:table-cell table:style-name="ce358"/>
          <table:covered-table-cell table:number-columns-repeated="4"/>
          <table:table-cell table:style-name="ce358" table:number-columns-repeated="18"/>
          <table:table-cell table:style-name="ce207" table:number-columns-repeated="980"/>
        </table:table-row>
        <table:table-row table:style-name="ro41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float" office:value="84">
            <text:p>84</text:p>
          </table:table-cell>
          <table:table-cell table:style-name="ce360" office:value-type="string">
            <text:p>Income tax deducted from gross income included in profits</text:p>
          </table:table-cell>
          <table:table-cell table:style-name="ce360" table:number-columns-repeated="20"/>
          <table:table-cell table:style-name="ce358" table:number-columns-repeated="10"/>
          <table:table-cell table:style-name="ce405" office:value-type="float" office:value="84">
            <text:p>84</text:p>
          </table:table-cell>
          <table:table-cell table:style-name="ce451" office:value-type="string">
            <text:p>£</text:p>
          </table:table-cell>
          <table:table-cell table:style-name="ce476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64" office:value-type="string">
            <text:p>p</text:p>
          </table:table-cell>
          <table:table-cell table:style-name="ce358"/>
          <table:table-cell table:style-name="ce207" table:number-columns-repeated="980"/>
        </table:table-row>
        <table:table-row table:style-name="ro41">
          <table:table-cell table:style-name="ce358"/>
          <table:table-cell table:style-name="ce360" table:number-columns-repeated="22"/>
          <table:table-cell table:style-name="ce358" table:number-columns-repeated="21"/>
          <table:table-cell table:style-name="ce207" table:number-columns-repeated="980"/>
        </table:table-row>
        <table:table-row table:style-name="ro17">
          <table:table-cell table:style-name="ce358"/>
          <table:table-cell table:style-name="ce360" office:value-type="float" office:value="85">
            <text:p>85</text:p>
          </table:table-cell>
          <table:table-cell table:style-name="ce360" office:value-type="string">
            <text:p>Income tax repayable to the company</text:p>
          </table:table-cell>
          <table:table-cell table:style-name="ce360" table:number-columns-repeated="20"/>
          <table:table-cell table:style-name="ce358" table:number-columns-repeated="10"/>
          <table:table-cell table:style-name="ce405" office:value-type="float" office:value="85">
            <text:p>85</text:p>
          </table:table-cell>
          <table:table-cell table:style-name="ce451" office:value-type="string">
            <text:p>£</text:p>
          </table:table-cell>
          <table:table-cell table:style-name="ce461" table:number-columns-spanned="7" table:number-rows-spanned="1"/>
          <table:covered-table-cell table:number-columns-repeated="6"/>
          <table:table-cell table:style-name="ce464" office:value-type="string">
            <text:p>p</text:p>
          </table:table-cell>
          <table:table-cell table:style-name="ce358"/>
          <table:table-cell table:style-name="ce207" table:number-columns-repeated="980"/>
        </table:table-row>
        <table:table-row table:style-name="ro6">
          <table:table-cell table:style-name="ce358" table:number-columns-repeated="44"/>
          <table:table-cell table:style-name="ce207" table:number-columns-repeated="980"/>
        </table:table-row>
        <table:table-row table:style-name="ro10">
          <table:table-cell table:style-name="ce358" table:number-columns-repeated="33"/>
          <table:table-cell table:style-name="ce470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58"/>
          <table:table-cell table:style-name="ce207" table:number-columns-repeated="980"/>
        </table:table-row>
        <table:table-row table:style-name="ro29">
          <table:table-cell table:style-name="ce358"/>
          <table:table-cell table:style-name="ce404" office:value-type="float" office:value="86">
            <text:p>86</text:p>
          </table:table-cell>
          <table:table-cell table:style-name="ce423" office:value-type="string">
            <text:p>Tax payable - this is your self-assessment of tax payable</text:p>
          </table:table-cell>
          <table:table-cell table:style-name="ce423" table:number-columns-repeated="20"/>
          <table:table-cell table:style-name="ce424" table:number-columns-repeated="6"/>
          <table:table-cell table:style-name="ce358" table:number-columns-repeated="4"/>
          <table:table-cell table:style-name="ce405" office:value-type="float" office:value="86">
            <text:p>86</text:p>
          </table:table-cell>
          <table:table-cell table:style-name="ce451" office:value-type="string">
            <text:p>£</text:p>
          </table:table-cell>
          <table:table-cell table:style-name="ce476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64" office:value-type="string">
            <text:p>p</text:p>
          </table:table-cell>
          <table:table-cell table:style-name="ce358"/>
          <table:table-cell table:style-name="ce207" table:number-columns-repeated="980"/>
        </table:table-row>
        <table:table-row table:style-name="ro6">
          <table:table-cell table:style-name="ce358" table:number-columns-repeated="44"/>
          <table:table-cell table:style-name="ce207" table:number-columns-repeated="980"/>
        </table:table-row>
        <table:table-row table:style-name="ro36">
          <table:table-cell table:style-name="ce368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69" table:number-columns-spanned="34" table:number-rows-spanned="1"/>
          <table:covered-table-cell table:number-columns-repeated="33"/>
          <table:table-cell table:style-name="ce207" table:number-columns-repeated="980"/>
        </table:table-row>
        <table:table-row table:style-name="ro41">
          <table:table-cell table:style-name="ce358" table:number-columns-repeated="44"/>
          <table:table-cell table:style-name="ce207" table:number-columns-repeated="980"/>
        </table:table-row>
        <table:table-row table:style-name="ro49">
          <table:table-cell table:style-name="ce358"/>
          <table:table-cell table:style-name="ce360" office:value-type="float" office:value="91">
            <text:p>91</text:p>
          </table:table-cell>
          <table:table-cell table:style-name="ce360" office:value-type="string">
            <text:p>Tax already paid (and not already repaid)</text:p>
          </table:table-cell>
          <table:table-cell table:style-name="ce360" table:number-columns-repeated="14"/>
          <table:table-cell table:style-name="ce358" table:number-columns-repeated="16"/>
          <table:table-cell table:style-name="ce405" office:value-type="float" office:value="91">
            <text:p>91</text:p>
          </table:table-cell>
          <table:table-cell table:style-name="ce451" office:value-type="string">
            <text:p>£</text:p>
          </table:table-cell>
          <table:table-cell table:style-name="ce476" table:number-columns-spanned="7" table:number-rows-spanned="1"/>
          <table:covered-table-cell table:number-columns-repeated="6"/>
          <table:table-cell table:style-name="ce464" office:value-type="string">
            <text:p>p</text:p>
          </table:table-cell>
          <table:table-cell table:style-name="ce358"/>
          <table:table-cell table:style-name="ce207" table:number-columns-repeated="980"/>
        </table:table-row>
        <table:table-row table:style-name="ro6">
          <table:table-cell table:style-name="ce358" table:number-columns-repeated="44"/>
          <table:table-cell table:style-name="ce207" table:number-columns-repeated="980"/>
        </table:table-row>
        <table:table-row table:style-name="ro8">
          <table:table-cell table:style-name="ce358"/>
          <table:table-cell table:style-name="ce404" office:value-type="float" office:value="92" table:number-columns-spanned="1" table:number-rows-spanned="2">
            <text:p>92</text:p>
          </table:table-cell>
          <table:table-cell table:style-name="ce404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358" table:number-columns-repeated="23"/>
          <table:table-cell table:style-name="ce470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58"/>
          <table:table-cell table:style-name="ce207" table:number-columns-repeated="980"/>
        </table:table-row>
        <table:table-row table:style-name="ro25">
          <table:table-cell table:style-name="ce358"/>
          <table:covered-table-cell table:number-columns-repeated="9"/>
          <table:table-cell table:style-name="ce358" table:number-columns-repeated="23"/>
          <table:table-cell table:style-name="ce405" office:value-type="float" office:value="92">
            <text:p>92</text:p>
          </table:table-cell>
          <table:table-cell table:style-name="ce451" office:value-type="string">
            <text:p>£</text:p>
          </table:table-cell>
          <table:table-cell table:style-name="ce476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64" office:value-type="string">
            <text:p>p</text:p>
          </table:table-cell>
          <table:table-cell table:style-name="ce358"/>
          <table:table-cell table:style-name="ce207" table:number-columns-repeated="980"/>
        </table:table-row>
        <table:table-row table:style-name="ro6">
          <table:table-cell table:style-name="ce358" table:number-columns-repeated="44"/>
          <table:table-cell table:style-name="ce207" table:number-columns-repeated="980"/>
        </table:table-row>
        <table:table-row table:style-name="ro8">
          <table:table-cell table:style-name="ce358"/>
          <table:table-cell table:style-name="ce360" office:value-type="float" office:value="93">
            <text:p>93</text:p>
          </table:table-cell>
          <table:table-cell table:style-name="ce360" office:value-type="string">
            <text:p>Tax overpaid</text:p>
          </table:table-cell>
          <table:table-cell table:style-name="ce360" table:number-columns-repeated="6"/>
          <table:table-cell table:style-name="ce358" table:number-columns-repeated="24"/>
          <table:table-cell table:style-name="ce470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58"/>
          <table:table-cell table:style-name="ce207" table:number-columns-repeated="980"/>
        </table:table-row>
        <table:table-row table:style-name="ro25">
          <table:table-cell table:style-name="ce358" table:number-columns-repeated="33"/>
          <table:table-cell table:style-name="ce405" office:value-type="float" office:value="93">
            <text:p>93</text:p>
          </table:table-cell>
          <table:table-cell table:style-name="ce451" office:value-type="string">
            <text:p>£</text:p>
          </table:table-cell>
          <table:table-cell table:style-name="ce476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464" office:value-type="string">
            <text:p>p</text:p>
          </table:table-cell>
          <table:table-cell table:style-name="ce358"/>
          <table:table-cell table:style-name="ce207" table:number-columns-repeated="980"/>
        </table:table-row>
        <table:table-row table:style-name="ro41">
          <table:table-cell table:style-name="ce358" table:number-columns-repeated="44"/>
          <table:table-cell table:style-name="ce207" table:number-columns-repeated="980"/>
        </table:table-row>
        <table:table-row table:style-name="ro50">
          <table:table-cell table:style-name="ce371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207" table:number-columns-repeated="980"/>
        </table:table-row>
        <table:table-row table:style-name="ro36">
          <table:table-cell table:style-name="ce368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440" table:number-columns-spanned="12" table:number-rows-spanned="1"/>
          <table:covered-table-cell table:number-columns-repeated="11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60" table:number-columns-repeated="22"/>
          <table:table-cell table:style-name="ce360" office:value-type="string">
            <text:p>Capital allowances</text:p>
          </table:table-cell>
          <table:table-cell table:style-name="ce360" table:number-columns-repeated="11"/>
          <table:table-cell table:style-name="ce360" office:value-type="string">
            <text:p>Balancing charges</text:p>
          </table:table-cell>
          <table:table-cell table:style-name="ce360" table:number-columns-repeated="9"/>
          <table:table-cell table:style-name="ce231" table:number-columns-repeated="980"/>
        </table:table-row>
        <table:table-row table:style-name="ro25">
          <table:table-cell table:style-name="ce358"/>
          <table:table-cell table:style-name="ce375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60" table:number-columns-repeated="2"/>
          <table:table-cell table:style-name="ce360" office:value-type="string">
            <text:p>Machinery and plant - long life assets</text:p>
          </table:table-cell>
          <table:table-cell table:style-name="ce360" table:number-columns-repeated="13"/>
          <table:table-cell table:style-name="ce358"/>
          <table:table-cell table:style-name="ce439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447" office:value-type="string">
            <text:p>£</text:p>
          </table:table-cell>
          <table:table-cell table:style-name="ce465" table:number-columns-spanned="6" table:number-rows-spanned="1"/>
          <table:covered-table-cell table:number-columns-repeated="5"/>
          <table:table-cell table:style-name="ce358" table:number-columns-repeated="2"/>
          <table:table-cell table:style-name="ce439" office:value-type="float" office:value="106" table:number-columns-spanned="2" table:number-rows-spanned="1">
            <text:p>106</text:p>
          </table:table-cell>
          <table:covered-table-cell/>
          <table:table-cell table:style-name="ce447" office:value-type="string">
            <text:p>£</text:p>
          </table:table-cell>
          <table:table-cell table:style-name="ce479" table:number-columns-spanned="6" table:number-rows-spanned="1"/>
          <table:covered-table-cell table:number-columns-repeated="5"/>
          <table:table-cell table:style-name="ce358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20"/>
          <table:table-cell table:style-name="ce358" table:number-columns-repeated="5"/>
          <table:table-cell table:style-name="ce466" table:number-columns-repeated="6"/>
          <table:table-cell table:style-name="ce358" table:number-columns-repeated="5"/>
          <table:table-cell table:style-name="ce480" table:number-columns-repeated="6"/>
          <table:table-cell table:style-name="ce358"/>
          <table:table-cell table:style-name="ce207" table:number-columns-repeated="980"/>
        </table:table-row>
        <table:table-row table:style-name="ro25">
          <table:table-cell table:style-name="ce358"/>
          <table:table-cell table:style-name="ce375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60" table:number-columns-repeated="2"/>
          <table:table-cell table:style-name="ce360" office:value-type="string">
            <text:p>Machinery and plant - other (general pool)</text:p>
          </table:table-cell>
          <table:table-cell table:style-name="ce360" table:number-columns-repeated="13"/>
          <table:table-cell table:style-name="ce358"/>
          <table:table-cell table:style-name="ce439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447" office:value-type="string">
            <text:p>£</text:p>
          </table:table-cell>
          <table:table-cell table:style-name="ce444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8" table:number-columns-repeated="2"/>
          <table:table-cell table:style-name="ce439" office:value-type="float" office:value="108" table:number-columns-spanned="2" table:number-rows-spanned="1">
            <text:p>108</text:p>
          </table:table-cell>
          <table:covered-table-cell/>
          <table:table-cell table:style-name="ce447" office:value-type="string">
            <text:p>£</text:p>
          </table:table-cell>
          <table:table-cell table:style-name="ce444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8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20"/>
          <table:table-cell table:style-name="ce358" table:number-columns-repeated="5"/>
          <table:table-cell table:style-name="ce466" table:number-columns-repeated="6"/>
          <table:table-cell table:style-name="ce358" table:number-columns-repeated="5"/>
          <table:table-cell table:style-name="ce480" table:number-columns-repeated="6"/>
          <table:table-cell table:style-name="ce358"/>
          <table:table-cell table:style-name="ce207" table:number-columns-repeated="980"/>
        </table:table-row>
        <table:table-row table:style-name="ro25">
          <table:table-cell table:style-name="ce358"/>
          <table:table-cell table:style-name="ce375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60" table:number-columns-repeated="2"/>
          <table:table-cell table:style-name="ce360" office:value-type="string">
            <text:p>Cars outside general pool</text:p>
          </table:table-cell>
          <table:table-cell table:style-name="ce360" table:number-columns-repeated="13"/>
          <table:table-cell table:style-name="ce358"/>
          <table:table-cell table:style-name="ce439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447" office:value-type="string">
            <text:p>£</text:p>
          </table:table-cell>
          <table:table-cell table:style-name="ce444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8" table:number-columns-repeated="2"/>
          <table:table-cell table:style-name="ce439" office:value-type="float" office:value="110" table:number-columns-spanned="2" table:number-rows-spanned="1">
            <text:p>110</text:p>
          </table:table-cell>
          <table:covered-table-cell/>
          <table:table-cell table:style-name="ce447" office:value-type="string">
            <text:p>£</text:p>
          </table:table-cell>
          <table:table-cell table:style-name="ce479" table:number-columns-spanned="6" table:number-rows-spanned="1"/>
          <table:covered-table-cell table:number-columns-repeated="5"/>
          <table:table-cell table:style-name="ce358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20"/>
          <table:table-cell table:style-name="ce358" table:number-columns-repeated="5"/>
          <table:table-cell table:style-name="ce466" table:number-columns-repeated="6"/>
          <table:table-cell table:style-name="ce358" table:number-columns-repeated="5"/>
          <table:table-cell table:style-name="ce480" table:number-columns-repeated="6"/>
          <table:table-cell table:style-name="ce358"/>
          <table:table-cell table:style-name="ce207" table:number-columns-repeated="980"/>
        </table:table-row>
        <table:table-row table:style-name="ro25">
          <table:table-cell table:style-name="ce358"/>
          <table:table-cell table:style-name="ce375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60" table:number-columns-repeated="2"/>
          <table:table-cell table:style-name="ce360" office:value-type="string">
            <text:p>Industrial buildings and structures</text:p>
          </table:table-cell>
          <table:table-cell table:style-name="ce360" table:number-columns-repeated="13"/>
          <table:table-cell table:style-name="ce358"/>
          <table:table-cell table:style-name="ce439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447" office:value-type="string">
            <text:p>£</text:p>
          </table:table-cell>
          <table:table-cell table:style-name="ce465" table:number-columns-spanned="6" table:number-rows-spanned="1"/>
          <table:covered-table-cell table:number-columns-repeated="5"/>
          <table:table-cell table:style-name="ce358" table:number-columns-repeated="2"/>
          <table:table-cell table:style-name="ce439" office:value-type="float" office:value="112" table:number-columns-spanned="2" table:number-rows-spanned="1">
            <text:p>112</text:p>
          </table:table-cell>
          <table:covered-table-cell/>
          <table:table-cell table:style-name="ce447" office:value-type="string">
            <text:p>£</text:p>
          </table:table-cell>
          <table:table-cell table:style-name="ce479" table:number-columns-spanned="6" table:number-rows-spanned="1"/>
          <table:covered-table-cell table:number-columns-repeated="5"/>
          <table:table-cell table:style-name="ce358"/>
          <table:table-cell table:style-name="ce207" table:number-columns-repeated="980"/>
        </table:table-row>
        <table:table-row table:style-name="ro43">
          <table:table-cell table:style-name="ce358"/>
          <table:table-cell table:style-name="ce360" table:number-columns-repeated="20"/>
          <table:table-cell table:style-name="ce358" table:number-columns-repeated="5"/>
          <table:table-cell table:style-name="ce466" table:number-columns-repeated="6"/>
          <table:table-cell table:style-name="ce358" table:number-columns-repeated="5"/>
          <table:table-cell table:style-name="ce480" table:number-columns-repeated="6"/>
          <table:table-cell table:style-name="ce358"/>
          <table:table-cell table:style-name="ce207" table:number-columns-repeated="980"/>
        </table:table-row>
        <table:table-row table:style-name="ro25">
          <table:table-cell table:style-name="ce358"/>
          <table:table-cell table:style-name="ce375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60" table:number-columns-repeated="2"/>
          <table:table-cell table:style-name="ce360" office:value-type="string">
            <text:p>Other charges and allowances</text:p>
          </table:table-cell>
          <table:table-cell table:style-name="ce360" table:number-columns-repeated="13"/>
          <table:table-cell table:style-name="ce358"/>
          <table:table-cell table:style-name="ce439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447" office:value-type="string">
            <text:p>£</text:p>
          </table:table-cell>
          <table:table-cell table:style-name="ce465" table:number-columns-spanned="6" table:number-rows-spanned="1"/>
          <table:covered-table-cell table:number-columns-repeated="5"/>
          <table:table-cell table:style-name="ce358" table:number-columns-repeated="2"/>
          <table:table-cell table:style-name="ce439" office:value-type="float" office:value="114" table:number-columns-spanned="2" table:number-rows-spanned="1">
            <text:p>114</text:p>
          </table:table-cell>
          <table:covered-table-cell/>
          <table:table-cell table:style-name="ce447" office:value-type="string">
            <text:p>£</text:p>
          </table:table-cell>
          <table:table-cell table:style-name="ce479" table:number-columns-spanned="6" table:number-rows-spanned="1"/>
          <table:covered-table-cell table:number-columns-repeated="5"/>
          <table:table-cell table:style-name="ce358"/>
          <table:table-cell table:style-name="ce207" table:number-columns-repeated="980"/>
        </table:table-row>
        <table:table-row table:style-name="ro38">
          <table:table-cell table:style-name="ce358" table:number-columns-repeated="44"/>
          <table:table-cell table:style-name="ce207" table:number-columns-repeated="980"/>
        </table:table-row>
        <table:table-row table:style-name="ro36">
          <table:table-cell table:style-name="ce368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440" table:number-columns-repeated="9"/>
          <table:table-cell table:style-name="ce207" table:number-columns-repeated="980"/>
        </table:table-row>
        <table:table-row table:style-name="ro25">
          <table:table-cell table:style-name="ce360" table:number-columns-repeated="22"/>
          <table:table-cell table:style-name="ce360" office:value-type="string">
            <text:p>Capital allowances</text:p>
          </table:table-cell>
          <table:table-cell table:style-name="ce360" table:number-columns-repeated="11"/>
          <table:table-cell table:style-name="ce360" office:value-type="string">
            <text:p>Balancing charges</text:p>
          </table:table-cell>
          <table:table-cell table:style-name="ce360" table:number-columns-repeated="9"/>
          <table:table-cell table:style-name="ce231" table:number-columns-repeated="980"/>
        </table:table-row>
        <table:table-row table:style-name="ro25">
          <table:table-cell table:style-name="ce358"/>
          <table:table-cell table:style-name="ce375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60" table:number-columns-repeated="2"/>
          <table:table-cell table:style-name="ce360" office:value-type="string">
            <text:p>Non-trading charges and allowances</text:p>
          </table:table-cell>
          <table:table-cell table:style-name="ce360" table:number-columns-repeated="13"/>
          <table:table-cell table:style-name="ce358"/>
          <table:table-cell table:style-name="ce439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447" office:value-type="string">
            <text:p>£</text:p>
          </table:table-cell>
          <table:table-cell table:style-name="ce448" table:number-columns-spanned="6" table:number-rows-spanned="1"/>
          <table:covered-table-cell table:number-columns-repeated="5"/>
          <table:table-cell table:style-name="ce358" table:number-columns-repeated="2"/>
          <table:table-cell table:style-name="ce439" office:value-type="float" office:value="116" table:number-columns-spanned="2" table:number-rows-spanned="1">
            <text:p>116</text:p>
          </table:table-cell>
          <table:covered-table-cell/>
          <table:table-cell table:style-name="ce447" office:value-type="string">
            <text:p>£</text:p>
          </table:table-cell>
          <table:table-cell table:style-name="ce448" table:number-columns-spanned="6" table:number-rows-spanned="1"/>
          <table:covered-table-cell table:number-columns-repeated="5"/>
          <table:table-cell table:style-name="ce358"/>
          <table:table-cell table:style-name="ce207" table:number-columns-repeated="980"/>
        </table:table-row>
        <table:table-row table:style-name="ro51">
          <table:table-cell table:style-name="ce358" table:number-columns-repeated="44"/>
          <table:table-cell table:style-name="ce207" table:number-columns-repeated="980"/>
        </table:table-row>
        <table:table-row table:style-name="ro47">
          <table:table-cell table:style-name="ce358"/>
          <table:table-cell table:style-name="ce406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58" table:number-columns-repeated="2"/>
          <table:table-cell table:style-name="ce386" office:value-type="string">
            <text:p>Put an 'X' in box 117 if box 115</text:p>
          </table:table-cell>
          <table:table-cell table:style-name="ce386" table:number-columns-repeated="12"/>
          <table:table-cell table:style-name="ce358" table:number-columns-repeated="2"/>
          <table:table-cell table:style-name="ce439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425" table:number-columns-spanned="2" table:number-rows-spanned="2"/>
          <table:covered-table-cell/>
          <table:table-cell table:style-name="ce358" table:number-columns-repeated="17"/>
          <table:table-cell table:style-name="ce207" table:number-columns-repeated="980"/>
        </table:table-row>
        <table:table-row table:style-name="ro47">
          <table:table-cell table:style-name="ce358" table:number-columns-repeated="7"/>
          <table:table-cell table:style-name="ce386" office:value-type="string">
            <text:p>includes flat conversion allowances</text:p>
          </table:table-cell>
          <table:table-cell table:style-name="ce386" table:number-columns-repeated="12"/>
          <table:table-cell table:style-name="ce358" table:number-columns-repeated="2"/>
          <table:covered-table-cell table:number-columns-repeated="5"/>
          <table:table-cell table:style-name="ce358" table:number-columns-repeated="17"/>
          <table:table-cell table:style-name="ce207" table:number-columns-repeated="980"/>
        </table:table-row>
        <table:table-row table:style-name="ro38">
          <table:table-cell table:style-name="ce358" table:number-columns-repeated="44"/>
          <table:table-cell table:style-name="ce207" table:number-columns-repeated="980"/>
        </table:table-row>
        <table:table-row table:style-name="ro36">
          <table:table-cell table:style-name="ce368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436" table:number-columns-spanned="36" table:number-rows-spanned="1"/>
          <table:covered-table-cell table:number-columns-repeated="35"/>
          <table:table-cell table:style-name="ce207" table:number-columns-repeated="980"/>
        </table:table-row>
        <table:table-row table:style-name="ro38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58"/>
          <table:table-cell table:style-name="ce406" office:value-type="float" office:value="118" table:number-columns-spanned="2" table:number-rows-spanned="1">
            <text:p>118</text:p>
          </table:table-cell>
          <table:covered-table-cell/>
          <table:table-cell table:style-name="ce358"/>
          <table:table-cell table:style-name="ce360" office:value-type="string">
            <text:p>Expenditure on machinery and plant on which first year allowance is claimed</text:p>
          </table:table-cell>
          <table:table-cell table:style-name="ce358" table:number-columns-repeated="29"/>
          <table:table-cell table:style-name="ce439" office:value-type="float" office:value="118" table:number-columns-spanned="2" table:number-rows-spanned="1">
            <text:p>118</text:p>
          </table:table-cell>
          <table:covered-table-cell/>
          <table:table-cell table:style-name="ce447" office:value-type="string">
            <text:p>£</text:p>
          </table:table-cell>
          <table:table-cell table:style-name="ce444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8"/>
          <table:table-cell table:style-name="ce207" table:number-columns-repeated="980"/>
        </table:table-row>
        <table:table-row table:style-name="ro47">
          <table:table-cell table:style-name="ce358" table:number-columns-repeated="44"/>
          <table:table-cell table:style-name="ce207" table:number-columns-repeated="980"/>
        </table:table-row>
        <table:table-row table:style-name="ro47">
          <table:table-cell table:style-name="ce358"/>
          <table:table-cell table:style-name="ce407" office:value-type="float" office:value="119" table:number-columns-spanned="2" table:number-rows-spanned="2">
            <text:p>119</text:p>
          </table:table-cell>
          <table:covered-table-cell/>
          <table:table-cell table:style-name="ce406"/>
          <table:table-cell table:style-name="ce429" office:value-type="string">
            <text:p>Put an 'X' in box 119 if claim includes enhanced capital</text:p>
          </table:table-cell>
          <table:table-cell table:style-name="ce358" table:number-columns-repeated="2"/>
          <table:table-cell table:style-name="ce386" table:number-columns-repeated="13"/>
          <table:table-cell table:style-name="ce358" table:number-columns-repeated="2"/>
          <table:table-cell table:style-name="ce439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425" table:number-columns-spanned="2" table:number-rows-spanned="2"/>
          <table:covered-table-cell/>
          <table:table-cell table:style-name="ce358" table:number-columns-repeated="17"/>
          <table:table-cell table:style-name="ce207" table:number-columns-repeated="980"/>
        </table:table-row>
        <table:table-row table:style-name="ro47">
          <table:table-cell table:style-name="ce358"/>
          <table:covered-table-cell table:number-columns-repeated="2"/>
          <table:table-cell table:style-name="ce358"/>
          <table:table-cell table:style-name="ce430" office:value-type="string">
            <text:p>allowances for designated energy-saving investments</text:p>
          </table:table-cell>
          <table:table-cell table:style-name="ce358" table:number-columns-repeated="2"/>
          <table:table-cell table:style-name="ce386" table:number-columns-repeated="13"/>
          <table:table-cell table:style-name="ce358" table:number-columns-repeated="2"/>
          <table:covered-table-cell table:number-columns-repeated="5"/>
          <table:table-cell table:style-name="ce358" table:number-columns-repeated="17"/>
          <table:table-cell table:style-name="ce207" table:number-columns-repeated="980"/>
        </table:table-row>
        <table:table-row table:style-name="ro36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58"/>
          <table:table-cell table:style-name="ce406" office:value-type="float" office:value="120" table:number-columns-spanned="2" table:number-rows-spanned="1">
            <text:p>120</text:p>
          </table:table-cell>
          <table:covered-table-cell/>
          <table:table-cell table:style-name="ce358"/>
          <table:table-cell table:style-name="ce360" office:value-type="string">
            <text:p>Qualifying expenditure on machinery and plant on long life assets</text:p>
          </table:table-cell>
          <table:table-cell table:style-name="ce358" table:number-columns-repeated="29"/>
          <table:table-cell table:style-name="ce439" office:value-type="float" office:value="120" table:number-columns-spanned="2" table:number-rows-spanned="1">
            <text:p>120</text:p>
          </table:table-cell>
          <table:covered-table-cell/>
          <table:table-cell table:style-name="ce447" office:value-type="string">
            <text:p>£</text:p>
          </table:table-cell>
          <table:table-cell table:style-name="ce448" table:number-columns-spanned="6" table:number-rows-spanned="1"/>
          <table:covered-table-cell table:number-columns-repeated="5"/>
          <table:table-cell table:style-name="ce358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58"/>
          <table:table-cell table:style-name="ce406" office:value-type="float" office:value="121" table:number-columns-spanned="2" table:number-rows-spanned="1">
            <text:p>121</text:p>
          </table:table-cell>
          <table:covered-table-cell/>
          <table:table-cell table:style-name="ce358"/>
          <table:table-cell table:style-name="ce360" office:value-type="string">
            <text:p>Qualifying expenditure on machinery and plant on other assets</text:p>
          </table:table-cell>
          <table:table-cell table:style-name="ce358" table:number-columns-repeated="29"/>
          <table:table-cell table:style-name="ce439" office:value-type="float" office:value="121" table:number-columns-spanned="2" table:number-rows-spanned="1">
            <text:p>121</text:p>
          </table:table-cell>
          <table:covered-table-cell/>
          <table:table-cell table:style-name="ce447" office:value-type="string">
            <text:p>£</text:p>
          </table:table-cell>
          <table:table-cell table:style-name="ce448" table:number-columns-spanned="6" table:number-rows-spanned="1"/>
          <table:covered-table-cell table:number-columns-repeated="5"/>
          <table:table-cell table:style-name="ce358"/>
          <table:table-cell table:style-name="ce207" table:number-columns-repeated="980"/>
        </table:table-row>
        <table:table-row table:style-name="ro43">
          <table:table-cell table:style-name="ce358" table:number-columns-repeated="44"/>
          <table:table-cell table:style-name="ce207" table:number-columns-repeated="980"/>
        </table:table-row>
        <table:table-row table:style-name="ro50">
          <table:table-cell table:style-name="ce371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207" table:number-columns-repeated="980"/>
        </table:table-row>
        <table:table-row table:style-name="ro6">
          <table:table-cell table:style-name="ce358" table:number-columns-repeated="44"/>
          <table:table-cell table:style-name="ce207" table:number-columns-repeated="980"/>
        </table:table-row>
        <table:table-row table:style-name="ro8">
          <table:table-cell table:style-name="ce358"/>
          <table:table-cell table:style-name="ce406" office:value-type="float" office:value="122" table:number-columns-spanned="2" table:number-rows-spanned="1">
            <text:p>122</text:p>
          </table:table-cell>
          <table:covered-table-cell/>
          <table:table-cell table:style-name="ce360" office:value-type="string">
            <text:p>Trading losses Case 1</text:p>
          </table:table-cell>
          <table:table-cell table:style-name="ce360" table:number-columns-repeated="4"/>
          <table:table-cell table:style-name="ce358" table:number-columns-repeated="4"/>
          <table:table-cell table:style-name="ce442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58"/>
          <table:table-cell table:style-name="ce360" office:value-type="string">
            <text:p>124 Trading losses</text:p>
          </table:table-cell>
          <table:table-cell table:style-name="ce360" table:number-columns-repeated="8"/>
          <table:table-cell table:style-name="ce474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58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table:number-columns-repeated="7"/>
          <table:table-cell table:style-name="ce358" table:number-columns-repeated="4"/>
          <table:table-cell table:style-name="ce439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447" office:value-type="string">
            <text:p>£</text:p>
          </table:table-cell>
          <table:table-cell table:style-name="ce444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8"/>
          <table:table-cell table:style-name="ce374" office:value-type="string">
            <text:p>Case V</text:p>
          </table:table-cell>
          <table:table-cell table:style-name="ce374" table:number-columns-repeated="2"/>
          <table:table-cell table:style-name="ce360" table:number-columns-repeated="6"/>
          <table:table-cell table:style-name="ce439" office:value-type="float" office:value="124" table:number-columns-spanned="2" table:number-rows-spanned="1">
            <text:p>124</text:p>
          </table:table-cell>
          <table:covered-table-cell/>
          <table:table-cell table:style-name="ce447" office:value-type="string">
            <text:p>£</text:p>
          </table:table-cell>
          <table:table-cell table:style-name="ce448" table:number-columns-spanned="6" table:number-rows-spanned="1"/>
          <table:covered-table-cell table:number-columns-repeated="5"/>
          <table:table-cell table:style-name="ce358"/>
          <table:table-cell table:style-name="ce207" table:number-columns-repeated="980"/>
        </table:table-row>
        <table:table-row table:style-name="ro39">
          <table:table-cell table:style-name="ce358"/>
          <table:table-cell table:style-name="ce360" table:number-columns-repeated="7"/>
          <table:table-cell table:style-name="ce358" table:number-columns-repeated="17"/>
          <table:table-cell table:style-name="ce360" table:number-columns-repeated="10"/>
          <table:table-cell table:style-name="ce358" table:number-columns-repeated="9"/>
          <table:table-cell table:style-name="ce207" table:number-columns-repeated="980"/>
        </table:table-row>
        <table:table-row table:style-name="ro8">
          <table:table-cell table:style-name="ce358"/>
          <table:table-cell table:style-name="ce406" office:value-type="float" office:value="125" table:number-columns-spanned="2" table:number-rows-spanned="1">
            <text:p>125</text:p>
          </table:table-cell>
          <table:covered-table-cell/>
          <table:table-cell table:style-name="ce360" office:value-type="string">
            <text:p>Non-trade deficits on</text:p>
          </table:table-cell>
          <table:table-cell table:style-name="ce360" table:number-columns-repeated="8"/>
          <table:table-cell table:style-name="ce442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58"/>
          <table:table-cell table:style-name="ce360" office:value-type="string">
            <text:p>127 Schedule A losses</text:p>
          </table:table-cell>
          <table:table-cell table:style-name="ce406"/>
          <table:table-cell table:style-name="ce360" table:number-columns-repeated="7"/>
          <table:table-cell table:style-name="ce474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58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table:number-columns-repeated="2"/>
          <table:table-cell table:style-name="ce404" office:value-type="string">
            <text:p>loan relationships and</text:p>
          </table:table-cell>
          <table:table-cell table:style-name="ce374" table:number-columns-repeated="8"/>
          <table:table-cell table:style-name="ce439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447" office:value-type="string">
            <text:p>£</text:p>
          </table:table-cell>
          <table:table-cell table:style-name="ce448" table:number-columns-spanned="8" table:number-rows-spanned="1"/>
          <table:covered-table-cell table:number-columns-repeated="7"/>
          <table:table-cell table:style-name="ce358"/>
          <table:table-cell table:style-name="ce360" table:number-columns-repeated="9"/>
          <table:table-cell table:style-name="ce439" office:value-type="float" office:value="127" table:number-columns-spanned="2" table:number-rows-spanned="1">
            <text:p>127</text:p>
          </table:table-cell>
          <table:covered-table-cell/>
          <table:table-cell table:style-name="ce447" office:value-type="string">
            <text:p>£</text:p>
          </table:table-cell>
          <table:table-cell table:style-name="ce448" table:number-columns-spanned="6" table:number-rows-spanned="1"/>
          <table:covered-table-cell table:number-columns-repeated="5"/>
          <table:table-cell table:style-name="ce358"/>
          <table:table-cell table:style-name="ce207" table:number-columns-repeated="980"/>
        </table:table-row>
        <table:table-row table:style-name="ro47">
          <table:table-cell table:style-name="ce358"/>
          <table:table-cell table:style-name="ce360" table:number-columns-repeated="2"/>
          <table:table-cell table:style-name="ce360" office:value-type="string">
            <text:p>derivative contracts</text:p>
          </table:table-cell>
          <table:table-cell table:style-name="ce374" table:number-columns-repeated="7"/>
          <table:table-cell table:style-name="ce360"/>
          <table:table-cell table:style-name="ce358" table:number-columns-repeated="13"/>
          <table:table-cell table:style-name="ce360" table:number-columns-repeated="10"/>
          <table:table-cell table:style-name="ce358" table:number-columns-repeated="9"/>
          <table:table-cell table:style-name="ce207" table:number-columns-repeated="980"/>
        </table:table-row>
        <table:table-row table:style-name="ro6">
          <table:table-cell table:style-name="ce358"/>
          <table:table-cell table:style-name="ce360" table:number-columns-repeated="7"/>
          <table:table-cell table:style-name="ce358" table:number-columns-repeated="17"/>
          <table:table-cell table:style-name="ce360" table:number-columns-repeated="10"/>
          <table:table-cell table:style-name="ce358" table:number-columns-repeated="9"/>
          <table:table-cell table:style-name="ce207" table:number-columns-repeated="980"/>
        </table:table-row>
        <table:table-row table:style-name="ro8">
          <table:table-cell table:style-name="ce358"/>
          <table:table-cell table:style-name="ce406" office:value-type="float" office:value="129" table:number-columns-spanned="2" table:number-rows-spanned="1">
            <text:p>129</text:p>
          </table:table-cell>
          <table:covered-table-cell/>
          <table:table-cell table:style-name="ce375" office:value-type="string">
            <text:p>Overseas property</text:p>
          </table:table-cell>
          <table:table-cell table:style-name="ce375" table:number-columns-repeated="4"/>
          <table:table-cell table:style-name="ce370" table:number-columns-repeated="4"/>
          <table:table-cell table:style-name="ce442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58"/>
          <table:table-cell table:style-name="ce360" office:value-type="string">
            <text:p>130 <text:s/>Losses Case VI</text:p>
          </table:table-cell>
          <table:table-cell table:style-name="ce406"/>
          <table:table-cell table:style-name="ce360" table:number-columns-repeated="7"/>
          <table:table-cell table:style-name="ce474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58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table:number-columns-repeated="2"/>
          <table:table-cell table:style-name="ce360" office:value-type="string">
            <text:p>business loss Case V</text:p>
          </table:table-cell>
          <table:table-cell table:style-name="ce374" table:number-columns-repeated="4"/>
          <table:table-cell table:style-name="ce376" table:number-columns-repeated="4"/>
          <table:table-cell table:style-name="ce439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447" office:value-type="string">
            <text:p>£</text:p>
          </table:table-cell>
          <table:table-cell table:style-name="ce448" table:number-columns-spanned="8" table:number-rows-spanned="1"/>
          <table:covered-table-cell table:number-columns-repeated="7"/>
          <table:table-cell table:style-name="ce358"/>
          <table:table-cell table:style-name="ce360" table:number-columns-repeated="9"/>
          <table:table-cell table:style-name="ce439" office:value-type="float" office:value="130" table:number-columns-spanned="2" table:number-rows-spanned="1">
            <text:p>130</text:p>
          </table:table-cell>
          <table:covered-table-cell/>
          <table:table-cell table:style-name="ce447" office:value-type="string">
            <text:p>£</text:p>
          </table:table-cell>
          <table:table-cell table:style-name="ce448" table:number-columns-spanned="6" table:number-rows-spanned="1"/>
          <table:covered-table-cell table:number-columns-repeated="5"/>
          <table:table-cell table:style-name="ce358"/>
          <table:table-cell table:style-name="ce207" table:number-columns-repeated="980"/>
        </table:table-row>
        <table:table-row table:style-name="ro39">
          <table:table-cell table:style-name="ce358"/>
          <table:table-cell table:style-name="ce360" table:number-columns-repeated="7"/>
          <table:table-cell table:style-name="ce358" table:number-columns-repeated="17"/>
          <table:table-cell table:style-name="ce360" table:number-columns-repeated="10"/>
          <table:table-cell table:style-name="ce358" table:number-columns-repeated="9"/>
          <table:table-cell table:style-name="ce207" table:number-columns-repeated="980"/>
        </table:table-row>
        <table:table-row table:style-name="ro8">
          <table:table-cell table:style-name="ce358"/>
          <table:table-cell table:style-name="ce406" office:value-type="float" office:value="131" table:number-columns-spanned="2" table:number-rows-spanned="1">
            <text:p>131</text:p>
          </table:table-cell>
          <table:covered-table-cell/>
          <table:table-cell table:style-name="ce360" office:value-type="string">
            <text:p>Capital losses</text:p>
          </table:table-cell>
          <table:table-cell table:style-name="ce360" table:number-columns-repeated="4"/>
          <table:table-cell table:style-name="ce358" table:number-columns-repeated="4"/>
          <table:table-cell table:style-name="ce442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58"/>
          <table:table-cell table:style-name="ce360" office:value-type="string">
            <text:p>136 Excess</text:p>
          </table:table-cell>
          <table:table-cell table:style-name="ce406"/>
          <table:table-cell table:style-name="ce360" table:number-columns-repeated="7"/>
          <table:table-cell table:style-name="ce474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58"/>
          <table:table-cell table:style-name="ce207" table:number-columns-repeated="980"/>
        </table:table-row>
        <table:table-row table:style-name="ro25">
          <table:table-cell table:style-name="ce358" table:number-columns-repeated="12"/>
          <table:table-cell table:style-name="ce439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447" office:value-type="string">
            <text:p>£</text:p>
          </table:table-cell>
          <table:table-cell table:style-name="ce448" table:number-columns-spanned="8" table:number-rows-spanned="1"/>
          <table:covered-table-cell table:number-columns-repeated="7"/>
          <table:table-cell table:style-name="ce358"/>
          <table:table-cell table:style-name="ce374" office:value-type="string">
            <text:p>management expenses</text:p>
          </table:table-cell>
          <table:table-cell table:style-name="ce374" table:number-columns-repeated="8"/>
          <table:table-cell table:style-name="ce439" office:value-type="float" office:value="136" table:number-columns-spanned="2" table:number-rows-spanned="1">
            <text:p>136</text:p>
          </table:table-cell>
          <table:covered-table-cell/>
          <table:table-cell table:style-name="ce447" office:value-type="string">
            <text:p>£</text:p>
          </table:table-cell>
          <table:table-cell table:style-name="ce448" table:number-columns-spanned="6" table:number-rows-spanned="1"/>
          <table:covered-table-cell table:number-columns-repeated="5"/>
          <table:table-cell table:style-name="ce358"/>
          <table:table-cell table:style-name="ce207" table:number-columns-repeated="980"/>
        </table:table-row>
        <table:table-row table:style-name="ro6">
          <table:table-cell table:style-name="ce358" table:number-columns-repeated="44"/>
          <table:table-cell table:style-name="ce207" table:number-columns-repeated="980"/>
        </table:table-row>
        <table:table-row table:style-name="ro52">
          <table:table-cell table:style-name="ce372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69" table:number-columns-spanned="41" table:number-rows-spanned="1"/>
          <table:covered-table-cell table:number-columns-repeated="40"/>
          <table:table-cell table:style-name="ce207" table:number-columns-repeated="980"/>
        </table:table-row>
        <table:table-row table:style-name="ro50">
          <table:table-cell table:style-name="ce365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207" table:number-columns-repeated="980"/>
        </table:table-row>
        <table:table-row table:style-name="ro36">
          <table:table-cell table:style-name="ce373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437" table:number-columns-spanned="35" table:number-rows-spanned="1"/>
          <table:covered-table-cell table:number-columns-repeated="34"/>
          <table:table-cell table:style-name="ce207" table:number-columns-repeated="980"/>
        </table:table-row>
        <table:table-row table:style-name="ro39">
          <table:table-cell table:style-name="ce360"/>
          <table:table-cell table:style-name="ce360" office:value-type="string">
            <text:p>If you do not want us to make small repayments please either put an 'X' in box 139 or complete box 140 below.</text:p>
          </table:table-cell>
          <table:table-cell table:style-name="ce360" table:number-columns-repeated="42"/>
          <table:table-cell table:style-name="ce231" table:number-columns-repeated="980"/>
        </table:table-row>
        <table:table-row table:style-name="ro39">
          <table:table-cell table:style-name="ce374"/>
          <table:table-cell table:style-name="ce374" office:value-type="string">
            <text:p>Repayments' here include tax, interest, and late filing penalties or any combination of them.</text:p>
          </table:table-cell>
          <table:table-cell table:style-name="ce374" table:number-columns-repeated="42"/>
          <table:table-cell table:style-name="ce488" table:number-columns-repeated="980"/>
        </table:table-row>
        <table:table-row table:style-name="ro41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string">
            <text:p>Do not repay £20 or less</text:p>
          </table:table-cell>
          <table:table-cell table:style-name="ce360" table:number-columns-repeated="8"/>
          <table:table-cell table:style-name="ce358"/>
          <table:table-cell table:style-name="ce439" office:value-type="float" office:value="139" table:number-columns-spanned="2" table:number-rows-spanned="1">
            <text:p>139</text:p>
          </table:table-cell>
          <table:covered-table-cell/>
          <table:table-cell table:style-name="ce445" table:number-columns-spanned="3" table:number-rows-spanned="1"/>
          <table:covered-table-cell table:number-columns-repeated="2"/>
          <table:table-cell table:style-name="ce358" table:number-columns-repeated="2"/>
          <table:table-cell table:style-name="ce360" office:value-type="string">
            <text:p>Do not repay sums of </text:p>
          </table:table-cell>
          <table:table-cell table:style-name="ce358" table:number-columns-repeated="7"/>
          <table:table-cell table:style-name="ce439" office:value-type="float" office:value="140" table:number-columns-spanned="2" table:number-rows-spanned="1">
            <text:p>140</text:p>
          </table:table-cell>
          <table:covered-table-cell/>
          <table:table-cell table:style-name="ce447" office:value-type="string">
            <text:p>£</text:p>
          </table:table-cell>
          <table:table-cell table:style-name="ce448" table:number-columns-spanned="5" table:number-rows-spanned="1"/>
          <table:covered-table-cell table:number-columns-repeated="4"/>
          <table:table-cell table:style-name="ce360" office:value-type="string">
            <text:p><text:s/>or less,<text:span text:style-name="T1"> Enter whole figure </text:span><text:span text:style-name="T1">only</text:span></text:p>
          </table:table-cell>
          <table:table-cell table:style-name="ce358" table:number-columns-repeated="9"/>
          <table:table-cell table:style-name="ce207" table:number-columns-repeated="980"/>
        </table:table-row>
        <table:table-row table:style-name="ro6">
          <table:table-cell table:style-name="ce358" table:number-columns-repeated="44"/>
          <table:table-cell table:style-name="ce207" table:number-columns-repeated="980"/>
        </table:table-row>
        <table:table-row table:style-name="ro36">
          <table:table-cell table:style-name="ce368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440" table:number-columns-spanned="17" table:number-rows-spanned="1"/>
          <table:covered-table-cell table:number-columns-repeated="16"/>
          <table:table-cell table:style-name="ce207" table:number-columns-repeated="980"/>
        </table:table-row>
        <table:table-row table:style-name="ro39">
          <table:table-cell table:style-name="ce360"/>
          <table:table-cell table:style-name="ce360" office:value-type="string">
            <text:p>Repayment is made quickly and safely by direct credit to a bank or building society account.</text:p>
          </table:table-cell>
          <table:table-cell table:style-name="ce360" table:number-columns-repeated="42"/>
          <table:table-cell table:style-name="ce231" table:number-columns-repeated="980"/>
        </table:table-row>
        <table:table-row table:style-name="ro39">
          <table:table-cell table:style-name="ce374"/>
          <table:table-cell table:style-name="ce374" office:value-type="string">
            <text:p>Please complete the following details</text:p>
          </table:table-cell>
          <table:table-cell table:style-name="ce374" table:number-columns-repeated="42"/>
          <table:table-cell table:style-name="ce488" table:number-columns-repeated="980"/>
        </table:table-row>
        <table:table-row table:style-name="ro25">
          <table:table-cell table:style-name="ce360"/>
          <table:table-cell table:style-name="ce360" office:value-type="string">
            <text:p>Name of bank or building society</text:p>
          </table:table-cell>
          <table:table-cell table:style-name="ce360" table:number-columns-repeated="33"/>
          <table:table-cell table:style-name="ce360" office:value-type="string">
            <text:p>Branch sort code</text:p>
          </table:table-cell>
          <table:table-cell table:style-name="ce360" table:number-columns-repeated="8"/>
          <table:table-cell table:style-name="ce231" table:number-columns-repeated="980"/>
        </table:table-row>
        <table:table-row table:style-name="ro25">
          <table:table-cell table:style-name="ce358"/>
          <table:table-cell table:style-name="ce408" office:value-type="float" office:value="149" table:number-columns-spanned="2" table:number-rows-spanned="1">
            <text:p>149</text:p>
          </table:table-cell>
          <table:covered-table-cell/>
          <table:table-cell table:style-name="ce425" table:number-columns-spanned="29" table:number-rows-spanned="1"/>
          <table:covered-table-cell table:number-columns-repeated="28"/>
          <table:table-cell table:style-name="ce358" table:number-columns-repeated="3"/>
          <table:table-cell table:style-name="ce409" office:value-type="float" office:value="150" table:number-columns-spanned="2" table:number-rows-spanned="1">
            <text:p>150</text:p>
          </table:table-cell>
          <table:covered-table-cell/>
          <table:table-cell table:style-name="ce431"/>
          <table:table-cell table:style-name="ce481"/>
          <table:table-cell table:style-name="ce482"/>
          <table:table-cell table:style-name="ce481"/>
          <table:table-cell table:style-name="ce482"/>
          <table:table-cell table:style-name="ce431"/>
          <table:table-cell table:style-name="ce358"/>
          <table:table-cell table:style-name="ce487" table:number-columns-repeated="2"/>
          <table:table-cell table:style-name="ce207" table:number-columns-repeated="978"/>
        </table:table-row>
        <table:table-row table:style-name="ro44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60"/>
          <table:table-cell table:style-name="ce360" office:value-type="string">
            <text:p>Account number</text:p>
          </table:table-cell>
          <table:table-cell table:style-name="ce360" table:number-columns-repeated="18"/>
          <table:table-cell table:style-name="ce360" office:value-type="string">
            <text:p>Name of account</text:p>
          </table:table-cell>
          <table:table-cell table:style-name="ce360" table:number-columns-repeated="23"/>
          <table:table-cell table:style-name="ce308" table:number-columns-repeated="2"/>
          <table:table-cell table:style-name="ce231" table:number-columns-repeated="978"/>
        </table:table-row>
        <table:table-row table:style-name="ro25">
          <table:table-cell table:style-name="ce358"/>
          <table:table-cell table:style-name="ce409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431" table:number-columns-repeated="2"/>
          <table:table-cell table:style-name="ce434" table:number-columns-spanned="2" table:number-rows-spanned="1"/>
          <table:covered-table-cell/>
          <table:table-cell table:style-name="ce431" table:number-columns-repeated="5"/>
          <table:table-cell table:style-name="ce358" table:number-columns-repeated="7"/>
          <table:table-cell table:style-name="ce439" office:value-type="float" office:value="152" table:number-columns-spanned="2" table:number-rows-spanned="1">
            <text:p>152</text:p>
          </table:table-cell>
          <table:covered-table-cell/>
          <table:table-cell table:style-name="ce425" table:number-columns-spanned="21" table:number-rows-spanned="1"/>
          <table:covered-table-cell table:number-columns-repeated="20"/>
          <table:table-cell table:style-name="ce485"/>
          <table:table-cell table:style-name="ce369"/>
          <table:table-cell table:style-name="ce487"/>
          <table:table-cell table:style-name="ce207" table:number-columns-repeated="978"/>
        </table:table-row>
        <table:table-row table:style-name="ro44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60"/>
          <table:table-cell table:style-name="ce360" office:value-type="string">
            <text:p>Building society reference</text:p>
          </table:table-cell>
          <table:table-cell table:style-name="ce360" table:number-columns-repeated="42"/>
          <table:table-cell table:style-name="ce231" table:number-columns-repeated="980"/>
        </table:table-row>
        <table:table-row table:style-name="ro25">
          <table:table-cell table:style-name="ce358"/>
          <table:table-cell table:style-name="ce409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431" table:number-columns-repeated="2"/>
          <table:table-cell table:style-name="ce434" table:number-columns-spanned="2" table:number-rows-spanned="1"/>
          <table:covered-table-cell/>
          <table:table-cell table:style-name="ce431" table:number-columns-repeated="5"/>
          <table:table-cell table:style-name="ce425" table:number-columns-spanned="2" table:number-rows-spanned="1"/>
          <table:covered-table-cell/>
          <table:table-cell table:style-name="ce431"/>
          <table:table-cell table:style-name="ce425" table:number-columns-spanned="2" table:number-rows-spanned="1"/>
          <table:covered-table-cell/>
          <table:table-cell table:style-name="ce431" table:number-columns-repeated="5"/>
          <table:table-cell table:style-name="ce425" table:number-columns-spanned="2" table:number-rows-spanned="1"/>
          <table:covered-table-cell/>
          <table:table-cell table:style-name="ce431"/>
          <table:table-cell table:style-name="ce358" table:number-columns-repeated="18"/>
          <table:table-cell table:style-name="ce207" table:number-columns-repeated="980"/>
        </table:table-row>
        <table:table-row table:style-name="ro6">
          <table:table-cell table:style-name="ce358" table:number-columns-repeated="44"/>
          <table:table-cell table:style-name="ce207" table:number-columns-repeated="980"/>
        </table:table-row>
        <table:table-row table:style-name="ro36">
          <table:table-cell table:style-name="ce368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436" table:number-columns-spanned="23" table:number-rows-spanned="1"/>
          <table:covered-table-cell table:number-columns-repeated="22"/>
          <table:table-cell table:style-name="ce207" table:number-columns-repeated="980"/>
        </table:table-row>
        <table:table-row table:style-name="ro25">
          <table:table-cell table:style-name="ce375"/>
          <table:table-cell table:style-name="ce375" office:value-type="string">
            <text:p>Complete the authority below if you want the repayment to be made to a person other than the company.</text:p>
          </table:table-cell>
          <table:table-cell table:style-name="ce375" table:number-columns-repeated="42"/>
          <table:table-cell table:style-name="ce489" table:number-columns-repeated="980"/>
        </table:table-row>
        <table:table-row table:style-name="ro25">
          <table:table-cell table:style-name="ce376"/>
          <table:table-cell table:style-name="ce374" office:value-type="string">
            <text:p>1, as<text:span text:style-name="T1"> </text:span><text:span text:style-name="T2">(enter status - </text:span><text:span text:style-name="T2">company secretary, </text:span><text:span text:style-name="T2">treasurer, liquidator or </text:span><text:span text:style-name="T2">authorised agent, etc..)</text:span></text:p>
          </table:table-cell>
          <table:table-cell table:style-name="ce376" table:number-columns-repeated="42"/>
          <table:table-cell table:style-name="ce490" table:number-columns-repeated="980"/>
        </table:table-row>
        <table:table-row table:style-name="ro25">
          <table:table-cell table:style-name="ce358"/>
          <table:table-cell table:style-name="ce408" office:value-type="float" office:value="154" table:number-columns-spanned="2" table:number-rows-spanned="1">
            <text:p>154</text:p>
          </table:table-cell>
          <table:covered-table-cell/>
          <table:table-cell table:style-name="ce425" table:number-columns-spanned="29" table:number-rows-spanned="1"/>
          <table:covered-table-cell table:number-columns-repeated="28"/>
          <table:table-cell table:style-name="ce358" table:number-columns-repeated="12"/>
          <table:table-cell table:style-name="ce207" table:number-columns-repeated="980"/>
        </table:table-row>
        <table:table-row table:style-name="ro41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string">
            <text:p>of<text:span text:style-name="T2"> (enter name of company)</text:span></text:p>
          </table:table-cell>
          <table:table-cell table:style-name="ce358" table:number-columns-repeated="42"/>
          <table:table-cell table:style-name="ce207" table:number-columns-repeated="980"/>
        </table:table-row>
        <table:table-row table:style-name="ro25">
          <table:table-cell table:style-name="ce358"/>
          <table:table-cell table:style-name="ce408" office:value-type="float" office:value="155" table:number-columns-spanned="2" table:number-rows-spanned="1">
            <text:p>155</text:p>
          </table:table-cell>
          <table:covered-table-cell/>
          <table:table-cell table:style-name="ce425" table:number-columns-spanned="29" table:number-rows-spanned="1"/>
          <table:covered-table-cell table:number-columns-repeated="28"/>
          <table:table-cell table:style-name="ce358" table:number-columns-repeated="12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string">
            <text:p>authorise<text:span text:style-name="T2"> (enter name)</text:span></text:p>
          </table:table-cell>
          <table:table-cell table:style-name="ce358" table:number-columns-repeated="42"/>
          <table:table-cell table:style-name="ce207" table:number-columns-repeated="980"/>
        </table:table-row>
        <table:table-row table:style-name="ro25">
          <table:table-cell table:style-name="ce358"/>
          <table:table-cell table:style-name="ce409" office:value-type="float" office:value="156" table:number-columns-spanned="2" table:number-rows-spanned="1">
            <text:p>156</text:p>
          </table:table-cell>
          <table:covered-table-cell/>
          <table:table-cell table:style-name="ce425" table:number-columns-spanned="29" table:number-rows-spanned="1"/>
          <table:covered-table-cell table:number-columns-repeated="28"/>
          <table:table-cell table:style-name="ce358" table:number-columns-repeated="12"/>
          <table:table-cell table:style-name="ce207" table:number-columns-repeated="980"/>
        </table:table-row>
        <table:table-row table:style-name="ro25">
          <table:table-cell table:style-name="ce358"/>
          <table:table-cell table:style-name="ce386" office:value-type="string">
            <text:p>(enter address)</text:p>
          </table:table-cell>
          <table:table-cell table:style-name="ce358" table:number-columns-repeated="42"/>
          <table:table-cell table:style-name="ce207" table:number-columns-repeated="980"/>
        </table:table-row>
        <table:table-row table:style-name="ro25">
          <table:table-cell table:style-name="ce358"/>
          <table:table-cell table:style-name="ce410" office:value-type="float" office:value="157" table:number-columns-spanned="2" table:number-rows-spanned="1">
            <text:p>157</text:p>
          </table:table-cell>
          <table:covered-table-cell/>
          <table:table-cell table:style-name="ce426" table:number-columns-spanned="29" table:number-rows-spanned="1"/>
          <table:covered-table-cell table:number-columns-repeated="28"/>
          <table:table-cell table:style-name="ce358" table:number-columns-repeated="12"/>
          <table:table-cell table:style-name="ce207" table:number-columns-repeated="980"/>
        </table:table-row>
        <table:table-row table:style-name="ro25">
          <table:table-cell table:style-name="ce358"/>
          <table:table-cell table:style-name="ce411" table:number-columns-spanned="31" table:number-rows-spanned="1"/>
          <table:covered-table-cell table:number-columns-repeated="30"/>
          <table:table-cell table:style-name="ce358" table:number-columns-repeated="12"/>
          <table:table-cell table:style-name="ce207" table:number-columns-repeated="980"/>
        </table:table-row>
        <table:table-row table:style-name="ro25">
          <table:table-cell table:style-name="ce358"/>
          <table:table-cell table:style-name="ce411" table:number-columns-spanned="31" table:number-rows-spanned="1"/>
          <table:covered-table-cell table:number-columns-repeated="30"/>
          <table:table-cell table:style-name="ce358" table:number-columns-repeated="12"/>
          <table:table-cell table:style-name="ce207" table:number-columns-repeated="980"/>
        </table:table-row>
        <table:table-row table:style-name="ro25">
          <table:table-cell table:style-name="ce358"/>
          <table:table-cell table:style-name="ce412" table:number-columns-spanned="16" table:number-rows-spanned="1"/>
          <table:covered-table-cell table:number-columns-repeated="15"/>
          <table:table-cell table:style-name="ce449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59" table:number-columns-spanned="9" table:number-rows-spanned="1"/>
          <table:covered-table-cell table:number-columns-repeated="8"/>
          <table:table-cell table:style-name="ce358" table:number-columns-repeated="12"/>
          <table:table-cell table:style-name="ce207" table:number-columns-repeated="980"/>
        </table:table-row>
        <table:table-row table:style-name="ro25">
          <table:table-cell table:style-name="ce360"/>
          <table:table-cell table:style-name="ce360" office:value-type="string">
            <text:p>Nominee reference</text:p>
          </table:table-cell>
          <table:table-cell table:style-name="ce360" table:number-columns-repeated="42"/>
          <table:table-cell table:style-name="ce231" table:number-columns-repeated="980"/>
        </table:table-row>
        <table:table-row table:style-name="ro25">
          <table:table-cell table:style-name="ce358"/>
          <table:table-cell table:style-name="ce409" office:value-type="float" office:value="158" table:number-columns-spanned="2" table:number-rows-spanned="1">
            <text:p>158</text:p>
          </table:table-cell>
          <table:covered-table-cell/>
          <table:table-cell table:style-name="ce425" table:number-columns-spanned="29" table:number-rows-spanned="1"/>
          <table:covered-table-cell table:number-columns-repeated="28"/>
          <table:table-cell table:style-name="ce358" table:number-columns-repeated="12"/>
          <table:table-cell table:style-name="ce207" table:number-columns-repeated="980"/>
        </table:table-row>
        <table:table-row table:style-name="ro25">
          <table:table-cell table:style-name="ce360"/>
          <table:table-cell table:style-name="ce360" office:value-type="string">
            <text:p>to receive payment on the company's behalf.</text:p>
          </table:table-cell>
          <table:table-cell table:style-name="ce360" table:number-columns-repeated="42"/>
          <table:table-cell table:style-name="ce231" table:number-columns-repeated="980"/>
        </table:table-row>
        <table:table-row table:style-name="ro38">
          <table:table-cell table:style-name="ce358" table:number-columns-repeated="44"/>
          <table:table-cell table:style-name="ce207" table:number-columns-repeated="980"/>
        </table:table-row>
        <table:table-row table:style-name="ro25">
          <table:table-cell table:style-name="ce360"/>
          <table:table-cell table:style-name="ce360" office:value-type="string">
            <text:p>Signature</text:p>
          </table:table-cell>
          <table:table-cell table:style-name="ce360" table:number-columns-repeated="42"/>
          <table:table-cell table:style-name="ce231" table:number-columns-repeated="980"/>
        </table:table-row>
        <table:table-row table:style-name="ro25">
          <table:table-cell table:style-name="ce358"/>
          <table:table-cell table:style-name="ce408" office:value-type="float" office:value="159" table:number-columns-spanned="2" table:number-rows-spanned="1">
            <text:p>159</text:p>
          </table:table-cell>
          <table:covered-table-cell/>
          <table:table-cell table:style-name="ce427" table:number-columns-spanned="29" table:number-rows-spanned="1"/>
          <table:covered-table-cell table:number-columns-repeated="28"/>
          <table:table-cell table:style-name="ce358" table:number-columns-repeated="12"/>
          <table:table-cell table:style-name="ce207" table:number-columns-repeated="980"/>
        </table:table-row>
        <table:table-row table:style-name="ro39">
          <table:table-cell table:style-name="ce358"/>
          <table:table-cell table:style-name="ce413" table:number-columns-spanned="31" table:number-rows-spanned="2"/>
          <table:covered-table-cell table:number-columns-repeated="30"/>
          <table:table-cell table:style-name="ce358" table:number-columns-repeated="12"/>
          <table:table-cell table:style-name="ce207" table:number-columns-repeated="980"/>
        </table:table-row>
        <table:table-row table:style-name="ro39">
          <table:table-cell table:style-name="ce358"/>
          <table:covered-table-cell table:number-columns-repeated="31"/>
          <table:table-cell table:style-name="ce358" table:number-columns-repeated="12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string">
            <text:p>Name<text:span text:style-name="T1"> </text:span><text:span text:style-name="T2">(in capitals)</text:span></text:p>
          </table:table-cell>
          <table:table-cell table:style-name="ce358" table:number-columns-repeated="42"/>
          <table:table-cell table:style-name="ce207" table:number-columns-repeated="980"/>
        </table:table-row>
        <table:table-row table:style-name="ro25">
          <table:table-cell table:style-name="ce358"/>
          <table:table-cell table:style-name="ce408" office:value-type="float" office:value="160" table:number-columns-spanned="2" table:number-rows-spanned="1">
            <text:p>160</text:p>
          </table:table-cell>
          <table:covered-table-cell/>
          <table:table-cell table:style-name="ce428" table:number-columns-spanned="29" table:number-rows-spanned="1"/>
          <table:covered-table-cell table:number-columns-repeated="28"/>
          <table:table-cell table:style-name="ce358" table:number-columns-repeated="12"/>
          <table:table-cell table:style-name="ce207" table:number-columns-repeated="980"/>
        </table:table-row>
        <table:table-row table:style-name="ro41">
          <table:table-cell table:style-name="ce358" table:number-columns-repeated="44"/>
          <table:table-cell table:style-name="ce207" table:number-columns-repeated="980"/>
        </table:table-row>
        <table:table-row table:style-name="ro50">
          <table:table-cell table:style-name="ce371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207" table:number-columns-repeated="980"/>
        </table:table-row>
        <table:table-row table:style-name="ro25">
          <table:table-cell table:style-name="ce377"/>
          <table:table-cell table:style-name="ce377" office:value-type="string">
            <text:p>Warning - Giving false information in the return, or exceeding any part of the company's profits or tax</text:p>
          </table:table-cell>
          <table:table-cell table:style-name="ce377" table:number-columns-repeated="42"/>
          <table:table-cell table:style-name="ce258" table:number-columns-repeated="980"/>
        </table:table-row>
        <table:table-row table:style-name="ro25">
          <table:table-cell table:style-name="ce378"/>
          <table:table-cell table:style-name="ce378" office:value-type="string">
            <text:p>payable, can lead to both the company and yourself being prosecuted.</text:p>
          </table:table-cell>
          <table:table-cell table:style-name="ce378" table:number-columns-repeated="42"/>
          <table:table-cell table:style-name="ce491" table:number-columns-repeated="980"/>
        </table:table-row>
        <table:table-row table:style-name="ro25">
          <table:table-cell table:style-name="ce379"/>
          <table:table-cell table:style-name="ce379" office:value-type="string">
            <text:p>Declaration</text:p>
          </table:table-cell>
          <table:table-cell table:style-name="ce379" table:number-columns-repeated="42"/>
          <table:table-cell table:style-name="ce492" table:number-columns-repeated="980"/>
        </table:table-row>
        <table:table-row table:style-name="ro25">
          <table:table-cell table:style-name="ce377"/>
          <table:table-cell table:style-name="ce377" office:value-type="string">
            <text:p>The information I have given in this company tax return is correct and complete to the best of my</text:p>
          </table:table-cell>
          <table:table-cell table:style-name="ce377" table:number-columns-repeated="42"/>
          <table:table-cell table:style-name="ce258" table:number-columns-repeated="980"/>
        </table:table-row>
        <table:table-row table:style-name="ro25">
          <table:table-cell table:style-name="ce380"/>
          <table:table-cell table:style-name="ce380" office:value-type="string">
            <text:p>knowledge and belief.</text:p>
          </table:table-cell>
          <table:table-cell table:style-name="ce380" table:number-columns-repeated="42"/>
          <table:table-cell table:style-name="ce493" table:number-columns-repeated="980"/>
        </table:table-row>
        <table:table-row table:style-name="ro25">
          <table:table-cell table:style-name="ce360"/>
          <table:table-cell table:style-name="ce360" office:value-type="string">
            <text:p>Signature</text:p>
          </table:table-cell>
          <table:table-cell table:style-name="ce360" table:number-columns-repeated="42"/>
          <table:table-cell table:style-name="ce231" table:number-columns-repeated="980"/>
        </table:table-row>
        <table:table-row table:style-name="ro39">
          <table:table-cell table:style-name="ce360"/>
          <table:table-cell table:style-name="ce414" table:number-columns-spanned="32" table:number-rows-spanned="3"/>
          <table:covered-table-cell table:number-columns-repeated="31"/>
          <table:table-cell table:style-name="ce360" table:number-columns-repeated="11"/>
          <table:table-cell table:style-name="ce231" table:number-columns-repeated="980"/>
        </table:table-row>
        <table:table-row table:style-name="ro39">
          <table:table-cell table:style-name="ce358"/>
          <table:covered-table-cell table:number-columns-repeated="32"/>
          <table:table-cell table:style-name="ce358" table:number-columns-repeated="11"/>
          <table:table-cell table:style-name="ce207" table:number-columns-repeated="980"/>
        </table:table-row>
        <table:table-row table:style-name="ro39">
          <table:table-cell table:style-name="ce358"/>
          <table:covered-table-cell table:number-columns-repeated="32"/>
          <table:table-cell table:style-name="ce358" table:number-columns-repeated="11"/>
          <table:table-cell table:style-name="ce207" table:number-columns-repeated="980"/>
        </table:table-row>
        <table:table-row table:style-name="ro25">
          <table:table-cell table:style-name="ce358"/>
          <table:table-cell table:style-name="ce360" office:value-type="string">
            <text:p>Name<text:span text:style-name="T1"> </text:span><text:span text:style-name="T2">(in capitals)</text:span></text:p>
          </table:table-cell>
          <table:table-cell table:style-name="ce358" table:number-columns-repeated="28"/>
          <table:table-cell table:style-name="ce360" office:value-type="string">
            <text:p>Date<text:span text:style-name="T1"> </text:span><text:span text:style-name="T2">(dd / mm / yyyy)</text:span></text:p>
          </table:table-cell>
          <table:table-cell table:style-name="ce358" table:number-columns-repeated="13"/>
          <table:table-cell table:style-name="ce207" table:number-columns-repeated="980"/>
        </table:table-row>
        <table:table-row table:style-name="ro25">
          <table:table-cell table:style-name="ce358"/>
          <table:table-cell table:style-name="ce415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58" table:number-columns-repeated="4"/>
          <table:table-cell table:style-name="ce468"/>
          <table:table-cell table:style-name="ce469" table:number-columns-spanned="2" table:number-rows-spanned="1"/>
          <table:covered-table-cell/>
          <table:table-cell table:style-name="ce472"/>
          <table:table-cell table:style-name="ce475"/>
          <table:table-cell table:style-name="ce472"/>
          <table:table-cell table:style-name="ce468" table:number-columns-repeated="3"/>
          <table:table-cell table:style-name="ce358" table:number-columns-repeated="5"/>
          <table:table-cell table:style-name="ce207" table:number-columns-repeated="980"/>
        </table:table-row>
        <table:table-row table:style-name="ro25">
          <table:table-cell table:style-name="ce360"/>
          <table:table-cell table:style-name="ce360" office:value-type="string">
            <text:p>Status</text:p>
          </table:table-cell>
          <table:table-cell table:style-name="ce360" table:number-columns-repeated="42"/>
          <table:table-cell table:style-name="ce231" table:number-columns-repeated="980"/>
        </table:table-row>
        <table:table-row table:style-name="ro25">
          <table:table-cell table:style-name="ce358"/>
          <table:table-cell table:style-name="ce415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58" table:number-columns-repeated="18"/>
          <table:table-cell table:style-name="ce207" table:number-columns-repeated="980"/>
        </table:table-row>
        <table:table-row table:style-name="ro41">
          <table:table-cell table:style-name="ce358" table:number-columns-repeated="44"/>
          <table:table-cell table:style-name="ce207" table:number-columns-repeated="980"/>
        </table:table-row>
        <table:table-row table:style-name="ro17" table:number-rows-repeated="65258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WagesInterface" table:style-name="ta10">
        <table:table-column table:style-name="co46" table:default-cell-style-name="ce44"/>
        <table:table-column table:style-name="co6" table:default-cell-style-name="ce52"/>
        <table:table-column table:style-name="co10" table:number-columns-repeated="7" table:default-cell-style-name="ce59"/>
        <table:table-column table:style-name="co46" table:default-cell-style-name="ce44"/>
        <table:table-column table:style-name="co47" table:default-cell-style-name="ce44"/>
        <table:table-column table:style-name="co46" table:default-cell-style-name="ce44"/>
        <table:table-column table:style-name="co6" table:number-columns-repeated="1012" table:default-cell-style-name="ce44"/>
        <table:table-row table:style-name="ro14">
          <table:table-cell table:style-name="ce387"/>
          <table:table-cell table:style-name="ce391"/>
          <table:table-cell table:style-name="ce397" table:number-columns-repeated="7"/>
          <table:table-cell table:style-name="ce400" table:number-columns-repeated="2"/>
          <table:table-cell table:style-name="ce87"/>
          <table:table-cell table:number-columns-repeated="1012"/>
        </table:table-row>
        <table:table-row table:style-name="ro45">
          <table:table-cell table:style-name="ce388"/>
          <table:table-cell table:style-name="ce392" office:value-type="string">
            <text:p>Month</text:p>
          </table:table-cell>
          <table:table-cell table:style-name="ce398" office:value-type="string">
            <text:p>Gross Wages paid</text:p>
          </table:table-cell>
          <table:table-cell table:style-name="ce398" office:value-type="string">
            <text:p>Income Tax deducted</text:p>
          </table:table-cell>
          <table:table-cell table:style-name="ce398" office:value-type="string">
            <text:p>Employees National Insurance deducted</text:p>
          </table:table-cell>
          <table:table-cell table:style-name="ce398" office:value-type="string">
            <text:p>Other Deductions</text:p>
          </table:table-cell>
          <table:table-cell table:style-name="ce398" office:value-type="string">
            <text:p>Net Wages Paid</text:p>
          </table:table-cell>
          <table:table-cell table:style-name="ce398" office:value-type="string">
            <text:p>Employers National Insurance</text:p>
          </table:table-cell>
          <table:table-cell table:style-name="ce398" office:value-type="string">
            <text:p>Recoverable Statutory Payments</text:p>
          </table:table-cell>
          <table:table-cell table:style-name="ce42"/>
          <table:table-cell table:style-name="ce392" office:value-type="string">
            <text:p>WAGES INTERFACE</text:p>
          </table:table-cell>
          <table:table-cell table:style-name="ce403"/>
          <table:table-cell table:style-name="ce67" table:number-columns-repeated="1012"/>
        </table:table-row>
        <table:table-row table:style-name="ro25">
          <table:table-cell table:style-name="ce388"/>
          <table:table-cell table:style-name="ce393" office:value-type="string" table:number-columns-spanned="2" table:number-rows-spanned="1">
            <text:p>EMPLOYEES</text:p>
          </table:table-cell>
          <table:covered-table-cell/>
          <table:table-cell table:style-name="ce63" table:number-columns-repeated="6"/>
          <table:table-cell table:style-name="ce42"/>
          <table:table-cell table:style-name="ce62"/>
          <table:table-cell table:style-name="ce403"/>
          <table:table-cell table:style-name="ce67" table:number-columns-repeated="1012"/>
        </table:table-row>
        <table:table-row table:style-name="ro10">
          <table:table-cell table:style-name="ce389"/>
          <table:table-cell table:style-name="ce394" table:formula="of:=[$Admin.B12]" office:value-type="date" office:date-value="2010-05-31">
            <text:p>May-10</text:p>
          </table:table-cell>
          <table:table-cell table:formula="of:=['file:///C:/Users/acartwright/Personal/diy/GB%20Accounts/GB%20Accounts%202011/GB%20Accounts%20Company%202011-04-30%20(Apr11)%20OpenOffice/Payrollyearto050411.ods'#$May10.$M$1]-[.C17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y10.$N$1]-[.D17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y10.$O$1]-[.E17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y10.$P$1]+['file:///C:/Users/acartwright/Personal/diy/GB%20Accounts/GB%20Accounts%202011/GB%20Accounts%20Company%202011-04-30%20(Apr11)%20OpenOffice/Payrollyearto050411.ods'#$May10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y10.$T$1]-[.H17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y10.$G$1]" office:value-type="float" office:value="0">
            <text:p>0.00 </text:p>
          </table:table-cell>
          <table:table-cell table:style-name="ce43"/>
          <table:table-cell table:style-name="ce402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8"/>
          <table:table-cell table:number-columns-repeated="1012"/>
        </table:table-row>
        <table:table-row table:style-name="ro8">
          <table:table-cell table:style-name="ce389"/>
          <table:table-cell table:style-name="ce394" table:formula="of:=[$Admin.B14]" office:value-type="date" office:date-value="2010-06-30">
            <text:p>Jun-10</text:p>
          </table:table-cell>
          <table:table-cell table:formula="of:=['file:///C:/Users/acartwright/Personal/diy/GB%20Accounts/GB%20Accounts%202011/GB%20Accounts%20Company%202011-04-30%20(Apr11)%20OpenOffice/Payrollyearto050411.ods'#$Jun10.$M$1]-[.C18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n10.$N$1]-[.D18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n10.$O$1]-[.E18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n10.$P$1]+['file:///C:/Users/acartwright/Personal/diy/GB%20Accounts/GB%20Accounts%202011/GB%20Accounts%20Company%202011-04-30%20(Apr11)%20OpenOffice/Payrollyearto050411.ods'#$Jun10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n10.$T$1]-[.H18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n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$Admin.B16]" office:value-type="date" office:date-value="2010-07-31">
            <text:p>Jul-10</text:p>
          </table:table-cell>
          <table:table-cell table:formula="of:=['file:///C:/Users/acartwright/Personal/diy/GB%20Accounts/GB%20Accounts%202011/GB%20Accounts%20Company%202011-04-30%20(Apr11)%20OpenOffice/Payrollyearto050411.ods'#$Jul10.$M$1]-[.C19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l10.$N$1]-[.D19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l10.$O$1]-[.E19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l10.$P$1]+['file:///C:/Users/acartwright/Personal/diy/GB%20Accounts/GB%20Accounts%202011/GB%20Accounts%20Company%202011-04-30%20(Apr11)%20OpenOffice/Payrollyearto050411.ods'#$Jul10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l10.$T$1]-[.H19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l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$Admin.B18]" office:value-type="date" office:date-value="2010-08-31">
            <text:p>Aug-10</text:p>
          </table:table-cell>
          <table:table-cell table:formula="of:=['file:///C:/Users/acartwright/Personal/diy/GB%20Accounts/GB%20Accounts%202011/GB%20Accounts%20Company%202011-04-30%20(Apr11)%20OpenOffice/Payrollyearto050411.ods'#$Aug10.$M$1]-[.C20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Aug10.$N$1]-[.D20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Aug10.$O$1]-[.E20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Aug10.$P$1]+['file:///C:/Users/acartwright/Personal/diy/GB%20Accounts/GB%20Accounts%202011/GB%20Accounts%20Company%202011-04-30%20(Apr11)%20OpenOffice/Payrollyearto050411.ods'#$Aug10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Aug10.$T$1]-[.H20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Aug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8">
          <table:table-cell table:style-name="ce389"/>
          <table:table-cell table:style-name="ce394" table:formula="of:=[$Admin.B20]" office:value-type="date" office:date-value="2010-09-30">
            <text:p>Sep-10</text:p>
          </table:table-cell>
          <table:table-cell table:formula="of:=['file:///C:/Users/acartwright/Personal/diy/GB%20Accounts/GB%20Accounts%202011/GB%20Accounts%20Company%202011-04-30%20(Apr11)%20OpenOffice/Payrollyearto050411.ods'#$Sep10.$M$1]-[.C21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Sep10.$N$1]-[.D21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Sep10.$O$1]-[.E21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Sep10.$P$1]+['file:///C:/Users/acartwright/Personal/diy/GB%20Accounts/GB%20Accounts%202011/GB%20Accounts%20Company%202011-04-30%20(Apr11)%20OpenOffice/Payrollyearto050411.ods'#$Sep10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Sep10.$T$1]-[.H21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Sep10.$G$1]" office:value-type="float" office:value="0">
            <text:p>0.00 </text:p>
          </table:table-cell>
          <table:table-cell table:style-name="ce43"/>
          <table:table-cell table:style-name="ce402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8"/>
          <table:table-cell table:number-columns-repeated="1012"/>
        </table:table-row>
        <table:table-row table:style-name="ro8">
          <table:table-cell table:style-name="ce389"/>
          <table:table-cell table:style-name="ce394" table:formula="of:=[$Admin.B22]" office:value-type="date" office:date-value="2010-10-31">
            <text:p>Oct-10</text:p>
          </table:table-cell>
          <table:table-cell table:formula="of:=['file:///C:/Users/acartwright/Personal/diy/GB%20Accounts/GB%20Accounts%202011/GB%20Accounts%20Company%202011-04-30%20(Apr11)%20OpenOffice/Payrollyearto050411.ods'#$Oct10.$M$1]-[.C2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Oct10.$N$1]-[.D2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Oct10.$O$1]-[.E2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Oct10.$P$1]+['file:///C:/Users/acartwright/Personal/diy/GB%20Accounts/GB%20Accounts%202011/GB%20Accounts%20Company%202011-04-30%20(Apr11)%20OpenOffice/Payrollyearto050411.ods'#$Oct10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Oct10.$T$1]-[.H2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Oct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8">
          <table:table-cell table:style-name="ce389"/>
          <table:table-cell table:style-name="ce394" table:formula="of:=[$Admin.B24]" office:value-type="date" office:date-value="2010-11-30">
            <text:p>Nov-10</text:p>
          </table:table-cell>
          <table:table-cell table:formula="of:=['file:///C:/Users/acartwright/Personal/diy/GB%20Accounts/GB%20Accounts%202011/GB%20Accounts%20Company%202011-04-30%20(Apr11)%20OpenOffice/Payrollyearto050411.ods'#$Nov10.$M$1]-[.C23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Nov10.$N$1]-[.D23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Nov10.$O$1]-[.E23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Nov10.$P$1]+['file:///C:/Users/acartwright/Personal/diy/GB%20Accounts/GB%20Accounts%202011/GB%20Accounts%20Company%202011-04-30%20(Apr11)%20OpenOffice/Payrollyearto050411.ods'#$Nov10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Nov10.$T$1]-[.H23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Nov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8">
          <table:table-cell table:style-name="ce389"/>
          <table:table-cell table:style-name="ce394" table:formula="of:=[$Admin.B26]" office:value-type="date" office:date-value="2010-12-31">
            <text:p>Dec-10</text:p>
          </table:table-cell>
          <table:table-cell table:formula="of:=['file:///C:/Users/acartwright/Personal/diy/GB%20Accounts/GB%20Accounts%202011/GB%20Accounts%20Company%202011-04-30%20(Apr11)%20OpenOffice/Payrollyearto050411.ods'#$Dec10.$M$1]-[.C24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Dec10.$N$1]-[.D24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Dec10.$O$1]-[.E24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Dec10.$P$1]+['file:///C:/Users/acartwright/Personal/diy/GB%20Accounts/GB%20Accounts%202011/GB%20Accounts%20Company%202011-04-30%20(Apr11)%20OpenOffice/Payrollyearto050411.ods'#$Dec10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Dec10.$T$1]-[.H24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Dec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8">
          <table:table-cell table:style-name="ce389"/>
          <table:table-cell table:style-name="ce394" table:formula="of:=[$Admin.B28]" office:value-type="date" office:date-value="2011-01-31">
            <text:p>Jan-11</text:p>
          </table:table-cell>
          <table:table-cell table:formula="of:=['file:///C:/Users/acartwright/Personal/diy/GB%20Accounts/GB%20Accounts%202011/GB%20Accounts%20Company%202011-04-30%20(Apr11)%20OpenOffice/Payrollyearto050411.ods'#$Jan11.$M$1]-[.C25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an11.$N$1]-[.D25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an11.$O$1]-[.E25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an11.$P$1]+['file:///C:/Users/acartwright/Personal/diy/GB%20Accounts/GB%20Accounts%202011/GB%20Accounts%20Company%202011-04-30%20(Apr11)%20OpenOffice/Payrollyearto050411.ods'#$Jan11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an11.$T$1]-[.H25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an11.$G$1]" office:value-type="float" office:value="0">
            <text:p>0.00 </text:p>
          </table:table-cell>
          <table:table-cell table:style-name="ce43"/>
          <table:table-cell table:style-name="ce402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$Admin.B30]" office:value-type="date" office:date-value="2011-02-28">
            <text:p>Feb-11</text:p>
          </table:table-cell>
          <table:table-cell table:formula="of:=['file:///C:/Users/acartwright/Personal/diy/GB%20Accounts/GB%20Accounts%202011/GB%20Accounts%20Company%202011-04-30%20(Apr11)%20OpenOffice/Payrollyearto050411.ods'#$Feb11.$M$1]-[.C26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Feb11.$N$1]-[.D26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Feb11.$O$1]-[.E26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Feb11.$P$1]+['file:///C:/Users/acartwright/Personal/diy/GB%20Accounts/GB%20Accounts%202011/GB%20Accounts%20Company%202011-04-30%20(Apr11)%20OpenOffice/Payrollyearto050411.ods'#$Feb11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Feb11.$T$1]-[.H26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Feb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$Admin.B32]" office:value-type="date" office:date-value="2011-03-31">
            <text:p>Mar-11</text:p>
          </table:table-cell>
          <table:table-cell table:formula="of:=['file:///C:/Users/acartwright/Personal/diy/GB%20Accounts/GB%20Accounts%202011/GB%20Accounts%20Company%202011-04-30%20(Apr11)%20OpenOffice/Payrollyearto050411.ods'#$Mar11.$M$1]-[.C27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r11.$N$1]-[.D27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r11.$O$1]-[.E27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r11.$P$1]+['file:///C:/Users/acartwright/Personal/diy/GB%20Accounts/GB%20Accounts%202011/GB%20Accounts%20Company%202011-04-30%20(Apr11)%20OpenOffice/Payrollyearto050411.ods'#$Mar11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r11.$T$1]-[.H27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r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$Admin.B34]" office:value-type="date" office:date-value="2011-04-30">
            <text:p>Apr-11</text:p>
          </table:table-cell>
          <table:table-cell table:formula="of:=['file:///C:/Users/acartwright/Personal/diy/GB%20Accounts/GB%20Accounts%202011/GB%20Accounts%20Company%202011-04-30%20(Apr11)%20OpenOffice/Payrollyearto050412.ods'#$Apr11.$M$1]-[.C28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2.ods'#$Apr11.$N$1]-[.D28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2.ods'#$Apr11.$O$1]-[.E28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2.ods'#$Apr11.$P$1]+['file:///C:/Users/acartwright/Personal/diy/GB%20Accounts/GB%20Accounts%202011/GB%20Accounts%20Company%202011-04-30%20(Apr11)%20OpenOffice/Payrollyearto050412.ods'#$Apr11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2.ods'#$Apr11.$T$1]-[.H28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2.ods'#$Apr11.$G$1]" office:value-type="float" office:value="0">
            <text:p>0.00 </text:p>
          </table:table-cell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25">
          <table:table-cell table:style-name="ce389"/>
          <table:table-cell table:style-name="ce395" office:value-type="string" table:number-columns-spanned="2" table:number-rows-spanned="1">
            <text:p>DIRECTORS</text:p>
          </table:table-cell>
          <table:covered-table-cell/>
          <table:table-cell table:style-name="ce58" table:number-columns-repeated="6"/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.B4]" office:value-type="date" office:date-value="2010-05-31">
            <text:p>May-10</text:p>
          </table:table-cell>
          <table:table-cell table:formula="of:=['file:///C:/Users/acartwright/Personal/diy/GB%20Accounts/GB%20Accounts%202011/GB%20Accounts%20Company%202011-04-30%20(Apr11)%20OpenOffice/Payrollyearto050411.ods'#$May10.$M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y10.$N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y10.$O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y10.$P$2]+['file:///C:/Users/acartwright/Personal/diy/GB%20Accounts/GB%20Accounts%202011/GB%20Accounts%20Company%202011-04-30%20(Apr11)%20OpenOffice/Payrollyearto050411.ods'#$May10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y10.$T$2]" office:value-type="float" office:value="0">
            <text:p>0.00 </text:p>
          </table:table-cell>
          <table:table-cell/>
          <table:table-cell table:style-name="ce43"/>
          <table:table-cell table:style-name="ce402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.B5]" office:value-type="date" office:date-value="2010-06-30">
            <text:p>Jun-10</text:p>
          </table:table-cell>
          <table:table-cell table:formula="of:=['file:///C:/Users/acartwright/Personal/diy/GB%20Accounts/GB%20Accounts%202011/GB%20Accounts%20Company%202011-04-30%20(Apr11)%20OpenOffice/Payrollyearto050411.ods'#$Jun10.$M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n10.$N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n10.$O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n10.$P$2]+['file:///C:/Users/acartwright/Personal/diy/GB%20Accounts/GB%20Accounts%202011/GB%20Accounts%20Company%202011-04-30%20(Apr11)%20OpenOffice/Payrollyearto050411.ods'#$Jun10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n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.B6]" office:value-type="date" office:date-value="2010-07-31">
            <text:p>Jul-10</text:p>
          </table:table-cell>
          <table:table-cell table:formula="of:=['file:///C:/Users/acartwright/Personal/diy/GB%20Accounts/GB%20Accounts%202011/GB%20Accounts%20Company%202011-04-30%20(Apr11)%20OpenOffice/Payrollyearto050411.ods'#$Jul10.$M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l10.$N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l10.$O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l10.$P$2]+['file:///C:/Users/acartwright/Personal/diy/GB%20Accounts/GB%20Accounts%202011/GB%20Accounts%20Company%202011-04-30%20(Apr11)%20OpenOffice/Payrollyearto050411.ods'#$Jul10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ul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.B7]" office:value-type="date" office:date-value="2010-08-31">
            <text:p>Aug-10</text:p>
          </table:table-cell>
          <table:table-cell table:formula="of:=['file:///C:/Users/acartwright/Personal/diy/GB%20Accounts/GB%20Accounts%202011/GB%20Accounts%20Company%202011-04-30%20(Apr11)%20OpenOffice/Payrollyearto050411.ods'#$Aug10.$M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Aug10.$N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Aug10.$O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Aug10.$P$2]+['file:///C:/Users/acartwright/Personal/diy/GB%20Accounts/GB%20Accounts%202011/GB%20Accounts%20Company%202011-04-30%20(Apr11)%20OpenOffice/Payrollyearto050411.ods'#$Aug10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Aug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.B8]" office:value-type="date" office:date-value="2010-09-30">
            <text:p>Sep-10</text:p>
          </table:table-cell>
          <table:table-cell table:formula="of:=['file:///C:/Users/acartwright/Personal/diy/GB%20Accounts/GB%20Accounts%202011/GB%20Accounts%20Company%202011-04-30%20(Apr11)%20OpenOffice/Payrollyearto050411.ods'#$Sep10.$M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Sep10.$N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Sep10.$O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Sep10.$P$2]+['file:///C:/Users/acartwright/Personal/diy/GB%20Accounts/GB%20Accounts%202011/GB%20Accounts%20Company%202011-04-30%20(Apr11)%20OpenOffice/Payrollyearto050411.ods'#$Sep10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Sep10.$T$2]" office:value-type="float" office:value="0">
            <text:p>0.00 </text:p>
          </table:table-cell>
          <table:table-cell/>
          <table:table-cell table:style-name="ce43"/>
          <table:table-cell table:style-name="ce402" table:number-columns-spanned="1" table:number-rows-spanned="4"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.B9]" office:value-type="date" office:date-value="2010-10-31">
            <text:p>Oct-10</text:p>
          </table:table-cell>
          <table:table-cell table:formula="of:=['file:///C:/Users/acartwright/Personal/diy/GB%20Accounts/GB%20Accounts%202011/GB%20Accounts%20Company%202011-04-30%20(Apr11)%20OpenOffice/Payrollyearto050411.ods'#$Oct10.$M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Oct10.$N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Oct10.$O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Oct10.$P$2]+['file:///C:/Users/acartwright/Personal/diy/GB%20Accounts/GB%20Accounts%202011/GB%20Accounts%20Company%202011-04-30%20(Apr11)%20OpenOffice/Payrollyearto050411.ods'#$Oct10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Oct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.B10]" office:value-type="date" office:date-value="2010-11-30">
            <text:p>Nov-10</text:p>
          </table:table-cell>
          <table:table-cell table:formula="of:=['file:///C:/Users/acartwright/Personal/diy/GB%20Accounts/GB%20Accounts%202011/GB%20Accounts%20Company%202011-04-30%20(Apr11)%20OpenOffice/Payrollyearto050411.ods'#$Nov10.$M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Nov10.$N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Nov10.$O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Nov10.$P$2]+['file:///C:/Users/acartwright/Personal/diy/GB%20Accounts/GB%20Accounts%202011/GB%20Accounts%20Company%202011-04-30%20(Apr11)%20OpenOffice/Payrollyearto050411.ods'#$Nov10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Nov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.B11]" office:value-type="date" office:date-value="2010-12-31">
            <text:p>Dec-10</text:p>
          </table:table-cell>
          <table:table-cell table:formula="of:=['file:///C:/Users/acartwright/Personal/diy/GB%20Accounts/GB%20Accounts%202011/GB%20Accounts%20Company%202011-04-30%20(Apr11)%20OpenOffice/Payrollyearto050411.ods'#$Dec10.$M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Dec10.$N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Dec10.$O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Dec10.$P$2]+['file:///C:/Users/acartwright/Personal/diy/GB%20Accounts/GB%20Accounts%202011/GB%20Accounts%20Company%202011-04-30%20(Apr11)%20OpenOffice/Payrollyearto050411.ods'#$Dec10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Dec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.B12]" office:value-type="date" office:date-value="2011-01-31">
            <text:p>Jan-11</text:p>
          </table:table-cell>
          <table:table-cell table:formula="of:=['file:///C:/Users/acartwright/Personal/diy/GB%20Accounts/GB%20Accounts%202011/GB%20Accounts%20Company%202011-04-30%20(Apr11)%20OpenOffice/Payrollyearto050411.ods'#$Jan11.$M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an11.$N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an11.$O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an11.$P$2]+['file:///C:/Users/acartwright/Personal/diy/GB%20Accounts/GB%20Accounts%202011/GB%20Accounts%20Company%202011-04-30%20(Apr11)%20OpenOffice/Payrollyearto050411.ods'#$Jan11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Jan11.$T$2]" office:value-type="float" office:value="0">
            <text:p>0.00 </text:p>
          </table:table-cell>
          <table:table-cell/>
          <table:table-cell table:style-name="ce43"/>
          <table:table-cell table:style-name="ce402" table:number-columns-spanned="1" table:number-rows-spanned="3"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.B13]" office:value-type="date" office:date-value="2011-02-28">
            <text:p>Feb-11</text:p>
          </table:table-cell>
          <table:table-cell table:formula="of:=['file:///C:/Users/acartwright/Personal/diy/GB%20Accounts/GB%20Accounts%202011/GB%20Accounts%20Company%202011-04-30%20(Apr11)%20OpenOffice/Payrollyearto050411.ods'#$Feb11.$M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Feb11.$N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Feb11.$O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Feb11.$P$2]+['file:///C:/Users/acartwright/Personal/diy/GB%20Accounts/GB%20Accounts%202011/GB%20Accounts%20Company%202011-04-30%20(Apr11)%20OpenOffice/Payrollyearto050411.ods'#$Feb11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Feb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.B14]" office:value-type="date" office:date-value="2011-03-31">
            <text:p>Mar-11</text:p>
          </table:table-cell>
          <table:table-cell table:formula="of:=['file:///C:/Users/acartwright/Personal/diy/GB%20Accounts/GB%20Accounts%202011/GB%20Accounts%20Company%202011-04-30%20(Apr11)%20OpenOffice/Payrollyearto050411.ods'#$Mar11.$M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r11.$N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r11.$O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r11.$P$2]+['file:///C:/Users/acartwright/Personal/diy/GB%20Accounts/GB%20Accounts%202011/GB%20Accounts%20Company%202011-04-30%20(Apr11)%20OpenOffice/Payrollyearto050411.ods'#$Mar11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1.ods'#$Mar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4" table:formula="of:=[.B15]" office:value-type="date" office:date-value="2011-04-30">
            <text:p>Apr-11</text:p>
          </table:table-cell>
          <table:table-cell table:formula="of:=['file:///C:/Users/acartwright/Personal/diy/GB%20Accounts/GB%20Accounts%202011/GB%20Accounts%20Company%202011-04-30%20(Apr11)%20OpenOffice/Payrollyearto050412.ods'#$Apr11.$M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2.ods'#$Apr11.$N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2.ods'#$Apr11.$O$2]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2.ods'#$Apr11.$P$2]+['file:///C:/Users/acartwright/Personal/diy/GB%20Accounts/GB%20Accounts%202011/GB%20Accounts%20Company%202011-04-30%20(Apr11)%20OpenOffice/Payrollyearto050412.ods'#$Apr11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cartwright/Personal/diy/GB%20Accounts/GB%20Accounts%202011/GB%20Accounts%20Company%202011-04-30%20(Apr11)%20OpenOffice/Payrollyearto050412.ods'#$Apr11.$T$2]" office:value-type="float" office:value="0">
            <text:p>0.00 </text:p>
          </table:table-cell>
          <table:table-cell/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10">
          <table:table-cell table:style-name="ce390"/>
          <table:table-cell table:style-name="ce396"/>
          <table:table-cell table:style-name="ce399" table:number-columns-repeated="7"/>
          <table:table-cell table:style-name="ce401" table:number-columns-repeated="2"/>
          <table:table-cell table:style-name="ce90"/>
          <table:table-cell table:number-columns-repeated="1012"/>
        </table:table-row>
        <table:table-row table:style-name="ro10" table:number-rows-repeated="65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5">
        <table:table-column table:style-name="co72" table:default-cell-style-name="ce44"/>
        <table:table-column table:style-name="co10" table:default-cell-style-name="ce503"/>
        <table:table-column table:style-name="co1" table:default-cell-style-name="ce505"/>
        <table:table-column table:style-name="co14" table:default-cell-style-name="ce83"/>
        <table:table-column table:style-name="co1" table:default-cell-style-name="ce551"/>
        <table:table-column table:style-name="co14" table:default-cell-style-name="ce83"/>
        <table:table-column table:style-name="co1" table:default-cell-style-name="ce83"/>
        <table:table-column table:style-name="co73" table:default-cell-style-name="ce560"/>
        <table:table-column table:style-name="co1" table:default-cell-style-name="ce83"/>
        <table:table-column table:style-name="co74" table:default-cell-style-name="ce83"/>
        <table:table-column table:style-name="co1" table:default-cell-style-name="ce83"/>
        <table:table-column table:style-name="co73" table:default-cell-style-name="ce83"/>
        <table:table-column table:style-name="co1" table:default-cell-style-name="ce83"/>
        <table:table-column table:style-name="co73" table:default-cell-style-name="ce564"/>
        <table:table-column table:style-name="co1" table:default-cell-style-name="ce83"/>
        <table:table-column table:style-name="co74" table:default-cell-style-name="ce83"/>
        <table:table-column table:style-name="co1" table:default-cell-style-name="ce83"/>
        <table:table-column table:style-name="co73" table:default-cell-style-name="ce565"/>
        <table:table-column table:style-name="co1" table:default-cell-style-name="ce83"/>
        <table:table-column table:style-name="co73" table:default-cell-style-name="ce564"/>
        <table:table-column table:style-name="co1" table:default-cell-style-name="ce83"/>
        <table:table-column table:style-name="co74" table:default-cell-style-name="ce83"/>
        <table:table-column table:style-name="co1" table:default-cell-style-name="ce83"/>
        <table:table-column table:style-name="co73" table:default-cell-style-name="ce565"/>
        <table:table-column table:style-name="co1" table:default-cell-style-name="ce83"/>
        <table:table-column table:style-name="co25" table:default-cell-style-name="ce83"/>
        <table:table-column table:style-name="co1" table:default-cell-style-name="ce83"/>
        <table:table-column table:style-name="co10" table:default-cell-style-name="ce83"/>
        <table:table-column table:style-name="co46" table:default-cell-style-name="ce44"/>
        <table:table-column table:style-name="co30" table:number-columns-repeated="3" table:default-cell-style-name="ce579"/>
        <table:table-column table:style-name="co75" table:default-cell-style-name="ce579"/>
        <table:table-column table:style-name="co65" table:default-cell-style-name="ce44"/>
        <table:table-column table:style-name="co6" table:number-columns-repeated="990" table:default-cell-style-name="ce44"/>
        <table:table-row table:style-name="ro11">
          <table:table-cell table:style-name="ce387"/>
          <table:table-cell table:style-name="ce495" table:number-columns-repeated="2"/>
          <table:table-cell table:style-name="ce506" table:number-columns-repeated="4"/>
          <table:table-cell table:style-name="ce553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06"/>
          <table:table-cell table:style-name="ce553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06"/>
          <table:table-cell table:style-name="ce56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68"/>
          <table:table-cell table:style-name="ce506" table:number-columns-repeated="3"/>
          <table:table-cell table:style-name="ce87"/>
          <table:table-cell table:style-name="ce576"/>
          <table:table-cell table:style-name="ce583" table:number-columns-repeated="3"/>
          <table:table-cell table:style-name="ce87"/>
          <table:table-cell table:number-columns-repeated="990"/>
        </table:table-row>
        <table:table-row table:style-name="ro53">
          <table:table-cell table:style-name="ce494"/>
          <table:table-cell table:style-name="ce496" office:value-type="string">
            <text:p>Date</text:p>
          </table:table-cell>
          <table:table-cell table:style-name="ce504"/>
          <table:table-cell table:style-name="ce507" office:value-type="string">
            <text:p>Calculated Stock value</text:p>
          </table:table-cell>
          <table:table-cell table:style-name="ce550"/>
          <table:table-cell table:style-name="ce507" office:value-type="string">
            <text:p>Direct Material BOUGHT</text:p>
          </table:table-cell>
          <table:table-cell table:style-name="ce550"/>
          <table:table-cell table:style-name="ce554" office:value-type="string">
            <text:p>Stock % Prod A</text:p>
          </table:table-cell>
          <table:table-cell table:style-name="ce550"/>
          <table:table-cell table:style-name="ce507" office:value-type="string">
            <text:p>Net Sales Product A</text:p>
          </table:table-cell>
          <table:table-cell table:style-name="ce550"/>
          <table:table-cell table:style-name="ce507" office:value-type="string">
            <text:p>Direct Material SOLD</text:p>
          </table:table-cell>
          <table:table-cell table:style-name="ce550"/>
          <table:table-cell table:style-name="ce554" office:value-type="string">
            <text:p>Stock % Prod B</text:p>
          </table:table-cell>
          <table:table-cell table:style-name="ce550"/>
          <table:table-cell table:style-name="ce507" office:value-type="string">
            <text:p>Net Sales Product B</text:p>
          </table:table-cell>
          <table:table-cell table:style-name="ce550"/>
          <table:table-cell table:style-name="ce507" office:value-type="string">
            <text:p>Direct Material SOLD</text:p>
          </table:table-cell>
          <table:table-cell table:style-name="ce550"/>
          <table:table-cell table:style-name="ce554" office:value-type="string">
            <text:p>Stock % Prod C</text:p>
          </table:table-cell>
          <table:table-cell table:style-name="ce550"/>
          <table:table-cell table:style-name="ce507" office:value-type="string">
            <text:p>Net Sales Product C</text:p>
          </table:table-cell>
          <table:table-cell table:style-name="ce550"/>
          <table:table-cell table:style-name="ce567" office:value-type="string">
            <text:p>Direct Material SOLD</text:p>
          </table:table-cell>
          <table:table-cell table:style-name="ce569"/>
          <table:table-cell table:style-name="ce507" office:value-type="string">
            <text:p>Stock Loss Adjustment</text:p>
          </table:table-cell>
          <table:table-cell table:style-name="ce550"/>
          <table:table-cell table:style-name="ce507" office:value-type="string">
            <text:p>ACTUAL STOCK VALUE</text:p>
          </table:table-cell>
          <table:table-cell table:style-name="ce575"/>
          <table:table-cell table:style-name="ce577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575"/>
          <table:table-cell table:style-name="ce587" table:number-columns-repeated="990"/>
        </table:table-row>
        <table:table-row table:style-name="ro10">
          <table:table-cell table:style-name="ce389"/>
          <table:table-cell table:style-name="ce497" table:number-columns-repeated="2"/>
          <table:table-cell table:style-name="ce508" table:number-columns-repeated="2"/>
          <table:table-cell table:style-name="ce552" table:number-columns-repeated="2"/>
          <table:table-cell table:style-name="ce555"/>
          <table:table-cell table:style-name="ce552" table:number-columns-repeated="3"/>
          <table:table-cell table:style-name="ce561"/>
          <table:table-cell table:style-name="ce552"/>
          <table:table-cell table:style-name="ce555"/>
          <table:table-cell table:style-name="ce552" table:number-columns-repeated="3"/>
          <table:table-cell table:style-name="ce561"/>
          <table:table-cell table:style-name="ce552"/>
          <table:table-cell table:style-name="ce555"/>
          <table:table-cell table:style-name="ce552" table:number-columns-repeated="4"/>
          <table:table-cell table:style-name="ce570"/>
          <table:table-cell table:style-name="ce552" table:number-columns-repeated="3"/>
          <table:table-cell table:style-name="ce88"/>
          <table:table-cell table:style-name="ce578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1">
          <table:table-cell table:style-name="ce389"/>
          <table:table-cell table:style-name="ce498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552"/>
          <table:table-cell table:style-name="ce556" office:value-type="percentage" office:value="0">
            <text:p>0%</text:p>
          </table:table-cell>
          <table:table-cell table:style-name="ce552" table:number-columns-repeated="3"/>
          <table:table-cell table:style-name="ce561"/>
          <table:table-cell table:style-name="ce552"/>
          <table:table-cell table:style-name="ce556" office:value-type="percentage" office:value="0">
            <text:p>0%</text:p>
          </table:table-cell>
          <table:table-cell table:style-name="ce552" table:number-columns-repeated="3"/>
          <table:table-cell table:style-name="ce561"/>
          <table:table-cell table:style-name="ce552"/>
          <table:table-cell table:style-name="ce556" office:value-type="percentage" office:value="0">
            <text:p>0%</text:p>
          </table:table-cell>
          <table:table-cell table:style-name="ce552" table:number-columns-repeated="4"/>
          <table:table-cell table:style-name="ce570"/>
          <table:table-cell table:style-name="ce552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499" table:number-columns-repeated="2"/>
          <table:table-cell table:style-name="ce80" table:number-columns-repeated="4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0" table:formula="of:=[$Admin.B11]" office:value-type="date" office:date-value="2010-05-01">
            <text:p>01-May-10</text:p>
          </table:table-cell>
          <table:table-cell table:style-name="ce501"/>
          <table:table-cell table:style-name="ce509" table:formula="of:=[$OpenAccounts.$E$15]" office:value-type="float" office:value="0">
            <text:p>0 </text:p>
          </table:table-cell>
          <table:table-cell table:style-name="ce549"/>
          <table:table-cell table:style-name="ce80" table:number-columns-repeated="2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/>
          <table:table-cell table:style-name="ce80"/>
          <table:table-cell table:style-name="ce573" table:formula="of:=[$OpenAccounts.$E$15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1" table:number-columns-repeated="2"/>
          <table:table-cell table:style-name="ce549" table:number-columns-repeated="2"/>
          <table:table-cell table:style-name="ce80" table:number-columns-repeated="2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0" table:formula="of:=[$Admin.B12]" office:value-type="date" office:date-value="2010-05-31">
            <text:p>31-May-10</text:p>
          </table:table-cell>
          <table:table-cell table:style-name="ce501"/>
          <table:table-cell table:style-name="ce509" table:formula="of:=[.D6]+[.F8]-[.L8]-[.R8]-[.X8]+[.Z6]" office:value-type="float" office:value="0">
            <text:p>0 </text:p>
          </table:table-cell>
          <table:table-cell table:style-name="ce549"/>
          <table:table-cell table:style-name="ce80" table:formula="of:=IF(([.H$4]+[.N$4]+[.T$4])=0;0;['file:///C:/Users/acartwright/Personal/diy/GB%20Accounts/GB%20Accounts%202011/GB%20Accounts%20Company%202011-04-30%20(Apr11)%20OpenOffice/Purchases.ods'#$May10.O$1])" office:value-type="float" office:value="0">
            <text:p>0 </text:p>
          </table:table-cell>
          <table:table-cell table:style-name="ce80"/>
          <table:table-cell table:style-name="ce558" table:formula="of:=[.H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May10.$O$1]" office:value-type="float" office:value="0">
            <text:p>0 </text:p>
          </table:table-cell>
          <table:table-cell table:style-name="ce80"/>
          <table:table-cell table:style-name="ce562" table:formula="of:=[.J8]*[.H8]" office:value-type="float" office:value="0">
            <text:p>0 </text:p>
          </table:table-cell>
          <table:table-cell table:style-name="ce80"/>
          <table:table-cell table:style-name="ce558" table:formula="of:=[.N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May10.$P$1]" office:value-type="float" office:value="0">
            <text:p>0 </text:p>
          </table:table-cell>
          <table:table-cell table:style-name="ce80"/>
          <table:table-cell table:style-name="ce562" table:formula="of:=[.P8]*[.N8]" office:value-type="float" office:value="0">
            <text:p>0 </text:p>
          </table:table-cell>
          <table:table-cell table:style-name="ce80"/>
          <table:table-cell table:style-name="ce558" table:formula="of:=[.T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May10.$Q$1]" office:value-type="float" office:value="0">
            <text:p>0 </text:p>
          </table:table-cell>
          <table:table-cell table:style-name="ce80"/>
          <table:table-cell table:style-name="ce80" table:formula="of:=[.V8]*[.T8]" office:value-type="float" office:value="0">
            <text:p>0 </text:p>
          </table:table-cell>
          <table:table-cell table:style-name="ce571"/>
          <table:table-cell table:style-name="ce80" table:formula="of:=IF([.AB8]&lt;&gt;[.D8];[.AB8]-[.D8];0)" office:value-type="float" office:value="0">
            <text:p>0 </text:p>
          </table:table-cell>
          <table:table-cell table:style-name="ce80"/>
          <table:table-cell table:style-name="ce574" table:formula="of:=[.AB6]+[.F8]-[.L8]-[.R8]-[.X8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1" table:number-columns-repeated="2"/>
          <table:table-cell table:style-name="ce549" table:number-columns-repeated="2"/>
          <table:table-cell table:style-name="ce80" table:number-columns-repeated="2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7">
          <table:table-cell table:style-name="ce389"/>
          <table:table-cell table:style-name="ce500" table:formula="of:=[$Admin.B14]" office:value-type="date" office:date-value="2010-06-30">
            <text:p>30-Jun-10</text:p>
          </table:table-cell>
          <table:table-cell table:style-name="ce501"/>
          <table:table-cell table:style-name="ce509" table:formula="of:=[.D8]+[.F10]-[.L10]-[.R10]-[.X10]+[.Z8]" office:value-type="float" office:value="0">
            <text:p>0 </text:p>
          </table:table-cell>
          <table:table-cell table:style-name="ce549"/>
          <table:table-cell table:style-name="ce80" table:formula="of:=IF(([.H$4]+[.N$4]+[.T$4])=0;0;['file:///C:/Users/acartwright/Personal/diy/GB%20Accounts/GB%20Accounts%202011/GB%20Accounts%20Company%202011-04-30%20(Apr11)%20OpenOffice/Purchases.ods'#$Jun10.O$1])" office:value-type="float" office:value="0">
            <text:p>0 </text:p>
          </table:table-cell>
          <table:table-cell table:style-name="ce80"/>
          <table:table-cell table:style-name="ce558" table:formula="of:=[.H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Jun10.$O$1]" office:value-type="float" office:value="0">
            <text:p>0 </text:p>
          </table:table-cell>
          <table:table-cell table:style-name="ce80"/>
          <table:table-cell table:style-name="ce562" table:formula="of:=[.J10]*[.H10]" office:value-type="float" office:value="0">
            <text:p>0 </text:p>
          </table:table-cell>
          <table:table-cell table:style-name="ce80"/>
          <table:table-cell table:style-name="ce558" table:formula="of:=[.N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Jun10.$P$1]" office:value-type="float" office:value="0">
            <text:p>0 </text:p>
          </table:table-cell>
          <table:table-cell table:style-name="ce80"/>
          <table:table-cell table:style-name="ce562" table:formula="of:=[.P10]*[.N10]" office:value-type="float" office:value="0">
            <text:p>0 </text:p>
          </table:table-cell>
          <table:table-cell table:style-name="ce80"/>
          <table:table-cell table:style-name="ce558" table:formula="of:=[.T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Jun10.$Q$1]" office:value-type="float" office:value="0">
            <text:p>0 </text:p>
          </table:table-cell>
          <table:table-cell table:style-name="ce80"/>
          <table:table-cell table:style-name="ce80" table:formula="of:=[.V10]*[.T10]" office:value-type="float" office:value="0">
            <text:p>0 </text:p>
          </table:table-cell>
          <table:table-cell table:style-name="ce571"/>
          <table:table-cell table:style-name="ce80" table:formula="of:=IF([.AB10]&lt;&gt;[.D10];[.AB10]-[.D10];0)" office:value-type="float" office:value="0">
            <text:p>0 </text:p>
          </table:table-cell>
          <table:table-cell table:style-name="ce80"/>
          <table:table-cell table:style-name="ce574" table:formula="of:=[.AB8]+[.F10]-[.L10]-[.R10]-[.X10]" office:value-type="float" office:value="0">
            <text:p>0 </text:p>
          </table:table-cell>
          <table:table-cell table:style-name="ce88"/>
          <table:table-cell table:style-name="ce580"/>
          <table:table-cell table:style-name="ce584"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1" table:number-columns-repeated="2"/>
          <table:table-cell table:style-name="ce549" table:number-columns-repeated="2"/>
          <table:table-cell table:style-name="ce80" table:number-columns-repeated="2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 table:number-columns-repeated="3"/>
          <table:table-cell table:style-name="ce88"/>
          <table:table-cell table:style-name="ce578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0" table:formula="of:=[$Admin.B16]" office:value-type="date" office:date-value="2010-07-31">
            <text:p>31-Jul-10</text:p>
          </table:table-cell>
          <table:table-cell table:style-name="ce501"/>
          <table:table-cell table:style-name="ce509" table:formula="of:=[.D10]+[.F12]-[.L12]-[.R12]-[.X12]+[.Z10]" office:value-type="float" office:value="0">
            <text:p>0 </text:p>
          </table:table-cell>
          <table:table-cell table:style-name="ce549"/>
          <table:table-cell table:style-name="ce80" table:formula="of:=IF(([.H$4]+[.N$4]+[.T$4])=0;0;['file:///C:/Users/acartwright/Personal/diy/GB%20Accounts/GB%20Accounts%202011/GB%20Accounts%20Company%202011-04-30%20(Apr11)%20OpenOffice/Purchases.ods'#$Jul10.O$1])" office:value-type="float" office:value="0">
            <text:p>0 </text:p>
          </table:table-cell>
          <table:table-cell table:style-name="ce80"/>
          <table:table-cell table:style-name="ce558" table:formula="of:=[.H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Jul10.$O$1]" office:value-type="float" office:value="0">
            <text:p>0 </text:p>
          </table:table-cell>
          <table:table-cell table:style-name="ce80"/>
          <table:table-cell table:style-name="ce562" table:formula="of:=[.J12]*[.H12]" office:value-type="float" office:value="0">
            <text:p>0 </text:p>
          </table:table-cell>
          <table:table-cell table:style-name="ce80"/>
          <table:table-cell table:style-name="ce558" table:formula="of:=[.N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Jul10.$P$1]" office:value-type="float" office:value="0">
            <text:p>0 </text:p>
          </table:table-cell>
          <table:table-cell table:style-name="ce80"/>
          <table:table-cell table:style-name="ce562" table:formula="of:=[.P12]*[.N12]" office:value-type="float" office:value="0">
            <text:p>0 </text:p>
          </table:table-cell>
          <table:table-cell table:style-name="ce80"/>
          <table:table-cell table:style-name="ce558" table:formula="of:=[.T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Jul10.$Q$1]" office:value-type="float" office:value="0">
            <text:p>0 </text:p>
          </table:table-cell>
          <table:table-cell table:style-name="ce80"/>
          <table:table-cell table:style-name="ce80" table:formula="of:=[.V12]*[.T12]" office:value-type="float" office:value="0">
            <text:p>0 </text:p>
          </table:table-cell>
          <table:table-cell table:style-name="ce571"/>
          <table:table-cell table:style-name="ce80" table:formula="of:=IF([.AB12]&lt;&gt;[.D12];[.AB12]-[.D12];0)" office:value-type="float" office:value="0">
            <text:p>0 </text:p>
          </table:table-cell>
          <table:table-cell table:style-name="ce80"/>
          <table:table-cell table:style-name="ce574" table:formula="of:=[.AB10]+[.F12]-[.L12]-[.R12]-[.X12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1" table:number-columns-repeated="2"/>
          <table:table-cell table:style-name="ce549" table:number-columns-repeated="2"/>
          <table:table-cell table:style-name="ce80" table:number-columns-repeated="2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9"/>
          <table:table-cell table:style-name="ce500" table:formula="of:=[$Admin.B18]" office:value-type="date" office:date-value="2010-08-31">
            <text:p>31-Aug-10</text:p>
          </table:table-cell>
          <table:table-cell table:style-name="ce501"/>
          <table:table-cell table:style-name="ce509" table:formula="of:=[.D12]+[.F14]-[.L14]-[.R14]-[.X14]+[.Z12]" office:value-type="float" office:value="0">
            <text:p>0 </text:p>
          </table:table-cell>
          <table:table-cell table:style-name="ce549"/>
          <table:table-cell table:style-name="ce80" table:formula="of:=IF(([.H$4]+[.N$4]+[.T$4])=0;0;['file:///C:/Users/acartwright/Personal/diy/GB%20Accounts/GB%20Accounts%202011/GB%20Accounts%20Company%202011-04-30%20(Apr11)%20OpenOffice/Purchases.ods'#$Aug10.O$1])" office:value-type="float" office:value="0">
            <text:p>0 </text:p>
          </table:table-cell>
          <table:table-cell table:style-name="ce80"/>
          <table:table-cell table:style-name="ce558" table:formula="of:=[.H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Aug10.$O$1]" office:value-type="float" office:value="0">
            <text:p>0 </text:p>
          </table:table-cell>
          <table:table-cell table:style-name="ce80"/>
          <table:table-cell table:style-name="ce562" table:formula="of:=[.J14]*[.H14]" office:value-type="float" office:value="0">
            <text:p>0 </text:p>
          </table:table-cell>
          <table:table-cell table:style-name="ce80"/>
          <table:table-cell table:style-name="ce558" table:formula="of:=[.N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Aug10.$P$1]" office:value-type="float" office:value="0">
            <text:p>0 </text:p>
          </table:table-cell>
          <table:table-cell table:style-name="ce80"/>
          <table:table-cell table:style-name="ce562" table:formula="of:=[.P14]*[.N14]" office:value-type="float" office:value="0">
            <text:p>0 </text:p>
          </table:table-cell>
          <table:table-cell table:style-name="ce80"/>
          <table:table-cell table:style-name="ce558" table:formula="of:=[.T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Aug10.$Q$1]" office:value-type="float" office:value="0">
            <text:p>0 </text:p>
          </table:table-cell>
          <table:table-cell table:style-name="ce80"/>
          <table:table-cell table:style-name="ce80" table:formula="of:=[.V14]*[.T14]" office:value-type="float" office:value="0">
            <text:p>0 </text:p>
          </table:table-cell>
          <table:table-cell table:style-name="ce571"/>
          <table:table-cell table:style-name="ce80" table:formula="of:=IF([.AB14]&lt;&gt;[.D14];[.AB14]-[.D14];0)" office:value-type="float" office:value="0">
            <text:p>0 </text:p>
          </table:table-cell>
          <table:table-cell table:style-name="ce80"/>
          <table:table-cell table:style-name="ce574" table:formula="of:=[.AB12]+[.F14]-[.L14]-[.R14]-[.X14]" office:value-type="float" office:value="0">
            <text:p>0 </text:p>
          </table:table-cell>
          <table:table-cell table:style-name="ce88"/>
          <table:table-cell table:style-name="ce581"/>
          <table:table-cell table:style-name="ce585" table:number-columns-repeated="3"/>
          <table:table-cell table:style-name="ce88"/>
          <table:table-cell table:number-columns-repeated="990"/>
        </table:table-row>
        <table:table-row table:style-name="ro8">
          <table:table-cell table:style-name="ce389"/>
          <table:table-cell table:style-name="ce501" table:number-columns-repeated="2"/>
          <table:table-cell table:style-name="ce549" table:number-columns-repeated="2"/>
          <table:table-cell table:style-name="ce80" table:number-columns-repeated="2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 table:number-columns-repeated="3"/>
          <table:table-cell table:style-name="ce88"/>
          <table:table-cell table:style-name="ce578" office:value-type="string" table:number-columns-spanned="4" table:number-rows-spanned="3">
            <text:p>3. Column F automatically collects the value of direct materials purchased from the monthly purchas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8">
          <table:table-cell table:style-name="ce389"/>
          <table:table-cell table:style-name="ce500" table:formula="of:=[$Admin.B20]" office:value-type="date" office:date-value="2010-09-30">
            <text:p>30-Sep-10</text:p>
          </table:table-cell>
          <table:table-cell table:style-name="ce501"/>
          <table:table-cell table:style-name="ce509" table:formula="of:=[.D14]+[.F16]-[.L16]-[.R16]-[.X16]+[.Z14]" office:value-type="float" office:value="0">
            <text:p>0 </text:p>
          </table:table-cell>
          <table:table-cell table:style-name="ce549"/>
          <table:table-cell table:style-name="ce80" table:formula="of:=IF(([.H$4]+[.N$4]+[.T$4])=0;0;['file:///C:/Users/acartwright/Personal/diy/GB%20Accounts/GB%20Accounts%202011/GB%20Accounts%20Company%202011-04-30%20(Apr11)%20OpenOffice/Purchases.ods'#$Sep10.O$1])" office:value-type="float" office:value="0">
            <text:p>0 </text:p>
          </table:table-cell>
          <table:table-cell table:style-name="ce80"/>
          <table:table-cell table:style-name="ce558" table:formula="of:=[.H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Sep10.$O$1]" office:value-type="float" office:value="0">
            <text:p>0 </text:p>
          </table:table-cell>
          <table:table-cell table:style-name="ce80"/>
          <table:table-cell table:style-name="ce562" table:formula="of:=[.J16]*[.H16]" office:value-type="float" office:value="0">
            <text:p>0 </text:p>
          </table:table-cell>
          <table:table-cell table:style-name="ce80"/>
          <table:table-cell table:style-name="ce558" table:formula="of:=[.N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Sep10.$P$1]" office:value-type="float" office:value="0">
            <text:p>0 </text:p>
          </table:table-cell>
          <table:table-cell table:style-name="ce80"/>
          <table:table-cell table:style-name="ce562" table:formula="of:=[.P16]*[.N16]" office:value-type="float" office:value="0">
            <text:p>0 </text:p>
          </table:table-cell>
          <table:table-cell table:style-name="ce80"/>
          <table:table-cell table:style-name="ce558" table:formula="of:=[.T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Sep10.$Q$1]" office:value-type="float" office:value="0">
            <text:p>0 </text:p>
          </table:table-cell>
          <table:table-cell table:style-name="ce80"/>
          <table:table-cell table:style-name="ce80" table:formula="of:=[.V16]*[.T16]" office:value-type="float" office:value="0">
            <text:p>0 </text:p>
          </table:table-cell>
          <table:table-cell table:style-name="ce571"/>
          <table:table-cell table:style-name="ce80" table:formula="of:=IF([.AB16]&lt;&gt;[.D16];[.AB16]-[.D16];0)" office:value-type="float" office:value="0">
            <text:p>0 </text:p>
          </table:table-cell>
          <table:table-cell table:style-name="ce80"/>
          <table:table-cell table:style-name="ce574" table:formula="of:=[.AB14]+[.F16]-[.L16]-[.R16]-[.X1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9"/>
          <table:table-cell table:style-name="ce501" table:number-columns-repeated="2"/>
          <table:table-cell table:style-name="ce549" table:number-columns-repeated="2"/>
          <table:table-cell table:style-name="ce80" table:number-columns-repeated="2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9"/>
          <table:table-cell table:style-name="ce500" table:formula="of:=[$Admin.B22]" office:value-type="date" office:date-value="2010-10-31">
            <text:p>31-Oct-10</text:p>
          </table:table-cell>
          <table:table-cell table:style-name="ce501"/>
          <table:table-cell table:style-name="ce509" table:formula="of:=[.D16]+[.F18]-[.L18]-[.R18]-[.X18]+[.Z16]" office:value-type="float" office:value="0">
            <text:p>0 </text:p>
          </table:table-cell>
          <table:table-cell table:style-name="ce549"/>
          <table:table-cell table:style-name="ce80" table:formula="of:=IF(([.H$4]+[.N$4]+[.T$4])=0;0;['file:///C:/Users/acartwright/Personal/diy/GB%20Accounts/GB%20Accounts%202011/GB%20Accounts%20Company%202011-04-30%20(Apr11)%20OpenOffice/Purchases.ods'#$Oct10.O$1])" office:value-type="float" office:value="0">
            <text:p>0 </text:p>
          </table:table-cell>
          <table:table-cell table:style-name="ce80"/>
          <table:table-cell table:style-name="ce558" table:formula="of:=[.H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Oct10.$O$1]" office:value-type="float" office:value="0">
            <text:p>0 </text:p>
          </table:table-cell>
          <table:table-cell table:style-name="ce80"/>
          <table:table-cell table:style-name="ce562" table:formula="of:=[.J18]*[.H18]" office:value-type="float" office:value="0">
            <text:p>0 </text:p>
          </table:table-cell>
          <table:table-cell table:style-name="ce80"/>
          <table:table-cell table:style-name="ce558" table:formula="of:=[.N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Oct10.$P$1]" office:value-type="float" office:value="0">
            <text:p>0 </text:p>
          </table:table-cell>
          <table:table-cell table:style-name="ce80"/>
          <table:table-cell table:style-name="ce562" table:formula="of:=[.P18]*[.N18]" office:value-type="float" office:value="0">
            <text:p>0 </text:p>
          </table:table-cell>
          <table:table-cell table:style-name="ce80"/>
          <table:table-cell table:style-name="ce558" table:formula="of:=[.T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Oct10.$Q$1]" office:value-type="float" office:value="0">
            <text:p>0 </text:p>
          </table:table-cell>
          <table:table-cell table:style-name="ce80"/>
          <table:table-cell table:style-name="ce80" table:formula="of:=[.V18]*[.T18]" office:value-type="float" office:value="0">
            <text:p>0 </text:p>
          </table:table-cell>
          <table:table-cell table:style-name="ce571"/>
          <table:table-cell table:style-name="ce80" table:formula="of:=IF([.AB18]&lt;&gt;[.D18];[.AB18]-[.D18];0)" office:value-type="float" office:value="0">
            <text:p>0 </text:p>
          </table:table-cell>
          <table:table-cell table:style-name="ce80"/>
          <table:table-cell table:style-name="ce574" table:formula="of:=[.AB16]+[.F18]-[.L18]-[.R18]-[.X18]" office:value-type="float" office:value="0">
            <text:p>0 </text:p>
          </table:table-cell>
          <table:table-cell table:style-name="ce88"/>
          <table:table-cell table:style-name="ce581"/>
          <table:table-cell table:style-name="ce585" table:number-columns-repeated="3"/>
          <table:table-cell table:style-name="ce88"/>
          <table:table-cell table:number-columns-repeated="990"/>
        </table:table-row>
        <table:table-row table:style-name="ro8">
          <table:table-cell table:style-name="ce389"/>
          <table:table-cell table:style-name="ce501" table:number-columns-repeated="2"/>
          <table:table-cell table:style-name="ce549" table:number-columns-repeated="2"/>
          <table:table-cell table:style-name="ce80" table:number-columns-repeated="2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 table:number-columns-repeated="3"/>
          <table:table-cell table:style-name="ce88"/>
          <table:table-cell table:style-name="ce578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8">
          <table:table-cell table:style-name="ce389"/>
          <table:table-cell table:style-name="ce500" table:formula="of:=[$Admin.B24]" office:value-type="date" office:date-value="2010-11-30">
            <text:p>30-Nov-10</text:p>
          </table:table-cell>
          <table:table-cell table:style-name="ce501"/>
          <table:table-cell table:style-name="ce509" table:formula="of:=[.D18]+[.F20]-[.L20]-[.R20]-[.X20]+[.Z18]" office:value-type="float" office:value="0">
            <text:p>0 </text:p>
          </table:table-cell>
          <table:table-cell table:style-name="ce549"/>
          <table:table-cell table:style-name="ce80" table:formula="of:=IF(([.H$4]+[.N$4]+[.T$4])=0;0;['file:///C:/Users/acartwright/Personal/diy/GB%20Accounts/GB%20Accounts%202011/GB%20Accounts%20Company%202011-04-30%20(Apr11)%20OpenOffice/Purchases.ods'#$Nov10.O$1])" office:value-type="float" office:value="0">
            <text:p>0 </text:p>
          </table:table-cell>
          <table:table-cell table:style-name="ce80"/>
          <table:table-cell table:style-name="ce558" table:formula="of:=[.H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Nov10.$O$1]" office:value-type="float" office:value="0">
            <text:p>0 </text:p>
          </table:table-cell>
          <table:table-cell table:style-name="ce80"/>
          <table:table-cell table:style-name="ce562" table:formula="of:=[.J20]*[.H20]" office:value-type="float" office:value="0">
            <text:p>0 </text:p>
          </table:table-cell>
          <table:table-cell table:style-name="ce80"/>
          <table:table-cell table:style-name="ce558" table:formula="of:=[.N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Nov10.$P$1]" office:value-type="float" office:value="0">
            <text:p>0 </text:p>
          </table:table-cell>
          <table:table-cell table:style-name="ce80"/>
          <table:table-cell table:style-name="ce562" table:formula="of:=[.P20]*[.N20]" office:value-type="float" office:value="0">
            <text:p>0 </text:p>
          </table:table-cell>
          <table:table-cell table:style-name="ce80"/>
          <table:table-cell table:style-name="ce558" table:formula="of:=[.T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Nov10.$Q$1]" office:value-type="float" office:value="0">
            <text:p>0 </text:p>
          </table:table-cell>
          <table:table-cell table:style-name="ce80"/>
          <table:table-cell table:style-name="ce80" table:formula="of:=[.V20]*[.T20]" office:value-type="float" office:value="0">
            <text:p>0 </text:p>
          </table:table-cell>
          <table:table-cell table:style-name="ce571"/>
          <table:table-cell table:style-name="ce80" table:formula="of:=IF([.AB20]&lt;&gt;[.D20];[.AB20]-[.D20];0)" office:value-type="float" office:value="0">
            <text:p>0 </text:p>
          </table:table-cell>
          <table:table-cell table:style-name="ce80"/>
          <table:table-cell table:style-name="ce574" table:formula="of:=[.AB18]+[.F20]-[.L20]-[.R20]-[.X2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9"/>
          <table:table-cell table:style-name="ce501" table:number-columns-repeated="2"/>
          <table:table-cell table:style-name="ce549" table:number-columns-repeated="2"/>
          <table:table-cell table:style-name="ce80" table:number-columns-repeated="2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9"/>
          <table:table-cell table:style-name="ce500" table:formula="of:=[$Admin.B26]" office:value-type="date" office:date-value="2010-12-31">
            <text:p>31-Dec-10</text:p>
          </table:table-cell>
          <table:table-cell table:style-name="ce501"/>
          <table:table-cell table:style-name="ce509" table:formula="of:=[.D20]+[.F22]-[.L22]-[.R22]-[.X22]+[.Z20]" office:value-type="float" office:value="0">
            <text:p>0 </text:p>
          </table:table-cell>
          <table:table-cell table:style-name="ce549"/>
          <table:table-cell table:style-name="ce80" table:formula="of:=IF(([.H$4]+[.N$4]+[.T$4])=0;0;['file:///C:/Users/acartwright/Personal/diy/GB%20Accounts/GB%20Accounts%202011/GB%20Accounts%20Company%202011-04-30%20(Apr11)%20OpenOffice/Purchases.ods'#$Dec10.O$1])" office:value-type="float" office:value="0">
            <text:p>0 </text:p>
          </table:table-cell>
          <table:table-cell table:style-name="ce80"/>
          <table:table-cell table:style-name="ce558" table:formula="of:=[.H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Dec10.$O$1]" office:value-type="float" office:value="0">
            <text:p>0 </text:p>
          </table:table-cell>
          <table:table-cell table:style-name="ce80"/>
          <table:table-cell table:style-name="ce562" table:formula="of:=[.J22]*[.H22]" office:value-type="float" office:value="0">
            <text:p>0 </text:p>
          </table:table-cell>
          <table:table-cell table:style-name="ce80"/>
          <table:table-cell table:style-name="ce558" table:formula="of:=[.N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Dec10.$P$1]" office:value-type="float" office:value="0">
            <text:p>0 </text:p>
          </table:table-cell>
          <table:table-cell table:style-name="ce80"/>
          <table:table-cell table:style-name="ce562" table:formula="of:=[.P22]*[.N22]" office:value-type="float" office:value="0">
            <text:p>0 </text:p>
          </table:table-cell>
          <table:table-cell table:style-name="ce80"/>
          <table:table-cell table:style-name="ce558" table:formula="of:=[.T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Dec10.$Q$1]" office:value-type="float" office:value="0">
            <text:p>0 </text:p>
          </table:table-cell>
          <table:table-cell table:style-name="ce80"/>
          <table:table-cell table:style-name="ce80" table:formula="of:=[.V22]*[.T22]" office:value-type="float" office:value="0">
            <text:p>0 </text:p>
          </table:table-cell>
          <table:table-cell table:style-name="ce571"/>
          <table:table-cell table:style-name="ce80" table:formula="of:=IF([.AB22]&lt;&gt;[.D22];[.AB22]-[.D22];0)" office:value-type="float" office:value="0">
            <text:p>0 </text:p>
          </table:table-cell>
          <table:table-cell table:style-name="ce80"/>
          <table:table-cell table:style-name="ce574" table:formula="of:=[.AB20]+[.F22]-[.L22]-[.R22]-[.X22]" office:value-type="float" office:value="0">
            <text:p>0 </text:p>
          </table:table-cell>
          <table:table-cell table:style-name="ce88"/>
          <table:table-cell table:style-name="ce581"/>
          <table:table-cell table:style-name="ce585"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1" table:number-columns-repeated="2"/>
          <table:table-cell table:style-name="ce549" table:number-columns-repeated="2"/>
          <table:table-cell table:style-name="ce80" table:number-columns-repeated="2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 table:number-columns-repeated="3"/>
          <table:table-cell table:style-name="ce88"/>
          <table:table-cell table:style-name="ce578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0" table:formula="of:=[$Admin.B28]" office:value-type="date" office:date-value="2011-01-31">
            <text:p>31-Jan-11</text:p>
          </table:table-cell>
          <table:table-cell table:style-name="ce501"/>
          <table:table-cell table:style-name="ce509" table:formula="of:=[.D22]+[.F24]-[.L24]-[.R24]-[.X24]+[.Z22]" office:value-type="float" office:value="0">
            <text:p>0 </text:p>
          </table:table-cell>
          <table:table-cell table:style-name="ce549"/>
          <table:table-cell table:style-name="ce80" table:formula="of:=IF(([.H$4]+[.N$4]+[.T$4])=0;0;['file:///C:/Users/acartwright/Personal/diy/GB%20Accounts/GB%20Accounts%202011/GB%20Accounts%20Company%202011-04-30%20(Apr11)%20OpenOffice/Purchases.ods'#$Jan11.O$1])" office:value-type="float" office:value="0">
            <text:p>0 </text:p>
          </table:table-cell>
          <table:table-cell table:style-name="ce80"/>
          <table:table-cell table:style-name="ce558" table:formula="of:=[.H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Jan11.$O$1]" office:value-type="float" office:value="0">
            <text:p>0 </text:p>
          </table:table-cell>
          <table:table-cell table:style-name="ce80"/>
          <table:table-cell table:style-name="ce562" table:formula="of:=[.J24]*[.H24]" office:value-type="float" office:value="0">
            <text:p>0 </text:p>
          </table:table-cell>
          <table:table-cell table:style-name="ce80"/>
          <table:table-cell table:style-name="ce558" table:formula="of:=[.N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Jan11.$P$1]" office:value-type="float" office:value="0">
            <text:p>0 </text:p>
          </table:table-cell>
          <table:table-cell table:style-name="ce80"/>
          <table:table-cell table:style-name="ce562" table:formula="of:=[.P24]*[.N24]" office:value-type="float" office:value="0">
            <text:p>0 </text:p>
          </table:table-cell>
          <table:table-cell table:style-name="ce80"/>
          <table:table-cell table:style-name="ce558" table:formula="of:=[.T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Jan11.$Q$1]" office:value-type="float" office:value="0">
            <text:p>0 </text:p>
          </table:table-cell>
          <table:table-cell table:style-name="ce80"/>
          <table:table-cell table:style-name="ce80" table:formula="of:=[.V24]*[.T24]" office:value-type="float" office:value="0">
            <text:p>0 </text:p>
          </table:table-cell>
          <table:table-cell table:style-name="ce571"/>
          <table:table-cell table:style-name="ce80" table:formula="of:=IF([.AB24]&lt;&gt;[.D24];[.AB24]-[.D24];0)" office:value-type="float" office:value="0">
            <text:p>0 </text:p>
          </table:table-cell>
          <table:table-cell table:style-name="ce80"/>
          <table:table-cell table:style-name="ce574" table:formula="of:=[.AB22]+[.F24]-[.L24]-[.R24]-[.X24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1" table:number-columns-repeated="2"/>
          <table:table-cell table:style-name="ce549" table:number-columns-repeated="2"/>
          <table:table-cell table:style-name="ce80" table:number-columns-repeated="2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0" table:formula="of:=[$Admin.B30]" office:value-type="date" office:date-value="2011-02-28">
            <text:p>28-Feb-11</text:p>
          </table:table-cell>
          <table:table-cell table:style-name="ce501"/>
          <table:table-cell table:style-name="ce509" table:formula="of:=[.D24]+[.F26]-[.L26]-[.R26]-[.X26]+[.Z24]" office:value-type="float" office:value="0">
            <text:p>0 </text:p>
          </table:table-cell>
          <table:table-cell table:style-name="ce549"/>
          <table:table-cell table:style-name="ce80" table:formula="of:=IF(([.H$4]+[.N$4]+[.T$4])=0;0;['file:///C:/Users/acartwright/Personal/diy/GB%20Accounts/GB%20Accounts%202011/GB%20Accounts%20Company%202011-04-30%20(Apr11)%20OpenOffice/Purchases.ods'#$Feb11.O$1])" office:value-type="float" office:value="0">
            <text:p>0 </text:p>
          </table:table-cell>
          <table:table-cell table:style-name="ce80"/>
          <table:table-cell table:style-name="ce558" table:formula="of:=[.H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Feb11.$O$1]" office:value-type="float" office:value="0">
            <text:p>0 </text:p>
          </table:table-cell>
          <table:table-cell table:style-name="ce80"/>
          <table:table-cell table:style-name="ce562" table:formula="of:=[.J26]*[.H26]" office:value-type="float" office:value="0">
            <text:p>0 </text:p>
          </table:table-cell>
          <table:table-cell table:style-name="ce80"/>
          <table:table-cell table:style-name="ce558" table:formula="of:=[.N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Feb11.$P$1]" office:value-type="float" office:value="0">
            <text:p>0 </text:p>
          </table:table-cell>
          <table:table-cell table:style-name="ce80"/>
          <table:table-cell table:style-name="ce562" table:formula="of:=[.P26]*[.N26]" office:value-type="float" office:value="0">
            <text:p>0 </text:p>
          </table:table-cell>
          <table:table-cell table:style-name="ce80"/>
          <table:table-cell table:style-name="ce558" table:formula="of:=[.T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Feb11.$Q$1]" office:value-type="float" office:value="0">
            <text:p>0 </text:p>
          </table:table-cell>
          <table:table-cell table:style-name="ce80"/>
          <table:table-cell table:style-name="ce80" table:formula="of:=[.V26]*[.T26]" office:value-type="float" office:value="0">
            <text:p>0 </text:p>
          </table:table-cell>
          <table:table-cell table:style-name="ce571"/>
          <table:table-cell table:style-name="ce80" table:formula="of:=IF([.AB26]&lt;&gt;[.D26];[.AB26]-[.D26];0)" office:value-type="float" office:value="0">
            <text:p>0 </text:p>
          </table:table-cell>
          <table:table-cell table:style-name="ce80"/>
          <table:table-cell table:style-name="ce574" table:formula="of:=[.AB24]+[.F26]-[.L26]-[.R26]-[.X2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1" table:number-columns-repeated="2"/>
          <table:table-cell table:style-name="ce549" table:number-columns-repeated="2"/>
          <table:table-cell table:style-name="ce80" table:number-columns-repeated="2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 table:number-columns-repeated="3"/>
          <table:table-cell table:style-name="ce88"/>
          <table:table-cell table:style-name="ce581"/>
          <table:table-cell table:style-name="ce585"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0" table:formula="of:=[$Admin.B32]" office:value-type="date" office:date-value="2011-03-31">
            <text:p>31-Mar-11</text:p>
          </table:table-cell>
          <table:table-cell table:style-name="ce501"/>
          <table:table-cell table:style-name="ce509" table:formula="of:=[.D26]+[.F28]-[.L28]-[.R28]-[.X28]+[.Z26]" office:value-type="float" office:value="0">
            <text:p>0 </text:p>
          </table:table-cell>
          <table:table-cell table:style-name="ce549"/>
          <table:table-cell table:style-name="ce80" table:formula="of:=IF(([.H$4]+[.N$4]+[.T$4])=0;0;['file:///C:/Users/acartwright/Personal/diy/GB%20Accounts/GB%20Accounts%202011/GB%20Accounts%20Company%202011-04-30%20(Apr11)%20OpenOffice/Purchases.ods'#$Mar11.O$1])" office:value-type="float" office:value="0">
            <text:p>0 </text:p>
          </table:table-cell>
          <table:table-cell table:style-name="ce80"/>
          <table:table-cell table:style-name="ce558" table:formula="of:=[.H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Mar11.$O$1]" office:value-type="float" office:value="0">
            <text:p>0 </text:p>
          </table:table-cell>
          <table:table-cell table:style-name="ce80"/>
          <table:table-cell table:style-name="ce562" table:formula="of:=[.J28]*[.H28]" office:value-type="float" office:value="0">
            <text:p>0 </text:p>
          </table:table-cell>
          <table:table-cell table:style-name="ce80"/>
          <table:table-cell table:style-name="ce558" table:formula="of:=[.N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Mar11.$P$1]" office:value-type="float" office:value="0">
            <text:p>0 </text:p>
          </table:table-cell>
          <table:table-cell table:style-name="ce80"/>
          <table:table-cell table:style-name="ce562" table:formula="of:=[.P28]*[.N28]" office:value-type="float" office:value="0">
            <text:p>0 </text:p>
          </table:table-cell>
          <table:table-cell table:style-name="ce80"/>
          <table:table-cell table:style-name="ce558" table:formula="of:=[.T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Mar11.$Q$1]" office:value-type="float" office:value="0">
            <text:p>0 </text:p>
          </table:table-cell>
          <table:table-cell table:style-name="ce80"/>
          <table:table-cell table:style-name="ce80" table:formula="of:=[.V28]*[.T28]" office:value-type="float" office:value="0">
            <text:p>0 </text:p>
          </table:table-cell>
          <table:table-cell table:style-name="ce571"/>
          <table:table-cell table:style-name="ce80" table:formula="of:=IF([.AB28]&lt;&gt;[.D28];[.AB28]-[.D28];0)" office:value-type="float" office:value="0">
            <text:p>0 </text:p>
          </table:table-cell>
          <table:table-cell table:style-name="ce80"/>
          <table:table-cell table:style-name="ce574" table:formula="of:=[.AB26]+[.F28]-[.L28]-[.R28]-[.X28]" office:value-type="float" office:value="0">
            <text:p>0 </text:p>
          </table:table-cell>
          <table:table-cell table:style-name="ce88"/>
          <table:table-cell table:style-name="ce578" office:value-type="string" table:number-columns-spanned="4" table:number-rows-spanned="3">
            <text:p>6. If the % of stock sold in net sales is correct then Column Z should be zero unless stock has been lost.. <text:s text:c="34"/><text:s/><text:span text:style-name="T3">Investigate significant Stock </text:span><text:span text:style-name="T3">Loss Adjustments</text:span>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1" table:number-columns-repeated="2"/>
          <table:table-cell table:style-name="ce549" table:number-columns-repeated="2"/>
          <table:table-cell table:style-name="ce80" table:number-columns-repeated="2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3"/>
          <table:table-cell table:style-name="ce562"/>
          <table:table-cell table:style-name="ce80"/>
          <table:table-cell table:style-name="ce557"/>
          <table:table-cell table:style-name="ce80" table:number-columns-repeated="4"/>
          <table:table-cell table:style-name="ce571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00" table:formula="of:=[$Admin.B34]" office:value-type="date" office:date-value="2011-04-30">
            <text:p>30-Apr-11</text:p>
          </table:table-cell>
          <table:table-cell table:style-name="ce501"/>
          <table:table-cell table:style-name="ce509" table:formula="of:=[.D28]+[.F30]-[.L30]-[.R30]-[.X30]+[.Z28]" office:value-type="float" office:value="0">
            <text:p>0 </text:p>
          </table:table-cell>
          <table:table-cell table:style-name="ce549"/>
          <table:table-cell table:style-name="ce80" table:formula="of:=IF(([.H$4]+[.N$4]+[.T$4])=0;0;['file:///C:/Users/acartwright/Personal/diy/GB%20Accounts/GB%20Accounts%202011/GB%20Accounts%20Company%202011-04-30%20(Apr11)%20OpenOffice/Purchases.ods'#$Apr11.O$1])" office:value-type="float" office:value="0">
            <text:p>0 </text:p>
          </table:table-cell>
          <table:table-cell table:style-name="ce80"/>
          <table:table-cell table:style-name="ce558" table:formula="of:=[.H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Apr11.$O$1]" office:value-type="float" office:value="0">
            <text:p>0 </text:p>
          </table:table-cell>
          <table:table-cell table:style-name="ce80"/>
          <table:table-cell table:style-name="ce562" table:formula="of:=[.J30]*[.H30]" office:value-type="float" office:value="0">
            <text:p>0 </text:p>
          </table:table-cell>
          <table:table-cell table:style-name="ce80"/>
          <table:table-cell table:style-name="ce558" table:formula="of:=[.N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Apr11.$P$1]" office:value-type="float" office:value="0">
            <text:p>0 </text:p>
          </table:table-cell>
          <table:table-cell table:style-name="ce80"/>
          <table:table-cell table:style-name="ce562" table:formula="of:=[.P30]*[.N30]" office:value-type="float" office:value="0">
            <text:p>0 </text:p>
          </table:table-cell>
          <table:table-cell table:style-name="ce80"/>
          <table:table-cell table:style-name="ce558" table:formula="of:=[.T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4-30%20(Apr11)%20OpenOffice/Sales.ods'#$Apr11.$Q$1]" office:value-type="float" office:value="0">
            <text:p>0 </text:p>
          </table:table-cell>
          <table:table-cell table:style-name="ce80"/>
          <table:table-cell table:style-name="ce80" table:formula="of:=[.V30]*[.T30]" office:value-type="float" office:value="0">
            <text:p>0 </text:p>
          </table:table-cell>
          <table:table-cell table:style-name="ce571"/>
          <table:table-cell table:style-name="ce80" table:formula="of:=IF([.AB30]&lt;&gt;[.D30];[.AB30]-[.D30];0)" office:value-type="float" office:value="0">
            <text:p>0 </text:p>
          </table:table-cell>
          <table:table-cell table:style-name="ce80"/>
          <table:table-cell table:style-name="ce574" table:formula="of:=[.AB28]+[.F30]-[.L30]-[.R30]-[.X3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90"/>
          <table:table-cell table:style-name="ce502" table:number-columns-repeated="2"/>
          <table:table-cell table:style-name="ce81" table:number-columns-repeated="4"/>
          <table:table-cell table:style-name="ce559"/>
          <table:table-cell table:style-name="ce81" table:number-columns-repeated="3"/>
          <table:table-cell table:style-name="ce563"/>
          <table:table-cell table:style-name="ce81"/>
          <table:table-cell table:style-name="ce559"/>
          <table:table-cell table:style-name="ce81" table:number-columns-repeated="3"/>
          <table:table-cell table:style-name="ce563"/>
          <table:table-cell table:style-name="ce81"/>
          <table:table-cell table:style-name="ce559"/>
          <table:table-cell table:style-name="ce81" table:number-columns-repeated="4"/>
          <table:table-cell table:style-name="ce572"/>
          <table:table-cell table:style-name="ce81" table:number-columns-repeated="3"/>
          <table:table-cell table:style-name="ce90"/>
          <table:table-cell table:style-name="ce582"/>
          <table:table-cell table:style-name="ce586" table:number-columns-repeated="3"/>
          <table:table-cell table:style-name="ce90"/>
          <table:table-cell table:number-columns-repeated="990"/>
        </table:table-row>
        <table:table-row table:style-name="ro10" table:number-rows-repeated="6550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4" table:protected="true" table:protection-key="CAX2U5cjUI/wFNbHRjUYY2MMuuA=">
        <table:table-column table:style-name="co58" table:default-cell-style-name="ce511"/>
        <table:table-column table:style-name="co45" table:default-cell-style-name="ce516"/>
        <table:table-column table:style-name="co59" table:default-cell-style-name="ce511"/>
        <table:table-column table:style-name="co41" table:default-cell-style-name="ce511"/>
        <table:table-column table:style-name="co60" table:default-cell-style-name="ce511"/>
        <table:table-column table:style-name="co61" table:default-cell-style-name="ce511"/>
        <table:table-column table:style-name="co6" table:default-cell-style-name="ce531"/>
        <table:table-column table:style-name="co59" table:default-cell-style-name="ce511"/>
        <table:table-column table:style-name="co6" table:default-cell-style-name="ce511"/>
        <table:table-column table:style-name="co39" table:default-cell-style-name="ce511"/>
        <table:table-column table:style-name="co62" table:default-cell-style-name="ce511"/>
        <table:table-column table:style-name="co6" table:default-cell-style-name="ce511"/>
        <table:table-column table:style-name="co63" table:default-cell-style-name="ce511"/>
        <table:table-column table:style-name="co6" table:default-cell-style-name="ce511"/>
        <table:table-column table:style-name="co64" table:default-cell-style-name="ce511"/>
        <table:table-column table:style-name="co6" table:default-cell-style-name="ce511"/>
        <table:table-column table:style-name="co52" table:default-cell-style-name="ce511"/>
        <table:table-column table:style-name="co6" table:number-columns-repeated="1007" table:default-cell-style-name="ce511"/>
        <table:table-row table:style-name="ro10">
          <table:table-cell table:style-name="ce510"/>
          <table:table-cell table:style-name="ce512" office:value-type="string">
            <text:p>Dates</text:p>
          </table:table-cell>
          <table:table-cell table:style-name="ce510" table:number-columns-repeated="4"/>
          <table:table-cell table:style-name="ce523"/>
          <table:table-cell table:style-name="ce510" table:number-columns-repeated="10"/>
          <table:table-cell table:number-columns-repeated="1007"/>
        </table:table-row>
        <table:table-row table:style-name="ro8">
          <table:table-cell table:style-name="ce510"/>
          <table:table-cell table:style-name="ce513" office:value-type="date" office:date-value="2009-12-31">
            <text:p>31-Dec-09</text:p>
          </table:table-cell>
          <table:table-cell table:style-name="ce510"/>
          <table:table-cell table:style-name="ce518" table:number-columns-spanned="3" table:number-rows-spanned="1"/>
          <table:covered-table-cell table:number-columns-repeated="2"/>
          <table:table-cell table:style-name="ce518"/>
          <table:table-cell table:style-name="ce510" table:number-columns-repeated="10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1-01">
            <text:p>01-Jan-10</text:p>
          </table:table-cell>
          <table:table-cell table:style-name="ce510"/>
          <table:table-cell table:style-name="ce519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27" office:value-type="string">
            <text:p>2010-11</text:p>
          </table:table-cell>
          <table:table-cell table:style-name="ce510" table:number-columns-repeated="3"/>
          <table:table-cell table:style-name="ce534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519" table:formula="of:=[.G3]" office:value-type="string" office:string-value="2010-11">
            <text:p>2010-11</text:p>
          </table:table-cell>
          <table:table-cell table:style-name="ce510" table:number-columns-repeated="3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1-31">
            <text:p>31-Jan-10</text:p>
          </table:table-cell>
          <table:table-cell table:style-name="ce510" table:number-columns-repeated="3"/>
          <table:table-cell table:style-name="ce523" office:value-type="string">
            <text:p>Year to</text:p>
          </table:table-cell>
          <table:table-cell table:style-name="ce523" office:value-type="string">
            <text:p>%</text:p>
          </table:table-cell>
          <table:table-cell table:style-name="ce510" table:number-columns-repeated="3"/>
          <table:table-cell table:style-name="ce535" table:number-columns-repeated="3"/>
          <table:table-cell table:style-name="ce518"/>
          <table:table-cell table:style-name="ce510" table:number-columns-repeated="3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2-01">
            <text:p>01-Feb-10</text:p>
          </table:table-cell>
          <table:table-cell table:style-name="ce510"/>
          <table:table-cell table:style-name="ce517" office:value-type="string">
            <text:p>Annual Investment Allowance</text:p>
          </table:table-cell>
          <table:table-cell table:style-name="ce517"/>
          <table:table-cell table:style-name="ce524" table:formula="of:=[.B32]" office:value-type="date" office:date-value="2011-03-31">
            <text:p>31-Mar-11</text:p>
          </table:table-cell>
          <table:table-cell table:style-name="ce528" office:value-type="float" office:value="100">
            <text:p>100</text:p>
          </table:table-cell>
          <table:table-cell table:style-name="ce510" table:number-columns-repeated="8"/>
          <table:table-cell table:style-name="ce523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2-28">
            <text:p>28-Feb-10</text:p>
          </table:table-cell>
          <table:table-cell table:style-name="ce510"/>
          <table:table-cell table:style-name="ce517" office:value-type="string">
            <text:p>Writing down allowance</text:p>
          </table:table-cell>
          <table:table-cell table:style-name="ce517"/>
          <table:table-cell table:style-name="ce524" table:formula="of:=[.B32]" office:value-type="date" office:date-value="2011-03-31">
            <text:p>31-Mar-11</text:p>
          </table:table-cell>
          <table:table-cell table:style-name="ce528" office:value-type="float" office:value="20">
            <text:p>20</text:p>
          </table:table-cell>
          <table:table-cell table:style-name="ce510"/>
          <table:table-cell table:style-name="ce532" office:value-type="string">
            <text:p>Corporation Tax</text:p>
          </table:table-cell>
          <table:table-cell table:style-name="ce532"/>
          <table:table-cell table:style-name="ce532" office:value-type="float" office:value="2010">
            <text:p>2010</text:p>
          </table:table-cell>
          <table:table-cell table:style-name="ce536" table:formula="of:=[.B11]" office:value-type="date" office:date-value="2010-05-01" table:number-columns-spanned="2" table:number-rows-spanned="1">
            <text:p>Saturday, May 01, 2010</text:p>
          </table:table-cell>
          <table:covered-table-cell/>
          <table:table-cell table:style-name="ce540" table:formula="of:=[.B32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528" office:value-type="float" office:value="21">
            <text:p>21</text:p>
          </table:table-cell>
          <table:table-cell table:style-name="ce523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3-01">
            <text:p>01-Mar-10</text:p>
          </table:table-cell>
          <table:table-cell table:style-name="ce510"/>
          <table:table-cell table:style-name="ce517" office:value-type="string">
            <text:p>Annual Investment Allowance</text:p>
          </table:table-cell>
          <table:table-cell table:style-name="ce517"/>
          <table:table-cell table:style-name="ce524" table:formula="of:=[.B56]" office:value-type="date" office:date-value="2012-03-31">
            <text:p>31-Mar-12</text:p>
          </table:table-cell>
          <table:table-cell table:style-name="ce528" office:value-type="float" office:value="100">
            <text:p>100</text:p>
          </table:table-cell>
          <table:table-cell table:style-name="ce510"/>
          <table:table-cell table:style-name="ce532" office:value-type="string">
            <text:p>Corporation Tax</text:p>
          </table:table-cell>
          <table:table-cell table:style-name="ce532"/>
          <table:table-cell table:style-name="ce532" office:value-type="float" office:value="2011">
            <text:p>2011</text:p>
          </table:table-cell>
          <table:table-cell table:style-name="ce536" table:formula="of:=[.B33]" office:value-type="date" office:date-value="2011-04-01" table:number-columns-spanned="2" table:number-rows-spanned="1">
            <text:p>Friday, April 01, 2011</text:p>
          </table:table-cell>
          <table:covered-table-cell/>
          <table:table-cell table:style-name="ce540" table:formula="of:=[.B34]" office:value-type="date" office:date-value="2011-04-30" table:number-columns-spanned="2" table:number-rows-spanned="1">
            <text:p>Saturday, April 30, 2011</text:p>
          </table:table-cell>
          <table:covered-table-cell/>
          <table:table-cell table:style-name="ce528" office:value-type="float" office:value="20">
            <text:p>20</text:p>
          </table:table-cell>
          <table:table-cell table:style-name="ce523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3-31">
            <text:p>31-Mar-10</text:p>
          </table:table-cell>
          <table:table-cell table:style-name="ce510"/>
          <table:table-cell table:style-name="ce517" office:value-type="string">
            <text:p>Writing down allowance</text:p>
          </table:table-cell>
          <table:table-cell table:style-name="ce517"/>
          <table:table-cell table:style-name="ce524" table:formula="of:=[.B56]" office:value-type="date" office:date-value="2012-03-31">
            <text:p>31-Mar-12</text:p>
          </table:table-cell>
          <table:table-cell table:style-name="ce528" office:value-type="float" office:value="20">
            <text:p>20</text:p>
          </table:table-cell>
          <table:table-cell table:style-name="ce510" table:number-columns-repeated="8"/>
          <table:table-cell table:style-name="ce523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4-01">
            <text:p>01-Apr-10</text:p>
          </table:table-cell>
          <table:table-cell table:style-name="ce510" table:number-columns-repeated="4"/>
          <table:table-cell table:style-name="ce523"/>
          <table:table-cell table:style-name="ce510"/>
          <table:table-cell table:style-name="ce517" table:number-columns-repeated="3"/>
          <table:table-cell table:style-name="ce537" office:value-type="string">
            <text:p>Date</text:p>
          </table:table-cell>
          <table:table-cell table:style-name="ce517"/>
          <table:table-cell table:style-name="ce541" office:value-type="string">
            <text:p>Number</text:p>
          </table:table-cell>
          <table:table-cell table:style-name="ce544"/>
          <table:table-cell table:style-name="ce548"/>
          <table:table-cell table:style-name="ce523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4-30">
            <text:p>30-Apr-10</text:p>
          </table:table-cell>
          <table:table-cell table:style-name="ce510"/>
          <table:table-cell table:style-name="ce517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523"/>
          <table:table-cell table:style-name="ce510" table:number-columns-repeated="4"/>
          <table:table-cell table:style-name="ce524" table:formula="of:=[.B8]" office:value-type="date" office:date-value="2010-03-31">
            <text:p>31-Mar-10</text:p>
          </table:table-cell>
          <table:table-cell table:style-name="ce523" office:value-type="string">
            <text:p>=</text:p>
          </table:table-cell>
          <table:table-cell table:style-name="ce542" table:formula="of:=[.B8]" office:value-type="float" office:value="40268">
            <text:p>40268</text:p>
          </table:table-cell>
          <table:table-cell table:style-name="ce510"/>
          <table:table-cell table:style-name="ce523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5-01">
            <text:p>01-May-10</text:p>
          </table:table-cell>
          <table:table-cell table:style-name="ce510"/>
          <table:table-cell table:style-name="ce510" office:value-type="string">
            <text:p>Costing over </text:p>
          </table:table-cell>
          <table:table-cell table:style-name="ce522" office:value-type="float" office:value="12000">
            <text:p>12000</text:p>
          </table:table-cell>
          <table:table-cell table:style-name="ce510" office:value-type="string">
            <text:p>Restricted to</text:p>
          </table:table-cell>
          <table:table-cell table:style-name="ce522" office:value-type="float" office:value="3000">
            <text:p>3000</text:p>
          </table:table-cell>
          <table:table-cell table:style-name="ce510" table:number-columns-repeated="4"/>
          <table:table-cell table:style-name="ce524" table:formula="of:=[.B32]" office:value-type="date" office:date-value="2011-03-31">
            <text:p>31-Mar-11</text:p>
          </table:table-cell>
          <table:table-cell table:style-name="ce538" office:value-type="string">
            <text:p>=</text:p>
          </table:table-cell>
          <table:table-cell table:style-name="ce542" table:formula="of:=[.B32]" office:value-type="float" office:value="40633">
            <text:p>40633</text:p>
          </table:table-cell>
          <table:table-cell table:style-name="ce523" table:number-columns-repeated="3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5-31">
            <text:p>31-May-10</text:p>
          </table:table-cell>
          <table:table-cell table:style-name="ce510" table:number-columns-repeated="2"/>
          <table:table-cell table:style-name="ce523"/>
          <table:table-cell table:style-name="ce510"/>
          <table:table-cell table:style-name="ce523"/>
          <table:table-cell table:style-name="ce510" table:number-columns-repeated="5"/>
          <table:table-cell table:style-name="ce538"/>
          <table:table-cell table:style-name="ce523"/>
          <table:table-cell table:style-name="ce510"/>
          <table:table-cell table:style-name="ce523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6-01">
            <text:p>01-Jun-10</text:p>
          </table:table-cell>
          <table:table-cell table:style-name="ce510"/>
          <table:table-cell table:style-name="ce519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523" office:value-type="string">
            <text:p>%</text:p>
          </table:table-cell>
          <table:table-cell table:style-name="ce510" table:number-columns-repeated="10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6-30">
            <text:p>30-Jun-10</text:p>
          </table:table-cell>
          <table:table-cell table:style-name="ce510" table:number-columns-repeated="4"/>
          <table:table-cell table:style-name="ce523"/>
          <table:table-cell table:style-name="ce510"/>
          <table:table-cell table:style-name="ce519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518"/>
          <table:table-cell table:style-name="ce510"/>
          <table:table-cell table:style-name="ce523" office:value-type="string">
            <text:p>Miles</text:p>
          </table:table-cell>
          <table:table-cell table:style-name="ce523" office:value-type="string">
            <text:p>p per mile</text:p>
          </table:table-cell>
          <table:table-cell table:style-name="ce510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7-01">
            <text:p>01-Jul-10</text:p>
          </table:table-cell>
          <table:table-cell table:style-name="ce510"/>
          <table:table-cell table:style-name="ce517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29" office:value-type="percentage" office:value="0">
            <text:p>0%</text:p>
          </table:table-cell>
          <table:table-cell table:style-name="ce510"/>
          <table:table-cell table:style-name="ce518" table:number-columns-repeated="4"/>
          <table:table-cell table:style-name="ce510"/>
          <table:table-cell table:style-name="ce523" table:number-columns-repeated="2"/>
          <table:table-cell table:style-name="ce510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7-31">
            <text:p>31-Jul-10</text:p>
          </table:table-cell>
          <table:table-cell table:style-name="ce510"/>
          <table:table-cell table:style-name="ce517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29" office:value-type="percentage" office:value="0.1">
            <text:p>10%</text:p>
          </table:table-cell>
          <table:table-cell table:style-name="ce510"/>
          <table:table-cell table:style-name="ce517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522" office:value-type="float" office:value="10000">
            <text:p>10000</text:p>
          </table:table-cell>
          <table:table-cell table:style-name="ce545" office:value-type="float" office:value="0.4">
            <text:p>0.40</text:p>
          </table:table-cell>
          <table:table-cell table:style-name="ce510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8-01">
            <text:p>01-Aug-10</text:p>
          </table:table-cell>
          <table:table-cell table:style-name="ce510"/>
          <table:table-cell table:style-name="ce517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29" office:value-type="percentage" office:value="0.2">
            <text:p>20%</text:p>
          </table:table-cell>
          <table:table-cell table:style-name="ce510"/>
          <table:table-cell table:style-name="ce517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522" office:value-type="float" office:value="10001">
            <text:p>10001</text:p>
          </table:table-cell>
          <table:table-cell table:style-name="ce545" office:value-type="float" office:value="0.25">
            <text:p>0.25</text:p>
          </table:table-cell>
          <table:table-cell table:style-name="ce510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8-31">
            <text:p>31-Aug-10</text:p>
          </table:table-cell>
          <table:table-cell table:style-name="ce510"/>
          <table:table-cell table:style-name="ce517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29" office:value-type="percentage" office:value="0.33">
            <text:p>33%</text:p>
          </table:table-cell>
          <table:table-cell table:style-name="ce517" table:number-columns-repeated="8"/>
          <table:table-cell table:style-name="ce510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9-01">
            <text:p>01-Sep-10</text:p>
          </table:table-cell>
          <table:table-cell table:style-name="ce517"/>
          <table:table-cell table:style-name="ce517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29" office:value-type="percentage" office:value="0.25">
            <text:p>25%</text:p>
          </table:table-cell>
          <table:table-cell table:style-name="ce517"/>
          <table:table-cell table:style-name="ce533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517"/>
          <table:table-cell table:style-name="ce539" office:value-type="float" office:value="17.5">
            <text:p>17.5</text:p>
          </table:table-cell>
          <table:table-cell table:style-name="ce512" table:formula="of:=[.B11]" office:value-type="date" office:date-value="2010-05-01">
            <text:p>01-May-10</text:p>
          </table:table-cell>
          <table:table-cell table:style-name="ce546" table:formula="of:=[.B26]" office:value-type="date" office:date-value="2010-12-31">
            <text:p>31-Dec-10</text:p>
          </table:table-cell>
          <table:table-cell table:style-name="ce510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09-30">
            <text:p>30-Sep-10</text:p>
          </table:table-cell>
          <table:table-cell table:style-name="ce517" table:number-columns-repeated="4"/>
          <table:table-cell table:style-name="ce523"/>
          <table:table-cell table:style-name="ce517" table:number-columns-repeated="6"/>
          <table:table-cell table:style-name="ce543"/>
          <table:table-cell table:style-name="ce547"/>
          <table:table-cell table:style-name="ce510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10-01">
            <text:p>01-Oct-10</text:p>
          </table:table-cell>
          <table:table-cell table:style-name="ce517" table:number-columns-repeated="4"/>
          <table:table-cell table:style-name="ce523"/>
          <table:table-cell table:style-name="ce517"/>
          <table:table-cell table:style-name="ce533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517"/>
          <table:table-cell table:style-name="ce533" office:value-type="float" office:value="20">
            <text:p>20</text:p>
          </table:table-cell>
          <table:table-cell table:style-name="ce512" table:formula="of:=[.B27]" office:value-type="date" office:date-value="2011-01-01">
            <text:p>01-Jan-11</text:p>
          </table:table-cell>
          <table:table-cell table:style-name="ce547"/>
          <table:table-cell table:style-name="ce510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10-31">
            <text:p>31-Oct-10</text:p>
          </table:table-cell>
          <table:table-cell table:style-name="ce517" table:number-columns-repeated="4"/>
          <table:table-cell table:style-name="ce523"/>
          <table:table-cell table:style-name="ce517" table:number-columns-repeated="6"/>
          <table:table-cell table:style-name="ce538"/>
          <table:table-cell table:style-name="ce517"/>
          <table:table-cell table:style-name="ce510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11-01">
            <text:p>01-Nov-10</text:p>
          </table:table-cell>
          <table:table-cell table:style-name="ce517"/>
          <table:table-cell table:style-name="ce520" table:number-columns-repeated="2"/>
          <table:table-cell table:style-name="ce525"/>
          <table:table-cell table:style-name="ce526"/>
          <table:table-cell table:style-name="ce520" table:number-columns-repeated="8"/>
          <table:table-cell table:style-name="ce521" table:number-columns-repeated="2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11-30">
            <text:p>30-Nov-10</text:p>
          </table:table-cell>
          <table:table-cell table:style-name="ce517"/>
          <table:table-cell table:style-name="ce520" table:number-columns-repeated="3"/>
          <table:table-cell table:style-name="ce526"/>
          <table:table-cell table:style-name="ce521" table:number-columns-repeated="10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12-01">
            <text:p>01-Dec-10</text:p>
          </table:table-cell>
          <table:table-cell table:style-name="ce510"/>
          <table:table-cell table:style-name="ce520" table:number-columns-repeated="2"/>
          <table:table-cell table:style-name="ce526"/>
          <table:table-cell table:style-name="ce530"/>
          <table:table-cell table:style-name="ce521" table:number-columns-repeated="10"/>
          <table:table-cell table:number-columns-repeated="1007"/>
        </table:table-row>
        <table:table-row table:style-name="ro8">
          <table:table-cell table:style-name="ce510"/>
          <table:table-cell table:style-name="ce514" office:value-type="date" office:date-value="2010-12-31">
            <text:p>31-Dec-10</text:p>
          </table:table-cell>
          <table:table-cell table:style-name="ce510"/>
          <table:table-cell table:style-name="ce521" table:number-columns-repeated="4"/>
          <table:table-cell/>
          <table:table-cell table:style-name="ce521" table:number-columns-repeated="9"/>
          <table:table-cell table:number-columns-repeated="1007"/>
        </table:table-row>
        <table:table-row table:style-name="ro10">
          <table:table-cell table:style-name="ce510"/>
          <table:table-cell table:style-name="ce514" office:value-type="date" office:date-value="2011-01-01">
            <text:p>01-Jan-11</text:p>
          </table:table-cell>
          <table:table-cell table:style-name="ce510"/>
          <table:table-cell table:style-name="ce521" table:number-columns-repeated="4"/>
          <table:table-cell table:number-columns-repeated="1017"/>
        </table:table-row>
        <table:table-row table:style-name="ro10">
          <table:table-cell table:style-name="ce510"/>
          <table:table-cell table:style-name="ce514" office:value-type="date" office:date-value="2011-01-31">
            <text:p>31-Jan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2-01">
            <text:p>01-Feb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2-28">
            <text:p>28-Feb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3-01">
            <text:p>01-Mar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3-31">
            <text:p>31-Mar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4-01">
            <text:p>01-Apr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4-30">
            <text:p>30-Apr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5-01">
            <text:p>01-May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5-31">
            <text:p>31-May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6-01">
            <text:p>01-Jun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6-30">
            <text:p>30-Jun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7-01">
            <text:p>01-Jul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7-31">
            <text:p>31-Jul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8-01">
            <text:p>01-Aug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8-31">
            <text:p>31-Aug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9-01">
            <text:p>01-Sep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09-30">
            <text:p>30-Sep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10-01">
            <text:p>01-Oct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10-31">
            <text:p>31-Oct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11-01">
            <text:p>01-Nov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11-30">
            <text:p>30-Nov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12-01">
            <text:p>01-Dec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1-12-31">
            <text:p>31-Dec-11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2-01-01">
            <text:p>01-Jan-12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2-01-31">
            <text:p>31-Jan-12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2-02-01">
            <text:p>01-Feb-12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2-02-28">
            <text:p>28-Feb-12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4" office:value-type="date" office:date-value="2012-03-01">
            <text:p>01-Mar-12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5" office:value-type="date" office:date-value="2012-03-31">
            <text:p>31-Mar-12</text:p>
          </table:table-cell>
          <table:table-cell table:style-name="ce510"/>
          <table:table-cell table:number-columns-repeated="1021"/>
        </table:table-row>
        <table:table-row table:style-name="ro10">
          <table:table-cell table:style-name="ce510"/>
          <table:table-cell table:style-name="ce512"/>
          <table:table-cell table:style-name="ce510"/>
          <table:table-cell table:number-columns-repeated="1021"/>
        </table:table-row>
        <table:table-row table:style-name="ro10" table:number-rows-repeated="6547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cartwright/Personal/diy/GB%20Accounts/GB%20Accounts%202011/GB%20Accounts%20Company%202011-04-30%20(Apr11)%20OpenOffice/Fixedasset.ods'#Schedule" table:print="false" table:style-name="ta_extref">
        <table:table-source xlink:href="../Fixedasset.ods" table:table-name="Schedule" table:filter-name="calc8" table:mode="copy-results-only"/>
        <table:table-row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125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Fixedasset.ods'#HPfinance" table:print="false" table:style-name="ta_extref">
        <table:table-source xlink:href="../Fixedasset.ods" table:table-name="HPfinance" table:filter-name="calc8" table:mode="copy-results-only"/>
        <table:table-row>
          <table:table-cell table:number-columns-repeated="5"/>
        </table:table-row>
        <table:table-row>
          <table:table-cell table:number-columns-repeated="4"/>
          <table:table-cell table:style-name="ce124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May10" table:print="false" table:style-name="ta_extref">
        <table:table-source xlink:href="../Purchases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Jun10" table:print="false" table:style-name="ta_extref">
        <table:table-source xlink:href="../Purchases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Jul10" table:print="false" table:style-name="ta_extref">
        <table:table-source xlink:href="../Purchases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Aug10" table:print="false" table:style-name="ta_extref">
        <table:table-source xlink:href="../Purchases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Sep10" table:print="false" table:style-name="ta_extref">
        <table:table-source xlink:href="../Purchases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Oct10" table:print="false" table:style-name="ta_extref">
        <table:table-source xlink:href="../Purchases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Nov10" table:print="false" table:style-name="ta_extref">
        <table:table-source xlink:href="../Purchases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Dec10" table:print="false" table:style-name="ta_extref">
        <table:table-source xlink:href="../Purchases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Jan11" table:print="false" table:style-name="ta_extref">
        <table:table-source xlink:href="../Purchases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Feb11" table:print="false" table:style-name="ta_extref">
        <table:table-source xlink:href="../Purchases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Mar11" table:print="false" table:style-name="ta_extref">
        <table:table-source xlink:href="../Purchases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Apr11" table:print="false" table:style-name="ta_extref">
        <table:table-source xlink:href="../Purchases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les.ods'#May10" table:print="false" table:style-name="ta_extref">
        <table:table-source xlink:href="../Sales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les.ods'#Jun10" table:print="false" table:style-name="ta_extref">
        <table:table-source xlink:href="../Sales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les.ods'#Jul10" table:print="false" table:style-name="ta_extref">
        <table:table-source xlink:href="../Sales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les.ods'#Aug10" table:print="false" table:style-name="ta_extref">
        <table:table-source xlink:href="../Sales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les.ods'#Sep10" table:print="false" table:style-name="ta_extref">
        <table:table-source xlink:href="../Sales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les.ods'#Oct10" table:print="false" table:style-name="ta_extref">
        <table:table-source xlink:href="../Sales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les.ods'#Nov10" table:print="false" table:style-name="ta_extref">
        <table:table-source xlink:href="../Sales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les.ods'#Dec10" table:print="false" table:style-name="ta_extref">
        <table:table-source xlink:href="../Sales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les.ods'#Jan11" table:print="false" table:style-name="ta_extref">
        <table:table-source xlink:href="../Sales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les.ods'#Feb11" table:print="false" table:style-name="ta_extref">
        <table:table-source xlink:href="../Sales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les.ods'#Mar11" table:print="false" table:style-name="ta_extref">
        <table:table-source xlink:href="../Sales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les.ods'#Apr11" table:print="false" table:style-name="ta_extref">
        <table:table-source xlink:href="../Sales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urrentaccount.ods'#May10" table:print="false" table:style-name="ta_extref">
        <table:table-source xlink:href="../Currentaccount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urrentaccount.ods'#Jun10" table:print="false" table:style-name="ta_extref">
        <table:table-source xlink:href="../Currentaccount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urrentaccount.ods'#Jul10" table:print="false" table:style-name="ta_extref">
        <table:table-source xlink:href="../Currentaccount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urrentaccount.ods'#Aug10" table:print="false" table:style-name="ta_extref">
        <table:table-source xlink:href="../Currentaccount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urrentaccount.ods'#Sep10" table:print="false" table:style-name="ta_extref">
        <table:table-source xlink:href="../Currentaccount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urrentaccount.ods'#Oct10" table:print="false" table:style-name="ta_extref">
        <table:table-source xlink:href="../Current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urrentaccount.ods'#Nov10" table:print="false" table:style-name="ta_extref">
        <table:table-source xlink:href="../Current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urrentaccount.ods'#Dec10" table:print="false" table:style-name="ta_extref">
        <table:table-source xlink:href="../Current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urrentaccount.ods'#Jan11" table:print="false" table:style-name="ta_extref">
        <table:table-source xlink:href="../Current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urrentaccount.ods'#Feb11" table:print="false" table:style-name="ta_extref">
        <table:table-source xlink:href="../Current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urrentaccount.ods'#Mar11" table:print="false" table:style-name="ta_extref">
        <table:table-source xlink:href="../Current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urrentaccount.ods'#Apr11" table:print="false" table:style-name="ta_extref">
        <table:table-source xlink:href="../Current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vingaccount.ods'#May10" table:print="false" table:style-name="ta_extref">
        <table:table-source xlink:href="../Savingaccount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vingaccount.ods'#Jun10" table:print="false" table:style-name="ta_extref">
        <table:table-source xlink:href="../Savingaccount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vingaccount.ods'#Jul10" table:print="false" table:style-name="ta_extref">
        <table:table-source xlink:href="../Savingaccount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vingaccount.ods'#Aug10" table:print="false" table:style-name="ta_extref">
        <table:table-source xlink:href="../Savingaccount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vingaccount.ods'#Sep10" table:print="false" table:style-name="ta_extref">
        <table:table-source xlink:href="../Savingaccount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vingaccount.ods'#Oct10" table:print="false" table:style-name="ta_extref">
        <table:table-source xlink:href="../Saving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vingaccount.ods'#Nov10" table:print="false" table:style-name="ta_extref">
        <table:table-source xlink:href="../Saving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vingaccount.ods'#Dec10" table:print="false" table:style-name="ta_extref">
        <table:table-source xlink:href="../Saving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vingaccount.ods'#Jan11" table:print="false" table:style-name="ta_extref">
        <table:table-source xlink:href="../Saving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vingaccount.ods'#Feb11" table:print="false" table:style-name="ta_extref">
        <table:table-source xlink:href="../Saving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vingaccount.ods'#Mar11" table:print="false" table:style-name="ta_extref">
        <table:table-source xlink:href="../Saving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Savingaccount.ods'#Apr11" table:print="false" table:style-name="ta_extref">
        <table:table-source xlink:href="../Saving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reditcardaccount.ods'#May10" table:print="false" table:style-name="ta_extref">
        <table:table-source xlink:href="../Creditcardaccount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reditcardaccount.ods'#Jun10" table:print="false" table:style-name="ta_extref">
        <table:table-source xlink:href="../Creditcardaccount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reditcardaccount.ods'#Jul10" table:print="false" table:style-name="ta_extref">
        <table:table-source xlink:href="../Creditcardaccount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reditcardaccount.ods'#Aug10" table:print="false" table:style-name="ta_extref">
        <table:table-source xlink:href="../Creditcardaccount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reditcardaccount.ods'#Sep10" table:print="false" table:style-name="ta_extref">
        <table:table-source xlink:href="../Creditcardaccount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reditcardaccount.ods'#Oct10" table:print="false" table:style-name="ta_extref">
        <table:table-source xlink:href="../Creditcard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reditcardaccount.ods'#Nov10" table:print="false" table:style-name="ta_extref">
        <table:table-source xlink:href="../Creditcard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reditcardaccount.ods'#Dec10" table:print="false" table:style-name="ta_extref">
        <table:table-source xlink:href="../Creditcard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reditcardaccount.ods'#Jan11" table:print="false" table:style-name="ta_extref">
        <table:table-source xlink:href="../Creditcard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reditcardaccount.ods'#Feb11" table:print="false" table:style-name="ta_extref">
        <table:table-source xlink:href="../Creditcard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reditcardaccount.ods'#Mar11" table:print="false" table:style-name="ta_extref">
        <table:table-source xlink:href="../Creditcard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reditcardaccount.ods'#Apr11" table:print="false" table:style-name="ta_extref">
        <table:table-source xlink:href="../Creditcard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ashaccount.ods'#May10" table:print="false" table:style-name="ta_extref">
        <table:table-source xlink:href="../Cashaccount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ashaccount.ods'#Jun10" table:print="false" table:style-name="ta_extref">
        <table:table-source xlink:href="../Cashaccount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ashaccount.ods'#Jul10" table:print="false" table:style-name="ta_extref">
        <table:table-source xlink:href="../Cashaccount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ashaccount.ods'#Aug10" table:print="false" table:style-name="ta_extref">
        <table:table-source xlink:href="../Cashaccount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ashaccount.ods'#Sep10" table:print="false" table:style-name="ta_extref">
        <table:table-source xlink:href="../Cashaccount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ashaccount.ods'#Oct10" table:print="false" table:style-name="ta_extref">
        <table:table-source xlink:href="../Cash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ashaccount.ods'#Nov10" table:print="false" table:style-name="ta_extref">
        <table:table-source xlink:href="../Cash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ashaccount.ods'#Dec10" table:print="false" table:style-name="ta_extref">
        <table:table-source xlink:href="../Cash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ashaccount.ods'#Jan11" table:print="false" table:style-name="ta_extref">
        <table:table-source xlink:href="../Cash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ashaccount.ods'#Feb11" table:print="false" table:style-name="ta_extref">
        <table:table-source xlink:href="../Cash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ashaccount.ods'#Mar11" table:print="false" table:style-name="ta_extref">
        <table:table-source xlink:href="../Cash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ashaccount.ods'#Apr11" table:print="false" table:style-name="ta_extref">
        <table:table-source xlink:href="../Cash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Companysecretary.ods'#Boardmeeting" table:print="false" table:style-name="ta_extref">
        <table:table-source xlink:href="../Companysecretary.ods" table:table-name="Boardmeeting" table:filter-name="calc8" table:mode="copy-results-only"/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123">
            <text:p/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23">
            <text:p/>
          </table:table-cell>
        </table:table-row>
      </table:table>
      <table:table table:name="'file:///C:/Users/acartwright/Personal/diy/GB%20Accounts/GB%20Accounts%202011/GB%20Accounts%20Company%202011-04-30%20(Apr11)%20OpenOffice/Companysecretary.ods'#RegisterofMembers" table:print="false" table:style-name="ta_extref">
        <table:table-source xlink:href="../Companysecretary.ods" table:table-name="RegisterofMembers" table:filter-name="calc8" table:mode="copy-results-only"/>
        <table:table-row>
          <table:table-cell table:number-columns-repeated="6"/>
          <table:table-cell table:style-name="ce123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style-name="ce121">
            <text:p/>
          </table:table-cell>
          <table:table-cell table:number-columns-repeated="5"/>
          <table:table-cell table:style-name="ce123" office:value-type="float" office:value="1">
            <text:p>1</text:p>
          </table:table-cell>
        </table:table-row>
        <table:table-row>
          <table:table-cell table:style-name="ce121">
            <text:p/>
          </table:table-cell>
          <table:table-cell table:number-columns-repeated="5"/>
          <table:table-cell table:style-name="ce123" office:value-type="float" office:value="1">
            <text:p>1</text:p>
          </table:table-cell>
        </table:table-row>
      </table:table>
      <table:table table:name="'file:///C:/Users/acartwright/Personal/diy/GB%20Accounts/GB%20Accounts%202011/GB%20Accounts%20Company%202011-04-30%20(Apr11)%20OpenOffice/Payrollyearto050411.ods'#May10" table:print="false" table:style-name="ta_extref">
        <table:table-source xlink:href="../Payrollyearto050411.ods" table:table-name="May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ayrollyearto050411.ods'#Jun10" table:print="false" table:style-name="ta_extref">
        <table:table-source xlink:href="../Payrollyearto050411.ods" table:table-name="Jun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ayrollyearto050411.ods'#Jul10" table:print="false" table:style-name="ta_extref">
        <table:table-source xlink:href="../Payrollyearto050411.ods" table:table-name="Jul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ayrollyearto050411.ods'#Aug10" table:print="false" table:style-name="ta_extref">
        <table:table-source xlink:href="../Payrollyearto050411.ods" table:table-name="Aug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ayrollyearto050411.ods'#Sep10" table:print="false" table:style-name="ta_extref">
        <table:table-source xlink:href="../Payrollyearto050411.ods" table:table-name="Sep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ayrollyearto050411.ods'#Oct10" table:print="false" table:style-name="ta_extref">
        <table:table-source xlink:href="../Payrollyearto050411.ods" table:table-name="Oct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ayrollyearto050411.ods'#Nov10" table:print="false" table:style-name="ta_extref">
        <table:table-source xlink:href="../Payrollyearto050411.ods" table:table-name="Nov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ayrollyearto050411.ods'#Dec10" table:print="false" table:style-name="ta_extref">
        <table:table-source xlink:href="../Payrollyearto050411.ods" table:table-name="Dec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ayrollyearto050411.ods'#Jan11" table:print="false" table:style-name="ta_extref">
        <table:table-source xlink:href="../Payrollyearto050411.ods" table:table-name="Jan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ayrollyearto050411.ods'#Feb11" table:print="false" table:style-name="ta_extref">
        <table:table-source xlink:href="../Payrollyearto050411.ods" table:table-name="Feb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ayrollyearto050411.ods'#Mar11" table:print="false" table:style-name="ta_extref">
        <table:table-source xlink:href="../Payrollyearto050411.ods" table:table-name="Mar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ayrollyearto050412.ods'#Apr11" table:print="false" table:style-name="ta_extref">
        <table:table-source xlink:href="../Payrollyearto050412.ods" table:table-name="Apr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6">06/02/2011</text:date>, <text:time>21:1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06">06/02/2011</text:date> <text:s/><text:time>21:19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06">06/02/2011</text:date> <text:s/><text:time>21:19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06">06/02/2011</text:date> <text:s/><text:time>21:19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06">06/02/2011</text:date> <text:s/><text:time>21:19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06">06/02/2011</text:date> <text:s/><text:time>21:19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06">06/02/2011</text:date> <text:s/><text:time>21:19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0607 Financial Accounts</dc:title>
    <meta:initial-creator>Terry Cartwright</meta:initial-creator>
    <dc:creator>Antony Cartwright</dc:creator>
    <meta:creation-date>2002-12-30T15:31:19Z</meta:creation-date>
    <dc:date>2011-02-06T21:19:31.43</dc:date>
    <meta:print-date>2008-12-27T16:09:29Z</meta:print-date>
    <meta:editing-duration>PT00H15M18S</meta:editing-duration>
    <meta:editing-cycles>4</meta:editing-cycles>
    <meta:document-statistic meta:table-count="12" meta:cell-count="5271" meta:object-count="0"/>
  </office:meta>
</office:document-meta>
</file>